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2">
    </style:style>
    <style:style style:name="P4" style:family="paragraph" style:parent-style-name="Text_20_body" style:list-style-name="L3">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4">
    </style:style>
    <style:style style:name="P10" style:family="paragraph" style:parent-style-name="Text_20_body" style:list-style-name="L5">
    </style:style>
    <style:style style:name="P11" style:family="paragraph" style:parent-style-name="Text_20_body" style:list-style-name="L6">
    </style:style>
    <style:style style:name="P12" style:family="paragraph" style:parent-style-name="Text_20_body" style:list-style-name="L7">
    </style:style>
    <style:style style:name="P13" style:family="paragraph" style:parent-style-name="Text_20_body" style:list-style-name="L8">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9">
    </style:style>
    <style:style style:name="P16" style:family="paragraph" style:parent-style-name="Text_20_body" style:list-style-name="L10">
    </style:style>
    <style:style style:name="P17" style:family="paragraph" style:parent-style-name="Text_20_body" style:list-style-name="L11">
    </style:style>
    <style:style style:name="P18" style:family="paragraph" style:parent-style-name="Text_20_body" style:list-style-name="L12">
    </style:style>
    <style:style style:name="P19" style:family="paragraph" style:parent-style-name="Text_20_body" style:list-style-name="L13">
    </style:style>
    <style:style style:name="P20" style:family="paragraph" style:parent-style-name="Text_20_body" style:list-style-name="L14">
    </style:style>
    <style:style style:name="P21" style:family="paragraph" style:parent-style-name="Text_20_body" style:list-style-name="L15">
    </style:style>
    <style:style style:name="P22" style:family="paragraph" style:parent-style-name="Text_20_body" style:list-style-name="L16">
    </style:style>
    <style:style style:name="P23" style:family="paragraph" style:parent-style-name="Text_20_body" style:list-style-name="L17">
    </style:style>
    <style:style style:name="P24" style:family="paragraph" style:parent-style-name="Text_20_body" style:list-style-name="L18">
    </style:style>
    <style:style style:name="P25" style:family="paragraph" style:parent-style-name="Text_20_body" style:list-style-name="L19">
    </style:style>
    <style:style style:name="P26" style:family="paragraph" style:parent-style-name="Text_20_body" style:list-style-name="L20">
    </style:style>
    <style:style style:name="P27" style:family="paragraph" style:parent-style-name="Text_20_body" style:list-style-name="L21">
    </style:style>
    <style:style style:name="P28" style:family="paragraph" style:parent-style-name="Text_20_body" style:list-style-name="L22">
    </style:style>
    <style:style style:name="P29" style:family="paragraph" style:parent-style-name="Text_20_body" style:list-style-name="L23">
    </style:style>
    <style:style style:name="P30" style:family="paragraph" style:parent-style-name="Text_20_body" style:list-style-name="L24">
    </style:style>
    <style:style style:name="P31" style:family="paragraph" style:parent-style-name="Text_20_body" style:list-style-name="L25">
    </style:style>
    <style:style style:name="P32" style:family="paragraph" style:parent-style-name="Text_20_body" style:list-style-name="L26">
    </style:style>
    <style:style style:name="P33" style:family="paragraph" style:parent-style-name="Text_20_body" style:list-style-name="L27">
    </style:style>
    <style:style style:name="P34" style:family="paragraph" style:parent-style-name="Quotations">
      <style:paragraph-properties fo:margin-left="0.5in" fo:margin-right="0in" fo:text-indent="0in" style:auto-text-indent="false"/>
    </style:style>
    <style:style style:name="P35" style:family="paragraph" style:parent-style-name="Text_20_body" style:list-style-name="L28">
    </style:style>
    <style:style style:name="P36" style:family="paragraph" style:parent-style-name="Text_20_body" style:list-style-name="L29">
    </style:style>
    <style:style style:name="P37" style:family="paragraph" style:parent-style-name="Quotations">
      <style:paragraph-properties fo:margin-left="0.5in" fo:margin-right="0in" fo:text-indent="0in" style:auto-text-indent="false"/>
    </style:style>
    <style:style style:name="P38" style:family="paragraph" style:parent-style-name="Quotations">
      <style:paragraph-properties fo:margin-left="0.5in" fo:margin-right="0in" fo:text-indent="0in" style:auto-text-indent="false"/>
    </style:style>
    <style:style style:name="P39" style:family="paragraph" style:parent-style-name="Text_20_body" style:list-style-name="L30">
    </style:style>
    <style:style style:name="P40" style:family="paragraph" style:parent-style-name="Text_20_body" style:list-style-name="L31">
    </style:style>
    <style:style style:name="P41" style:family="paragraph" style:parent-style-name="Text_20_body" style:list-style-name="L32">
    </style:style>
    <style:style style:name="P42" style:family="paragraph" style:parent-style-name="Text_20_body" style:list-style-name="L33">
    </style:style>
    <style:style style:name="P43" style:family="paragraph" style:parent-style-name="Text_20_body" style:list-style-name="L34">
    </style:style>
    <style:style style:name="P44" style:family="paragraph" style:parent-style-name="Text_20_body" style:list-style-name="L35">
    </style:style>
    <style:style style:name="P45" style:family="paragraph" style:parent-style-name="Text_20_body" style:list-style-name="L36">
    </style:style>
    <style:style style:name="P46" style:family="paragraph" style:parent-style-name="Quotations">
      <style:paragraph-properties fo:margin-left="0.5in" fo:margin-right="0in" fo:text-indent="0in" style:auto-text-indent="false"/>
    </style:style>
    <style:style style:name="P47" style:family="paragraph" style:parent-style-name="Quotations">
      <style:paragraph-properties fo:margin-left="0.5in" fo:margin-right="0in" fo:text-indent="0in" style:auto-text-indent="false"/>
    </style:style>
    <style:style style:name="P48" style:family="paragraph" style:parent-style-name="Text_20_body" style:list-style-name="L37">
    </style:style>
    <style:style style:name="P49" style:family="paragraph" style:parent-style-name="Quotations">
      <style:paragraph-properties fo:margin-left="0.5in" fo:margin-right="0in" fo:text-indent="0in" style:auto-text-indent="false"/>
    </style:style>
    <style:style style:name="P50" style:family="paragraph" style:parent-style-name="Text_20_body" style:list-style-name="L38">
    </style:style>
    <style:style style:name="P51" style:family="paragraph" style:parent-style-name="Quotations">
      <style:paragraph-properties fo:margin-left="0.5in" fo:margin-right="0in" fo:text-indent="0in" style:auto-text-indent="false"/>
    </style:style>
    <style:style style:name="P52" style:family="paragraph" style:parent-style-name="Quotations">
      <style:paragraph-properties fo:margin-left="0.5in" fo:margin-right="0in" fo:text-indent="0in" style:auto-text-indent="false"/>
    </style:style>
    <style:style style:name="P53" style:family="paragraph" style:parent-style-name="Text_20_body" style:list-style-name="L39">
    </style:style>
    <style:style style:name="P54" style:family="paragraph" style:parent-style-name="Quotations">
      <style:paragraph-properties fo:margin-left="0.5in" fo:margin-right="0in" fo:text-indent="0in" style:auto-text-indent="false"/>
    </style:style>
    <style:style style:name="P55" style:family="paragraph" style:parent-style-name="Text_20_body" style:list-style-name="L40">
    </style:style>
    <style:style style:name="P56" style:family="paragraph" style:parent-style-name="Text_20_body" style:list-style-name="L41">
    </style:style>
    <style:style style:name="P57" style:family="paragraph" style:parent-style-name="Text_20_body" style:list-style-name="L42">
    </style:style>
    <style:style style:name="P58" style:family="paragraph" style:parent-style-name="Quotations">
      <style:paragraph-properties fo:margin-left="0.5in" fo:margin-right="0in" fo:text-indent="0in" style:auto-text-indent="false"/>
    </style:style>
    <style:style style:name="P59" style:family="paragraph" style:parent-style-name="Quotations">
      <style:paragraph-properties fo:margin-left="0.5in" fo:margin-right="0in" fo:text-indent="0in" style:auto-text-indent="false"/>
    </style:style>
    <style:style style:name="P60" style:family="paragraph" style:parent-style-name="Preformatted_20_Text">
      <style:paragraph-properties fo:margin-left="0.5in" fo:margin-right="0in" fo:text-indent="0in" style:auto-text-indent="false"/>
    </style:style>
    <style:style style:name="P61" style:family="paragraph" style:parent-style-name="Preformatted_20_Text">
      <style:paragraph-properties fo:margin-left="0.5in" fo:margin-right="0in" fo:text-indent="0in" style:auto-text-indent="false"/>
    </style:style>
    <style:style style:name="P62" style:family="paragraph" style:parent-style-name="Preformatted_20_Text">
      <style:paragraph-properties fo:margin-left="0.5in" fo:margin-right="0in" fo:text-indent="0in" style:auto-text-indent="false"/>
    </style:style>
    <style:style style:name="P63" style:family="paragraph" style:parent-style-name="Preformatted_20_Text">
      <style:paragraph-properties fo:margin-left="0.5in" fo:margin-right="0in" fo:text-indent="0in" style:auto-text-indent="false"/>
    </style:style>
    <style:style style:name="P64" style:family="paragraph" style:parent-style-name="Preformatted_20_Text">
      <style:paragraph-properties fo:margin-left="0.5in" fo:margin-right="0in" fo:text-indent="0in" style:auto-text-indent="false"/>
    </style:style>
    <style:style style:name="P65" style:family="paragraph" style:parent-style-name="Preformatted_20_Text">
      <style:paragraph-properties fo:margin-left="0.5in" fo:margin-right="0in" fo:text-indent="0in" style:auto-text-indent="false"/>
    </style:style>
    <style:style style:name="P66" style:family="paragraph" style:parent-style-name="Quotations">
      <style:paragraph-properties fo:margin-left="0.5in" fo:margin-right="0in" fo:text-indent="0in" style:auto-text-indent="false"/>
    </style:style>
    <style:style style:name="P67" style:family="paragraph" style:parent-style-name="Preformatted_20_Text">
      <style:paragraph-properties fo:margin-left="0.5in" fo:margin-right="0in" fo:text-indent="0in" style:auto-text-indent="false"/>
    </style:style>
    <style:style style:name="P68" style:family="paragraph" style:parent-style-name="Preformatted_20_Text">
      <style:paragraph-properties fo:margin-left="0.5in" fo:margin-right="0in" fo:text-indent="0in" style:auto-text-indent="false"/>
    </style:style>
    <style:style style:name="P69" style:family="paragraph" style:parent-style-name="Preformatted_20_Text">
      <style:paragraph-properties fo:margin-left="0.5in" fo:margin-right="0in" fo:text-indent="0in" style:auto-text-indent="false"/>
    </style:style>
    <style:style style:name="P70" style:family="paragraph" style:parent-style-name="Preformatted_20_Text">
      <style:paragraph-properties fo:margin-left="0.5in" fo:margin-right="0in" fo:text-indent="0in" style:auto-text-indent="false"/>
    </style:style>
    <style:style style:name="P71" style:family="paragraph" style:parent-style-name="Text_20_body" style:list-style-name="L43">
    </style:style>
    <style:style style:name="P72" style:family="paragraph" style:parent-style-name="Quotations">
      <style:paragraph-properties fo:margin-left="0.5in" fo:margin-right="0in" fo:text-indent="0in" style:auto-text-indent="false"/>
    </style:style>
    <style:style style:name="P73" style:family="paragraph" style:parent-style-name="Quotations">
      <style:paragraph-properties fo:margin-left="0.5in" fo:margin-right="0in" fo:text-indent="0in" style:auto-text-indent="false"/>
    </style:style>
    <style:style style:name="P74" style:family="paragraph" style:parent-style-name="Quotations">
      <style:paragraph-properties fo:margin-left="0.5in" fo:margin-right="0in" fo:text-indent="0in" style:auto-text-indent="false"/>
    </style:style>
    <style:style style:name="P75" style:family="paragraph" style:parent-style-name="Quotations">
      <style:paragraph-properties fo:margin-left="0.5in" fo:margin-right="0in" fo:text-indent="0in" style:auto-text-indent="false"/>
    </style:style>
    <style:style style:name="P76" style:family="paragraph" style:parent-style-name="Text_20_body" style:list-style-name="L44">
    </style:style>
    <style:style style:name="P77" style:family="paragraph" style:parent-style-name="Text_20_body" style:list-style-name="L45">
    </style:style>
    <style:style style:name="P78" style:family="paragraph" style:parent-style-name="Text_20_body" style:list-style-name="L46">
    </style:style>
    <style:style style:name="P79" style:family="paragraph" style:parent-style-name="Text_20_body" style:list-style-name="L47">
    </style:style>
    <style:style style:name="P80" style:family="paragraph" style:parent-style-name="Text_20_body" style:list-style-name="L48">
    </style:style>
    <style:style style:name="P81" style:family="paragraph" style:parent-style-name="Quotations">
      <style:paragraph-properties fo:margin-left="0.5in" fo:margin-right="0in" fo:text-indent="0in" style:auto-text-indent="false"/>
    </style:style>
    <style:style style:name="P82" style:family="paragraph" style:parent-style-name="Text_20_body" style:list-style-name="L49">
    </style:style>
    <style:style style:name="P83" style:family="paragraph" style:parent-style-name="Text_20_body" style:list-style-name="L50">
    </style:style>
    <style:style style:name="P84" style:family="paragraph" style:parent-style-name="Text_20_body" style:list-style-name="L51">
    </style:style>
    <style:style style:name="P85" style:family="paragraph" style:parent-style-name="Text_20_body" style:list-style-name="L52">
    </style:style>
    <style:style style:name="P86" style:family="paragraph" style:parent-style-name="Text_20_body" style:list-style-name="L53">
    </style:style>
    <style:style style:name="P87" style:family="paragraph" style:parent-style-name="Text_20_body" style:list-style-name="L54">
    </style:style>
    <style:style style:name="P88" style:family="paragraph" style:parent-style-name="Text_20_body" style:list-style-name="L55">
    </style:style>
    <style:style style:name="P89" style:family="paragraph" style:parent-style-name="Text_20_body" style:list-style-name="L56">
    </style:style>
    <style:style style:name="P90" style:family="paragraph" style:parent-style-name="Text_20_body" style:list-style-name="L57">
    </style:style>
    <style:style style:name="P91" style:family="paragraph" style:parent-style-name="Text_20_body" style:list-style-name="L58">
    </style:style>
    <style:style style:name="P92" style:family="paragraph" style:parent-style-name="Text_20_body" style:list-style-name="L59">
    </style:style>
    <style:style style:name="P93" style:family="paragraph" style:parent-style-name="Text_20_body" style:list-style-name="L60">
    </style:style>
    <style:style style:name="P94" style:family="paragraph" style:parent-style-name="Text_20_body" style:list-style-name="L61">
    </style:style>
    <style:style style:name="P95" style:family="paragraph" style:parent-style-name="Text_20_body" style:list-style-name="L62">
    </style:style>
    <style:style style:name="P96" style:family="paragraph" style:parent-style-name="Text_20_body" style:list-style-name="L63">
    </style:style>
    <style:style style:name="P97" style:family="paragraph" style:parent-style-name="Text_20_body" style:list-style-name="L64">
    </style:style>
    <style:style style:name="P98" style:family="paragraph" style:parent-style-name="Quotations">
      <style:paragraph-properties fo:margin-left="0.5in" fo:margin-right="0in" fo:text-indent="0in" style:auto-text-indent="false"/>
    </style:style>
    <style:style style:name="P99" style:family="paragraph" style:parent-style-name="Text_20_body" style:list-style-name="L65">
    </style:style>
    <style:style style:name="P100" style:family="paragraph" style:parent-style-name="Text_20_body" style:list-style-name="L66">
    </style:style>
    <style:style style:name="P101" style:family="paragraph" style:parent-style-name="Text_20_body" style:list-style-name="L67">
    </style:style>
    <style:style style:name="P102" style:family="paragraph" style:parent-style-name="Text_20_body" style:list-style-name="L68">
    </style:style>
    <style:style style:name="P103" style:family="paragraph" style:parent-style-name="Text_20_body" style:list-style-name="L69">
    </style:style>
    <style:style style:name="P104" style:family="paragraph" style:parent-style-name="Text_20_body" style:list-style-name="L70">
    </style:style>
    <style:style style:name="P105" style:family="paragraph" style:parent-style-name="Quotations">
      <style:paragraph-properties fo:margin-left="0.5in" fo:margin-right="0in" fo:text-indent="0in" style:auto-text-indent="false"/>
    </style:style>
    <style:style style:name="P106" style:family="paragraph" style:parent-style-name="Text_20_body" style:list-style-name="L71">
    </style:style>
    <style:style style:name="P107" style:family="paragraph" style:parent-style-name="Text_20_body" style:list-style-name="L72">
    </style:style>
    <style:style style:name="P108" style:family="paragraph" style:parent-style-name="Text_20_body" style:list-style-name="L73">
    </style:style>
    <style:style style:name="P109" style:family="paragraph" style:parent-style-name="Text_20_body" style:list-style-name="L74">
    </style:style>
    <style:style style:name="P110" style:family="paragraph" style:parent-style-name="Text_20_body" style:list-style-name="L75">
    </style:style>
    <style:style style:name="P111" style:family="paragraph" style:parent-style-name="Quotations">
      <style:paragraph-properties fo:margin-left="0.5in" fo:margin-right="0in" fo:text-indent="0in" style:auto-text-indent="false"/>
    </style:style>
    <style:style style:name="P112" style:family="paragraph" style:parent-style-name="Quotations">
      <style:paragraph-properties fo:margin-left="0.5in" fo:margin-right="0in" fo:text-indent="0in" style:auto-text-indent="false"/>
    </style:style>
    <style:style style:name="P113" style:family="paragraph" style:parent-style-name="Quotations">
      <style:paragraph-properties fo:margin-left="0.5in" fo:margin-right="0in" fo:text-indent="0in" style:auto-text-indent="false"/>
    </style:style>
    <style:style style:name="P114" style:family="paragraph" style:parent-style-name="Text_20_body" style:list-style-name="L76">
    </style:style>
    <style:style style:name="P115" style:family="paragraph" style:parent-style-name="Text_20_body" style:list-style-name="L77">
    </style:style>
    <style:style style:name="P116" style:family="paragraph" style:parent-style-name="Text_20_body" style:list-style-name="L78">
    </style:style>
    <style:style style:name="P117" style:family="paragraph" style:parent-style-name="Text_20_body" style:list-style-name="L79">
    </style:style>
    <style:style style:name="P118" style:family="paragraph" style:parent-style-name="Text_20_body" style:list-style-name="L80">
    </style:style>
    <style:style style:name="P119" style:family="paragraph" style:parent-style-name="Text_20_body" style:list-style-name="L81">
    </style:style>
    <style:style style:name="P120" style:family="paragraph" style:parent-style-name="Quotations">
      <style:paragraph-properties fo:margin-left="0.5in" fo:margin-right="0in" fo:text-indent="0in" style:auto-text-indent="false"/>
    </style:style>
    <style:style style:name="P121" style:family="paragraph" style:parent-style-name="Text_20_body" style:list-style-name="L82">
    </style:style>
    <style:style style:name="P122" style:family="paragraph" style:parent-style-name="Text_20_body" style:list-style-name="L83">
    </style:style>
    <style:style style:name="P123" style:family="paragraph" style:parent-style-name="Text_20_body" style:list-style-name="L84">
    </style:style>
    <style:style style:name="P124" style:family="paragraph" style:parent-style-name="Quotations">
      <style:paragraph-properties fo:margin-left="0.5in" fo:margin-right="0in" fo:text-indent="0in" style:auto-text-indent="false"/>
    </style:style>
    <style:style style:name="P125" style:family="paragraph" style:parent-style-name="Text_20_body" style:list-style-name="L85">
    </style:style>
    <style:style style:name="P126" style:family="paragraph" style:parent-style-name="Text_20_body" style:list-style-name="L86">
    </style:style>
    <style:style style:name="P127" style:family="paragraph" style:parent-style-name="Text_20_body" style:list-style-name="L87">
    </style:style>
    <style:style style:name="P128" style:family="paragraph" style:parent-style-name="Text_20_body" style:list-style-name="L88">
    </style:style>
    <style:style style:name="P129" style:family="paragraph" style:parent-style-name="Text_20_body" style:list-style-name="L89">
    </style:style>
    <style:style style:name="P130" style:family="paragraph" style:parent-style-name="Quotations">
      <style:paragraph-properties fo:margin-left="0.5in" fo:margin-right="0in" fo:text-indent="0in" style:auto-text-indent="false"/>
    </style:style>
    <style:style style:name="P131" style:family="paragraph" style:parent-style-name="Text_20_body" style:list-style-name="L90">
    </style:style>
    <style:style style:name="P132" style:family="paragraph" style:parent-style-name="Text_20_body" style:list-style-name="L91">
    </style:style>
    <style:style style:name="P133" style:family="paragraph" style:parent-style-name="Text_20_body" style:list-style-name="L92">
    </style:style>
    <style:style style:name="P134" style:family="paragraph" style:parent-style-name="Text_20_body" style:list-style-name="L93">
    </style:style>
    <style:style style:name="P135" style:family="paragraph" style:parent-style-name="Quotations">
      <style:paragraph-properties fo:margin-left="0.5in" fo:margin-right="0in" fo:text-indent="0in" style:auto-text-indent="false"/>
    </style:style>
    <style:style style:name="P136" style:family="paragraph" style:parent-style-name="Text_20_body" style:list-style-name="L94">
    </style:style>
    <style:style style:name="P137" style:family="paragraph" style:parent-style-name="Text_20_body" style:list-style-name="L95">
    </style:style>
    <style:style style:name="P138" style:family="paragraph" style:parent-style-name="Text_20_body" style:list-style-name="L96">
    </style:style>
    <style:style style:name="P139" style:family="paragraph" style:parent-style-name="Text_20_body" style:list-style-name="L97">
    </style:style>
    <style:style style:name="P140" style:family="paragraph" style:parent-style-name="Text_20_body" style:list-style-name="L98">
    </style:style>
    <style:style style:name="P141" style:family="paragraph" style:parent-style-name="Text_20_body" style:list-style-name="L99">
    </style:style>
    <style:style style:name="P142" style:family="paragraph" style:parent-style-name="Text_20_body" style:list-style-name="L100">
    </style:style>
    <style:style style:name="P143" style:family="paragraph" style:parent-style-name="Text_20_body" style:list-style-name="L101">
    </style:style>
    <style:style style:name="P144" style:family="paragraph" style:parent-style-name="Text_20_body" style:list-style-name="L102">
    </style:style>
    <style:style style:name="P145" style:family="paragraph" style:parent-style-name="Text_20_body" style:list-style-name="L103">
    </style:style>
    <style:style style:name="P146" style:family="paragraph" style:parent-style-name="Text_20_body" style:list-style-name="L104">
    </style:style>
    <style:style style:name="P147" style:family="paragraph" style:parent-style-name="Text_20_body" style:list-style-name="L105">
    </style:style>
    <style:style style:name="P148" style:family="paragraph" style:parent-style-name="Text_20_body" style:list-style-name="L106">
    </style:style>
    <style:style style:name="P149" style:family="paragraph" style:parent-style-name="Text_20_body" style:list-style-name="L107">
    </style:style>
    <style:style style:name="P150" style:family="paragraph" style:parent-style-name="Text_20_body" style:list-style-name="L108">
    </style:style>
    <style:style style:name="P151" style:family="paragraph" style:parent-style-name="Text_20_body" style:list-style-name="L109">
    </style:style>
    <style:style style:name="P152" style:family="paragraph" style:parent-style-name="Text_20_body" style:list-style-name="L110">
    </style:style>
    <style:style style:name="P153" style:family="paragraph" style:parent-style-name="Text_20_body" style:list-style-name="L111">
    </style:style>
    <style:style style:name="P154" style:family="paragraph" style:parent-style-name="Text_20_body" style:list-style-name="L112">
    </style:style>
    <style:style style:name="P155" style:family="paragraph" style:parent-style-name="Text_20_body" style:list-style-name="L113">
    </style:style>
    <style:style style:name="P156" style:family="paragraph" style:parent-style-name="Text_20_body" style:list-style-name="L114">
    </style:style>
    <style:style style:name="P157" style:family="paragraph" style:parent-style-name="Text_20_body" style:list-style-name="L115">
    </style:style>
    <style:style style:name="P158" style:family="paragraph" style:parent-style-name="Text_20_body" style:list-style-name="L116">
    </style:style>
    <style:style style:name="P159" style:family="paragraph" style:parent-style-name="Text_20_body" style:list-style-name="L117">
    </style:style>
    <style:style style:name="P160" style:family="paragraph" style:parent-style-name="Text_20_body" style:list-style-name="L118">
    </style:style>
    <style:style style:name="P161" style:family="paragraph" style:parent-style-name="Text_20_body" style:list-style-name="L119">
    </style:style>
    <style:style style:name="P162" style:family="paragraph" style:parent-style-name="Text_20_body" style:list-style-name="L120">
    </style:style>
    <style:style style:name="P163" style:family="paragraph" style:parent-style-name="Text_20_body" style:list-style-name="L121">
    </style:style>
    <style:style style:name="P164" style:family="paragraph" style:parent-style-name="Text_20_body" style:list-style-name="L122">
    </style:style>
    <style:style style:name="P165" style:family="paragraph" style:parent-style-name="Text_20_body" style:list-style-name="L123">
    </style:style>
    <style:style style:name="P166" style:family="paragraph" style:parent-style-name="Text_20_body" style:list-style-name="L124">
    </style:style>
    <style:style style:name="P167" style:family="paragraph" style:parent-style-name="Text_20_body" style:list-style-name="L125">
    </style:style>
    <style:style style:name="P168" style:family="paragraph" style:parent-style-name="Text_20_body" style:list-style-name="L126">
    </style:style>
    <style:style style:name="P169" style:family="paragraph" style:parent-style-name="Text_20_body" style:list-style-name="L127">
    </style:style>
    <style:style style:name="P170" style:family="paragraph" style:parent-style-name="Text_20_body" style:list-style-name="L128">
    </style:style>
    <style:style style:name="P171" style:family="paragraph" style:parent-style-name="Text_20_body" style:list-style-name="L129">
    </style:style>
    <style:style style:name="P172" style:family="paragraph" style:parent-style-name="Text_20_body" style:list-style-name="L130">
    </style:style>
    <style:style style:name="P173" style:family="paragraph" style:parent-style-name="Text_20_body" style:list-style-name="L131">
    </style:style>
    <style:style style:name="P174" style:family="paragraph" style:parent-style-name="Text_20_body" style:list-style-name="L132">
    </style:style>
    <style:style style:name="P175" style:family="paragraph" style:parent-style-name="Text_20_body" style:list-style-name="L133">
    </style:style>
    <style:style style:name="P176" style:family="paragraph" style:parent-style-name="Text_20_body" style:list-style-name="L134">
    </style:style>
    <style:style style:name="P177" style:family="paragraph" style:parent-style-name="Quotations">
      <style:paragraph-properties fo:margin-left="0.5in" fo:margin-right="0in" fo:text-indent="0in" style:auto-text-indent="false"/>
    </style:style>
    <style:style style:name="P178" style:family="paragraph" style:parent-style-name="Quotations">
      <style:paragraph-properties fo:margin-left="0.5in" fo:margin-right="0in" fo:text-indent="0in" style:auto-text-indent="false"/>
    </style:style>
    <style:style style:name="P179" style:family="paragraph" style:parent-style-name="Quotations">
      <style:paragraph-properties fo:margin-left="0.5in" fo:margin-right="0in" fo:text-indent="0in" style:auto-text-indent="false"/>
    </style:style>
    <style:style style:name="P180" style:family="paragraph" style:parent-style-name="Quotations">
      <style:paragraph-properties fo:margin-left="0.5in" fo:margin-right="0in" fo:text-indent="0in" style:auto-text-indent="false"/>
    </style:style>
    <style:style style:name="P181" style:family="paragraph" style:parent-style-name="Quotations">
      <style:paragraph-properties fo:margin-left="0.5in" fo:margin-right="0in" fo:text-indent="0in" style:auto-text-indent="false"/>
    </style:style>
    <style:style style:name="P182" style:family="paragraph" style:parent-style-name="Text_20_body" style:list-style-name="L135">
    </style:style>
    <style:style style:name="P183" style:family="paragraph" style:parent-style-name="Text_20_body" style:list-style-name="L136">
    </style:style>
    <style:style style:name="P184" style:family="paragraph" style:parent-style-name="Quotations">
      <style:paragraph-properties fo:margin-left="0.5in" fo:margin-right="0in" fo:text-indent="0in" style:auto-text-indent="false"/>
    </style:style>
    <style:style style:name="P185" style:family="paragraph" style:parent-style-name="Text_20_body" style:list-style-name="L137">
    </style:style>
    <style:style style:name="P186" style:family="paragraph" style:parent-style-name="Text_20_body" style:list-style-name="L138">
    </style:style>
    <style:style style:name="P187" style:family="paragraph" style:parent-style-name="Quotations">
      <style:paragraph-properties fo:margin-left="0.5in" fo:margin-right="0in" fo:text-indent="0in" style:auto-text-indent="false"/>
    </style:style>
    <style:style style:name="P188" style:family="paragraph" style:parent-style-name="Text_20_body" style:list-style-name="L139">
    </style:style>
    <style:style style:name="P189" style:family="paragraph" style:parent-style-name="Text_20_body" style:list-style-name="L140">
    </style:style>
    <style:style style:name="P190" style:family="paragraph" style:parent-style-name="Text_20_body" style:list-style-name="L141">
    </style:style>
    <style:style style:name="P191" style:family="paragraph" style:parent-style-name="Text_20_body" style:list-style-name="L142">
    </style:style>
    <style:style style:name="P192" style:family="paragraph" style:parent-style-name="Text_20_body" style:list-style-name="L143">
    </style:style>
    <style:style style:name="P193" style:family="paragraph" style:parent-style-name="Text_20_body" style:list-style-name="L144">
    </style:style>
    <style:style style:name="P194" style:family="paragraph" style:parent-style-name="Text_20_body" style:list-style-name="L145">
    </style:style>
    <style:style style:name="P195" style:family="paragraph" style:parent-style-name="Text_20_body" style:list-style-name="L146">
    </style:style>
    <style:style style:name="P196" style:family="paragraph" style:parent-style-name="Text_20_body" style:list-style-name="L147">
    </style:style>
    <style:style style:name="P197" style:family="paragraph" style:parent-style-name="Text_20_body" style:list-style-name="L148">
    </style:style>
    <style:style style:name="P198" style:family="paragraph" style:parent-style-name="Text_20_body" style:list-style-name="L149">
    </style:style>
    <style:style style:name="P199" style:family="paragraph" style:parent-style-name="Text_20_body" style:list-style-name="L150">
    </style:style>
    <style:style style:name="P200" style:family="paragraph" style:parent-style-name="Text_20_body" style:list-style-name="L151">
    </style:style>
    <style:style style:name="P201" style:family="paragraph" style:parent-style-name="Text_20_body" style:list-style-name="L152">
    </style:style>
    <style:style style:name="P202" style:family="paragraph" style:parent-style-name="Text_20_body" style:list-style-name="L153">
    </style:style>
    <style:style style:name="P203" style:family="paragraph" style:parent-style-name="Text_20_body" style:list-style-name="L154">
    </style:style>
    <style:style style:name="P204" style:family="paragraph" style:parent-style-name="Text_20_body" style:list-style-name="L155">
    </style:style>
    <style:style style:name="P205" style:family="paragraph" style:parent-style-name="Text_20_body" style:list-style-name="L156">
    </style:style>
    <style:style style:name="P206" style:family="paragraph" style:parent-style-name="Text_20_body" style:list-style-name="L157">
    </style:style>
    <style:style style:name="P207" style:family="paragraph" style:parent-style-name="Text_20_body" style:list-style-name="L158">
    </style:style>
    <style:style style:name="P208" style:family="paragraph" style:parent-style-name="Text_20_body" style:list-style-name="L159">
    </style:style>
    <style:style style:name="P209" style:family="paragraph" style:parent-style-name="Text_20_body" style:list-style-name="L160">
    </style:style>
    <style:style style:name="P210" style:family="paragraph" style:parent-style-name="Text_20_body" style:list-style-name="L161">
    </style:style>
    <style:style style:name="P211" style:family="paragraph" style:parent-style-name="Text_20_body" style:list-style-name="L162">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163">
    </style:style>
    <style:style style:name="P214" style:family="paragraph" style:parent-style-name="Quotations">
      <style:paragraph-properties fo:margin-left="0.5in" fo:margin-right="0in" fo:text-indent="0in" style:auto-text-indent="false"/>
    </style:style>
    <style:style style:name="P215" style:family="paragraph" style:parent-style-name="Quotations">
      <style:paragraph-properties fo:margin-left="0.5in" fo:margin-right="0in" fo:text-indent="0in" style:auto-text-indent="false"/>
    </style:style>
    <style:style style:name="P216" style:family="paragraph" style:parent-style-name="Quotations">
      <style:paragraph-properties fo:margin-left="0.5in" fo:margin-right="0in" fo:text-indent="0in" style:auto-text-indent="false"/>
    </style:style>
    <style:style style:name="P217" style:family="paragraph" style:parent-style-name="Quotations">
      <style:paragraph-properties fo:margin-left="0.5in" fo:margin-right="0in" fo:text-indent="0in" style:auto-text-indent="false"/>
    </style:style>
    <style:style style:name="P218" style:family="paragraph" style:parent-style-name="Quotations">
      <style:paragraph-properties fo:margin-left="0.5in" fo:margin-right="0in" fo:text-indent="0in" style:auto-text-indent="false"/>
    </style:style>
    <style:style style:name="P219" style:family="paragraph" style:parent-style-name="Quotations">
      <style:paragraph-properties fo:margin-left="0.5in" fo:margin-right="0in" fo:text-indent="0in" style:auto-text-indent="false"/>
    </style:style>
    <style:style style:name="P220" style:family="paragraph" style:parent-style-name="Quotations">
      <style:paragraph-properties fo:margin-left="0.5in" fo:margin-right="0in" fo:text-indent="0in" style:auto-text-indent="false"/>
    </style:style>
    <style:style style:name="P221" style:family="paragraph" style:parent-style-name="Quotations">
      <style:paragraph-properties fo:margin-left="0.5in" fo:margin-right="0in" fo:text-indent="0in" style:auto-text-indent="false"/>
    </style:style>
    <style:style style:name="P222" style:family="paragraph" style:parent-style-name="Quotations">
      <style:paragraph-properties fo:margin-left="0.5in" fo:margin-right="0in" fo:text-indent="0in" style:auto-text-indent="false"/>
    </style:style>
    <style:style style:name="P223" style:family="paragraph" style:parent-style-name="Text_20_body" style:list-style-name="L164">
    </style:style>
    <style:style style:name="P224" style:family="paragraph" style:parent-style-name="Text_20_body" style:list-style-name="L165">
    </style:style>
    <style:style style:name="P225" style:family="paragraph" style:parent-style-name="Text_20_body" style:list-style-name="L166">
    </style:style>
    <style:style style:name="P226" style:family="paragraph" style:parent-style-name="Text_20_body" style:list-style-name="L167">
    </style:style>
    <style:style style:name="P227" style:family="paragraph" style:parent-style-name="Text_20_body" style:list-style-name="L168">
    </style:style>
    <style:style style:name="P228" style:family="paragraph" style:parent-style-name="Text_20_body" style:list-style-name="L169">
    </style:style>
    <style:style style:name="P229" style:family="paragraph" style:parent-style-name="Text_20_body" style:list-style-name="L170">
    </style:style>
    <style:style style:name="P230" style:family="paragraph" style:parent-style-name="Text_20_body" style:list-style-name="L171">
    </style:style>
    <style:style style:name="P231" style:family="paragraph" style:parent-style-name="Text_20_body" style:list-style-name="L172">
    </style:style>
    <style:style style:name="P232" style:family="paragraph" style:parent-style-name="Text_20_body" style:list-style-name="L173">
    </style:style>
    <style:style style:name="P233" style:family="paragraph" style:parent-style-name="Quotations">
      <style:paragraph-properties fo:margin-left="0.5in" fo:margin-right="0in" fo:text-indent="0in" style:auto-text-indent="false"/>
    </style:style>
    <style:style style:name="P234" style:family="paragraph" style:parent-style-name="Text_20_body" style:list-style-name="L174">
    </style:style>
    <style:style style:name="P235" style:family="paragraph" style:parent-style-name="Quotations">
      <style:paragraph-properties fo:margin-left="0.5in" fo:margin-right="0in" fo:text-indent="0in" style:auto-text-indent="false"/>
    </style:style>
    <style:style style:name="P236" style:family="paragraph" style:parent-style-name="Text_20_body" style:list-style-name="L175">
    </style:style>
    <style:style style:name="P237" style:family="paragraph" style:parent-style-name="Text_20_body" style:list-style-name="L176">
    </style:style>
    <style:style style:name="P238" style:family="paragraph" style:parent-style-name="Text_20_body" style:list-style-name="L177">
    </style:style>
    <style:style style:name="P239" style:family="paragraph" style:parent-style-name="Text_20_body" style:list-style-name="L178">
    </style:style>
    <style:style style:name="P240" style:family="paragraph" style:parent-style-name="Text_20_body" style:list-style-name="L179">
    </style:style>
    <style:style style:name="P241" style:family="paragraph" style:parent-style-name="Quotations">
      <style:paragraph-properties fo:margin-left="0.5in" fo:margin-right="0in" fo:text-indent="0in" style:auto-text-indent="false"/>
    </style:style>
    <style:style style:name="P242" style:family="paragraph" style:parent-style-name="Quotations">
      <style:paragraph-properties fo:margin-left="0.5in" fo:margin-right="0in" fo:text-indent="0in" style:auto-text-indent="false"/>
    </style:style>
    <style:style style:name="P243" style:family="paragraph" style:parent-style-name="Quotations">
      <style:paragraph-properties fo:margin-left="0.5in" fo:margin-right="0in" fo:text-indent="0in" style:auto-text-indent="false"/>
    </style:style>
    <style:style style:name="P244" style:family="paragraph" style:parent-style-name="Quotations">
      <style:paragraph-properties fo:margin-left="0.5in" fo:margin-right="0in" fo:text-indent="0in" style:auto-text-indent="false"/>
    </style:style>
    <style:style style:name="P245" style:family="paragraph" style:parent-style-name="Quotations">
      <style:paragraph-properties fo:margin-left="0.5in" fo:margin-right="0in" fo:text-indent="0in" style:auto-text-indent="false"/>
    </style:style>
    <style:style style:name="P246" style:family="paragraph" style:parent-style-name="Text_20_body" style:list-style-name="L180">
    </style:style>
    <style:style style:name="P247" style:family="paragraph" style:parent-style-name="Text_20_body" style:list-style-name="L181">
    </style:style>
    <style:style style:name="P248" style:family="paragraph" style:parent-style-name="Text_20_body" style:list-style-name="L182">
    </style:style>
    <style:style style:name="P249" style:family="paragraph" style:parent-style-name="Text_20_body" style:list-style-name="L183">
    </style:style>
    <style:style style:name="P250" style:family="paragraph" style:parent-style-name="Text_20_body" style:list-style-name="L184">
    </style:style>
    <style:style style:name="P251" style:family="paragraph" style:parent-style-name="Text_20_body" style:list-style-name="L185">
    </style:style>
    <style:style style:name="P252" style:family="paragraph" style:parent-style-name="Text_20_body" style:list-style-name="L186">
    </style:style>
    <style:style style:name="P253" style:family="paragraph" style:parent-style-name="Text_20_body" style:list-style-name="L187">
    </style:style>
    <style:style style:name="P254" style:family="paragraph" style:parent-style-name="Quotations">
      <style:paragraph-properties fo:margin-left="0.5in" fo:margin-right="0in" fo:text-indent="0in" style:auto-text-indent="false"/>
    </style:style>
    <style:style style:name="P255" style:family="paragraph" style:parent-style-name="Text_20_body" style:list-style-name="L188">
    </style:style>
    <style:style style:name="P256" style:family="paragraph" style:parent-style-name="Text_20_body" style:list-style-name="L189">
    </style:style>
    <style:style style:name="P257" style:family="paragraph" style:parent-style-name="Text_20_body" style:list-style-name="L190">
    </style:style>
    <style:style style:name="P258" style:family="paragraph" style:parent-style-name="Text_20_body" style:list-style-name="L191">
    </style:style>
    <style:style style:name="P259" style:family="paragraph" style:parent-style-name="Text_20_body" style:list-style-name="L192">
    </style:style>
    <style:style style:name="P260" style:family="paragraph" style:parent-style-name="Text_20_body" style:list-style-name="L193">
    </style:style>
    <style:style style:name="P261" style:family="paragraph" style:parent-style-name="Text_20_body" style:list-style-name="L194">
    </style:style>
    <style:style style:name="P262" style:family="paragraph" style:parent-style-name="Text_20_body" style:list-style-name="L195">
    </style:style>
    <style:style style:name="P263"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16383*"/>
    </style:style>
    <style:style style:name="Table1.B" style:family="table-column">
      <style:table-column-properties style:rel-column-width="16383*"/>
    </style:style>
    <style:style style:name="Table1.C" style:family="table-column">
      <style:table-column-properties style:rel-column-width="16383*"/>
    </style:style>
    <style:style style:name="Table1.D" style:family="table-column">
      <style:table-column-properties style:rel-column-width="16383*"/>
    </style:style>
    <style:style style:name="Table2" style:family="table">
      <style:table-properties table:align="center"/>
    </style:style>
    <style:style style:name="Table2.A" style:family="table-column">
      <style:table-column-properties style:rel-column-width="21844*"/>
    </style:style>
    <style:style style:name="Table2.B" style:family="table-column">
      <style:table-column-properties style:rel-column-width="21844*"/>
    </style:style>
    <style:style style:name="Table2.C" style:family="table-column">
      <style:table-column-properties style:rel-column-width="21845*"/>
    </style:style>
    <style:style style:name="Table3" style:family="table">
      <style:table-properties table:align="center"/>
    </style:style>
    <style:style style:name="Table3.A" style:family="table-column">
      <style:table-column-properties style:rel-column-width="21844*"/>
    </style:style>
    <style:style style:name="Table3.B" style:family="table-column">
      <style:table-column-properties style:rel-column-width="21844*"/>
    </style:style>
    <style:style style:name="Table3.C" style:family="table-column">
      <style:table-column-properties style:rel-column-width="21845*"/>
    </style:style>
    <style:style style:name="Table4" style:family="table">
      <style:table-properties table:align="center"/>
    </style:style>
    <style:style style:name="Table4.A" style:family="table-column">
      <style:table-column-properties style:rel-column-width="21844*"/>
    </style:style>
    <style:style style:name="Table4.B" style:family="table-column">
      <style:table-column-properties style:rel-column-width="21844*"/>
    </style:style>
    <style:style style:name="Table4.C" style:family="table-column">
      <style:table-column-properties style:rel-column-width="21845*"/>
    </style:style>
    <style:style style:name="Table5" style:family="table">
      <style:table-properties table:align="center"/>
    </style:style>
    <style:style style:name="Table5.A" style:family="table-column">
      <style:table-column-properties style:rel-column-width="21844*"/>
    </style:style>
    <style:style style:name="Table5.B" style:family="table-column">
      <style:table-column-properties style:rel-column-width="21844*"/>
    </style:style>
    <style:style style:name="Table5.C" style:family="table-column">
      <style:table-column-properties style:rel-column-width="21845*"/>
    </style:style>
    <style:style style:name="Table6" style:family="table">
      <style:table-properties table:align="center"/>
    </style:style>
    <style:style style:name="Table6.A" style:family="table-column">
      <style:table-column-properties style:rel-column-width="21844*"/>
    </style:style>
    <style:style style:name="Table6.B" style:family="table-column">
      <style:table-column-properties style:rel-column-width="21844*"/>
    </style:style>
    <style:style style:name="Table6.C" style:family="table-column">
      <style:table-column-properties style:rel-column-width="21845*"/>
    </style:style>
    <style:style style:name="Table7" style:family="table">
      <style:table-properties table:align="center"/>
    </style:style>
    <style:style style:name="Table7.A" style:family="table-column">
      <style:table-column-properties style:rel-column-width="21844*"/>
    </style:style>
    <style:style style:name="Table7.B" style:family="table-column">
      <style:table-column-properties style:rel-column-width="21844*"/>
    </style:style>
    <style:style style:name="Table7.C" style:family="table-column">
      <style:table-column-properties style:rel-column-width="21845*"/>
    </style:style>
    <style:style style:name="Table8" style:family="table">
      <style:table-properties table:align="center"/>
    </style:style>
    <style:style style:name="Table8.A" style:family="table-column">
      <style:table-column-properties style:rel-column-width="21844*"/>
    </style:style>
    <style:style style:name="Table8.B" style:family="table-column">
      <style:table-column-properties style:rel-column-width="21844*"/>
    </style:style>
    <style:style style:name="Table8.C" style:family="table-column">
      <style:table-column-properties style:rel-column-width="21845*"/>
    </style:style>
    <style:style style:name="Table9" style:family="table">
      <style:table-properties table:align="center"/>
    </style:style>
    <style:style style:name="Table9.A" style:family="table-column">
      <style:table-column-properties style:rel-column-width="23025*"/>
    </style:style>
    <style:style style:name="Table9.B" style:family="table-column">
      <style:table-column-properties style:rel-column-width="42509*"/>
    </style:style>
    <style:style style:name="Table10" style:family="table">
      <style:table-properties table:align="center"/>
    </style:style>
    <style:style style:name="Table10.A" style:family="table-column">
      <style:table-column-properties style:rel-column-width="16383*"/>
    </style:style>
    <style:style style:name="Table10.B" style:family="table-column">
      <style:table-column-properties style:rel-column-width="49151*"/>
    </style:style>
    <style:style style:name="Table11" style:family="table">
      <style:table-properties table:align="center"/>
    </style:style>
    <style:style style:name="Table11.A" style:family="table-column">
      <style:table-column-properties style:rel-column-width="14563*"/>
    </style:style>
    <style:style style:name="Table11.B" style:family="table-column">
      <style:table-column-properties style:rel-column-width="50971*"/>
    </style:style>
    <style:style style:name="Table12" style:family="table">
      <style:table-properties table:align="center"/>
    </style:style>
    <style:style style:name="Table12.A" style:family="table-column">
      <style:table-column-properties style:rel-column-width="32767*"/>
    </style:style>
    <style:style style:name="Table12.B" style:family="table-column">
      <style:table-column-properties style:rel-column-width="32767*"/>
    </style:style>
    <style:style style:name="Table13" style:family="table">
      <style:table-properties table:align="center"/>
    </style:style>
    <style:style style:name="Table13.A" style:family="table-column">
      <style:table-column-properties style:rel-column-width="16383*"/>
    </style:style>
    <style:style style:name="Table13.B" style:family="table-column">
      <style:table-column-properties style:rel-column-width="16383*"/>
    </style:style>
    <style:style style:name="Table13.C" style:family="table-column">
      <style:table-column-properties style:rel-column-width="32767*"/>
    </style:style>
    <style:style style:name="Table14" style:family="table">
      <style:table-properties table:align="center"/>
    </style:style>
    <style:style style:name="Table14.A" style:family="table-column">
      <style:table-column-properties style:rel-column-width="21844*"/>
    </style:style>
    <style:style style:name="Table14.B" style:family="table-column">
      <style:table-column-properties style:rel-column-width="21844*"/>
    </style:style>
    <style:style style:name="Table14.C" style:family="table-column">
      <style:table-column-properties style:rel-column-width="21845*"/>
    </style:style>
  </office:automatic-styles>
  <office:body>
    <office:text>
      <text:p text:style-name="Title">Interlingue Course in 10 Lessons</text:p>
      <text:p text:style-name="Author">Mag. phil. A.Z. Ramstedt</text:p>
      <!--
<text:p text:style-name="Date">2019-03-22</text:p>
-->
      <text:h text:style-name="Heading_20_1" text:outline-level="1"><text:bookmark-start text:name="_about_this_book"/>About this book<text:bookmark-end text:name="_about_this_book"/></text:h>
      <text:p text:style-name="Definition_20_Term">Author</text:p>
      <text:p text:style-name="Definition_20_Definition">Mag. phil. A.Z. Ramstedt, Helsingfors.</text:p>
      <text:p text:style-name="Definition_20_Term">Original title in German</text:p>
      <text:p text:style-name="Definition_20_Definition">Okzidental-Kursus in 10 Lektionen.</text:p>
      <text:p text:style-name="Definition_20_Term">Original publisher</text:p>
      <text:p text:style-name="Definition_20_Definition">Occidental-Buró Berlin, 1929.</text:p>
      <text:p text:style-name="Definition_20_Term">Transcription of the original contents</text:p>
      <text:p text:style-name="Definition_20_Definition">Thomas Schmidt, 2006. Available in <text:a xlink:type="simple" xlink:href="http://interlingue.narod.ru/" office:name=""><text:span text:style-name="Definition">interlingue.narod.ru</text:span></text:a> and <text:a xlink:type="simple" xlink:href="http://ie-munde.com" office:name=""><text:span text:style-name="Definition">ie-munde.com</text:span></text:a>.</text:p>
      <text:p text:style-name="Definition_20_Term">English translation, orthographic modernization and new additions</text:p>
      <text:p text:style-name="Definition_20_Definition">Dave MacLeod, 2018-2019.</text:p>
      <text:p text:style-name="Definition_20_Term">Original title of the English version</text:p>
      <text:p text:style-name="Definition_20_Definition">Occidental Course in 10 Lessons (English translation).</text:p>
      <text:p text:style-name="Definition_20_Term">Wiki edition</text:p>
      <text:p text:style-name="Definition_20_Definition">Dave McLeod, 2018-2019. Available in <text:a xlink:type="simple" xlink:href="http://cosmoglotta.pbworks.com" office:name=""><text:span text:style-name="Definition">cosmoglotta.pbworks.com</text:span></text:a>.</text:p>
      <text:p text:style-name="Definition_20_Term">Revision and e-book edition</text:p>
      <text:p text:style-name="Definition_20_Definition">Marcos Cruz, 2019. Available in <text:a xlink:type="simple" xlink:href="http://ne.alinome.net" office:name=""><text:span text:style-name="Definition">ne.alinome.net</text:span></text:a> in EPUB, PDF and other formats.</text:p>
      <text:p text:style-name="Definition_20_Term">Main changes in this edition</text:p>
      <text:list text:style-name="L1">
        <text:list-item>
          <text:p text:style-name="P1">All errors and typos found have been fixed.</text:p>
        </text:list-item>
        <text:list-item>
          <text:p text:style-name="P1">In order to make the contents more legible in any format, the layout of tables, lists, notes, block quotes, etc. has been modified.</text:p>
        </text:list-item>
        <text:list-item>
          <text:p text:style-name="P1">For easier consulting, vocabulary tables have been converted to alphabetic lists, and the notation has been homogenized.</text:p>
        </text:list-item>
      </text:list>
      <text:p text:style-name="Definition_20_Term">Edition made only by libre programs</text:p>
      <text:p text:style-name="Definition_20_Definition"><text:a xlink:type="simple" xlink:href="http://asciidoctor.org" office:name=""><text:span text:style-name="Definition">Asciidoctor</text:span></text:a>, <text:a xlink:type="simple" xlink:href="https://github.com/asciidoctor/asciidoctor-pdf" office:name=""><text:span text:style-name="Definition">asciidoctor-pdf</text:span></text:a>, dbtoepub, <text:a xlink:type="simple" xlink:href="http://debian.org" office:name=""><text:span text:style-name="Definition">Debian</text:span></text:a>, <text:a xlink:type="simple" xlink:href="http://git-scm.com/" office:name=""><text:span text:style-name="Definition">Git</text:span></text:a>, <text:a xlink:type="simple" xlink:href="https://www.gnu.org/software/make/" office:name=""><text:span text:style-name="Definition">GNU make</text:span></text:a>, <text:a xlink:type="simple" xlink:href="http://pandoc.org" office:name=""><text:span text:style-name="Definition">pandoc</text:span></text:a>, <text:a xlink:type="simple" xlink:href="http://http://jonas.nitro.dk/tig" office:name=""><text:span text:style-name="Definition">Tig</text:span></text:a>, <text:a xlink:type="simple" xlink:href="http://vim.org" office:name=""><text:span text:style-name="Definition">Vim</text:span></text:a>, <text:a xlink:type="simple" xlink:href="http://xmlsoft.org/XSLT/" office:name=""><text:span text:style-name="Definition">xsltproc</text:span></text:a>…​</text:p>
      <text:p text:style-name="Definition_20_Term">Version of this edition</text:p>
      <text:p text:style-name="Definition_20_Definition">0.1.0+20190322.</text:p>
      <text:p text:style-name="Definition_20_Term">Contributions</text:p>
      <text:p text:style-name="Definition_20_Definition">Corrections and suggestions for next versions are welcome at <text:a xlink:type="simple" xlink:href="http://ne.alinome.net" office:name=""><text:span text:style-name="Definition">ne.alinome.net</text:span></text:a>.</text:p>
      <text:p text:style-name="P2"><text:span text:style-name="T1">Note</text:span></text:p>
      <text:p text:style-name="P2">The name of Interlingue was “Occidental” until 1949.</text:p>
      <text:h text:style-name="Heading_20_1" text:outline-level="1"><text:bookmark-start text:name="_unesim_letion"/>Unesim letion<text:bookmark-end text:name="_unesim_letion"/></text:h>
      <text:h text:style-name="Heading_20_2" text:outline-level="2"><text:bookmark-start text:name="_textus"/>Textus<text:bookmark-end text:name="_textus"/></text:h>
      <text:h text:style-name="Heading_20_3" text:outline-level="3"><text:bookmark-start text:name="_un_international_congress"/>Un international congress<text:bookmark-end text:name="_un_international_congress"/></text:h>
      <text:p text:style-name="First_20_paragraph">Noi have un grand international congress in li cité. Li nationes de Europa es representat per eminent cultural persones. Li centre del congress es in li palace del parlament. Elegant modern automobiles sta ante li portas e sur li stradas e plazzas. Li fassades es decorat per li national flaggas. Li flaggas del nordic landes have li cruce quam simbol. On vide delegationes de divers partes de Europa, de nord e sud, de ost e west. Un deputation visita li presidente del state in li grandiosi residentie contra li ópera. Special corespondentes fa observationes e scri articules por li redactiones de grand jurnales e telegrafa al burós de information.</text:p>
      <text:p text:style-name="Text_20_body">In li grand sala del palace es li general convent. In li micri chambres li special comissiones e comités have secret conferenties. Nu li oficial programma comensa. Li borgomastre del cité saluta li congressantes. On electe un presidente. Du secretarios scri li protocolles. Un delegat del central states presenta un proposition pri li organisation del international trafic per aeroplanes. Li orator parla con fascinant eloquentie e li auditoria escuta con interesse e aplaude con entusiasme. Un polemic debatte comensa e it fini per un resolution in favor al propositor. On accepta li proposition e refusa li contrapropositiones.</text:p>
      <text:p text:style-name="Text_20_body">In li vestibules e corridores sta gruppes de persones, famosi professores de universitás, rich directores de commercial firmas, energic secretarios de social e professional organisationes, e militares in gala-uniformes. Ili have portafolias con documentes e actes e discusse li actual situation e international aferes.</text:p>
      <text:h text:style-name="Heading_20_4" text:outline-level="4"><text:bookmark-start text:name="_vocabularium"/>Vocabularium<text:bookmark-end text:name="_vocabularium"/></text:h>
      <text:list text:style-name="L2">
        <text:list-item>
          <text:p text:style-name="P3"><text:span text:style-name="T1">afere</text:span> = affair</text:p>
        </text:list-item>
        <text:list-item>
          <text:p text:style-name="P3"><text:span text:style-name="T1">ante li portas</text:span> = in front of the doors</text:p>
        </text:list-item>
        <text:list-item>
          <text:p text:style-name="P3"><text:span text:style-name="T1">cité</text:span> = city</text:p>
        </text:list-item>
        <text:list-item>
          <text:p text:style-name="P3"><text:span text:style-name="T1">con</text:span> = with</text:p>
        </text:list-item>
        <text:list-item>
          <text:p text:style-name="P3"><text:span text:style-name="T1">contra</text:span> = against</text:p>
        </text:list-item>
        <text:list-item>
          <text:p text:style-name="P3"><text:span text:style-name="T1">cruce</text:span> = cross</text:p>
        </text:list-item>
        <text:list-item>
          <text:p text:style-name="P3"><text:span text:style-name="T1">discusse</text:span> = discuss</text:p>
        </text:list-item>
        <text:list-item>
          <text:p text:style-name="P3"><text:span text:style-name="T1">eloquentie</text:span> = eloquence</text:p>
        </text:list-item>
        <text:list-item>
          <text:p text:style-name="P3"><text:span text:style-name="T1">escuta</text:span> = listen</text:p>
        </text:list-item>
        <text:list-item>
          <text:p text:style-name="P3"><text:span text:style-name="T1">fa</text:span> = do</text:p>
        </text:list-item>
        <text:list-item>
          <text:p text:style-name="P3"><text:span text:style-name="T1">famosi</text:span> = famous</text:p>
        </text:list-item>
        <text:list-item>
          <text:p text:style-name="P3"><text:span text:style-name="T1">fascinant</text:span> = fascinating</text:p>
        </text:list-item>
        <text:list-item>
          <text:p text:style-name="P3"><text:span text:style-name="T1">fini</text:span> = finishes</text:p>
        </text:list-item>
        <text:list-item>
          <text:p text:style-name="P3"><text:span text:style-name="T1">grand</text:span> = large</text:p>
        </text:list-item>
        <text:list-item>
          <text:p text:style-name="P3"><text:span text:style-name="T1">ili</text:span> = they</text:p>
        </text:list-item>
        <text:list-item>
          <text:p text:style-name="P3"><text:span text:style-name="T1">letion</text:span> = lesson</text:p>
        </text:list-item>
        <text:list-item>
          <text:p text:style-name="P3"><text:span text:style-name="T1">on vide</text:span> = one sees</text:p>
        </text:list-item>
        <text:list-item>
          <text:p text:style-name="P3"><text:span text:style-name="T1">parla</text:span> = talks</text:p>
        </text:list-item>
        <text:list-item>
          <text:p text:style-name="P3"><text:span text:style-name="T1">parte</text:span> = part</text:p>
        </text:list-item>
        <text:list-item>
          <text:p text:style-name="P3"><text:span text:style-name="T1">per</text:span> = through, by</text:p>
        </text:list-item>
        <text:list-item>
          <text:p text:style-name="P3"><text:span text:style-name="T1">por</text:span> = for</text:p>
        </text:list-item>
        <text:list-item>
          <text:p text:style-name="P3"><text:span text:style-name="T1">portafolies</text:span> = briefcases</text:p>
        </text:list-item>
        <text:list-item>
          <text:p text:style-name="P3"><text:span text:style-name="T1">propositor</text:span> = proposer</text:p>
        </text:list-item>
        <text:list-item>
          <text:p text:style-name="P3"><text:span text:style-name="T1">quam</text:span> = as</text:p>
        </text:list-item>
        <text:list-item>
          <text:p text:style-name="P3"><text:span text:style-name="T1">residentie</text:span> = residence</text:p>
        </text:list-item>
        <text:list-item>
          <text:p text:style-name="P3"><text:span text:style-name="T1">sala</text:span> = room</text:p>
        </text:list-item>
        <text:list-item>
          <text:p text:style-name="P3"><text:span text:style-name="T1">scri</text:span> = write</text:p>
        </text:list-item>
        <text:list-item>
          <text:p text:style-name="P3"><text:span text:style-name="T1">sta</text:span> = stand(s) (verbal form)</text:p>
        </text:list-item>
        <text:list-item>
          <text:p text:style-name="P3"><text:span text:style-name="T1">star</text:span> = to stand</text:p>
        </text:list-item>
        <text:list-item>
          <text:p text:style-name="P3"><text:span text:style-name="T1">visita</text:span> = visit(s) (verbal form)</text:p>
        </text:list-item>
        <text:list-item>
          <text:p text:style-name="P3"><text:span text:style-name="T1">visitar</text:span> = to visit</text:p>
        </text:list-item>
        <text:list-item>
          <text:p text:style-name="P3"><text:span text:style-name="T1">unesim</text:span> = first</text:p>
        </text:list-item>
      </text:list>
      <text:h text:style-name="Heading_20_3" text:outline-level="3"><text:bookmark-start text:name="_li_macules_in_li_sole"/>Li macules in li sole<text:bookmark-end text:name="_li_macules_in_li_sole"/></text:h>
      <text:p text:style-name="First_20_paragraph">Un yun monaco sede in un turre e observa interessat li sole tra un telescope. Per hasard il fa un sensational observation: it existe macules in li sole. Il hasta al prior del monastere e exclama:</text:p>
      <text:p text:style-name="Text_20_body">“Patre, qui nu posse esser sin macules, nam mem li sole have macules.”</text:p>
      <text:p text:style-name="Text_20_body">Ma li prior responde tranquilmen:</text:p>
      <text:p text:style-name="Text_20_body">“Tu erra, mi filio. Yo ha leet Aristóteles multvez, de comensa til fine, e necú il mentiona pri macules in li sole. Tui ocules have macules, e ne li sole.”</text:p>
      <text:h text:style-name="Heading_20_4" text:outline-level="4"><text:bookmark-start text:name="_vocabularium_2"/>Vocabularium<text:bookmark-end text:name="_vocabularium_2"/></text:h>
      <text:list text:style-name="L3">
        <text:list-item>
          <text:p text:style-name="P4"><text:span text:style-name="T1">esser</text:span> = to be</text:p>
        </text:list-item>
        <text:list-item>
          <text:p text:style-name="P4"><text:span text:style-name="T1">exclama</text:span> = exclaims</text:p>
        </text:list-item>
        <text:list-item>
          <text:p text:style-name="P4"><text:span text:style-name="T1">hasard</text:span> = chance</text:p>
        </text:list-item>
        <text:list-item>
          <text:p text:style-name="P4"><text:span text:style-name="T1">hasta</text:span> = rushes (lit. hastes)</text:p>
        </text:list-item>
        <text:list-item>
          <text:p text:style-name="P4"><text:span text:style-name="T1">macul</text:span> = spot</text:p>
        </text:list-item>
        <text:list-item>
          <text:p text:style-name="P4"><text:span text:style-name="T1">mem</text:span> = even</text:p>
        </text:list-item>
        <text:list-item>
          <text:p text:style-name="P4"><text:span text:style-name="T1">mentiona</text:span> = mentions (verbal form)</text:p>
        </text:list-item>
        <text:list-item>
          <text:p text:style-name="P4"><text:span text:style-name="T1">mentionar</text:span> = to mention</text:p>
        </text:list-item>
        <text:list-item>
          <text:p text:style-name="P4"><text:span text:style-name="T1">mi filio</text:span> = my son</text:p>
        </text:list-item>
        <text:list-item>
          <text:p text:style-name="P4"><text:span text:style-name="T1">monastere</text:span> = monastery</text:p>
        </text:list-item>
        <text:list-item>
          <text:p text:style-name="P4"><text:span text:style-name="T1">multvez</text:span> = many times</text:p>
        </text:list-item>
        <text:list-item>
          <text:p text:style-name="P4"><text:span text:style-name="T1">nam</text:span> = because</text:p>
        </text:list-item>
        <text:list-item>
          <text:p text:style-name="P4"><text:span text:style-name="T1">patre</text:span> = father</text:p>
        </text:list-item>
        <text:list-item>
          <text:p text:style-name="P4"><text:span text:style-name="T1">responde</text:span> = responds</text:p>
        </text:list-item>
        <text:list-item>
          <text:p text:style-name="P4"><text:span text:style-name="T1">sede</text:span> = sits</text:p>
        </text:list-item>
        <text:list-item>
          <text:p text:style-name="P4"><text:span text:style-name="T1">tra</text:span> = through</text:p>
        </text:list-item>
        <text:list-item>
          <text:p text:style-name="P4"><text:span text:style-name="T1">tranquilmen</text:span> = tranquilly</text:p>
        </text:list-item>
        <text:list-item>
          <text:p text:style-name="P4"><text:span text:style-name="T1">tu erra</text:span> = you err (=are wrong)</text:p>
        </text:list-item>
        <text:list-item>
          <text:p text:style-name="P4"><text:span text:style-name="T1">tui ocul</text:span> = your eye</text:p>
        </text:list-item>
        <text:list-item>
          <text:p text:style-name="P4"><text:span text:style-name="T1">turre</text:span> = tower</text:p>
        </text:list-item>
        <text:list-item>
          <text:p text:style-name="P4"><text:span text:style-name="T1">yo ha leet</text:span> = I have read</text:p>
        </text:list-item>
        <text:list-item>
          <text:p text:style-name="P4"><text:span text:style-name="T1">yun monaco</text:span> = young monk</text:p>
        </text:list-item>
      </text:list>
      <text:h text:style-name="Heading_20_3" text:outline-level="3"><text:bookmark-start text:name="_aforismes"/>Aforismes<text:bookmark-end text:name="_aforismes"/></text:h>
      <text:p text:style-name="P5">Genie es un percent inspiration e ninant nin percent transpiration.</text:p>
      <text:p text:style-name="P5">—  Edison </text:p>
      <text:p text:style-name="P6">Li humore es un del elementes del genie, ma, si it domina, solmen un surogat de it; it es li compane del diminuent arte e destructe, anihila it in fine.</text:p>
      <text:p text:style-name="P6">—  Goethe </text:p>
      <text:p text:style-name="P7">Un bon comedie es plu durabil quam un sistema de filosofie.</text:p>
      <text:p text:style-name="P7">—  Hume </text:p>
      <text:p text:style-name="P8">Grand artistes es li sol riches qui divide lor tot felicie con nos.</text:p>
      <text:p text:style-name="P8">—  Pauly </text:p>
      <text:h text:style-name="Heading_20_4" text:outline-level="4"><text:bookmark-start text:name="_vocabularium_3"/>Vocabularium<text:bookmark-end text:name="_vocabularium_3"/></text:h>
      <text:list text:style-name="L4">
        <text:list-item>
          <text:p text:style-name="P9"><text:span text:style-name="T1">compane</text:span> = companion</text:p>
        </text:list-item>
        <text:list-item>
          <text:p text:style-name="P9"><text:span text:style-name="T1">destructe</text:span> = destroys (verbal form)</text:p>
        </text:list-item>
        <text:list-item>
          <text:p text:style-name="P9"><text:span text:style-name="T1">destructer</text:span> = to destroy</text:p>
        </text:list-item>
        <text:list-item>
          <text:p text:style-name="P9"><text:span text:style-name="T1">diminuent</text:span> = smaller, diminishing</text:p>
        </text:list-item>
        <text:list-item>
          <text:p text:style-name="P9"><text:span text:style-name="T1">divide</text:span> = divide, share (verbal form)</text:p>
        </text:list-item>
        <text:list-item>
          <text:p text:style-name="P9"><text:span text:style-name="T1">divider</text:span> = to divide, to share</text:p>
        </text:list-item>
        <text:list-item>
          <text:p text:style-name="P9"><text:span text:style-name="T1">domina</text:span> = dominates</text:p>
        </text:list-item>
        <text:list-item>
          <text:p text:style-name="P9"><text:span text:style-name="T1">felicie</text:span> = happiness, fortune</text:p>
        </text:list-item>
        <text:list-item>
          <text:p text:style-name="P9"><text:span text:style-name="T1">lor</text:span> = their</text:p>
        </text:list-item>
        <text:list-item>
          <text:p text:style-name="P9"><text:span text:style-name="T1">nin</text:span> = nine</text:p>
        </text:list-item>
        <text:list-item>
          <text:p text:style-name="P9"><text:span text:style-name="T1">ninant</text:span> = ninety</text:p>
        </text:list-item>
        <text:list-item>
          <text:p text:style-name="P9"><text:span text:style-name="T1">nos</text:span> = us</text:p>
        </text:list-item>
        <text:list-item>
          <text:p text:style-name="P9"><text:span text:style-name="T1">plu durabil</text:span> = more durable</text:p>
        </text:list-item>
        <text:list-item>
          <text:p text:style-name="P9"><text:span text:style-name="T1">quam</text:span> = than</text:p>
        </text:list-item>
        <text:list-item>
          <text:p text:style-name="P9"><text:span text:style-name="T1">si</text:span> = if</text:p>
        </text:list-item>
        <text:list-item>
          <text:p text:style-name="P9"><text:span text:style-name="T1">sol</text:span> = sole, only</text:p>
        </text:list-item>
        <text:list-item>
          <text:p text:style-name="P9"><text:span text:style-name="T1">tot</text:span> = entire, whole</text:p>
        </text:list-item>
      </text:list>
      <text:h text:style-name="Heading_20_2" text:outline-level="2"><text:bookmark-start text:name="_explanations"/>Explanations<text:bookmark-end text:name="_explanations"/></text:h>
      <text:p text:style-name="First_20_paragraph">Reading the <text:a xlink:type="simple" xlink:href="#_unesim_letion" office:name=""><text:span text:style-name="Definition">first lesson</text:span></text:a>, we find that the majority of words in Interlingue are already long familiar to us. That is, the vocabulary in Interlingue is largely composed of already-existing international words, those that most countries in Europe (and of course countries in the Americas, in Australia, African countries with European languages, etc.) can already understand, and do not need to learn anew. These international words are, as we can see through these examples, used in an “unmutilated” form. But, — and this is what makes Interlingue unique — in the language they are not foreign loanwords, but entirely regularly composed and derived from international root words, that have been chosen in such a way that all these completely international and natural words come into being by themselves. This has never been achieved before in existing planned world languages.</text:p>
      <text:p text:style-name="Text_20_body">The word-building system in Interlingue is in fact the same one that is found in international words, but as we will see later, can be easily learned and mastered with the help of a few rules.</text:p>
      <text:p text:style-name="Text_20_body">But it’s not just the vocabulary of Interlingue that is natural and easy to learn; the grammar is also extremely easy thanks to its regularity.</text:p>
      <text:h text:style-name="Heading_20_3" text:outline-level="3"><text:bookmark-start text:name="_article"/>Article<text:bookmark-end text:name="_article"/></text:h>
      <text:list text:style-name="L5">
        <text:list-item>
          <text:p text:style-name="P10"><text:span text:style-name="T1">un congress</text:span> = a congress</text:p>
        </text:list-item>
        <text:list-item>
          <text:p text:style-name="P10"><text:span text:style-name="T1">un lampe</text:span> = a lamp</text:p>
        </text:list-item>
        <text:list-item>
          <text:p text:style-name="P10"><text:span text:style-name="T1">li congress</text:span> = the congress</text:p>
        </text:list-item>
        <text:list-item>
          <text:p text:style-name="P10"><text:span text:style-name="T1">li lampe</text:span> = the lamp</text:p>
        </text:list-item>
      </text:list>
      <text:p text:style-name="First_20_paragraph">There is no grammatical gender in Interlingue. <text:span text:style-name="T1">Un</text:span> is the indefinite article (a/an), and does not decline (change form).</text:p>
      <text:p text:style-name="Text_20_body"><text:span text:style-name="T1">Li</text:span> is the definite article (the), which also does not decline.</text:p>
      <text:h text:style-name="Heading_20_3" text:outline-level="3"><text:bookmark-start text:name="_singular_and_plural"/>Singular and plural<text:bookmark-end text:name="_singular_and_plural"/></text:h>
      <text:list text:style-name="L6">
        <text:list-item>
          <text:p text:style-name="P11"><text:span text:style-name="T1">genie</text:span> = genius</text:p>
        </text:list-item>
        <text:list-item>
          <text:p text:style-name="P11"><text:span text:style-name="T1">genies</text:span> = geniuses</text:p>
        </text:list-item>
        <text:list-item>
          <text:p text:style-name="P11"><text:span text:style-name="T1">congress</text:span> = congress</text:p>
        </text:list-item>
        <text:list-item>
          <text:p text:style-name="P11"><text:span text:style-name="T1">congresses</text:span> = congresses</text:p>
        </text:list-item>
        <text:list-item>
          <text:p text:style-name="P11"><text:span text:style-name="T1">lampe</text:span> = lamp</text:p>
        </text:list-item>
        <text:list-item>
          <text:p text:style-name="P11"><text:span text:style-name="T1">lampes</text:span> = lamps</text:p>
        </text:list-item>
        <text:list-item>
          <text:p text:style-name="P11"><text:span text:style-name="T1">suc</text:span> = juice</text:p>
        </text:list-item>
        <text:list-item>
          <text:p text:style-name="P11"><text:span text:style-name="T1">sucs</text:span> = juices</text:p>
        </text:list-item>
        <text:list-item>
          <text:p text:style-name="P11"><text:span text:style-name="T1">dictionarium</text:span> = dictionary</text:p>
        </text:list-item>
        <text:list-item>
          <text:p text:style-name="P11"><text:span text:style-name="T1">dictionariums</text:span> = dictionaries</text:p>
        </text:list-item>
      </text:list>
      <text:p text:style-name="First_20_paragraph">Plural is formed with an <text:span text:style-name="T1">-s</text:span>, <text:span text:style-name="T1">-es</text:span> after a consonant. Some consonant endings such as “g”, “um”, “c” only add an <text:span text:style-name="T1">-s</text:span> for phonetic reasons.</text:p>
      <text:h text:style-name="Heading_20_3" text:outline-level="3"><text:bookmark-start text:name="_cases"/>Cases<text:bookmark-end text:name="_cases"/></text:h>
      <text:list text:style-name="L7">
        <text:list-item>
          <text:p text:style-name="P12"><text:span text:style-name="T1">de un congress</text:span> = of a congress</text:p>
        </text:list-item>
        <text:list-item>
          <text:p text:style-name="P12"><text:span text:style-name="T1">a un congress</text:span> = to a congress</text:p>
        </text:list-item>
        <text:list-item>
          <text:p text:style-name="P12"><text:span text:style-name="T1">del congress</text:span> = of the congress</text:p>
        </text:list-item>
        <text:list-item>
          <text:p text:style-name="P12"><text:span text:style-name="T1">al congress</text:span> = to the congress</text:p>
        </text:list-item>
      </text:list>
      <text:p text:style-name="First_20_paragraph">For the definite article (the), <text:span text:style-name="T1">a</text:span> + <text:span text:style-name="T1">li</text:span> is abbreviated to <text:span text:style-name="T1">al</text:span> and <text:span text:style-name="T1">de</text:span> + <text:span text:style-name="T1">il</text:span> to <text:span text:style-name="T1">del</text:span>.</text:p>
      <text:h text:style-name="Heading_20_3" text:outline-level="3"><text:bookmark-start text:name="_adjectives"/>Adjectives<text:bookmark-end text:name="_adjectives"/></text:h>
      <text:list text:style-name="L8">
        <text:list-item>
          <text:p text:style-name="P13"><text:span text:style-name="T1">un modern automobil</text:span> = a modern automobile</text:p>
        </text:list-item>
        <text:list-item>
          <text:p text:style-name="P13"><text:span text:style-name="T1">du modern automobiles</text:span> = two modern automobiles</text:p>
        </text:list-item>
      </text:list>
      <text:p text:style-name="First_20_paragraph">Adjectives in Interlingue do not decline for gender, number or case.</text:p>
      <text:h text:style-name="Heading_20_3" text:outline-level="3"><text:bookmark-start text:name="_persons"/>Persons<text:bookmark-end text:name="_persons"/></text:h>
      <text:p text:style-name="First_20_paragraph">While verbs in English conjugate depending on the person and number, they do not in Interlingue.</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Table_20_Contents"><text:span text:style-name="T1">yo have</text:span></text:p>
          </table:table-cell>
          <table:table-cell table:style-name="TableRowCell" office:value-type="string">
            <text:p text:style-name="Table_20_Contents">I have</text:p>
          </table:table-cell>
          <table:table-cell table:style-name="TableRowCell" office:value-type="string">
            <text:p text:style-name="Table_20_Contents"><text:span text:style-name="T1">yo es</text:span></text:p>
          </table:table-cell>
          <table:table-cell table:style-name="TableRowCell" office:value-type="string">
            <text:p text:style-name="Table_20_Contents">I am</text:p>
          </table:table-cell>
        </table:table-row>
        <table:table-row>
          <table:table-cell table:style-name="TableRowCell" office:value-type="string">
            <text:p text:style-name="Table_20_Contents"><text:span text:style-name="T1">tu have</text:span></text:p>
          </table:table-cell>
          <table:table-cell table:style-name="TableRowCell" office:value-type="string">
            <text:p text:style-name="Table_20_Contents">you have</text:p>
          </table:table-cell>
          <table:table-cell table:style-name="TableRowCell" office:value-type="string">
            <text:p text:style-name="Table_20_Contents"><text:span text:style-name="T1">tu es</text:span></text:p>
          </table:table-cell>
          <table:table-cell table:style-name="TableRowCell" office:value-type="string">
            <text:p text:style-name="Table_20_Contents">you are</text:p>
          </table:table-cell>
        </table:table-row>
        <table:table-row>
          <table:table-cell table:style-name="TableRowCell" office:value-type="string">
            <text:p text:style-name="Table_20_Contents"><text:span text:style-name="T1">il have</text:span></text:p>
          </table:table-cell>
          <table:table-cell table:style-name="TableRowCell" office:value-type="string">
            <text:p text:style-name="Table_20_Contents">he has</text:p>
          </table:table-cell>
          <table:table-cell table:style-name="TableRowCell" office:value-type="string">
            <text:p text:style-name="Table_20_Contents"><text:span text:style-name="T1">il es</text:span></text:p>
          </table:table-cell>
          <table:table-cell table:style-name="TableRowCell" office:value-type="string">
            <text:p text:style-name="Table_20_Contents">he is</text:p>
          </table:table-cell>
        </table:table-row>
        <table:table-row>
          <table:table-cell table:style-name="TableRowCell" office:value-type="string">
            <text:p text:style-name="Table_20_Contents"><text:span text:style-name="T1">ella have</text:span></text:p>
          </table:table-cell>
          <table:table-cell table:style-name="TableRowCell" office:value-type="string">
            <text:p text:style-name="Table_20_Contents">she has</text:p>
          </table:table-cell>
          <table:table-cell table:style-name="TableRowCell" office:value-type="string">
            <text:p text:style-name="Table_20_Contents"><text:span text:style-name="T1">essa es</text:span></text:p>
          </table:table-cell>
          <table:table-cell table:style-name="TableRowCell" office:value-type="string">
            <text:p text:style-name="Table_20_Contents">she is</text:p>
          </table:table-cell>
        </table:table-row>
        <table:table-row>
          <table:table-cell table:style-name="TableRowCell" office:value-type="string">
            <text:p text:style-name="Table_20_Contents"><text:span text:style-name="T1">it have</text:span></text:p>
          </table:table-cell>
          <table:table-cell table:style-name="TableRowCell" office:value-type="string">
            <text:p text:style-name="Table_20_Contents">it has</text:p>
          </table:table-cell>
          <table:table-cell table:style-name="TableRowCell" office:value-type="string">
            <text:p text:style-name="Table_20_Contents"><text:span text:style-name="T1">it es</text:span></text:p>
          </table:table-cell>
          <table:table-cell table:style-name="TableRowCell" office:value-type="string">
            <text:p text:style-name="Table_20_Contents">it es</text:p>
          </table:table-cell>
        </table:table-row>
        <table:table-row>
          <table:table-cell table:style-name="TableRowCell" office:value-type="string">
            <text:p text:style-name="Table_20_Contents"><text:span text:style-name="T1">noi have</text:span></text:p>
          </table:table-cell>
          <table:table-cell table:style-name="TableRowCell" office:value-type="string">
            <text:p text:style-name="Table_20_Contents">we have</text:p>
          </table:table-cell>
          <table:table-cell table:style-name="TableRowCell" office:value-type="string">
            <text:p text:style-name="Table_20_Contents"><text:span text:style-name="T1">noi es</text:span></text:p>
          </table:table-cell>
          <table:table-cell table:style-name="TableRowCell" office:value-type="string">
            <text:p text:style-name="Table_20_Contents">we are</text:p>
          </table:table-cell>
        </table:table-row>
        <table:table-row>
          <table:table-cell table:style-name="TableRowCell" office:value-type="string">
            <text:p text:style-name="Table_20_Contents"><text:span text:style-name="T1">vu have</text:span></text:p>
          </table:table-cell>
          <table:table-cell table:style-name="TableRowCell" office:value-type="string">
            <text:p text:style-name="Table_20_Contents">you (plural) have</text:p>
          </table:table-cell>
          <table:table-cell table:style-name="TableRowCell" office:value-type="string">
            <text:p text:style-name="Table_20_Contents"><text:span text:style-name="T1">vu es</text:span></text:p>
          </table:table-cell>
          <table:table-cell table:style-name="TableRowCell" office:value-type="string">
            <text:p text:style-name="Table_20_Contents">you are</text:p>
          </table:table-cell>
        </table:table-row>
        <table:table-row>
          <table:table-cell table:style-name="TableRowCell" office:value-type="string">
            <text:p text:style-name="Table_20_Contents"><text:span text:style-name="T1">Vu have</text:span></text:p>
          </table:table-cell>
          <table:table-cell table:style-name="TableRowCell" office:value-type="string">
            <text:p text:style-name="Table_20_Contents">you (polite) have</text:p>
          </table:table-cell>
          <table:table-cell table:style-name="TableRowCell" office:value-type="string">
            <text:p text:style-name="Table_20_Contents"><text:span text:style-name="T1">Vu es</text:span></text:p>
          </table:table-cell>
          <table:table-cell table:style-name="TableRowCell" office:value-type="string">
            <text:p text:style-name="Table_20_Contents">you are</text:p>
          </table:table-cell>
        </table:table-row>
        <table:table-row>
          <table:table-cell table:style-name="TableRowCell" office:value-type="string">
            <text:p text:style-name="Table_20_Contents"><text:span text:style-name="T1">ili have</text:span></text:p>
          </table:table-cell>
          <table:table-cell table:style-name="TableRowCell" office:value-type="string">
            <text:p text:style-name="Table_20_Contents">they have</text:p>
          </table:table-cell>
          <table:table-cell table:style-name="TableRowCell" office:value-type="string">
            <text:p text:style-name="Table_20_Contents"><text:span text:style-name="T1">ili es</text:span></text:p>
          </table:table-cell>
          <table:table-cell table:style-name="TableRowCell" office:value-type="string">
            <text:p text:style-name="Table_20_Contents">they are</text:p>
          </table:table-cell>
        </table:table-row>
        <table:table-row>
          <table:table-cell table:style-name="TableRowCell" office:value-type="string">
            <text:p text:style-name="Table_20_Contents"><text:span text:style-name="T1">on have</text:span></text:p>
          </table:table-cell>
          <table:table-cell table:style-name="TableRowCell" office:value-type="string">
            <text:p text:style-name="Table_20_Contents">one has</text:p>
          </table:table-cell>
          <table:table-cell table:style-name="TableRowCell" office:value-type="string">
            <text:p text:style-name="Table_20_Contents"><text:span text:style-name="T1">on es</text:span></text:p>
          </table:table-cell>
          <table:table-cell table:style-name="TableRowCell" office:value-type="string">
            <text:p text:style-name="Table_20_Contents">one is</text:p>
          </table:table-cell>
        </table:table-row>
      </table:table>
      <text:h text:style-name="Heading_20_1" text:outline-level="1"><text:bookmark-start text:name="_duesim_letion"/>Duesim letion<text:bookmark-end text:name="_duesim_letion"/></text:h>
      <text:h text:style-name="Heading_20_2" text:outline-level="2"><text:bookmark-start text:name="_textus_2"/>Textus<text:bookmark-end text:name="_textus_2"/></text:h>
      <text:h text:style-name="Heading_20_3" text:outline-level="3"><text:bookmark-start text:name="_un_dialog"/>Un dialog<text:bookmark-end text:name="_un_dialog"/></text:h>
      <text:p text:style-name="First_20_paragraph">Un yun mann promena sur li trottuore de un strada e observa li vive. Il incontra un amíco, quel saluta le e strax comensa questionar:</text:p>
      <text:p text:style-name="Text_20_body">“Bon die, mi amíco. Quo Vu fa nu?”</text:p>
      <text:p text:style-name="Text_20_body">“Yo promena.”</text:p>
      <text:p text:style-name="Text_20_body">“Quo Vu ha fat hodie? Yo ne ha videt Vos ante nu.”</text:p>
      <text:p text:style-name="Text_20_body">“Yo ha laborat.”</text:p>
      <text:p text:style-name="Text_20_body">“Quo Vu fat yer?”</text:p>
      <text:p text:style-name="Text_20_body">“Yo esset in hem e reposat.”</text:p>
      <text:p text:style-name="Text_20_body">“Quo Vu hat fat anteyer, si Vu esset yer tam fatigat?”</text:p>
      <text:p text:style-name="Text_20_body">“Yo hat laborat li tot die e nocte.”</text:p>
      <text:p text:style-name="Text_20_body">“Quo Vu va far deman?”</text:p>
      <text:p text:style-name="Text_20_body">“Yo va scrir un long articul por un jurnal, e yo espera, que yo va har scrit it til fine posdeman.”</text:p>
      <text:p text:style-name="Text_20_body">“Mey Vu haver success in Vor interprense! Ma it vell esser interessant saver, pri quo Vu va scrir e por qui Vu va scrir.”</text:p>
      <text:p text:style-name="Text_20_body">“Ci noi ne posse star plu. Noi deve ear.”</text:p>
      <text:p text:style-name="Text_20_body">“Lass nos visitar un café! Ta noi posse seder e trincar un glass de bir e parlar. O si Vu vole, café o té. Ples venir con me!”</text:p>
      <text:p text:style-name="Text_20_body">“Mersí pro Vor invitation! Ma ples pardonar: pro quo Vu vole saver quo yo fa, e pri quo e por qui yo scri?”</text:p>
      <text:p text:style-name="Text_20_body">“Pro que un yun mann deve saver omnicos.”</text:p>
      <text:p text:style-name="P14"><text:span text:style-name="T1">Note</text:span></text:p>
      <text:p text:style-name="P14"><text:span text:style-name="T1">hodie</text:span> as a combination of <text:span text:style-name="T1">ho-</text:span> + <text:span text:style-name="T1">die</text:span> is stressed as <text:span text:style-name="T1">hodíe</text:span>, and <text:span text:style-name="T1">omnicos</text:span> as a combination of <text:span text:style-name="T1">omni</text:span> (all) + <text:span text:style-name="T1">cose</text:span> (thing) is stressed as <text:span text:style-name="T1">omnicós</text:span>. They may be also written as <text:span text:style-name="T1">hodíe</text:span> and <text:span text:style-name="T1">omnicós</text:span>.</text:p>
      <text:h text:style-name="Heading_20_4" text:outline-level="4"><text:bookmark-start text:name="_vocabularium_4"/>Vocabularium<text:bookmark-end text:name="_vocabularium_4"/></text:h>
      <text:list text:style-name="L9">
        <text:list-item>
          <text:p text:style-name="P15"><text:span text:style-name="T1">amíco</text:span> = friend</text:p>
        </text:list-item>
        <text:list-item>
          <text:p text:style-name="P15"><text:span text:style-name="T1">ante nu</text:span> = before now</text:p>
        </text:list-item>
        <text:list-item>
          <text:p text:style-name="P15"><text:span text:style-name="T1">bon die</text:span> = good day</text:p>
        </text:list-item>
        <text:list-item>
          <text:p text:style-name="P15"><text:span text:style-name="T1">ci</text:span> = here</text:p>
        </text:list-item>
        <text:list-item>
          <text:p text:style-name="P15"><text:span text:style-name="T1">deman</text:span> = tomorrow</text:p>
        </text:list-item>
        <text:list-item>
          <text:p text:style-name="P15"><text:span text:style-name="T1">dever</text:span> = to must</text:p>
        </text:list-item>
        <text:list-item>
          <text:p text:style-name="P15"><text:span text:style-name="T1">duesim</text:span> = second</text:p>
        </text:list-item>
        <text:list-item>
          <text:p text:style-name="P15"><text:span text:style-name="T1">ear</text:span> = to go</text:p>
        </text:list-item>
        <text:list-item>
          <text:p text:style-name="P15"><text:span text:style-name="T1">esperar</text:span> = to hope</text:p>
        </text:list-item>
        <text:list-item>
          <text:p text:style-name="P15"><text:span text:style-name="T1">fatigar</text:span> = to tire</text:p>
        </text:list-item>
        <text:list-item>
          <text:p text:style-name="P15"><text:span text:style-name="T1">hodie</text:span> = today</text:p>
        </text:list-item>
        <text:list-item>
          <text:p text:style-name="P15"><text:span text:style-name="T1">interprense</text:span> = endeavour</text:p>
        </text:list-item>
        <text:list-item>
          <text:p text:style-name="P15"><text:span text:style-name="T1">laborar</text:span> = to work</text:p>
        </text:list-item>
        <text:list-item>
          <text:p text:style-name="P15"><text:span text:style-name="T1">le</text:span> = him</text:p>
        </text:list-item>
        <text:list-item>
          <text:p text:style-name="P15"><text:span text:style-name="T1">mersí</text:span> = thanks</text:p>
        </text:list-item>
        <text:list-item>
          <text:p text:style-name="P15"><text:span text:style-name="T1">ne</text:span> = not</text:p>
        </text:list-item>
        <text:list-item>
          <text:p text:style-name="P15"><text:span text:style-name="T1">nocte</text:span> = night</text:p>
        </text:list-item>
        <text:list-item>
          <text:p text:style-name="P15"><text:span text:style-name="T1">o</text:span> = or</text:p>
        </text:list-item>
        <text:list-item>
          <text:p text:style-name="P15"><text:span text:style-name="T1">omnicos</text:span> = everything</text:p>
        </text:list-item>
        <text:list-item>
          <text:p text:style-name="P15"><text:span text:style-name="T1">plu</text:span> = more</text:p>
        </text:list-item>
        <text:list-item>
          <text:p text:style-name="P15"><text:span text:style-name="T1">por qui</text:span> = for who(m)</text:p>
        </text:list-item>
        <text:list-item>
          <text:p text:style-name="P15"><text:span text:style-name="T1">por</text:span> = for</text:p>
        </text:list-item>
        <text:list-item>
          <text:p text:style-name="P15"><text:span text:style-name="T1">posdeman</text:span> = the day after tomorrow</text:p>
        </text:list-item>
        <text:list-item>
          <text:p text:style-name="P15"><text:span text:style-name="T1">pri quo</text:span> = about what</text:p>
        </text:list-item>
        <text:list-item>
          <text:p text:style-name="P15"><text:span text:style-name="T1">pro que</text:span> = because (“due to that…”)</text:p>
        </text:list-item>
        <text:list-item>
          <text:p text:style-name="P15"><text:span text:style-name="T1">pro quo</text:span> = why (“due to what”)</text:p>
        </text:list-item>
        <text:list-item>
          <text:p text:style-name="P15"><text:span text:style-name="T1">pro</text:span> = due to</text:p>
        </text:list-item>
        <text:list-item>
          <text:p text:style-name="P15"><text:span text:style-name="T1">promena</text:span> = strolls (cf. promenade)</text:p>
        </text:list-item>
        <text:list-item>
          <text:p text:style-name="P15"><text:span text:style-name="T1">que</text:span> = that (as in “I hope <text:span text:style-name="T2">that</text:span>…”)</text:p>
        </text:list-item>
        <text:list-item>
          <text:p text:style-name="P15"><text:span text:style-name="T1">questionar</text:span> = to question, to ask</text:p>
        </text:list-item>
        <text:list-item>
          <text:p text:style-name="P15"><text:span text:style-name="T1">quo</text:span> = what</text:p>
        </text:list-item>
        <text:list-item>
          <text:p text:style-name="P15"><text:span text:style-name="T1">reposar</text:span> = to repose, to rest</text:p>
        </text:list-item>
        <text:list-item>
          <text:p text:style-name="P15"><text:span text:style-name="T1">saver</text:span> = to know</text:p>
        </text:list-item>
        <text:list-item>
          <text:p text:style-name="P15"><text:span text:style-name="T1">strax</text:span> = right away</text:p>
        </text:list-item>
        <text:list-item>
          <text:p text:style-name="P15"><text:span text:style-name="T1">ta</text:span> = there</text:p>
        </text:list-item>
        <text:list-item>
          <text:p text:style-name="P15"><text:span text:style-name="T1">tam</text:span> = so</text:p>
        </text:list-item>
        <text:list-item>
          <text:p text:style-name="P15"><text:span text:style-name="T1">trottuore</text:span> = sidewalk</text:p>
        </text:list-item>
        <text:list-item>
          <text:p text:style-name="P15"><text:span text:style-name="T1">venir</text:span> = to come</text:p>
        </text:list-item>
        <text:list-item>
          <text:p text:style-name="P15"><text:span text:style-name="T1">vive</text:span> = life</text:p>
        </text:list-item>
        <text:list-item>
          <text:p text:style-name="P15"><text:span text:style-name="T1">voler</text:span> = to want</text:p>
        </text:list-item>
        <text:list-item>
          <text:p text:style-name="P15"><text:span text:style-name="T1">Vor</text:span> = your (polite form)</text:p>
        </text:list-item>
        <text:list-item>
          <text:p text:style-name="P15"><text:span text:style-name="T1">Vos</text:span> = you (object)</text:p>
        </text:list-item>
        <text:list-item>
          <text:p text:style-name="P15"><text:span text:style-name="T1">yer</text:span> = yesterday</text:p>
        </text:list-item>
      </text:list>
      <text:h text:style-name="Heading_20_3" text:outline-level="3"><text:bookmark-start text:name="_li_furtard_e_li_prestro"/>Li furtard e li prestro<text:bookmark-end text:name="_li_furtard_e_li_prestro"/></text:h>
      <text:p text:style-name="First_20_paragraph">Un furtard veni a un prestro por confesser su mult peccas e reciver pardon e absolution. Li prestro sede in su stul e escuta benevolent, durant que li furtard raconta le pri su trics.</text:p>
      <text:p text:style-name="Text_20_body">“Quo tu ha fat, mi filio?” questiona li prestro. – In li sam moment li furtard vide, que li prestro porta un fin aurin horloge in un tasca de su gilete. Il prende it sin que li prestro remarca to.</text:p>
      <text:p text:style-name="Text_20_body">“Yo furte,” li furtard responde.</text:p>
      <text:p text:style-name="Text_20_body">“Talmen tu ne deve dir. Ples dir, yo ha furtet!” – Nu li furtard ja ha deposit li horloge in su tasca.</text:p>
      <text:p text:style-name="Text_20_body">“Yo ha furtet,” il confirma.</text:p>
      <text:p text:style-name="Text_20_body">“Yes, bon, mi filio. Nu tu deve retornar to quo tu ha furtet.”</text:p>
      <text:p text:style-name="Text_20_body">“Esque Vu ne vole haver it?”</text:p>
      <text:p text:style-name="Text_20_body">“No, tu deve dar it al possessor.”</text:p>
      <text:p text:style-name="Text_20_body">“Li possessor ne vole haver it.”</text:p>
      <text:p text:style-name="Text_20_body">“In tal casu, ples departer in pace. Tui peccas es pardonat.”</text:p>
      <text:h text:style-name="Heading_20_4" text:outline-level="4"><text:bookmark-start text:name="_vocabularium_5"/>Vocabularium<text:bookmark-end text:name="_vocabularium_5"/></text:h>
      <text:list text:style-name="L10">
        <text:list-item>
          <text:p text:style-name="P16"><text:span text:style-name="T1">aurin</text:span> = golden</text:p>
        </text:list-item>
        <text:list-item>
          <text:p text:style-name="P16"><text:span text:style-name="T1">casu</text:span> = case (circumstance)</text:p>
        </text:list-item>
        <text:list-item>
          <text:p text:style-name="P16"><text:span text:style-name="T1">confesser</text:span> = to confess</text:p>
        </text:list-item>
        <text:list-item>
          <text:p text:style-name="P16"><text:span text:style-name="T1">confirmar</text:span> = to confirm</text:p>
        </text:list-item>
        <text:list-item>
          <text:p text:style-name="P16"><text:span text:style-name="T1">dar</text:span> = to give</text:p>
        </text:list-item>
        <text:list-item>
          <text:p text:style-name="P16"><text:span text:style-name="T1">deposir</text:span> = to put in, to deposit</text:p>
        </text:list-item>
        <text:list-item>
          <text:p text:style-name="P16"><text:span text:style-name="T1">dir</text:span> = to say</text:p>
        </text:list-item>
        <text:list-item>
          <text:p text:style-name="P16"><text:span text:style-name="T1">durant que</text:span> = while</text:p>
        </text:list-item>
        <text:list-item>
          <text:p text:style-name="P16"><text:span text:style-name="T1">esque</text:span> = (used to ask questions)</text:p>
        </text:list-item>
        <text:list-item>
          <text:p text:style-name="P16"><text:span text:style-name="T1">fin</text:span> = fine</text:p>
        </text:list-item>
        <text:list-item>
          <text:p text:style-name="P16"><text:span text:style-name="T1">furtard</text:span> = thief</text:p>
        </text:list-item>
        <text:list-item>
          <text:p text:style-name="P16"><text:span text:style-name="T1">furter</text:span> = to steal</text:p>
        </text:list-item>
        <text:list-item>
          <text:p text:style-name="P16"><text:span text:style-name="T1">gilete</text:span> = vest</text:p>
        </text:list-item>
        <text:list-item>
          <text:p text:style-name="P16"><text:span text:style-name="T1">horloge</text:span> = watch (wristwatch)</text:p>
        </text:list-item>
        <text:list-item>
          <text:p text:style-name="P16"><text:span text:style-name="T1">mult</text:span> = much</text:p>
        </text:list-item>
        <text:list-item>
          <text:p text:style-name="P16"><text:span text:style-name="T1">pace</text:span> = peace</text:p>
        </text:list-item>
        <text:list-item>
          <text:p text:style-name="P16"><text:span text:style-name="T1">pecca</text:span> = sin</text:p>
        </text:list-item>
        <text:list-item>
          <text:p text:style-name="P16"><text:span text:style-name="T1">portar</text:span> = to carry</text:p>
        </text:list-item>
        <text:list-item>
          <text:p text:style-name="P16"><text:span text:style-name="T1">possessor</text:span> = owner (possessor)</text:p>
        </text:list-item>
        <text:list-item>
          <text:p text:style-name="P16"><text:span text:style-name="T1">prender</text:span> = to take</text:p>
        </text:list-item>
        <text:list-item>
          <text:p text:style-name="P16"><text:span text:style-name="T1">prestro</text:span> = priest</text:p>
        </text:list-item>
        <text:list-item>
          <text:p text:style-name="P16"><text:span text:style-name="T1">racontar</text:span> = to tell</text:p>
        </text:list-item>
        <text:list-item>
          <text:p text:style-name="P16"><text:span text:style-name="T1">reciver</text:span> = to receive</text:p>
        </text:list-item>
        <text:list-item>
          <text:p text:style-name="P16"><text:span text:style-name="T1">remarcar to</text:span> = notice it</text:p>
        </text:list-item>
        <text:list-item>
          <text:p text:style-name="P16"><text:span text:style-name="T1">retornar</text:span> = to return</text:p>
        </text:list-item>
        <text:list-item>
          <text:p text:style-name="P16"><text:span text:style-name="T1">sam</text:span> = same</text:p>
        </text:list-item>
        <text:list-item>
          <text:p text:style-name="P16"><text:span text:style-name="T1">su</text:span> = his, hers, its</text:p>
        </text:list-item>
        <text:list-item>
          <text:p text:style-name="P16"><text:span text:style-name="T1">tal</text:span> = such a</text:p>
        </text:list-item>
        <text:list-item>
          <text:p text:style-name="P16"><text:span text:style-name="T1">talmen</text:span> = thus, in that way</text:p>
        </text:list-item>
        <text:list-item>
          <text:p text:style-name="P16"><text:span text:style-name="T1">tasca</text:span> = pocket</text:p>
        </text:list-item>
        <text:list-item>
          <text:p text:style-name="P16"><text:span text:style-name="T1">to</text:span> = it, that</text:p>
        </text:list-item>
        <text:list-item>
          <text:p text:style-name="P16"><text:span text:style-name="T1">tui</text:span> = your (informal)</text:p>
        </text:list-item>
      </text:list>
      <text:h text:style-name="Heading_20_3" text:outline-level="3"><text:bookmark-start text:name="_anecdotes"/>Anecdotes<text:bookmark-end text:name="_anecdotes"/></text:h>
      <text:p text:style-name="First_20_paragraph">Li persian legates postulat del Spartanes terra e aqua quam signe de subjugation. Li Spartanes jettat les in un profund bronn: “Ta vu have terra e aqua.”</text:p>
      <text:p text:style-name="Text_20_body">Zeno, li filosofo, dit a un querellant yun mann: “Li natura ha dat nos du oreles e un bocca, por que noi mey escutar mult e parlar poc.”</text:p>
      <text:p text:style-name="Text_20_body">“Si yo va venir a Laconia, yo va extinter omnicos e omnihom per foy e gladie,” scrit Philippos, li rey de Macedonia, al Spartanes. “Si,” respondet li Spartanes.</text:p>
      <text:p text:style-name="Text_20_body">Un asiatic potentate esset questionat, quel esset su opinion pri li vin. Il respondet: “It es un fluide, quel es extraet de lingues de féminas e cordies de leones, pro que, quande yo ha trincat vin, yo posse parlar sin cessar e combatter mem li diábol.”</text:p>
      <text:h text:style-name="Heading_20_4" text:outline-level="4"><text:bookmark-start text:name="_vocabularium_6"/>Vocabularium<text:bookmark-end text:name="_vocabularium_6"/></text:h>
      <text:list text:style-name="L11">
        <text:list-item>
          <text:p text:style-name="P17"><text:span text:style-name="T1">bocca</text:span> = mouth</text:p>
        </text:list-item>
        <text:list-item>
          <text:p text:style-name="P17"><text:span text:style-name="T1">cessar</text:span> = to stop</text:p>
        </text:list-item>
        <text:list-item>
          <text:p text:style-name="P17"><text:span text:style-name="T1">combatter</text:span> = to combat</text:p>
        </text:list-item>
        <text:list-item>
          <text:p text:style-name="P17"><text:span text:style-name="T1">cordie</text:span> = heart</text:p>
        </text:list-item>
        <text:list-item>
          <text:p text:style-name="P17"><text:span text:style-name="T1">diábol</text:span> = devil</text:p>
        </text:list-item>
        <text:list-item>
          <text:p text:style-name="P17"><text:span text:style-name="T1">extinter</text:span> = to extinguish</text:p>
        </text:list-item>
        <text:list-item>
          <text:p text:style-name="P17"><text:span text:style-name="T1">fluide</text:span> = fluid</text:p>
        </text:list-item>
        <text:list-item>
          <text:p text:style-name="P17"><text:span text:style-name="T1">foy</text:span> = fire</text:p>
        </text:list-item>
        <text:list-item>
          <text:p text:style-name="P17"><text:span text:style-name="T1">fémina</text:span> = woman</text:p>
        </text:list-item>
        <text:list-item>
          <text:p text:style-name="P17"><text:span text:style-name="T1">gladie</text:span> = sword</text:p>
        </text:list-item>
        <text:list-item>
          <text:p text:style-name="P17"><text:span text:style-name="T1">jettar</text:span> = to throw, to toss</text:p>
        </text:list-item>
        <text:list-item>
          <text:p text:style-name="P17"><text:span text:style-name="T1">leon</text:span> = lion</text:p>
        </text:list-item>
        <text:list-item>
          <text:p text:style-name="P17"><text:span text:style-name="T1">omnihom</text:span> = everyone</text:p>
        </text:list-item>
        <text:list-item>
          <text:p text:style-name="P17"><text:span text:style-name="T1">orel</text:span> = ear</text:p>
        </text:list-item>
        <text:list-item>
          <text:p text:style-name="P17"><text:span text:style-name="T1">poc</text:span> = little</text:p>
        </text:list-item>
        <text:list-item>
          <text:p text:style-name="P17"><text:span text:style-name="T1">por que</text:span> = in order to (“for that…”)</text:p>
        </text:list-item>
        <text:list-item>
          <text:p text:style-name="P17"><text:span text:style-name="T1">postular</text:span> = to demand</text:p>
        </text:list-item>
        <text:list-item>
          <text:p text:style-name="P17"><text:span text:style-name="T1">profund</text:span> = deep</text:p>
        </text:list-item>
        <text:list-item>
          <text:p text:style-name="P17"><text:span text:style-name="T1">quel</text:span> = which</text:p>
        </text:list-item>
        <text:list-item>
          <text:p text:style-name="P17"><text:span text:style-name="T1">querellar</text:span> = to quarrel</text:p>
        </text:list-item>
        <text:list-item>
          <text:p text:style-name="P17"><text:span text:style-name="T1">terra e aqua</text:span> = earth and water</text:p>
        </text:list-item>
        <text:list-item>
          <text:p text:style-name="P17"><text:span text:style-name="T1">vin</text:span> = wine</text:p>
        </text:list-item>
      </text:list>
      <text:h text:style-name="Heading_20_3" text:outline-level="3"><text:bookmark-start text:name="_proverbies"/>Proverbies<text:bookmark-end text:name="_proverbies"/></text:h>
      <text:list text:style-name="L12">
        <text:list-item>
          <text:p text:style-name="P18">Mannes fa domes, ma féminas fa hemes.</text:p>
        </text:list-item>
        <text:list-item>
          <text:p text:style-name="P18">Li infante es li patre del mann.</text:p>
        </text:list-item>
        <text:list-item>
          <text:p text:style-name="P18">Plu vu studia, plu vu trova, que vu save necos.</text:p>
        </text:list-item>
        <text:list-item>
          <text:p text:style-name="P18">Aure dat por sanitá, ne es dat in vanitá.</text:p>
        </text:list-item>
        <text:list-item>
          <text:p text:style-name="P18">On ne posse seder sur du stules.</text:p>
        </text:list-item>
        <text:list-item>
          <text:p text:style-name="P18">Errar es homan, pardonar divin.</text:p>
        </text:list-item>
        <text:list-item>
          <text:p text:style-name="P18">Parlar es plu facil quam far.</text:p>
        </text:list-item>
        <text:list-item>
          <text:p text:style-name="P18">Quande li fox predica tolerantie, ples gardar vor ganses.</text:p>
        </text:list-item>
        <text:list-item>
          <text:p text:style-name="P18">Sur un rulant petre moss ne cresce.</text:p>
        </text:list-item>
        <text:list-item>
          <text:p text:style-name="P18">Li morites governa li viventes.</text:p>
        </text:list-item>
        <text:list-item>
          <text:p text:style-name="P18">Bon comensat es demí parat.</text:p>
        </text:list-item>
        <text:list-item>
          <text:p text:style-name="P18">Que sempre es comensant, nequande es finient.</text:p>
        </text:list-item>
        <text:list-item>
          <text:p text:style-name="P18">Mult homes es vocat, ma poc homes es electet.</text:p>
        </text:list-item>
        <text:list-item>
          <text:p text:style-name="P18">Li sapon es li mesura de bon-esser e cultura del state.</text:p>
        </text:list-item>
      </text:list>
      <text:h text:style-name="Heading_20_4" text:outline-level="4"><text:bookmark-start text:name="_vocabularium_7"/>Vocabularium<text:bookmark-end text:name="_vocabularium_7"/></text:h>
      <text:list text:style-name="L13">
        <text:list-item>
          <text:p text:style-name="P19"><text:span text:style-name="T1">aure</text:span> = gold</text:p>
        </text:list-item>
        <text:list-item>
          <text:p text:style-name="P19"><text:span text:style-name="T1">crescer</text:span> = to grow</text:p>
        </text:list-item>
        <text:list-item>
          <text:p text:style-name="P19"><text:span text:style-name="T1">divin</text:span> = divine</text:p>
        </text:list-item>
        <text:list-item>
          <text:p text:style-name="P19"><text:span text:style-name="T1">dom</text:span> = house</text:p>
        </text:list-item>
        <text:list-item>
          <text:p text:style-name="P19"><text:span text:style-name="T1">du</text:span> = two</text:p>
        </text:list-item>
        <text:list-item>
          <text:p text:style-name="P19"><text:span text:style-name="T1">facil</text:span> = easy</text:p>
        </text:list-item>
        <text:list-item>
          <text:p text:style-name="P19"><text:span text:style-name="T1">gardar</text:span> = to guard</text:p>
        </text:list-item>
        <text:list-item>
          <text:p text:style-name="P19"><text:span text:style-name="T1">hem</text:span> = home</text:p>
        </text:list-item>
        <text:list-item>
          <text:p text:style-name="P19"><text:span text:style-name="T1">hom</text:span> = person</text:p>
        </text:list-item>
        <text:list-item>
          <text:p text:style-name="P19"><text:span text:style-name="T1">homan</text:span> = human</text:p>
        </text:list-item>
        <text:list-item>
          <text:p text:style-name="P19"><text:span text:style-name="T1">in vanitá</text:span> = in vain</text:p>
        </text:list-item>
        <text:list-item>
          <text:p text:style-name="P19"><text:span text:style-name="T1">infante</text:span> = infant, child</text:p>
        </text:list-item>
        <text:list-item>
          <text:p text:style-name="P19"><text:span text:style-name="T1">morir</text:span> = to die</text:p>
        </text:list-item>
        <text:list-item>
          <text:p text:style-name="P19"><text:span text:style-name="T1">necos</text:span> = nothing</text:p>
        </text:list-item>
        <text:list-item>
          <text:p text:style-name="P19"><text:span text:style-name="T1">nequande</text:span> = never</text:p>
        </text:list-item>
        <text:list-item>
          <text:p text:style-name="P19"><text:span text:style-name="T1">parat</text:span> = done</text:p>
        </text:list-item>
        <text:list-item>
          <text:p text:style-name="P19"><text:span text:style-name="T1">petre</text:span> = stone</text:p>
        </text:list-item>
        <text:list-item>
          <text:p text:style-name="P19"><text:span text:style-name="T1">predicar</text:span> = to preach</text:p>
        </text:list-item>
        <text:list-item>
          <text:p text:style-name="P19"><text:span text:style-name="T1">proverbie</text:span> = proverb</text:p>
        </text:list-item>
        <text:list-item>
          <text:p text:style-name="P19"><text:span text:style-name="T1">quande</text:span> = when</text:p>
        </text:list-item>
        <text:list-item>
          <text:p text:style-name="P19"><text:span text:style-name="T1">rular</text:span> = to roll</text:p>
        </text:list-item>
        <text:list-item>
          <text:p text:style-name="P19"><text:span text:style-name="T1">sanitá</text:span> = health</text:p>
        </text:list-item>
        <text:list-item>
          <text:p text:style-name="P19"><text:span text:style-name="T1">sapon</text:span> = soap</text:p>
        </text:list-item>
        <text:list-item>
          <text:p text:style-name="P19"><text:span text:style-name="T1">sempre</text:span> = always</text:p>
        </text:list-item>
        <text:list-item>
          <text:p text:style-name="P19"><text:span text:style-name="T1">trovar</text:span> = to find</text:p>
        </text:list-item>
        <text:list-item>
          <text:p text:style-name="P19"><text:span text:style-name="T1">vocar</text:span> = to call</text:p>
        </text:list-item>
      </text:list>
      <text:h text:style-name="Heading_20_2" text:outline-level="2"><text:bookmark-start text:name="_explanations_2"/>Explanations<text:bookmark-end text:name="_explanations_2"/></text:h>
      <text:h text:style-name="Heading_20_3" text:outline-level="3"><text:bookmark-start text:name="_conjugation"/>Conjugation<text:bookmark-end text:name="_conjugation"/></text:h>
      <text:p text:style-name="First_20_paragraph">Verbs in Interlingue are all regular (except for the verb “to be” (<text:span text:style-name="T1">esser</text:span>) which is written <text:span text:style-name="T1">es</text:span> in the present). There is only one conjugation with four forms. Taking the verbal stem <text:span text:style-name="T1">ama-</text:span> (love) as an example we have the following four forms: <text:span text:style-name="T1">ama</text:span>, <text:span text:style-name="T1">ama</text:span><text:span text:style-name="T3">r</text:span>, <text:span text:style-name="T1">ama</text:span><text:span text:style-name="T3">nt</text:span>, <text:span text:style-name="T1">ama</text:span><text:span text:style-name="T3">t</text:span>.</text:p>
      <text:list text:style-name="L14">
        <text:list-item>
          <text:p text:style-name="P20"><text:span text:style-name="T1">ama</text:span> has the following uses:</text:p>
          <text:list text:style-name="L15">
            <text:list-item>
              <text:p text:style-name="P21">Active present indicative (regular present form): <text:span text:style-name="T1">yo ama</text:span> = I love, <text:span text:style-name="T1">il ama</text:span> = he loves, <text:span text:style-name="T1">vu ama</text:span> = you love, etc.</text:p>
            </text:list-item>
            <text:list-item>
              <text:p text:style-name="P21">Active present conjunctive: <text:span text:style-name="T1">Il di que il ama</text:span> = He says that he loves.</text:p>
            </text:list-item>
            <text:list-item>
              <text:p text:style-name="P21">Imperative: <text:span text:style-name="T1">ama</text:span>! = love!, <text:span text:style-name="T1">veni</text:span>! = come!</text:p>
            </text:list-item>
          </text:list>
        </text:list-item>
        <text:list-item>
          <text:p text:style-name="P20"><text:span text:style-name="T1">amar</text:span> is the infinitive. <text:span text:style-name="T1">amar</text:span> = to love, <text:span text:style-name="T1">venir</text:span> = to come, <text:span text:style-name="T1">presser</text:span> = to press.</text:p>
        </text:list-item>
        <text:list-item>
          <text:p text:style-name="P20"><text:span text:style-name="T1">amant</text:span> is the active participle (English “-ing”). <text:span text:style-name="T1">amant</text:span> = loving, <text:span text:style-name="T1">venient</text:span> = coming, <text:span text:style-name="T1">pressent</text:span> = pressing.</text:p>
        </text:list-item>
        <text:list-item>
          <text:p text:style-name="P20"><text:span text:style-name="T1">amat</text:span> has the following uses:</text:p>
          <text:list text:style-name="L16">
            <text:list-item>
              <text:p text:style-name="P22">Perfect participle (i.e. an adjective): <text:span text:style-name="T1">amat</text:span> = loved, <text:span text:style-name="T1">venit</text:span> = come, <text:span text:style-name="T1">presset</text:span> = pressed. <text:span text:style-name="T1">Li amat patria</text:span> = the (be)loved homeland.</text:p>
            </text:list-item>
            <text:list-item>
              <text:p text:style-name="P22">Active indicative preterite (i.e. past tense): <text:span text:style-name="T1">yo amat</text:span> = I loved, <text:span text:style-name="T1">tu amat</text:span> = you loved, <text:span text:style-name="T1">il amat</text:span> = he loved, <text:span text:style-name="T1">noi amat</text:span> = we loved, <text:span text:style-name="T1">ili amat su patria</text:span> = they loved their homeland, etc.</text:p>
            </text:list-item>
          </text:list>
        </text:list-item>
      </text:list>
      <text:p text:style-name="First_20_paragraph">The other forms are created with the help of auxiliary verbs.</text:p>
      <text:h text:style-name="Heading_20_4" text:outline-level="4"><text:bookmark-start text:name="_active"/>Active<text:bookmark-end text:name="_active"/></text:h>
      <table:table table:name="Table2" table:style-name="Table2">
        <table:table-column table:style-name="Table2.A"/>
        <table:table-column table:style-name="Table2.B"/>
        <table:table-column table:style-name="Table2.C"/>
        <table:table-row>
          <table:table-cell table:style-name="TableRowCell" office:value-type="string">
            <text:p text:style-name="Table_20_Contents">Perfect</text:p>
          </table:table-cell>
          <table:table-cell table:style-name="TableRowCell" office:value-type="string">
            <text:p text:style-name="Table_20_Contents"><text:span text:style-name="T1">yo ha amat</text:span></text:p>
          </table:table-cell>
          <table:table-cell table:style-name="TableRowCell" office:value-type="string">
            <text:p text:style-name="Table_20_Contents">I have loved</text:p>
          </table:table-cell>
        </table:table-row>
        <table:table-row>
          <table:table-cell table:style-name="TableRowCell" office:value-type="string">
            <text:p text:style-name="Table_20_Contents">Pluperfect</text:p>
          </table:table-cell>
          <table:table-cell table:style-name="TableRowCell" office:value-type="string">
            <text:p text:style-name="Table_20_Contents"><text:span text:style-name="T1">yo hat amat</text:span></text:p>
          </table:table-cell>
          <table:table-cell table:style-name="TableRowCell" office:value-type="string">
            <text:p text:style-name="Table_20_Contents">I had loved</text:p>
          </table:table-cell>
        </table:table-row>
        <table:table-row>
          <table:table-cell table:style-name="TableRowCell" office:value-type="string">
            <text:p text:style-name="Table_20_Contents">Future 1</text:p>
          </table:table-cell>
          <table:table-cell table:style-name="TableRowCell" office:value-type="string">
            <text:p text:style-name="Table_20_Contents"><text:span text:style-name="T1">yo va amar</text:span></text:p>
          </table:table-cell>
          <table:table-cell table:style-name="TableRowCell" office:value-type="string">
            <text:p text:style-name="Table_20_Contents">I will love</text:p>
          </table:table-cell>
        </table:table-row>
        <table:table-row>
          <table:table-cell table:style-name="TableRowCell" office:value-type="string">
            <text:p text:style-name="Table_20_Contents">Future 2</text:p>
          </table:table-cell>
          <table:table-cell table:style-name="TableRowCell" office:value-type="string">
            <text:p text:style-name="Table_20_Contents"><text:span text:style-name="T1">yo va har amat</text:span></text:p>
          </table:table-cell>
          <table:table-cell table:style-name="TableRowCell" office:value-type="string">
            <text:p text:style-name="Table_20_Contents">I will have loved</text:p>
          </table:table-cell>
        </table:table-row>
        <table:table-row>
          <table:table-cell table:style-name="TableRowCell" office:value-type="string">
            <text:p text:style-name="Table_20_Contents">Optative</text:p>
          </table:table-cell>
          <table:table-cell table:style-name="TableRowCell" office:value-type="string">
            <text:p text:style-name="Table_20_Contents"><text:span text:style-name="T1">yo mey amar</text:span></text:p>
          </table:table-cell>
          <table:table-cell table:style-name="TableRowCell" office:value-type="string">
            <text:p text:style-name="Table_20_Contents">I may love</text:p>
          </table:table-cell>
        </table:table-row>
        <table:table-row>
          <table:table-cell table:style-name="TableRowCell" office:value-type="string">
            <text:p text:style-name="Table_20_Contents">Conditional</text:p>
          </table:table-cell>
          <table:table-cell table:style-name="TableRowCell" office:value-type="string">
            <text:p text:style-name="Table_20_Contents"><text:span text:style-name="T1">yo vell amar</text:span></text:p>
          </table:table-cell>
          <table:table-cell table:style-name="TableRowCell" office:value-type="string">
            <text:p text:style-name="Table_20_Contents">I would love</text:p>
          </table:table-cell>
        </table:table-row>
        <table:table-row>
          <table:table-cell table:style-name="TableRowCell" office:value-type="string">
            <text:p text:style-name="Table_20_Contents">Precative</text:p>
          </table:table-cell>
          <table:table-cell table:style-name="TableRowCell" office:value-type="string">
            <text:p text:style-name="Table_20_Contents"><text:span text:style-name="T1">ples amar!</text:span></text:p>
          </table:table-cell>
          <table:table-cell table:style-name="TableRowCell" office:value-type="string">
            <text:p text:style-name="Table_20_Contents">please love!</text:p>
          </table:table-cell>
        </table:table-row>
        <table:table-row>
          <table:table-cell table:style-name="TableRowCell" office:value-type="string">
            <text:p text:style-name="Table_20_Contents">Hortative</text:p>
          </table:table-cell>
          <table:table-cell table:style-name="TableRowCell" office:value-type="string">
            <text:p text:style-name="Table_20_Contents"><text:span text:style-name="T1">lass nos amar!</text:span></text:p>
          </table:table-cell>
          <table:table-cell table:style-name="TableRowCell" office:value-type="string">
            <text:p text:style-name="Table_20_Contents">let us love!</text:p>
          </table:table-cell>
        </table:table-row>
        <table:table-row>
          <table:table-cell table:style-name="TableRowCell" office:value-type="string">
            <text:p text:style-name="Table_20_Contents">Perfect infinitive</text:p>
          </table:table-cell>
          <table:table-cell table:style-name="TableRowCell" office:value-type="string">
            <text:p text:style-name="Table_20_Contents"><text:span text:style-name="T1">har amat</text:span></text:p>
          </table:table-cell>
          <table:table-cell table:style-name="TableRowCell" office:value-type="string">
            <text:p text:style-name="Table_20_Contents">to have loved</text:p>
          </table:table-cell>
        </table:table-row>
        <table:table-row>
          <table:table-cell table:style-name="TableRowCell" office:value-type="string">
            <text:p text:style-name="Table_20_Contents">Future infinitive</text:p>
          </table:table-cell>
          <table:table-cell table:style-name="TableRowCell" office:value-type="string">
            <text:p text:style-name="Table_20_Contents"><text:span text:style-name="T1">va amar</text:span></text:p>
          </table:table-cell>
          <table:table-cell table:style-name="TableRowCell" office:value-type="string">
            <text:p text:style-name="Table_20_Contents">to will love</text:p>
          </table:table-cell>
        </table:table-row>
        <table:table-row>
          <table:table-cell table:style-name="TableRowCell" office:value-type="string">
            <text:p text:style-name="Table_20_Contents">Perfect participle</text:p>
          </table:table-cell>
          <table:table-cell table:style-name="TableRowCell" office:value-type="string">
            <text:p text:style-name="Table_20_Contents"><text:span text:style-name="T1">hant amat</text:span></text:p>
          </table:table-cell>
          <table:table-cell table:style-name="TableRowCell" office:value-type="string">
            <text:p text:style-name="Table_20_Contents">having loved</text:p>
          </table:table-cell>
        </table:table-row>
        <table:table-row>
          <table:table-cell table:style-name="TableRowCell" office:value-type="string">
            <text:p text:style-name="Table_20_Contents">Future participle</text:p>
          </table:table-cell>
          <table:table-cell table:style-name="TableRowCell" office:value-type="string">
            <text:p text:style-name="Table_20_Contents"><text:span text:style-name="T1">hant amar</text:span></text:p>
          </table:table-cell>
          <table:table-cell table:style-name="TableRowCell" office:value-type="string">
            <text:p text:style-name="Table_20_Contents">having to love</text:p>
          </table:table-cell>
        </table:table-row>
      </table:table>
      <text:p text:style-name="First_20_paragraph"><text:span text:style-name="T1">har</text:span> resembles <text:span text:style-name="T1">haver</text:span> (to have) but is used for verb conjugation, while <text:span text:style-name="T1">haver</text:span> only refers to the verb “to have”:</text:p>
      <text:list text:style-name="L17">
        <text:list-item>
          <text:p text:style-name="P23"><text:span text:style-name="T1">Yo ha venit.</text:span> = I have come.</text:p>
        </text:list-item>
        <text:list-item>
          <text:p text:style-name="P23"><text:span text:style-name="T1">Il ha esset.</text:span> = He has been.</text:p>
        </text:list-item>
        <text:list-item>
          <text:p text:style-name="P23"><text:span text:style-name="T1">Noi hat curret.</text:span> = We had run.</text:p>
        </text:list-item>
        <text:list-item>
          <text:p text:style-name="P23"><text:span text:style-name="T1">Il hat cadet.</text:span> = He had fallen.</text:p>
        </text:list-item>
      </text:list>
      <text:p text:style-name="First_20_paragraph"><text:span text:style-name="T1">Ples</text:span> in <text:span text:style-name="T1">ples amar</text:span> adds politeness to the imperative, in the same way as the English “please”:</text:p>
      <text:list text:style-name="L18">
        <text:list-item>
          <text:p text:style-name="P24"><text:span text:style-name="T1">Ples venir!</text:span> = Please come!</text:p>
        </text:list-item>
        <text:list-item>
          <text:p text:style-name="P24"><text:span text:style-name="T1">Veni!</text:span> = Come!</text:p>
        </text:list-item>
      </text:list>
      <text:h text:style-name="Heading_20_4" text:outline-level="4"><text:bookmark-start text:name="_passive"/>Passive<text:bookmark-end text:name="_passive"/></text:h>
      <table:table table:name="Table3" table:style-name="Table3">
        <table:table-column table:style-name="Table3.A"/>
        <table:table-column table:style-name="Table3.B"/>
        <table:table-column table:style-name="Table3.C"/>
        <table:table-row>
          <table:table-cell table:style-name="TableRowCell" office:value-type="string">
            <text:p text:style-name="Table_20_Contents">Present</text:p>
          </table:table-cell>
          <table:table-cell table:style-name="TableRowCell" office:value-type="string">
            <text:p text:style-name="Table_20_Contents"><text:span text:style-name="T1">yo es amat</text:span></text:p>
          </table:table-cell>
          <table:table-cell table:style-name="TableRowCell" office:value-type="string">
            <text:p text:style-name="Table_20_Contents">I am loved</text:p>
          </table:table-cell>
        </table:table-row>
        <table:table-row>
          <table:table-cell table:style-name="TableRowCell" office:value-type="string">
            <text:p text:style-name="Table_20_Contents">Preterite</text:p>
          </table:table-cell>
          <table:table-cell table:style-name="TableRowCell" office:value-type="string">
            <text:p text:style-name="Table_20_Contents"><text:span text:style-name="T1">yo esset amat</text:span></text:p>
          </table:table-cell>
          <table:table-cell table:style-name="TableRowCell" office:value-type="string">
            <text:p text:style-name="Table_20_Contents">I was loved</text:p>
          </table:table-cell>
        </table:table-row>
        <table:table-row>
          <table:table-cell table:style-name="TableRowCell" office:value-type="string">
            <text:p text:style-name="Table_20_Contents">Perfect</text:p>
          </table:table-cell>
          <table:table-cell table:style-name="TableRowCell" office:value-type="string">
            <text:p text:style-name="Table_20_Contents"><text:span text:style-name="T1">yo ha esset amat</text:span></text:p>
          </table:table-cell>
          <table:table-cell table:style-name="TableRowCell" office:value-type="string">
            <text:p text:style-name="Table_20_Contents">I have been loved</text:p>
          </table:table-cell>
        </table:table-row>
        <table:table-row>
          <table:table-cell table:style-name="TableRowCell" office:value-type="string">
            <text:p text:style-name="Table_20_Contents">Pluperfect</text:p>
          </table:table-cell>
          <table:table-cell table:style-name="TableRowCell" office:value-type="string">
            <text:p text:style-name="Table_20_Contents"><text:span text:style-name="T1">yo hat esset amat</text:span></text:p>
          </table:table-cell>
          <table:table-cell table:style-name="TableRowCell" office:value-type="string">
            <text:p text:style-name="Table_20_Contents">I had been loved</text:p>
          </table:table-cell>
        </table:table-row>
        <table:table-row>
          <table:table-cell table:style-name="TableRowCell" office:value-type="string">
            <text:p text:style-name="Table_20_Contents">Future 1</text:p>
          </table:table-cell>
          <table:table-cell table:style-name="TableRowCell" office:value-type="string">
            <text:p text:style-name="Table_20_Contents"><text:span text:style-name="T1">yo va esser amat</text:span></text:p>
          </table:table-cell>
          <table:table-cell table:style-name="TableRowCell" office:value-type="string">
            <text:p text:style-name="Table_20_Contents">I will be loved</text:p>
          </table:table-cell>
        </table:table-row>
        <table:table-row>
          <table:table-cell table:style-name="TableRowCell" office:value-type="string">
            <text:p text:style-name="Table_20_Contents">Optative</text:p>
          </table:table-cell>
          <table:table-cell table:style-name="TableRowCell" office:value-type="string">
            <text:p text:style-name="Table_20_Contents"><text:span text:style-name="T1">yo mey esser amat</text:span></text:p>
          </table:table-cell>
          <table:table-cell table:style-name="TableRowCell" office:value-type="string">
            <text:p text:style-name="Table_20_Contents">may I be loved</text:p>
          </table:table-cell>
        </table:table-row>
        <table:table-row>
          <table:table-cell table:style-name="TableRowCell" office:value-type="string">
            <text:p text:style-name="Table_20_Contents">Conditional</text:p>
          </table:table-cell>
          <table:table-cell table:style-name="TableRowCell" office:value-type="string">
            <text:p text:style-name="Table_20_Contents"><text:span text:style-name="T1">yo vell esser amat</text:span></text:p>
          </table:table-cell>
          <table:table-cell table:style-name="TableRowCell" office:value-type="string">
            <text:p text:style-name="Table_20_Contents">I would be loved</text:p>
          </table:table-cell>
        </table:table-row>
        <table:table-row>
          <table:table-cell table:style-name="TableRowCell" office:value-type="string">
            <text:p text:style-name="Table_20_Contents">Present infinitive</text:p>
          </table:table-cell>
          <table:table-cell table:style-name="TableRowCell" office:value-type="string">
            <text:p text:style-name="Table_20_Contents"><text:span text:style-name="T1">esser amat</text:span></text:p>
          </table:table-cell>
          <table:table-cell table:style-name="TableRowCell" office:value-type="string">
            <text:p text:style-name="Table_20_Contents">to be loved</text:p>
          </table:table-cell>
        </table:table-row>
        <table:table-row>
          <table:table-cell table:style-name="TableRowCell" office:value-type="string">
            <text:p text:style-name="Table_20_Contents">Perfect infinitive</text:p>
          </table:table-cell>
          <table:table-cell table:style-name="TableRowCell" office:value-type="string">
            <text:p text:style-name="Table_20_Contents"><text:span text:style-name="T1">har esset amat</text:span></text:p>
          </table:table-cell>
          <table:table-cell table:style-name="TableRowCell" office:value-type="string">
            <text:p text:style-name="Table_20_Contents">having been loved</text:p>
          </table:table-cell>
        </table:table-row>
        <table:table-row>
          <table:table-cell table:style-name="TableRowCell" office:value-type="string">
            <text:p text:style-name="Table_20_Contents">Present participle</text:p>
          </table:table-cell>
          <table:table-cell table:style-name="TableRowCell" office:value-type="string">
            <text:p text:style-name="Table_20_Contents"><text:span text:style-name="T1">essent amat</text:span></text:p>
          </table:table-cell>
          <table:table-cell table:style-name="TableRowCell" office:value-type="string">
            <text:p text:style-name="Table_20_Contents">being loved</text:p>
          </table:table-cell>
        </table:table-row>
      </table:table>
      <text:h text:style-name="Heading_20_5" text:outline-level="5"><text:bookmark-start text:name="_other_forms"/>Other forms<text:bookmark-end text:name="_other_forms"/></text:h>
      <text:p text:style-name="First_20_paragraph">Using the verb <text:span text:style-name="T1">ear</text:span> (to go) adds a sense of continuation (the construction is going on):</text:p>
      <text:list text:style-name="L19">
        <text:list-item>
          <text:p text:style-name="P25"><text:span text:style-name="T1">Li dom ea constructet.</text:span> = The house is being built.</text:p>
        </text:list-item>
        <text:list-item>
          <text:p text:style-name="P25"><text:span text:style-name="T1">Li libre eat printat.</text:span> = The book was being printed.</text:p>
        </text:list-item>
      </text:list>
      <text:p text:style-name="First_20_paragraph">Using the verb <text:span text:style-name="T1">star</text:span> (to stand) adds a sense of finality (the construction “stands” built):</text:p>
      <text:list text:style-name="L20">
        <text:list-item>
          <text:p text:style-name="P26"><text:span text:style-name="T1">Li dom sta constructet.</text:span> = The house is built.</text:p>
        </text:list-item>
        <text:list-item>
          <text:p text:style-name="P26"><text:span text:style-name="T1">Li libre stat printat.</text:span> = The book was printed (the book’s printing was all done).</text:p>
        </text:list-item>
      </text:list>
      <text:p text:style-name="First_20_paragraph">Using <text:span text:style-name="T1">se</text:span> after a verb to make it passive or reflexive (to make it refer to itself):</text:p>
      <text:list text:style-name="L21">
        <text:list-item>
          <text:p text:style-name="P27"><text:span text:style-name="T1">Li jurnal printa se rapidmen.</text:span> = The magazine is being quickly printed (the magazine “prints itself” quickly).</text:p>
        </text:list-item>
        <text:list-item>
          <text:p text:style-name="P27"><text:span text:style-name="T1">Li cose explica se simplicmen.</text:span> = It’s easy to understand (“the thing explains itself simply”).</text:p>
        </text:list-item>
        <text:list-item>
          <text:p text:style-name="P27"><text:span text:style-name="T1">Yo nómina le Brian.</text:span> = I call him Brian.</text:p>
        </text:list-item>
        <text:list-item>
          <text:p text:style-name="P27"><text:span text:style-name="T1">Il nómina se Brian.</text:span> = His name is Brian (“he calls himself Brian”).</text:p>
        </text:list-item>
      </text:list>
      <text:p text:style-name="First_20_paragraph">Adding <text:span text:style-name="T1">se</text:span> to a verb may also give a sense similar to that in English:</text:p>
      <text:list text:style-name="L22">
        <text:list-item>
          <text:p text:style-name="P28"><text:span text:style-name="T1">Yo procurat un libre.</text:span> = I got a book.</text:p>
        </text:list-item>
        <text:list-item>
          <text:p text:style-name="P28"><text:span text:style-name="T1">Yo procurat me un libre.</text:span> = I got myself (me) a book.</text:p>
        </text:list-item>
      </text:list>
      <text:h text:style-name="Heading_20_4" text:outline-level="4"><text:bookmark-start text:name="_progressive_form"/>Progressive form<text:bookmark-end text:name="_progressive_form"/></text:h>
      <table:table table:name="Table4" table:style-name="Table4">
        <table:table-column table:style-name="Table4.A"/>
        <table:table-column table:style-name="Table4.B"/>
        <table:table-column table:style-name="Table4.C"/>
        <table:table-row>
          <table:table-cell table:style-name="TableRowCell" office:value-type="string">
            <text:p text:style-name="Table_20_Contents">Present</text:p>
          </table:table-cell>
          <table:table-cell table:style-name="TableRowCell" office:value-type="string">
            <text:p text:style-name="Table_20_Contents"><text:span text:style-name="T1">il es laborant</text:span></text:p>
          </table:table-cell>
          <table:table-cell table:style-name="TableRowCell" office:value-type="string">
            <text:p text:style-name="Table_20_Contents">he is working</text:p>
          </table:table-cell>
        </table:table-row>
        <table:table-row>
          <table:table-cell table:style-name="TableRowCell" office:value-type="string">
            <text:p text:style-name="Table_20_Contents">Preterite</text:p>
          </table:table-cell>
          <table:table-cell table:style-name="TableRowCell" office:value-type="string">
            <text:p text:style-name="Table_20_Contents"><text:span text:style-name="T1">il esset laborant</text:span></text:p>
          </table:table-cell>
          <table:table-cell table:style-name="TableRowCell" office:value-type="string">
            <text:p text:style-name="Table_20_Contents">he was working</text:p>
          </table:table-cell>
        </table:table-row>
        <table:table-row>
          <table:table-cell table:style-name="TableRowCell" office:value-type="string">
            <text:p text:style-name="Table_20_Contents">Perfect</text:p>
          </table:table-cell>
          <table:table-cell table:style-name="TableRowCell" office:value-type="string">
            <text:p text:style-name="Table_20_Contents"><text:span text:style-name="T1">il ha esset laborant</text:span></text:p>
          </table:table-cell>
          <table:table-cell table:style-name="TableRowCell" office:value-type="string">
            <text:p text:style-name="Table_20_Contents">he has been working</text:p>
          </table:table-cell>
        </table:table-row>
      </table:table>
      <text:p text:style-name="First_20_paragraph">The progressive form is used much less often than in English, and is used to stress the fact that the action is ongoing.</text:p>
      <text:list text:style-name="L23">
        <text:list-item>
          <text:p text:style-name="P29"><text:span text:style-name="T1">Il esset laborant quande yo intrat.</text:span> = He was working when I entered.</text:p>
        </text:list-item>
      </text:list>
      <text:p text:style-name="First_20_paragraph">It works as an adjective in the same way as in English:</text:p>
      <text:list text:style-name="L24">
        <text:list-item>
          <text:p text:style-name="P30"><text:span text:style-name="T1">It va esser un tre fatigant annu.</text:span> = It will be a very tiring year (from <text:span text:style-name="T1">fatigar</text:span>, “to tire”).</text:p>
        </text:list-item>
      </text:list>
      <text:h text:style-name="Heading_20_1" text:outline-level="1"><text:bookmark-start text:name="_triesim_letion"/>Triesim letion<text:bookmark-end text:name="_triesim_letion"/></text:h>
      <text:h text:style-name="Heading_20_2" text:outline-level="2"><text:bookmark-start text:name="_textus_3"/>Textus<text:bookmark-end text:name="_textus_3"/></text:h>
      <text:h text:style-name="Heading_20_3" text:outline-level="3"><text:bookmark-start text:name="_li_creation"/>Li creation<text:bookmark-end text:name="_li_creation"/></text:h>
      <text:p text:style-name="First_20_paragraph">In li Bible sta scrit, que Deo ha <text:span text:style-name="T1">creat</text:span> li munde.</text:p>
      <text:p text:style-name="Text_20_body">Pro to il es nominat li <text:span text:style-name="T1">creator</text:span> del munde.</text:p>
      <text:p text:style-name="Text_20_body">Li <text:span text:style-name="T1">creation</text:span> durat six dies.</text:p>
      <text:p text:style-name="Text_20_body">Noi ne have <text:span text:style-name="T1">creatori</text:span> qualitás, solmen Deo es vermen <text:span text:style-name="T1">creativ</text:span>.</text:p>
      <text:p text:style-name="Text_20_body">Quo il ha creat? Nos e omni altri <text:span text:style-name="T1">creaturas</text:span>.</text:p>
      <text:h text:style-name="Heading_20_4" text:outline-level="4"><text:bookmark-start text:name="_vocabularium_8"/>Vocabularium<text:bookmark-end text:name="_vocabularium_8"/></text:h>
      <text:list text:style-name="L25">
        <text:list-item>
          <text:p text:style-name="P31"><text:span text:style-name="T1">altri</text:span> = other</text:p>
        </text:list-item>
        <text:list-item>
          <text:p text:style-name="P31"><text:span text:style-name="T1">crear</text:span> = to create</text:p>
        </text:list-item>
        <text:list-item>
          <text:p text:style-name="P31"><text:span text:style-name="T1">creatori</text:span> = “creator-y”</text:p>
        </text:list-item>
        <text:list-item>
          <text:p text:style-name="P31"><text:span text:style-name="T1">Deo</text:span> = God</text:p>
        </text:list-item>
        <text:list-item>
          <text:p text:style-name="P31"><text:span text:style-name="T1">durar</text:span> = to last</text:p>
        </text:list-item>
        <text:list-item>
          <text:p text:style-name="P31"><text:span text:style-name="T1">munde</text:span> = world</text:p>
        </text:list-item>
        <text:list-item>
          <text:p text:style-name="P31"><text:span text:style-name="T1">nominar</text:span> = to name</text:p>
        </text:list-item>
        <text:list-item>
          <text:p text:style-name="P31"><text:span text:style-name="T1">qualitá</text:span> = quality</text:p>
        </text:list-item>
        <text:list-item>
          <text:p text:style-name="P31"><text:span text:style-name="T1">triesim</text:span> = third</text:p>
        </text:list-item>
        <text:list-item>
          <text:p text:style-name="P31"><text:span text:style-name="T1">vermen</text:span> = truly</text:p>
        </text:list-item>
      </text:list>
      <text:h text:style-name="Heading_20_3" text:outline-level="3"><text:bookmark-start text:name="_un_brilliant_carriera"/>Un brilliant carriera<text:bookmark-end text:name="_un_brilliant_carriera"/></text:h>
      <text:p text:style-name="First_20_paragraph">Mi fratre have un amíco, un ingeniero, qui ha fat un brilliant carriera. Ja quam yun studente su aspirationes evocat atention. Pos obligatori teoretic studies in un technical institute e practic preparatori labores in un micri fabrica, in quel il laborat quam reparator de electric motores e transformatores, il recivet un transitori ocupation quam supervisor del machines in un grand industrial interprense. Mersí a su intensiv labor e su extraordinari organisatori talentes il avansat gradualmen, de position a position, e nu il es executiv director de un association de industries in li sam branche.</text:p>
      <text:p text:style-name="Text_20_body">Su precessores esset in oposition a innovationes, ma quam successor de ti conservativ administratores il devet interprender mult reformationes e un total reorganisation del administration. Li production e vendition del productes e fabricates crescet enorm in comparation a to, quo ili esset ante il. Il ha prendet parte in mult negociationes con extran states, e li resultate ha esset plu e plu extensiv, comercial transactiones de exportationes e concessiones in exotic landes.</text:p>
      <text:p text:style-name="Text_20_body">Difamatori lingues di, que il es un poc imperatori, ma to es exageration. Quande il ha decidet un afere, il es firm in su decision, ne tolera contradition e intervention, e pro to il have success in su interprenses. Tal qualificationes es anc absolutmen necessi a decisiv por un mann in su position.</text:p>
      <text:p text:style-name="Text_20_body">Il es inventor de mult patentat aparates, queles es ancor in su exclusiv possession. Quam possessor de grand capitales, il ha fat mult donationes in favor a cultural institutiones, e pro to il have li reputation de un grand donator e favorisator del scienties e artes.</text:p>
      <text:h text:style-name="Heading_20_4" text:outline-level="4"><text:bookmark-start text:name="_vocabularium_9"/>Vocabularium<text:bookmark-end text:name="_vocabularium_9"/></text:h>
      <text:list text:style-name="L26">
        <text:list-item>
          <text:p text:style-name="P32"><text:span text:style-name="T1">anc</text:span> = also</text:p>
        </text:list-item>
        <text:list-item>
          <text:p text:style-name="P32"><text:span text:style-name="T1">conceder</text:span> = to concede</text:p>
        </text:list-item>
        <text:list-item>
          <text:p text:style-name="P32"><text:span text:style-name="T1">difamar</text:span> = to speak ill of (cf. defamation)</text:p>
        </text:list-item>
        <text:list-item>
          <text:p text:style-name="P32"><text:span text:style-name="T1">donar</text:span> = to give, to donate</text:p>
        </text:list-item>
        <text:list-item>
          <text:p text:style-name="P32"><text:span text:style-name="T1">evocar</text:span> = to evoke</text:p>
        </text:list-item>
        <text:list-item>
          <text:p text:style-name="P32"><text:span text:style-name="T1">exagerar</text:span> = to exaggerate</text:p>
        </text:list-item>
        <text:list-item>
          <text:p text:style-name="P32"><text:span text:style-name="T1">extender</text:span> = to extend</text:p>
        </text:list-item>
        <text:list-item>
          <text:p text:style-name="P32"><text:span text:style-name="T1">extran</text:span> = outside, abroad</text:p>
        </text:list-item>
        <text:list-item>
          <text:p text:style-name="P32"><text:span text:style-name="T1">fratre</text:span> = brother</text:p>
        </text:list-item>
        <text:list-item>
          <text:p text:style-name="P32"><text:span text:style-name="T1">gradualmen</text:span> = gradually</text:p>
        </text:list-item>
        <text:list-item>
          <text:p text:style-name="P32"><text:span text:style-name="T1">imperar</text:span> = to order (cf. imperative)</text:p>
        </text:list-item>
        <text:list-item>
          <text:p text:style-name="P32"><text:span text:style-name="T1">innovar</text:span> = to innovate</text:p>
        </text:list-item>
        <text:list-item>
          <text:p text:style-name="P32"><text:span text:style-name="T1">intervenir</text:span> = to intervene (lit. “between-come”)</text:p>
        </text:list-item>
        <text:list-item>
          <text:p text:style-name="P32"><text:span text:style-name="T1">ja</text:span> = already</text:p>
        </text:list-item>
        <text:list-item>
          <text:p text:style-name="P32"><text:span text:style-name="T1">necessi</text:span> = necessary</text:p>
        </text:list-item>
        <text:list-item>
          <text:p text:style-name="P32"><text:span text:style-name="T1">negociar</text:span> = to negotiate</text:p>
        </text:list-item>
        <text:list-item>
          <text:p text:style-name="P32"><text:span text:style-name="T1">preceder</text:span> = to precede</text:p>
        </text:list-item>
        <text:list-item>
          <text:p text:style-name="P32"><text:span text:style-name="T1">quande</text:span> = when</text:p>
        </text:list-item>
        <text:list-item>
          <text:p text:style-name="P32"><text:span text:style-name="T1">succeder</text:span> = to succeed (to follow)</text:p>
        </text:list-item>
        <text:list-item>
          <text:p text:style-name="P32"><text:span text:style-name="T1">transacter</text:span> = to transact</text:p>
        </text:list-item>
        <text:list-item>
          <text:p text:style-name="P32"><text:span text:style-name="T1">transitori</text:span> = transitory</text:p>
        </text:list-item>
        <text:list-item>
          <text:p text:style-name="P32"><text:span text:style-name="T1">vendir</text:span> = to sell</text:p>
        </text:list-item>
      </text:list>
      <text:h text:style-name="Heading_20_3" text:outline-level="3"><text:bookmark-start text:name="_li_eterni_problemas"/>Li eterni problemas<text:bookmark-end text:name="_li_eterni_problemas"/></text:h>
      <text:p text:style-name="First_20_paragraph">It existe témpores, quande li filosofic speculation sembla haltar in total o partial resignation ante li grand problemas del vive, quande ne solmen definitiv ma anc provisori responses al eterni questiones sembla van. It concentra se a examination e inregistration de ti resultates, queles li exploratores e laboratores del special scienties presenta. It es periodes, quande li homan pensa fa quasi un sorte de guerre de position contra li eterni problemas, un guerre de position, quel postula mult devot perlaboration de detallies e penetrativ analise.</text:p>
      <text:p text:style-name="Text_20_body">Ma it existe anc témpores, quande li pensa abandona su timid, defensiv position, marcha adavan e fa un general atacca. It es tal témpores, pri queles Hegel ha dit, que “li universal spíritu fa un choc adavan.” Con egal justification on posse nominar les témpores de productiv erras. Tal periodes seque successiv un pos altri, in ritmic fluctuation quam sómmites e valleyes de undes.</text:p>
      <text:p text:style-name="Text_20_body">Pos li potent flut del Renascentie, quel in fin manifestat se in li grand sistemas, sequet li rationalisme del enciclopedistes e lor imitatores. Ti rationalisme havet su culmination e su coronation, ma anc su contra-evolution in Kant, li titane del filosofie. Pos il sequet li romantica, con nov gigantic constructiones de sistemas.</text:p>
      <text:p text:style-name="Text_20_body">E denove, pos li romantica, li filosofie devet retirar a su positiones. Li positivisme detronat li filosofie in favor al special scienties. Li materialisme devenit li successor de ti sublim, genuin idealistic spíritu, quel, malgré omni fantastic misprenses, esset li directiv factor del romantica. Li special scienties fa nov e nov decovritiones, ma nor spiritual horizonte deveni plu strett.</text:p>
      <text:p text:style-name="Text_20_body">E nu, esque li signes de nor propri témpore ne da nos indicationes pri un nov era de filosofic speculation, un nov romantica e idealisme, támen con plu critic reflection quam li antiqui? Li munde fórsan ne es ancor tam senil, quam li profetes de fatiga vole far nos creder.</text:p>
      <text:h text:style-name="Heading_20_4" text:outline-level="4"><text:bookmark-start text:name="_vocabularium_10"/>Vocabularium<text:bookmark-end text:name="_vocabularium_10"/></text:h>
      <text:list text:style-name="L27">
        <text:list-item>
          <text:p text:style-name="P33"><text:span text:style-name="T1">abandonar</text:span> = to abandon</text:p>
        </text:list-item>
        <text:list-item>
          <text:p text:style-name="P33"><text:span text:style-name="T1">adavan</text:span> = forwards</text:p>
        </text:list-item>
        <text:list-item>
          <text:p text:style-name="P33"><text:span text:style-name="T1">choc</text:span> = shock</text:p>
        </text:list-item>
        <text:list-item>
          <text:p text:style-name="P33"><text:span text:style-name="T1">coronar</text:span> = to crown</text:p>
        </text:list-item>
        <text:list-item>
          <text:p text:style-name="P33"><text:span text:style-name="T1">creder</text:span> = to believe</text:p>
        </text:list-item>
        <text:list-item>
          <text:p text:style-name="P33"><text:span text:style-name="T1">culminar</text:span> = to culminate</text:p>
        </text:list-item>
        <text:list-item>
          <text:p text:style-name="P33"><text:span text:style-name="T1">defender</text:span> = to defend</text:p>
        </text:list-item>
        <text:list-item>
          <text:p text:style-name="P33"><text:span text:style-name="T1">detronar</text:span> = to dethrone</text:p>
        </text:list-item>
        <text:list-item>
          <text:p text:style-name="P33"><text:span text:style-name="T1">devenir</text:span> = to become</text:p>
        </text:list-item>
        <text:list-item>
          <text:p text:style-name="P33"><text:span text:style-name="T1">devot</text:span> = devoted</text:p>
        </text:list-item>
        <text:list-item>
          <text:p text:style-name="P33"><text:span text:style-name="T1">erra</text:span> = error</text:p>
        </text:list-item>
        <text:list-item>
          <text:p text:style-name="P33"><text:span text:style-name="T1">eterni</text:span> = eternal</text:p>
        </text:list-item>
        <text:list-item>
          <text:p text:style-name="P33"><text:span text:style-name="T1">evoluer</text:span> = to evolve</text:p>
        </text:list-item>
        <text:list-item>
          <text:p text:style-name="P33"><text:span text:style-name="T1">explorar</text:span> = to explore</text:p>
        </text:list-item>
        <text:list-item>
          <text:p text:style-name="P33"><text:span text:style-name="T1">fatiga</text:span> = fatigue</text:p>
        </text:list-item>
        <text:list-item>
          <text:p text:style-name="P33"><text:span text:style-name="T1">fluctuar</text:span> = to fluctuate</text:p>
        </text:list-item>
        <text:list-item>
          <text:p text:style-name="P33"><text:span text:style-name="T1">fórsan</text:span> = perhaps</text:p>
        </text:list-item>
        <text:list-item>
          <text:p text:style-name="P33"><text:span text:style-name="T1">guerre</text:span> = war</text:p>
        </text:list-item>
        <text:list-item>
          <text:p text:style-name="P33"><text:span text:style-name="T1">imitar</text:span> = to imitate</text:p>
        </text:list-item>
        <text:list-item>
          <text:p text:style-name="P33"><text:span text:style-name="T1">indicar</text:span> = to indicate</text:p>
        </text:list-item>
        <text:list-item>
          <text:p text:style-name="P33"><text:span text:style-name="T1">justificar</text:span> = to justify</text:p>
        </text:list-item>
        <text:list-item>
          <text:p text:style-name="P33"><text:span text:style-name="T1">les</text:span> = them</text:p>
        </text:list-item>
        <text:list-item>
          <text:p text:style-name="P33"><text:span text:style-name="T1">malgré</text:span> = despite</text:p>
        </text:list-item>
        <text:list-item>
          <text:p text:style-name="P33"><text:span text:style-name="T1">misprense</text:span> = misunderstanding</text:p>
        </text:list-item>
        <text:list-item>
          <text:p text:style-name="P33"><text:span text:style-name="T1">nor</text:span> = our</text:p>
        </text:list-item>
        <text:list-item>
          <text:p text:style-name="P33"><text:span text:style-name="T1">omni</text:span> = all</text:p>
        </text:list-item>
        <text:list-item>
          <text:p text:style-name="P33"><text:span text:style-name="T1">penetrar</text:span> = to penetrate</text:p>
        </text:list-item>
        <text:list-item>
          <text:p text:style-name="P33"><text:span text:style-name="T1">pensa</text:span> = thought</text:p>
        </text:list-item>
        <text:list-item>
          <text:p text:style-name="P33"><text:span text:style-name="T1">pos</text:span> = after</text:p>
        </text:list-item>
        <text:list-item>
          <text:p text:style-name="P33"><text:span text:style-name="T1">propri</text:span> = own (one’s own)</text:p>
        </text:list-item>
        <text:list-item>
          <text:p text:style-name="P33"><text:span text:style-name="T1">Renascentie</text:span> = Renaissance</text:p>
        </text:list-item>
        <text:list-item>
          <text:p text:style-name="P33"><text:span text:style-name="T1">retirar</text:span> = to retire</text:p>
        </text:list-item>
        <text:list-item>
          <text:p text:style-name="P33"><text:span text:style-name="T1">semblar</text:span> = to seem</text:p>
        </text:list-item>
        <text:list-item>
          <text:p text:style-name="P33"><text:span text:style-name="T1">senil</text:span> = senile</text:p>
        </text:list-item>
        <text:list-item>
          <text:p text:style-name="P33"><text:span text:style-name="T1">sequer</text:span> = to follow</text:p>
        </text:list-item>
        <text:list-item>
          <text:p text:style-name="P33"><text:span text:style-name="T1">spíritu</text:span> = spirit</text:p>
        </text:list-item>
        <text:list-item>
          <text:p text:style-name="P33"><text:span text:style-name="T1">strett</text:span> = narrow</text:p>
        </text:list-item>
        <text:list-item>
          <text:p text:style-name="P33"><text:span text:style-name="T1">sómmite</text:span> = summit</text:p>
        </text:list-item>
        <text:list-item>
          <text:p text:style-name="P33"><text:span text:style-name="T1">ti</text:span> = this, that</text:p>
        </text:list-item>
        <text:list-item>
          <text:p text:style-name="P33"><text:span text:style-name="T1">támen</text:span> = however</text:p>
        </text:list-item>
        <text:list-item>
          <text:p text:style-name="P33"><text:span text:style-name="T1">témpore</text:span> = time</text:p>
        </text:list-item>
        <text:list-item>
          <text:p text:style-name="P33"><text:span text:style-name="T1">unde</text:span> = wave</text:p>
        </text:list-item>
        <text:list-item>
          <text:p text:style-name="P33"><text:span text:style-name="T1">van</text:span> = in vain</text:p>
        </text:list-item>
      </text:list>
      <text:p text:style-name="P34"><text:span text:style-name="T1">Note</text:span></text:p>
      <text:p text:style-name="P34"><text:span text:style-name="T1">omni</text:span> before a singular means “each” (same as <text:span text:style-name="T1">chascun</text:span>), while before a plural it means “all”.</text:p>
      <text:h text:style-name="Heading_20_3" text:outline-level="3"><text:bookmark-start text:name="_anecdotes_2"/>Anecdotes<text:bookmark-end text:name="_anecdotes_2"/></text:h>
      <text:p text:style-name="First_20_paragraph">On questionat li filosof Aristippos de Kyrene, per quo li filosofos distinte se del altri homes. Il respondet: “Si omni leges vell esser abrogat, solmen li filosofos vell viver quam antey.”</text:p>
      <text:p text:style-name="Text_20_body">Alquí objectet que on frequent incontra li filosofos avan li portas del riches. Aristippos replicat: “Sam quam li medicos avan li portas del malades. Esque pro to li malades es plu reputat quam li medicos?”</text:p>
      <text:p text:style-name="Text_20_body">“Moné,” il declarat, “yo prende del riches ne pro que yo besona it, ma por que ili mey saver in quel maniere ili posse investir it.”</text:p>
      <text:h text:style-name="Heading_20_4" text:outline-level="4"><text:bookmark-start text:name="_vocabularium_11"/>Vocabularium<text:bookmark-end text:name="_vocabularium_11"/></text:h>
      <text:list text:style-name="L28">
        <text:list-item>
          <text:p text:style-name="P35"><text:span text:style-name="T1">abrogar</text:span> = to abrogate, to repeal</text:p>
        </text:list-item>
        <text:list-item>
          <text:p text:style-name="P35"><text:span text:style-name="T1">alquí</text:span> = someone</text:p>
        </text:list-item>
        <text:list-item>
          <text:p text:style-name="P35"><text:span text:style-name="T1">antey</text:span> = before</text:p>
        </text:list-item>
        <text:list-item>
          <text:p text:style-name="P35"><text:span text:style-name="T1">avan</text:span> = before</text:p>
        </text:list-item>
        <text:list-item>
          <text:p text:style-name="P35"><text:span text:style-name="T1">besonar</text:span> = to need</text:p>
        </text:list-item>
        <text:list-item>
          <text:p text:style-name="P35"><text:span text:style-name="T1">distinter</text:span> = to distinguish</text:p>
        </text:list-item>
        <text:list-item>
          <text:p text:style-name="P35"><text:span text:style-name="T1">in quel maniere</text:span> = in which way</text:p>
        </text:list-item>
        <text:list-item>
          <text:p text:style-name="P35"><text:span text:style-name="T1">lege</text:span> = law</text:p>
        </text:list-item>
        <text:list-item>
          <text:p text:style-name="P35"><text:span text:style-name="T1">malad</text:span> = sick</text:p>
        </text:list-item>
        <text:list-item>
          <text:p text:style-name="P35"><text:span text:style-name="T1">medico</text:span> = doctor</text:p>
        </text:list-item>
        <text:list-item>
          <text:p text:style-name="P35"><text:span text:style-name="T1">moné</text:span> = money</text:p>
        </text:list-item>
        <text:list-item>
          <text:p text:style-name="P35"><text:span text:style-name="T1">objecter</text:span> = to object</text:p>
        </text:list-item>
        <text:list-item>
          <text:p text:style-name="P35"><text:span text:style-name="T1">per quo</text:span> = by what</text:p>
        </text:list-item>
        <text:list-item>
          <text:p text:style-name="P35"><text:span text:style-name="T1">plu reputat</text:span> = more reputed</text:p>
        </text:list-item>
        <text:list-item>
          <text:p text:style-name="P35"><text:span text:style-name="T1">porta</text:span> = door</text:p>
        </text:list-item>
        <text:list-item>
          <text:p text:style-name="P35"><text:span text:style-name="T1">pro to</text:span> = that’s why</text:p>
        </text:list-item>
        <text:list-item>
          <text:p text:style-name="P35"><text:span text:style-name="T1">replicar</text:span> = to reply</text:p>
        </text:list-item>
        <text:list-item>
          <text:p text:style-name="P35"><text:span text:style-name="T1">sam quam</text:span> = same as</text:p>
        </text:list-item>
        <text:list-item>
          <text:p text:style-name="P35"><text:span text:style-name="T1">viver</text:span> = to live</text:p>
        </text:list-item>
      </text:list>
      <text:h text:style-name="Heading_20_2" text:outline-level="2"><text:bookmark-start text:name="_explanations_3"/>Explanations<text:bookmark-end text:name="_explanations_3"/></text:h>
      <text:h text:style-name="Heading_20_3" text:outline-level="3"><text:bookmark-start text:name="_suffixes_ion_or_ori_iv_ura"/>Suffixes -ion, -or, -ori, -iv, -ura<text:bookmark-end text:name="_suffixes_ion_or_ori_iv_ura"/></text:h>
      <text:p text:style-name="First_20_paragraph">We have just seen a large number of expressive international words that end with these five suffixes. Note that these words in Interlingue are regularly derived from verbs.</text:p>
      <text:p text:style-name="Text_20_body">The words with <text:a xlink:type="simple" xlink:href="#_ion" office:name=""><text:span text:style-name="Definition"><text:span text:style-name="T1">-ion</text:span></text:span></text:a>, <text:a xlink:type="simple" xlink:href="#_or" office:name=""><text:span text:style-name="Definition"><text:span text:style-name="T1">-or</text:span></text:span></text:a>, <text:a xlink:type="simple" xlink:href="#_ori" office:name=""><text:span text:style-name="Definition"><text:span text:style-name="T1">-ori</text:span></text:span></text:a>, <text:a xlink:type="simple" xlink:href="#_iv" office:name=""><text:span text:style-name="Definition"><text:span text:style-name="T1">-iv</text:span></text:span></text:a> and <text:a xlink:type="simple" xlink:href="#_ura" office:name=""><text:span text:style-name="Definition"><text:span text:style-name="T1">-ura</text:span></text:span></text:a> are created with the perfect stem of the verb. But dictionaries only give the infinitive of a verb. How do you find the perfect stem? This is where we come to the de Wahl’s Rule.</text:p>
      <text:h text:style-name="Heading_20_3" text:outline-level="3"><text:bookmark-start text:name="_the_de_wahls_rule"/>The de Wahl’s Rule<text:bookmark-end text:name="_the_de_wahls_rule"/></text:h>
      <text:p text:style-name="First_20_paragraph">First remove the <text:span text:style-name="T1">-r</text:span> from a verb, or <text:span text:style-name="T1">-er</text:span> for an <text:span text:style-name="T1">-er</text:span> verb. What is at the end?</text:p>
      <text:list text:style-name="L29">
        <text:list-item>
          <text:p text:style-name="P36">If it’s a vowel, then add a “t”:</text:p>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Infinitive</text:p>
                </table:table-cell>
                <table:table-cell table:style-name="TableHeaderRowCell" office:value-type="string">
                  <text:p text:style-name="Table_20_Heading">Perfect stem</text:p>
                </table:table-cell>
                <table:table-cell table:style-name="TableHeaderRowCell" office:value-type="string">
                  <text:p text:style-name="Table_20_Heading">Derived word</text:p>
                </table:table-cell>
              </table:table-row>
            </table:table-header-rows>
            <table:table-row>
              <table:table-cell table:style-name="TableRowCell" office:value-type="string">
                <text:p text:style-name="Table_20_Contents"><text:span text:style-name="T1">decora/r</text:span>, decorate</text:p>
              </table:table-cell>
              <table:table-cell table:style-name="TableRowCell" office:value-type="string">
                <text:p text:style-name="Table_20_Contents"><text:span text:style-name="T1">decorat-</text:span></text:p>
              </table:table-cell>
              <table:table-cell table:style-name="TableRowCell" office:value-type="string">
                <text:p text:style-name="Table_20_Contents"><text:span text:style-name="T1">decoration</text:span></text:p>
              </table:table-cell>
            </table:table-row>
            <table:table-row>
              <table:table-cell table:style-name="TableRowCell" office:value-type="string">
                <text:p text:style-name="Table_20_Contents"><text:span text:style-name="T1">defini/r</text:span>, define</text:p>
              </table:table-cell>
              <table:table-cell table:style-name="TableRowCell" office:value-type="string">
                <text:p text:style-name="Table_20_Contents"><text:span text:style-name="T1">definit-</text:span></text:p>
              </table:table-cell>
              <table:table-cell table:style-name="TableRowCell" office:value-type="string">
                <text:p text:style-name="Table_20_Contents"><text:span text:style-name="T1">definition</text:span></text:p>
              </table:table-cell>
            </table:table-row>
            <table:table-row>
              <table:table-cell table:style-name="TableRowCell" office:value-type="string">
                <text:p text:style-name="Table_20_Contents"><text:span text:style-name="T1">le/er</text:span>, read</text:p>
              </table:table-cell>
              <table:table-cell table:style-name="TableRowCell" office:value-type="string">
                <text:p text:style-name="Table_20_Contents"><text:span text:style-name="T1">let-</text:span></text:p>
              </table:table-cell>
              <table:table-cell table:style-name="TableRowCell" office:value-type="string">
                <text:p text:style-name="Table_20_Contents"><text:span text:style-name="T1">letion</text:span>, reading/lesson</text:p>
              </table:table-cell>
            </table:table-row>
            <table:table-row>
              <table:table-cell table:style-name="TableRowCell" office:value-type="string">
                <text:p text:style-name="Table_20_Contents"><text:span text:style-name="T1">devo/er</text:span>, to devote</text:p>
              </table:table-cell>
              <table:table-cell table:style-name="TableRowCell" office:value-type="string">
                <text:p text:style-name="Table_20_Contents"><text:span text:style-name="T1">devot-</text:span></text:p>
              </table:table-cell>
              <table:table-cell table:style-name="TableRowCell" office:value-type="string">
                <text:p text:style-name="Table_20_Contents"><text:span text:style-name="T1">devotion</text:span></text:p>
              </table:table-cell>
            </table:table-row>
            <table:table-row>
              <table:table-cell table:style-name="TableRowCell" office:value-type="string">
                <text:p text:style-name="Table_20_Contents"><text:span text:style-name="T1">institu/er</text:span>, to institute</text:p>
              </table:table-cell>
              <table:table-cell table:style-name="TableRowCell" office:value-type="string">
                <text:p text:style-name="Table_20_Contents"><text:span text:style-name="T1">institut-</text:span></text:p>
              </table:table-cell>
              <table:table-cell table:style-name="TableRowCell" office:value-type="string">
                <text:p text:style-name="Table_20_Contents"><text:span text:style-name="T1">institution</text:span></text:p>
              </table:table-cell>
            </table:table-row>
          </table:table>
        </text:list-item>
        <text:list-item>
          <text:p text:style-name="P36">If it’s a “d” or an “r”, then it becomes “s”:</text:p>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Infinitive</text:p>
                </table:table-cell>
                <table:table-cell table:style-name="TableHeaderRowCell" office:value-type="string">
                  <text:p text:style-name="Table_20_Heading">Perfect stem</text:p>
                </table:table-cell>
                <table:table-cell table:style-name="TableHeaderRowCell" office:value-type="string">
                  <text:p text:style-name="Table_20_Heading">Derived word</text:p>
                </table:table-cell>
              </table:table-row>
            </table:table-header-rows>
            <table:table-row>
              <table:table-cell table:style-name="TableRowCell" office:value-type="string">
                <text:p text:style-name="Table_20_Contents"><text:span text:style-name="T1">explod/er</text:span>, to explode</text:p>
              </table:table-cell>
              <table:table-cell table:style-name="TableRowCell" office:value-type="string">
                <text:p text:style-name="Table_20_Contents"><text:span text:style-name="T1">explos-</text:span></text:p>
              </table:table-cell>
              <table:table-cell table:style-name="TableRowCell" office:value-type="string">
                <text:p text:style-name="Table_20_Contents"><text:span text:style-name="T1">explosion</text:span></text:p>
              </table:table-cell>
            </table:table-row>
            <table:table-row>
              <table:table-cell table:style-name="TableRowCell" office:value-type="string">
                <text:p text:style-name="Table_20_Contents"><text:span text:style-name="T1">adher/er</text:span>, to adhere</text:p>
              </table:table-cell>
              <table:table-cell table:style-name="TableRowCell" office:value-type="string">
                <text:p text:style-name="Table_20_Contents"><text:span text:style-name="T1">adhes-</text:span></text:p>
              </table:table-cell>
              <table:table-cell table:style-name="TableRowCell" office:value-type="string">
                <text:p text:style-name="Table_20_Contents"><text:span text:style-name="T1">adhesion</text:span></text:p>
              </table:table-cell>
            </table:table-row>
            <table:table-row>
              <table:table-cell table:style-name="TableRowCell" office:value-type="string">
                <text:p text:style-name="Table_20_Contents"><text:span text:style-name="T1">decid/er</text:span>, to decide</text:p>
              </table:table-cell>
              <table:table-cell table:style-name="TableRowCell" office:value-type="string">
                <text:p text:style-name="Table_20_Contents"><text:span text:style-name="T1">decis-</text:span></text:p>
              </table:table-cell>
              <table:table-cell table:style-name="TableRowCell" office:value-type="string">
                <text:p text:style-name="Table_20_Contents"><text:span text:style-name="T1">decision</text:span></text:p>
              </table:table-cell>
            </table:table-row>
          </table:table>
        </text:list-item>
        <text:list-item>
          <text:p text:style-name="P36">If it’s a consonant, then you already have the perfect stem.</text:p>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Infinitive</text:p>
                </table:table-cell>
                <table:table-cell table:style-name="TableHeaderRowCell" office:value-type="string">
                  <text:p text:style-name="Table_20_Heading">Perfect stem</text:p>
                </table:table-cell>
                <table:table-cell table:style-name="TableHeaderRowCell" office:value-type="string">
                  <text:p text:style-name="Table_20_Heading">Derived word</text:p>
                </table:table-cell>
              </table:table-row>
            </table:table-header-rows>
            <table:table-row>
              <table:table-cell table:style-name="TableRowCell" office:value-type="string">
                <text:p text:style-name="Table_20_Contents"><text:span text:style-name="T1">construct/er</text:span>, to construct</text:p>
              </table:table-cell>
              <table:table-cell table:style-name="TableRowCell" office:value-type="string">
                <text:p text:style-name="Table_20_Contents"><text:span text:style-name="T1">construct-</text:span></text:p>
              </table:table-cell>
              <table:table-cell table:style-name="TableRowCell" office:value-type="string">
                <text:p text:style-name="Table_20_Contents"><text:span text:style-name="T1">construction</text:span></text:p>
              </table:table-cell>
            </table:table-row>
            <table:table-row>
              <table:table-cell table:style-name="TableRowCell" office:value-type="string">
                <text:p text:style-name="Table_20_Contents"><text:span text:style-name="T1">express/er</text:span>, to express</text:p>
              </table:table-cell>
              <table:table-cell table:style-name="TableRowCell" office:value-type="string">
                <text:p text:style-name="Table_20_Contents"><text:span text:style-name="T1">express-</text:span></text:p>
              </table:table-cell>
              <table:table-cell table:style-name="TableRowCell" office:value-type="string">
                <text:p text:style-name="Table_20_Contents"><text:span text:style-name="T1">expression</text:span></text:p>
              </table:table-cell>
            </table:table-row>
            <table:table-row>
              <table:table-cell table:style-name="TableRowCell" office:value-type="string">
                <text:p text:style-name="Table_20_Contents"><text:span text:style-name="T1">opin/er</text:span>, to opine</text:p>
              </table:table-cell>
              <table:table-cell table:style-name="TableRowCell" office:value-type="string">
                <text:p text:style-name="Table_20_Contents"><text:span text:style-name="T1">opin-</text:span></text:p>
              </table:table-cell>
              <table:table-cell table:style-name="TableRowCell" office:value-type="string">
                <text:p text:style-name="Table_20_Contents"><text:span text:style-name="T1">opinion</text:span></text:p>
              </table:table-cell>
            </table:table-row>
            <table:table-row>
              <table:table-cell table:style-name="TableRowCell" office:value-type="string">
                <text:p text:style-name="Table_20_Contents"><text:span text:style-name="T1">extract/er</text:span>, to extract</text:p>
              </table:table-cell>
              <table:table-cell table:style-name="TableRowCell" office:value-type="string">
                <text:p text:style-name="Table_20_Contents"><text:span text:style-name="T1">extract-</text:span></text:p>
              </table:table-cell>
              <table:table-cell table:style-name="TableRowCell" office:value-type="string">
                <text:p text:style-name="Table_20_Contents"><text:span text:style-name="T1">extraction</text:span></text:p>
              </table:table-cell>
            </table:table-row>
            <table:table-row>
              <table:table-cell table:style-name="TableRowCell" office:value-type="string">
                <text:p text:style-name="Table_20_Contents"><text:span text:style-name="T1">distint/er</text:span>, to distinguish</text:p>
              </table:table-cell>
              <table:table-cell table:style-name="TableRowCell" office:value-type="string">
                <text:p text:style-name="Table_20_Contents"><text:span text:style-name="T1">distint-</text:span></text:p>
              </table:table-cell>
              <table:table-cell table:style-name="TableRowCell" office:value-type="string">
                <text:p text:style-name="Table_20_Contents"><text:span text:style-name="T1">distintion</text:span>, distinction</text:p>
              </table:table-cell>
            </table:table-row>
          </table:table>
          <text:p text:style-name="P37"><text:span text:style-name="T1">Note</text:span></text:p>
          <text:p text:style-name="P37">As in English, Interlingue sometimes has two groupings of verbs with nearly the same meaning where the more Latin-like one has a more formal or heavy character. To derive <text:span text:style-name="T1">extraction</text:span> above the verb <text:span text:style-name="T1">extracter</text:span> is used, but the verb <text:span text:style-name="T1">extraer</text:span> also exists (lit. <text:span text:style-name="T1">ex-traer</text:span>, to pull out), which above would lead to <text:span text:style-name="T1">extra-er</text:span> → <text:span text:style-name="T1">extrat</text:span> → <text:span text:style-name="T1">extration</text:span>. This gives them a slightly nuanced meaning: an <text:span text:style-name="T1">extraction</text:span>, derived from <text:span text:style-name="T1">extracter</text:span> (to extract), is only an <text:span text:style-name="T1">extraction</text:span>. But an <text:span text:style-name="T1">extration</text:span>, derived from <text:span text:style-name="T1">extraer</text:span> (to pull out), is both a pulling out and an extraction.</text:p>
          <text:p text:style-name="P37">Similarly, the word reader (<text:span text:style-name="T1">letor</text:span>, from <text:span text:style-name="T1">le/er</text:span> → <text:span text:style-name="T1">let</text:span> → <text:span text:style-name="T1">letor</text:span>) has a “hidden” companion in the form of <text:span text:style-name="T1">lecter</text:span> that can be seen from the word <text:span text:style-name="T1">lector</text:span> (same meaning in Interlingue as in English) that one can see derived as <text:span text:style-name="T1">lecter</text:span> → <text:span text:style-name="T1">lect-</text:span> → <text:span text:style-name="T1">lector</text:span>. The word <text:span text:style-name="T1">letion</text:span> above can also be written <text:span text:style-name="T1">lection</text:span>, which carries a more formal or pompous meaning. This freedom given to the user to explore the language oneself is a powerful tool for adding nuance in writing.</text:p>
        </text:list-item>
      </text:list>
      <text:p text:style-name="First_20_paragraph">Five verbs are exceptions to the above and must be learned separately.</text:p>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Infinitive</text:p>
            </table:table-cell>
            <table:table-cell table:style-name="TableHeaderRowCell" office:value-type="string">
              <text:p text:style-name="Table_20_Heading">Perfect stem</text:p>
            </table:table-cell>
            <table:table-cell table:style-name="TableHeaderRowCell" office:value-type="string">
              <text:p text:style-name="Table_20_Heading">Derived example</text:p>
            </table:table-cell>
          </table:table-row>
        </table:table-header-rows>
        <table:table-row>
          <table:table-cell table:style-name="TableRowCell" office:value-type="string">
            <text:p text:style-name="Table_20_Contents"><text:span text:style-name="T1">ceder</text:span>, to cede</text:p>
          </table:table-cell>
          <table:table-cell table:style-name="TableRowCell" office:value-type="string">
            <text:p text:style-name="Table_20_Contents"><text:span text:style-name="T1">cess-</text:span></text:p>
          </table:table-cell>
          <table:table-cell table:style-name="TableRowCell" office:value-type="string">
            <text:p text:style-name="Table_20_Contents"><text:span text:style-name="T1">recession</text:span></text:p>
          </table:table-cell>
        </table:table-row>
        <table:table-row>
          <table:table-cell table:style-name="TableRowCell" office:value-type="string">
            <text:p text:style-name="Table_20_Contents"><text:span text:style-name="T1">seder</text:span>, to sit</text:p>
          </table:table-cell>
          <table:table-cell table:style-name="TableRowCell" office:value-type="string">
            <text:p text:style-name="Table_20_Contents"><text:span text:style-name="T1">sess-</text:span></text:p>
          </table:table-cell>
          <table:table-cell table:style-name="TableRowCell" office:value-type="string">
            <text:p text:style-name="Table_20_Contents"><text:span text:style-name="T1">session</text:span></text:p>
          </table:table-cell>
        </table:table-row>
        <table:table-row>
          <table:table-cell table:style-name="TableRowCell" office:value-type="string">
            <text:p text:style-name="Table_20_Contents"><text:span text:style-name="T1">tener</text:span>, to hold</text:p>
          </table:table-cell>
          <table:table-cell table:style-name="TableRowCell" office:value-type="string">
            <text:p text:style-name="Table_20_Contents"><text:span text:style-name="T1">tent-</text:span></text:p>
          </table:table-cell>
          <table:table-cell table:style-name="TableRowCell" office:value-type="string">
            <text:p text:style-name="Table_20_Contents"><text:span text:style-name="T1">retention</text:span></text:p>
          </table:table-cell>
        </table:table-row>
        <table:table-row>
          <table:table-cell table:style-name="TableRowCell" office:value-type="string">
            <text:p text:style-name="Table_20_Contents"><text:span text:style-name="T1">venir</text:span>, to come</text:p>
          </table:table-cell>
          <table:table-cell table:style-name="TableRowCell" office:value-type="string">
            <text:p text:style-name="Table_20_Contents"><text:span text:style-name="T1">vent-</text:span></text:p>
          </table:table-cell>
          <table:table-cell table:style-name="TableRowCell" office:value-type="string">
            <text:p text:style-name="Table_20_Contents"><text:span text:style-name="T1">intervention</text:span></text:p>
          </table:table-cell>
        </table:table-row>
        <table:table-row>
          <table:table-cell table:style-name="TableRowCell" office:value-type="string">
            <text:p text:style-name="Table_20_Contents"><text:span text:style-name="T1">verter</text:span>, to wind</text:p>
          </table:table-cell>
          <table:table-cell table:style-name="TableRowCell" office:value-type="string">
            <text:p text:style-name="Table_20_Contents"><text:span text:style-name="T1">vers-</text:span></text:p>
          </table:table-cell>
          <table:table-cell table:style-name="TableRowCell" office:value-type="string">
            <text:p text:style-name="Table_20_Contents"><text:span text:style-name="T1">version</text:span></text:p>
          </table:table-cell>
        </table:table-row>
      </table:table>
      <text:p text:style-name="P38"><text:span text:style-name="T1">Note</text:span></text:p>
      <text:p text:style-name="P38">The original de Wahl’s Rule included the exception <text:span text:style-name="T1">mover</text:span> (to move) → <text:span text:style-name="T1">mot-</text:span>, from which is derived <text:span text:style-name="T1">motion</text:span>. The Interlingue community noted however that <text:span text:style-name="T1">motion</text:span> (plus <text:span text:style-name="T1">emotion</text:span>) and <text:span text:style-name="T1">movement</text:span> are semantically different and that using two verbs <text:span text:style-name="T1">moer</text:span> (to move, to budge) and <text:span text:style-name="T1">mover</text:span> (to move) would allow greater precision while doing away with an irregularity. Thus, the word motion is regularly derived from <text:span text:style-name="T1">mo/er</text:span> → <text:span text:style-name="T1">mot-</text:span> → <text:span text:style-name="T1">motion</text:span>.</text:p>
      <text:h text:style-name="Heading_20_3" text:outline-level="3"><text:bookmark-start text:name="_meaning_of_the_suffixes"/>Meaning of the suffixes<text:bookmark-end text:name="_meaning_of_the_suffixes"/></text:h>
      <text:h text:style-name="Heading_20_4" text:outline-level="4"><text:bookmark-start text:name="_ion"/>-ion<text:bookmark-end text:name="_ion"/></text:h>
      <text:p text:style-name="First_20_paragraph">The action, result or location of a verb.</text:p>
      <text:list text:style-name="L30">
        <text:list-item>
          <text:p text:style-name="P39"><text:span text:style-name="T1">fabrication</text:span>, from <text:span text:style-name="T1">fabricar</text:span> (to fabricate)</text:p>
        </text:list-item>
        <text:list-item>
          <text:p text:style-name="P39"><text:span text:style-name="T1">administration</text:span>, from <text:span text:style-name="T1">administrar</text:span> (to administrate)</text:p>
        </text:list-item>
        <text:list-item>
          <text:p text:style-name="P39"><text:span text:style-name="T1">expedition</text:span>, from <text:span text:style-name="T1">expedir</text:span> (to send, to expedite)</text:p>
        </text:list-item>
      </text:list>
      <text:h text:style-name="Heading_20_4" text:outline-level="4"><text:bookmark-start text:name="_or"/>-or<text:bookmark-end text:name="_or"/></text:h>
      <text:p text:style-name="First_20_paragraph">The acting person, thing or factor of a verb.</text:p>
      <text:list text:style-name="L31">
        <text:list-item>
          <text:p text:style-name="P40"><text:span text:style-name="T1">decorator</text:span>, from <text:span text:style-name="T1">decorar</text:span> (to decorate)</text:p>
        </text:list-item>
        <text:list-item>
          <text:p text:style-name="P40"><text:span text:style-name="T1">fabricator</text:span>, from <text:span text:style-name="T1">fabricar</text:span></text:p>
        </text:list-item>
        <text:list-item>
          <text:p text:style-name="P40"><text:span text:style-name="T1">administrator</text:span>, from <text:span text:style-name="T1">administrar</text:span></text:p>
        </text:list-item>
        <text:list-item>
          <text:p text:style-name="P40"><text:span text:style-name="T1">expeditor</text:span>, from <text:span text:style-name="T1">expedir</text:span></text:p>
        </text:list-item>
        <text:list-item>
          <text:p text:style-name="P40"><text:span text:style-name="T1">compressor</text:span>, from <text:span text:style-name="T1">compresser</text:span> (to compress)</text:p>
        </text:list-item>
      </text:list>
      <text:h text:style-name="Heading_20_4" text:outline-level="4"><text:bookmark-start text:name="_ori"/>-ori<text:bookmark-end text:name="_ori"/></text:h>
      <text:p text:style-name="First_20_paragraph">Adjective derived from <text:a xlink:type="simple" xlink:href="#_or" office:name=""><text:span text:style-name="Definition"><text:span text:style-name="T1">-or</text:span></text:span></text:a> above, similar to English “-ory”. Refers to something that is dedicated to or working as:</text:p>
      <text:list text:style-name="L32">
        <text:list-item>
          <text:p text:style-name="P41"><text:span text:style-name="T1">un obligatori servicie</text:span> = an obligatory service (from <text:span text:style-name="T1">obligar</text:span>, to obligate)</text:p>
        </text:list-item>
        <text:list-item>
          <text:p text:style-name="P41"><text:span text:style-name="T1">un organisatori talent</text:span> = a talent for organization (lit. an organisor-y talent; Interlingue allows greater freedom than English with such words)</text:p>
        </text:list-item>
        <text:list-item>
          <text:p text:style-name="P41"><text:span text:style-name="T1">un preparatori mesura</text:span> = a preparatory measure (from <text:span text:style-name="T1">preparar</text:span>, to prepare)</text:p>
        </text:list-item>
        <text:list-item>
          <text:p text:style-name="P41"><text:span text:style-name="T1">un transitori stadie</text:span> = a transitory stage (from transir, to cross)</text:p>
        </text:list-item>
        <text:list-item>
          <text:p text:style-name="P41"><text:span text:style-name="T1">contraditori propositiones</text:span> = contradictory propositions (from <text:span text:style-name="T1">contradir</text:span>, to contradict)</text:p>
        </text:list-item>
        <text:list-item>
          <text:p text:style-name="P41"><text:span text:style-name="T1">un ilusori pensa</text:span> = an illusory thought (from <text:span text:style-name="T1">iluder</text:span>, to feint or delude)</text:p>
        </text:list-item>
        <text:list-item>
          <text:p text:style-name="P41"><text:span text:style-name="T1">scritori crampe</text:span> = writer’s cramp (i.e. the cramp of a <text:span text:style-name="T1">scritor</text:span>)</text:p>
        </text:list-item>
        <text:list-item>
          <text:p text:style-name="P41"><text:span text:style-name="T1">defensori discurse</text:span> = lit. “defensive discourse” (e.g. the speech on the defendant’s side, from <text:span text:style-name="T1">defender</text:span>, to defend)</text:p>
        </text:list-item>
      </text:list>
      <text:h text:style-name="Heading_20_4" text:outline-level="4"><text:bookmark-start text:name="_iv"/>-iv<text:bookmark-end text:name="_iv"/></text:h>
      <text:p text:style-name="First_20_paragraph">English “-ive”, forms adjectives that denote an active ability:</text:p>
      <text:list text:style-name="L33">
        <text:list-item>
          <text:p text:style-name="P42"><text:span text:style-name="T1">un decorativ vase</text:span> = a decorative vase (<text:span text:style-name="T1">un decoratori vase</text:span> would be a vase intended for decoration, but uncertain as to whether it is actually decorative or not)</text:p>
        </text:list-item>
        <text:list-item>
          <text:p text:style-name="P42"><text:span text:style-name="T1">un obligativ promesse</text:span> = a promise that obligates (<text:span text:style-name="T1">obligatori promesse</text:span> = an obligatory promise)</text:p>
        </text:list-item>
        <text:list-item>
          <text:p text:style-name="P42"><text:span text:style-name="T1">un explicativ exemple</text:span> = an example that explains something (<text:span text:style-name="T1">explicar</text:span> = to explain)</text:p>
        </text:list-item>
        <text:list-item>
          <text:p text:style-name="P42"><text:span text:style-name="T1">un consolativ response</text:span> = a response that brings consolation (<text:span text:style-name="T1">un consolatori response</text:span> = a response given as consolation) (<text:span text:style-name="T1">consolar</text:span> = console)</text:p>
        </text:list-item>
        <text:list-item>
          <text:p text:style-name="P42"><text:span text:style-name="T1">un negativ resultate</text:span> = a negative result (<text:span text:style-name="T1">negar</text:span> = to deny)</text:p>
        </text:list-item>
        <text:list-item>
          <text:p text:style-name="P42"><text:span text:style-name="T1">un instructiv articul</text:span> = an instructive article (<text:span text:style-name="T1">instructer</text:span> = instruct)</text:p>
        </text:list-item>
        <text:list-item>
          <text:p text:style-name="P42"><text:span text:style-name="T1">un decisiv parol</text:span> = a decisive word (<text:span text:style-name="T1">decider</text:span> = to decide)</text:p>
        </text:list-item>
      </text:list>
      <text:h text:style-name="Heading_20_4" text:outline-level="4"><text:bookmark-start text:name="_ura"/>-ura<text:bookmark-end text:name="_ura"/></text:h>
      <text:p text:style-name="First_20_paragraph">Similar to English “-ure”. Forms verbal nouns denoting a concrete, realized action or its result.</text:p>
      <text:list text:style-name="L34">
        <text:list-item>
          <text:p text:style-name="P43"><text:span text:style-name="T1">garnitura</text:span> = garnish (the English noun “garnish”, from <text:span text:style-name="T1">garnir</text:span> = to garnish)</text:p>
        </text:list-item>
        <text:list-item>
          <text:p text:style-name="P43"><text:span text:style-name="T1">scritura</text:span> = writing, scripture (from <text:span text:style-name="T1">scrir</text:span> = to write)</text:p>
        </text:list-item>
        <text:list-item>
          <text:p text:style-name="P43"><text:span text:style-name="T1">politura</text:span> = polish (the noun “polish”, from <text:span text:style-name="T1">polir</text:span> = to polish)</text:p>
        </text:list-item>
      </text:list>
      <text:p text:style-name="First_20_paragraph">The perfect stem plus an <text:a xlink:type="simple" xlink:href="#_e" office:name=""><text:span text:style-name="Definition"><text:span text:style-name="T1">-e</text:span></text:span></text:a> (to indicate a noun) is also used to form the result of the action of a verb:</text:p>
      <text:list text:style-name="L35">
        <text:list-item>
          <text:p text:style-name="P44"><text:span text:style-name="T1">tribute</text:span> = tribute (from <text:span text:style-name="T1">tribuer</text:span>)</text:p>
        </text:list-item>
        <text:list-item>
          <text:p text:style-name="P44"><text:span text:style-name="T1">flute</text:span> = flood (from <text:span text:style-name="T1">fluer</text:span>)</text:p>
        </text:list-item>
        <text:list-item>
          <text:p text:style-name="P44"><text:span text:style-name="T1">scrite</text:span> = writing (also note <text:span text:style-name="T1">manuscrite</text:span>, a manuscript, from <text:span text:style-name="T1">manu</text:span> (hand) + <text:span text:style-name="T1">scrite</text:span>)</text:p>
        </text:list-item>
        <text:list-item>
          <text:p text:style-name="P44"><text:span text:style-name="T1">extracte</text:span> = extract, from <text:span text:style-name="T1">extracter</text:span> (<text:span text:style-name="T1">extrate</text:span> for a slightly different nuance — see <text:a xlink:type="simple" xlink:href="#_note_about_verb_pairs" office:name=""><text:span text:style-name="Definition">note above</text:span></text:a>)</text:p>
        </text:list-item>
        <text:list-item>
          <text:p text:style-name="P44"><text:span text:style-name="T1">miscomprense</text:span> = misunderstanding (from <text:span text:style-name="T1">miscomprender</text:span> = misunderstand)</text:p>
        </text:list-item>
      </text:list>
      <text:p text:style-name="First_20_paragraph">The <text:a xlink:type="simple" xlink:href="#_e" office:name=""><text:span text:style-name="Definition"><text:span text:style-name="T1">-e</text:span></text:span></text:a> is technically optional but is used for clarity; it may be removed for euphonic purposes (usage in poetry, to translate colloquial or informal speech, etc.).</text:p>
      <text:p text:style-name="Text_20_body">The perfect stem on its own is also used as an adjective:</text:p>
      <text:list text:style-name="L36">
        <text:list-item>
          <text:p text:style-name="P45"><text:span text:style-name="T1">un apert fenestre</text:span> = an open window (from <text:span text:style-name="T1">aperter</text:span> = to open) (note the difference between this and <text:span text:style-name="T1">un apertet fenestre</text:span> = an opened window)</text:p>
        </text:list-item>
        <text:list-item>
          <text:p text:style-name="P45"><text:span text:style-name="T1">un pervers(i) opinion</text:span> = a perverse opinion (from <text:span text:style-name="T1">perverter</text:span> = to pervert) Here again there is a difference between <text:span text:style-name="T1">perversi</text:span> (perverse) and <text:span text:style-name="T1">pervertet</text:span> (perverted).</text:p>
        </text:list-item>
        <text:list-item>
          <text:p text:style-name="P45"><text:span text:style-name="T1">un devot amíco</text:span> = a devoted friend (from <text:span text:style-name="T1">devoer</text:span> = to devote). In cases where no obvious difference exists between the perfect stem (<text:span text:style-name="T1">devot</text:span>) and the past tense (<text:span text:style-name="T1">devoet</text:span>), the two tend to be used interchangeably. One could still imagine however situations where choosing one or the other is necessary.</text:p>
        </text:list-item>
      </text:list>
      <text:p text:style-name="P46"><text:span text:style-name="T1">Note</text:span></text:p>
      <text:p text:style-name="P46"><text:a xlink:type="simple" xlink:href="#_i" office:name=""><text:span text:style-name="Definition"><text:span text:style-name="T1">-i</text:span></text:span></text:a>, like <text:a xlink:type="simple" xlink:href="#_e" office:name=""><text:span text:style-name="Definition"><text:span text:style-name="T1">-e</text:span></text:span></text:a> above, is affixed to show that the word is an adjective. <text:a xlink:type="simple" xlink:href="#_i" office:name=""><text:span text:style-name="Definition"><text:span text:style-name="T1">-i</text:span></text:span></text:a> is also optional, and tends to be used most often when euphony demands it (e.g. the word <text:span text:style-name="T1">micri</text:span>, small, could not be pronounced without it).</text:p>
      <text:p text:style-name="P47"><text:span text:style-name="T1">Note</text:span></text:p>
      <text:p text:style-name="P47">The perfect stem is used when deriving (forming) words, but not for verb conjugation. Technically words above such as <text:span text:style-name="T1">apert</text:span>, <text:span text:style-name="T1">pervers(i)</text:span> etc. can be learned and thought of as separate entities but knowing how they are derived from verbs gives the user of the language a much greater range of options when speaking and leads to much less looking up of words in the dictionary.</text:p>
      <text:h text:style-name="Heading_20_1" text:outline-level="1"><text:bookmark-start text:name="_quadresim_letion"/>Quadresim letion<text:bookmark-end text:name="_quadresim_letion"/></text:h>
      <text:h text:style-name="Heading_20_2" text:outline-level="2"><text:bookmark-start text:name="_textus_4"/>Textus<text:bookmark-end text:name="_textus_4"/></text:h>
      <text:h text:style-name="Heading_20_3" text:outline-level="3"><text:bookmark-start text:name="_li_misterie_del_cratere_in_sall"/>Li misterie del cratere in Sall<text:bookmark-end text:name="_li_misterie_del_cratere_in_sall"/></text:h>
      <text:p text:style-name="First_20_paragraph">In fine del septembre mill nin cent duant sett (1927) li conosset geofisico Professor Wegener (de Graz in Austria) visitat un ja de long conosset, ma per su orígine absolutmen misteriosi cratere in Sall sur li insul Oesel (Saaremaa), quel apartene al Republica de Estonia. Il esset in un societé de professores Kraus e Meyer del universitá in Riga e fat explorationes pri ti fenomen del natura.</text:p>
      <text:p text:style-name="Text_20_body">In to omni expertes esset unanim til nu, que ci ne acte se pri un extint vulcan, quam on pensa in circules de laicos. Li max probabil opinion esset ti, que li cratere es un funel de ruition. Nu professor Wegener expresset un nov surprisant interpretation del orígine de ti strangi formation. Il pensa que on have ci un funel de penetration de un grandissim meteorite, simil al funeles de grenades, queles noi conosse desde li guerre mundan. Li cratere de Sall have un diametre de du cent quinant (250) e un profundore de deciquin (15) metres. It sembla esser un diminuet simil formation quam li famosi Arizona-crater in Nord America, quel advere have du mill (2000) metres in diametre.</text:p>
      <text:p text:style-name="Text_20_body">Ma quo es significativ – per forationes on ja ha constatat in quar cent (400) metres sub li solea del cratere un enorm meteorite de circa mill du cent (1200) metres in diametre, it es, un córpore de dimensiones de un micri satellite. Wegener aprecia li grandore del meteorite, quel ha productet li cratere de Sall, ye circa cent til cent quinant (100 til 150) metres in diametre, e supposi que it deve trovar se in circa quinant til settant quin (50 til 75) metres de profundore. Adplu it es remarcabil, que in li vicinitá del principal cratere es situat pluri simil, ma mult plu micri, funeles, probabilmen causat per partes, queles ha separat se durant li cadida, quo es sovente observat che li cadidas de meteorites.</text:p>
      <text:p text:style-name="Text_20_body">Si li suposition de prof. Wegener es rect, tande li cratere in Sall es un unic monument de natura in Europa, e li duesim sur li tot globe de terra.</text:p>
      <text:h text:style-name="Heading_20_4" text:outline-level="4"><text:bookmark-start text:name="_vocabularium_12"/>Vocabularium<text:bookmark-end text:name="_vocabularium_12"/></text:h>
      <text:list text:style-name="L37">
        <text:list-item>
          <text:p text:style-name="P48"><text:span text:style-name="T1">acter</text:span> = to act</text:p>
        </text:list-item>
        <text:list-item>
          <text:p text:style-name="P48"><text:span text:style-name="T1">adplu</text:span> = furthermore</text:p>
        </text:list-item>
        <text:list-item>
          <text:p text:style-name="P48"><text:span text:style-name="T1">advere</text:span> = indeed</text:p>
        </text:list-item>
        <text:list-item>
          <text:p text:style-name="P48"><text:span text:style-name="T1">apertener</text:span> = to belong</text:p>
        </text:list-item>
        <text:list-item>
          <text:p text:style-name="P48"><text:span text:style-name="T1">cader</text:span> = to fall</text:p>
        </text:list-item>
        <text:list-item>
          <text:p text:style-name="P48"><text:span text:style-name="T1">causar</text:span> = to cause</text:p>
        </text:list-item>
        <text:list-item>
          <text:p text:style-name="P48"><text:span text:style-name="T1">circul</text:span> = circle</text:p>
        </text:list-item>
        <text:list-item>
          <text:p text:style-name="P48"><text:span text:style-name="T1">conosser</text:span> = to know</text:p>
        </text:list-item>
        <text:list-item>
          <text:p text:style-name="P48"><text:span text:style-name="T1">córpore</text:span> = body</text:p>
        </text:list-item>
        <text:list-item>
          <text:p text:style-name="P48"><text:span text:style-name="T1">extinter</text:span> = to extinguish</text:p>
        </text:list-item>
        <text:list-item>
          <text:p text:style-name="P48"><text:span text:style-name="T1">forar</text:span> = to bore, to drill</text:p>
        </text:list-item>
        <text:list-item>
          <text:p text:style-name="P48"><text:span text:style-name="T1">funel</text:span> = funnel</text:p>
        </text:list-item>
        <text:list-item>
          <text:p text:style-name="P48"><text:span text:style-name="T1">grandissim</text:span> = huge</text:p>
        </text:list-item>
        <text:list-item>
          <text:p text:style-name="P48"><text:span text:style-name="T1">grandore</text:span> = size (cf. grandeur)</text:p>
        </text:list-item>
        <text:list-item>
          <text:p text:style-name="P48"><text:span text:style-name="T1">laico</text:span> = layperson (i.e. not a specialist)</text:p>
        </text:list-item>
        <text:list-item>
          <text:p text:style-name="P48"><text:span text:style-name="T1">max</text:span> = most</text:p>
        </text:list-item>
        <text:list-item>
          <text:p text:style-name="P48"><text:span text:style-name="T1">orígine</text:span> = origin</text:p>
        </text:list-item>
        <text:list-item>
          <text:p text:style-name="P48"><text:span text:style-name="T1">penetrar</text:span> = to penetrate</text:p>
        </text:list-item>
        <text:list-item>
          <text:p text:style-name="P48"><text:span text:style-name="T1">pluri</text:span> = several</text:p>
        </text:list-item>
        <text:list-item>
          <text:p text:style-name="P48"><text:span text:style-name="T1">probabil</text:span> = probable</text:p>
        </text:list-item>
        <text:list-item>
          <text:p text:style-name="P48"><text:span text:style-name="T1">producter</text:span> = to produce</text:p>
        </text:list-item>
        <text:list-item>
          <text:p text:style-name="P48"><text:span text:style-name="T1">profundore</text:span> = depth</text:p>
        </text:list-item>
        <text:list-item>
          <text:p text:style-name="P48"><text:span text:style-name="T1">quadresim</text:span> = fourth</text:p>
        </text:list-item>
        <text:list-item>
          <text:p text:style-name="P48"><text:span text:style-name="T1">rect</text:span> = right, correct</text:p>
        </text:list-item>
        <text:list-item>
          <text:p text:style-name="P48"><text:span text:style-name="T1">ruir</text:span> = to collapse</text:p>
        </text:list-item>
        <text:list-item>
          <text:p text:style-name="P48"><text:span text:style-name="T1">separar</text:span> = to separate</text:p>
        </text:list-item>
        <text:list-item>
          <text:p text:style-name="P48"><text:span text:style-name="T1">simil</text:span> = similar</text:p>
        </text:list-item>
        <text:list-item>
          <text:p text:style-name="P48"><text:span text:style-name="T1">situat</text:span> = situated, located</text:p>
        </text:list-item>
        <text:list-item>
          <text:p text:style-name="P48"><text:span text:style-name="T1">solea</text:span> = sole, bottom</text:p>
        </text:list-item>
        <text:list-item>
          <text:p text:style-name="P48"><text:span text:style-name="T1">sovente</text:span> = often</text:p>
        </text:list-item>
        <text:list-item>
          <text:p text:style-name="P48"><text:span text:style-name="T1">strangi</text:span> = strange</text:p>
        </text:list-item>
        <text:list-item>
          <text:p text:style-name="P48"><text:span text:style-name="T1">suposir</text:span> = to suppose</text:p>
        </text:list-item>
        <text:list-item>
          <text:p text:style-name="P48"><text:span text:style-name="T1">tande</text:span> = then</text:p>
        </text:list-item>
        <text:list-item>
          <text:p text:style-name="P48"><text:span text:style-name="T1">unanim</text:span> = unanimous</text:p>
        </text:list-item>
        <text:list-item>
          <text:p text:style-name="P48"><text:span text:style-name="T1">unic</text:span> = unique</text:p>
        </text:list-item>
        <text:list-item>
          <text:p text:style-name="P48"><text:span text:style-name="T1">vicinitá</text:span> = vicinity</text:p>
        </text:list-item>
      </text:list>
      <text:h text:style-name="Heading_20_3" text:outline-level="3"><text:bookmark-start text:name="_li_numerales"/>Li numerales<text:bookmark-end text:name="_li_numerales"/></text:h>
      <text:p text:style-name="First_20_paragraph">Li <text:span text:style-name="T1">cardinal</text:span> numerales, queles responde al question “<text:span text:style-name="T1">quant?</text:span>” es:</text:p>
      <table:table table:name="Table9" table:style-name="Table9">
        <table:table-column table:style-name="Table9.A"/>
        <table:table-column table:style-name="Table9.B"/>
        <table:table-row>
          <table:table-cell table:style-name="TableRowCell" office:value-type="string">
            <text:p text:style-name="Table_20_Contents">1</text:p>
          </table:table-cell>
          <table:table-cell table:style-name="TableRowCell" office:value-type="string">
            <text:p text:style-name="Table_20_Contents">un</text:p>
          </table:table-cell>
        </table:table-row>
        <table:table-row>
          <table:table-cell table:style-name="TableRowCell" office:value-type="string">
            <text:p text:style-name="Table_20_Contents">2</text:p>
          </table:table-cell>
          <table:table-cell table:style-name="TableRowCell" office:value-type="string">
            <text:p text:style-name="Table_20_Contents">du</text:p>
          </table:table-cell>
        </table:table-row>
        <table:table-row>
          <table:table-cell table:style-name="TableRowCell" office:value-type="string">
            <text:p text:style-name="Table_20_Contents">3</text:p>
          </table:table-cell>
          <table:table-cell table:style-name="TableRowCell" office:value-type="string">
            <text:p text:style-name="Table_20_Contents">tri</text:p>
          </table:table-cell>
        </table:table-row>
        <table:table-row>
          <table:table-cell table:style-name="TableRowCell" office:value-type="string">
            <text:p text:style-name="Table_20_Contents">4</text:p>
          </table:table-cell>
          <table:table-cell table:style-name="TableRowCell" office:value-type="string">
            <text:p text:style-name="Table_20_Contents">quar</text:p>
          </table:table-cell>
        </table:table-row>
        <table:table-row>
          <table:table-cell table:style-name="TableRowCell" office:value-type="string">
            <text:p text:style-name="Table_20_Contents">5</text:p>
          </table:table-cell>
          <table:table-cell table:style-name="TableRowCell" office:value-type="string">
            <text:p text:style-name="Table_20_Contents">quin</text:p>
          </table:table-cell>
        </table:table-row>
        <table:table-row>
          <table:table-cell table:style-name="TableRowCell" office:value-type="string">
            <text:p text:style-name="Table_20_Contents">6</text:p>
          </table:table-cell>
          <table:table-cell table:style-name="TableRowCell" office:value-type="string">
            <text:p text:style-name="Table_20_Contents">six</text:p>
          </table:table-cell>
        </table:table-row>
        <table:table-row>
          <table:table-cell table:style-name="TableRowCell" office:value-type="string">
            <text:p text:style-name="Table_20_Contents">7</text:p>
          </table:table-cell>
          <table:table-cell table:style-name="TableRowCell" office:value-type="string">
            <text:p text:style-name="Table_20_Contents">sett</text:p>
          </table:table-cell>
        </table:table-row>
        <table:table-row>
          <table:table-cell table:style-name="TableRowCell" office:value-type="string">
            <text:p text:style-name="Table_20_Contents">8</text:p>
          </table:table-cell>
          <table:table-cell table:style-name="TableRowCell" office:value-type="string">
            <text:p text:style-name="Table_20_Contents">ott</text:p>
          </table:table-cell>
        </table:table-row>
        <table:table-row>
          <table:table-cell table:style-name="TableRowCell" office:value-type="string">
            <text:p text:style-name="Table_20_Contents">9</text:p>
          </table:table-cell>
          <table:table-cell table:style-name="TableRowCell" office:value-type="string">
            <text:p text:style-name="Table_20_Contents">nin</text:p>
          </table:table-cell>
        </table:table-row>
        <table:table-row>
          <table:table-cell table:style-name="TableRowCell" office:value-type="string">
            <text:p text:style-name="Table_20_Contents">10</text:p>
          </table:table-cell>
          <table:table-cell table:style-name="TableRowCell" office:value-type="string">
            <text:p text:style-name="Table_20_Contents">deci</text:p>
          </table:table-cell>
        </table:table-row>
        <table:table-row>
          <table:table-cell table:style-name="TableRowCell" office:value-type="string">
            <text:p text:style-name="Table_20_Contents">11</text:p>
          </table:table-cell>
          <table:table-cell table:style-name="TableRowCell" office:value-type="string">
            <text:p text:style-name="Table_20_Contents">deciun</text:p>
          </table:table-cell>
        </table:table-row>
        <table:table-row>
          <table:table-cell table:style-name="TableRowCell" office:value-type="string">
            <text:p text:style-name="Table_20_Contents">12</text:p>
          </table:table-cell>
          <table:table-cell table:style-name="TableRowCell" office:value-type="string">
            <text:p text:style-name="Table_20_Contents">decidu</text:p>
          </table:table-cell>
        </table:table-row>
        <table:table-row>
          <table:table-cell table:style-name="TableRowCell" office:value-type="string">
            <text:p text:style-name="Table_20_Contents">13</text:p>
          </table:table-cell>
          <table:table-cell table:style-name="TableRowCell" office:value-type="string">
            <text:p text:style-name="Table_20_Contents">decitri</text:p>
          </table:table-cell>
        </table:table-row>
        <table:table-row>
          <table:table-cell table:style-name="TableRowCell" office:value-type="string">
            <text:p text:style-name="Table_20_Contents">14</text:p>
          </table:table-cell>
          <table:table-cell table:style-name="TableRowCell" office:value-type="string">
            <text:p text:style-name="Table_20_Contents">deciquar</text:p>
          </table:table-cell>
        </table:table-row>
        <table:table-row>
          <table:table-cell table:style-name="TableRowCell" office:value-type="string">
            <text:p text:style-name="Table_20_Contents">15</text:p>
          </table:table-cell>
          <table:table-cell table:style-name="TableRowCell" office:value-type="string">
            <text:p text:style-name="Table_20_Contents">deciquin</text:p>
          </table:table-cell>
        </table:table-row>
        <table:table-row>
          <table:table-cell table:style-name="TableRowCell" office:value-type="string">
            <text:p text:style-name="Table_20_Contents">16</text:p>
          </table:table-cell>
          <table:table-cell table:style-name="TableRowCell" office:value-type="string">
            <text:p text:style-name="Table_20_Contents">decisix</text:p>
          </table:table-cell>
        </table:table-row>
        <table:table-row>
          <table:table-cell table:style-name="TableRowCell" office:value-type="string">
            <text:p text:style-name="Table_20_Contents">17</text:p>
          </table:table-cell>
          <table:table-cell table:style-name="TableRowCell" office:value-type="string">
            <text:p text:style-name="Table_20_Contents">decisett</text:p>
          </table:table-cell>
        </table:table-row>
        <table:table-row>
          <table:table-cell table:style-name="TableRowCell" office:value-type="string">
            <text:p text:style-name="Table_20_Contents">18</text:p>
          </table:table-cell>
          <table:table-cell table:style-name="TableRowCell" office:value-type="string">
            <text:p text:style-name="Table_20_Contents">deciott</text:p>
          </table:table-cell>
        </table:table-row>
        <table:table-row>
          <table:table-cell table:style-name="TableRowCell" office:value-type="string">
            <text:p text:style-name="Table_20_Contents">19</text:p>
          </table:table-cell>
          <table:table-cell table:style-name="TableRowCell" office:value-type="string">
            <text:p text:style-name="Table_20_Contents">decinin</text:p>
          </table:table-cell>
        </table:table-row>
        <table:table-row>
          <table:table-cell table:style-name="TableRowCell" office:value-type="string">
            <text:p text:style-name="Table_20_Contents">20</text:p>
          </table:table-cell>
          <table:table-cell table:style-name="TableRowCell" office:value-type="string">
            <text:p text:style-name="Table_20_Contents">duant</text:p>
          </table:table-cell>
        </table:table-row>
        <table:table-row>
          <table:table-cell table:style-name="TableRowCell" office:value-type="string">
            <text:p text:style-name="Table_20_Contents">30</text:p>
          </table:table-cell>
          <table:table-cell table:style-name="TableRowCell" office:value-type="string">
            <text:p text:style-name="Table_20_Contents">triant</text:p>
          </table:table-cell>
        </table:table-row>
        <table:table-row>
          <table:table-cell table:style-name="TableRowCell" office:value-type="string">
            <text:p text:style-name="Table_20_Contents">31</text:p>
          </table:table-cell>
          <table:table-cell table:style-name="TableRowCell" office:value-type="string">
            <text:p text:style-name="Table_20_Contents">triant un</text:p>
          </table:table-cell>
        </table:table-row>
        <table:table-row>
          <table:table-cell table:style-name="TableRowCell" office:value-type="string">
            <text:p text:style-name="Table_20_Contents">40</text:p>
          </table:table-cell>
          <table:table-cell table:style-name="TableRowCell" office:value-type="string">
            <text:p text:style-name="Table_20_Contents">quarant</text:p>
          </table:table-cell>
        </table:table-row>
        <table:table-row>
          <table:table-cell table:style-name="TableRowCell" office:value-type="string">
            <text:p text:style-name="Table_20_Contents">50</text:p>
          </table:table-cell>
          <table:table-cell table:style-name="TableRowCell" office:value-type="string">
            <text:p text:style-name="Table_20_Contents">quinant</text:p>
          </table:table-cell>
        </table:table-row>
        <table:table-row>
          <table:table-cell table:style-name="TableRowCell" office:value-type="string">
            <text:p text:style-name="Table_20_Contents">60</text:p>
          </table:table-cell>
          <table:table-cell table:style-name="TableRowCell" office:value-type="string">
            <text:p text:style-name="Table_20_Contents">sixant</text:p>
          </table:table-cell>
        </table:table-row>
        <table:table-row>
          <table:table-cell table:style-name="TableRowCell" office:value-type="string">
            <text:p text:style-name="Table_20_Contents">70</text:p>
          </table:table-cell>
          <table:table-cell table:style-name="TableRowCell" office:value-type="string">
            <text:p text:style-name="Table_20_Contents">settant</text:p>
          </table:table-cell>
        </table:table-row>
        <table:table-row>
          <table:table-cell table:style-name="TableRowCell" office:value-type="string">
            <text:p text:style-name="Table_20_Contents">75</text:p>
          </table:table-cell>
          <table:table-cell table:style-name="TableRowCell" office:value-type="string">
            <text:p text:style-name="Table_20_Contents">settant quin</text:p>
          </table:table-cell>
        </table:table-row>
        <table:table-row>
          <table:table-cell table:style-name="TableRowCell" office:value-type="string">
            <text:p text:style-name="Table_20_Contents">80</text:p>
          </table:table-cell>
          <table:table-cell table:style-name="TableRowCell" office:value-type="string">
            <text:p text:style-name="Table_20_Contents">ottant</text:p>
          </table:table-cell>
        </table:table-row>
        <table:table-row>
          <table:table-cell table:style-name="TableRowCell" office:value-type="string">
            <text:p text:style-name="Table_20_Contents">90</text:p>
          </table:table-cell>
          <table:table-cell table:style-name="TableRowCell" office:value-type="string">
            <text:p text:style-name="Table_20_Contents">ninant</text:p>
          </table:table-cell>
        </table:table-row>
        <table:table-row>
          <table:table-cell table:style-name="TableRowCell" office:value-type="string">
            <text:p text:style-name="Table_20_Contents">100</text:p>
          </table:table-cell>
          <table:table-cell table:style-name="TableRowCell" office:value-type="string">
            <text:p text:style-name="Table_20_Contents">cent</text:p>
          </table:table-cell>
        </table:table-row>
        <table:table-row>
          <table:table-cell table:style-name="TableRowCell" office:value-type="string">
            <text:p text:style-name="Table_20_Contents">200</text:p>
          </table:table-cell>
          <table:table-cell table:style-name="TableRowCell" office:value-type="string">
            <text:p text:style-name="Table_20_Contents">du cent</text:p>
          </table:table-cell>
        </table:table-row>
        <table:table-row>
          <table:table-cell table:style-name="TableRowCell" office:value-type="string">
            <text:p text:style-name="Table_20_Contents">300</text:p>
          </table:table-cell>
          <table:table-cell table:style-name="TableRowCell" office:value-type="string">
            <text:p text:style-name="Table_20_Contents">tri cent</text:p>
          </table:table-cell>
        </table:table-row>
        <table:table-row>
          <table:table-cell table:style-name="TableRowCell" office:value-type="string">
            <text:p text:style-name="Table_20_Contents">400</text:p>
          </table:table-cell>
          <table:table-cell table:style-name="TableRowCell" office:value-type="string">
            <text:p text:style-name="Table_20_Contents">quar cent</text:p>
          </table:table-cell>
        </table:table-row>
        <table:table-row>
          <table:table-cell table:style-name="TableRowCell" office:value-type="string">
            <text:p text:style-name="Table_20_Contents">500</text:p>
          </table:table-cell>
          <table:table-cell table:style-name="TableRowCell" office:value-type="string">
            <text:p text:style-name="Table_20_Contents">quin cent</text:p>
          </table:table-cell>
        </table:table-row>
        <table:table-row>
          <table:table-cell table:style-name="TableRowCell" office:value-type="string">
            <text:p text:style-name="Table_20_Contents">600</text:p>
          </table:table-cell>
          <table:table-cell table:style-name="TableRowCell" office:value-type="string">
            <text:p text:style-name="Table_20_Contents">six cent</text:p>
          </table:table-cell>
        </table:table-row>
        <table:table-row>
          <table:table-cell table:style-name="TableRowCell" office:value-type="string">
            <text:p text:style-name="Table_20_Contents">700</text:p>
          </table:table-cell>
          <table:table-cell table:style-name="TableRowCell" office:value-type="string">
            <text:p text:style-name="Table_20_Contents">sett cent</text:p>
          </table:table-cell>
        </table:table-row>
        <table:table-row>
          <table:table-cell table:style-name="TableRowCell" office:value-type="string">
            <text:p text:style-name="Table_20_Contents">800</text:p>
          </table:table-cell>
          <table:table-cell table:style-name="TableRowCell" office:value-type="string">
            <text:p text:style-name="Table_20_Contents">ott cent</text:p>
          </table:table-cell>
        </table:table-row>
        <table:table-row>
          <table:table-cell table:style-name="TableRowCell" office:value-type="string">
            <text:p text:style-name="Table_20_Contents">900</text:p>
          </table:table-cell>
          <table:table-cell table:style-name="TableRowCell" office:value-type="string">
            <text:p text:style-name="Table_20_Contents">nin cent</text:p>
          </table:table-cell>
        </table:table-row>
        <table:table-row>
          <table:table-cell table:style-name="TableRowCell" office:value-type="string">
            <text:p text:style-name="Table_20_Contents">1000</text:p>
          </table:table-cell>
          <table:table-cell table:style-name="TableRowCell" office:value-type="string">
            <text:p text:style-name="Table_20_Contents">mil</text:p>
          </table:table-cell>
        </table:table-row>
        <table:table-row>
          <table:table-cell table:style-name="TableRowCell" office:value-type="string">
            <text:p text:style-name="Table_20_Contents">4711</text:p>
          </table:table-cell>
          <table:table-cell table:style-name="TableRowCell" office:value-type="string">
            <text:p text:style-name="Table_20_Contents">quar mill sett cent deciun</text:p>
          </table:table-cell>
        </table:table-row>
        <table:table-row>
          <table:table-cell table:style-name="TableRowCell" office:value-type="string">
            <text:p text:style-name="Table_20_Contents">1 000 000</text:p>
          </table:table-cell>
          <table:table-cell table:style-name="TableRowCell" office:value-type="string">
            <text:p text:style-name="Table_20_Contents">un million</text:p>
          </table:table-cell>
        </table:table-row>
        <table:table-row>
          <table:table-cell table:style-name="TableRowCell" office:value-type="string">
            <text:p text:style-name="Table_20_Contents">1 000 000 000</text:p>
          </table:table-cell>
          <table:table-cell table:style-name="TableRowCell" office:value-type="string">
            <text:p text:style-name="Table_20_Contents">un milliard</text:p>
          </table:table-cell>
        </table:table-row>
      </table:table>
      <text:p text:style-name="First_20_paragraph">Per adjuntion del suffix <text:span text:style-name="T1">-esim</text:span> noi have li <text:span text:style-name="T1">ordinal</text:span> numerales, respondent al question “<text:span text:style-name="T1">quantesim?</text:span>”:</text:p>
      <table:table table:name="Table10" table:style-name="Table10">
        <table:table-column table:style-name="Table10.A"/>
        <table:table-column table:style-name="Table10.B"/>
        <table:table-row>
          <table:table-cell table:style-name="TableRowCell" office:value-type="string">
            <text:p text:style-name="Table_20_Contents">1</text:p>
          </table:table-cell>
          <table:table-cell table:style-name="TableRowCell" office:value-type="string">
            <text:p text:style-name="Table_20_Contents">unesim</text:p>
          </table:table-cell>
        </table:table-row>
        <table:table-row>
          <table:table-cell table:style-name="TableRowCell" office:value-type="string">
            <text:p text:style-name="Table_20_Contents">2</text:p>
          </table:table-cell>
          <table:table-cell table:style-name="TableRowCell" office:value-type="string">
            <text:p text:style-name="Table_20_Contents">duesim</text:p>
          </table:table-cell>
        </table:table-row>
        <table:table-row>
          <table:table-cell table:style-name="TableRowCell" office:value-type="string">
            <text:p text:style-name="Table_20_Contents">3</text:p>
          </table:table-cell>
          <table:table-cell table:style-name="TableRowCell" office:value-type="string">
            <text:p text:style-name="Table_20_Contents">triesim</text:p>
          </table:table-cell>
        </table:table-row>
        <table:table-row>
          <table:table-cell table:style-name="TableRowCell" office:value-type="string">
            <text:p text:style-name="Table_20_Contents">4</text:p>
          </table:table-cell>
          <table:table-cell table:style-name="TableRowCell" office:value-type="string">
            <text:p text:style-name="Table_20_Contents">quadresim</text:p>
          </table:table-cell>
        </table:table-row>
        <table:table-row>
          <table:table-cell table:style-name="TableRowCell" office:value-type="string">
            <text:p text:style-name="Table_20_Contents">5</text:p>
          </table:table-cell>
          <table:table-cell table:style-name="TableRowCell" office:value-type="string">
            <text:p text:style-name="Table_20_Contents">quinesim</text:p>
          </table:table-cell>
        </table:table-row>
        <table:table-row>
          <table:table-cell table:style-name="TableRowCell" office:value-type="string">
            <text:p text:style-name="Table_20_Contents">10</text:p>
          </table:table-cell>
          <table:table-cell table:style-name="TableRowCell" office:value-type="string">
            <text:p text:style-name="Table_20_Contents">decesim</text:p>
          </table:table-cell>
        </table:table-row>
        <table:table-row>
          <table:table-cell table:style-name="TableRowCell" office:value-type="string">
            <text:p text:style-name="Table_20_Contents">30</text:p>
          </table:table-cell>
          <table:table-cell table:style-name="TableRowCell" office:value-type="string">
            <text:p text:style-name="Table_20_Contents">triantesim</text:p>
          </table:table-cell>
        </table:table-row>
        <table:table-row>
          <table:table-cell table:style-name="TableRowCell" office:value-type="string">
            <text:p text:style-name="Table_20_Contents">55</text:p>
          </table:table-cell>
          <table:table-cell table:style-name="TableRowCell" office:value-type="string">
            <text:p text:style-name="Table_20_Contents">quinantquinesim</text:p>
          </table:table-cell>
        </table:table-row>
        <table:table-row>
          <table:table-cell table:style-name="TableRowCell" office:value-type="string">
            <text:p text:style-name="Table_20_Contents">100</text:p>
          </table:table-cell>
          <table:table-cell table:style-name="TableRowCell" office:value-type="string">
            <text:p text:style-name="Table_20_Contents">centesim</text:p>
          </table:table-cell>
        </table:table-row>
        <table:table-row>
          <table:table-cell table:style-name="TableRowCell" office:value-type="string">
            <text:p text:style-name="Table_20_Contents">1000</text:p>
          </table:table-cell>
          <table:table-cell table:style-name="TableRowCell" office:value-type="string">
            <text:p text:style-name="Table_20_Contents">milesim</text:p>
          </table:table-cell>
        </table:table-row>
      </table:table>
      <text:p text:style-name="P49"><text:span text:style-name="T1">Note</text:span></text:p>
      <text:p text:style-name="P49"><text:span text:style-name="T1">decesim</text:span> (tenth) is written as <text:span text:style-name="T1">decesim</text:span> and not <text:span text:style-name="T1">deciesim</text:span> because <text:a xlink:type="simple" xlink:href="#_i" office:name=""><text:span text:style-name="Definition"><text:span text:style-name="T1">-i</text:span></text:span></text:a> in <text:span text:style-name="T1">deci</text:span> is the adjectival ending we encountered above (the root itself is <text:span text:style-name="T1">dec</text:span>). This is another example of an adjective that requires the <text:a xlink:type="simple" xlink:href="#_i" office:name=""><text:span text:style-name="Definition"><text:span text:style-name="T1">-i</text:span></text:span></text:a> ending on its own as otherwise <text:span text:style-name="T1">dec</text:span> would be pronounced “dek”.</text:p>
      <text:p text:style-name="P49"><text:span text:style-name="T1">-esim</text:span> also gives rise to internationally-recognized words such as <text:span text:style-name="T1">ínfinitesim</text:span> (an infinitessimal part) and <text:span text:style-name="T1">infinitesimal</text:span>. In Interlingue these words are regularly derived from common verbs: <text:span text:style-name="T1">ín</text:span> + <text:a xlink:type="simple" xlink:href="#_the_de_wahls_rule" office:name=""><text:span text:style-name="Definition"><text:span text:style-name="T1">fini-r</text:span> (to finish) + <text:span text:style-name="T1">t</text:span></text:span></text:a> + <text:span text:style-name="T1">-esim</text:span> + <text:a xlink:type="simple" xlink:href="#_al" office:name=""><text:span text:style-name="Definition"><text:span text:style-name="T1">-al</text:span></text:span></text:a> = <text:span text:style-name="T1">ínfinitesimal</text:span>.</text:p>
      <text:p text:style-name="P49">Similarly, sometimes the <text:span text:style-name="T1">-ant</text:span> is written <text:span text:style-name="T1">-anti</text:span> for euphonic purposes. But because <text:span text:style-name="T1">-ant</text:span> on its own is easy enough to pronounce the <text:span text:style-name="T1">-anti</text:span> form is much rarer.</text:p>
      <text:p text:style-name="First_20_paragraph">Per adjuntion del sufix <text:span text:style-name="T1">-plic</text:span> (<text:span text:style-name="T1">-uplic</text:span> pos consonantes) (del verbe “plicar”) noi recive li <text:span text:style-name="T1">multiplicativ</text:span> numerales, queles responde al question “<text:span text:style-name="T1">quantuplic?</text:span>”:</text:p>
      <text:list text:style-name="L38">
        <text:list-item>
          <text:p text:style-name="P50">unuplic (simplic)</text:p>
        </text:list-item>
        <text:list-item>
          <text:p text:style-name="P50">duplic</text:p>
        </text:list-item>
        <text:list-item>
          <text:p text:style-name="P50">triplic</text:p>
        </text:list-item>
        <text:list-item>
          <text:p text:style-name="P50">duantquinuplic</text:p>
        </text:list-item>
        <text:list-item>
          <text:p text:style-name="P50">decuplic</text:p>
        </text:list-item>
        <text:list-item>
          <text:p text:style-name="P50">duantuplic</text:p>
        </text:list-item>
        <text:list-item>
          <text:p text:style-name="P50">qua<text:span text:style-name="T2">d</text:span>ruplic</text:p>
        </text:list-item>
        <text:list-item>
          <text:p text:style-name="P50">centuplic</text:p>
        </text:list-item>
      </text:list>
      <text:p text:style-name="P51"><text:span text:style-name="T1">Note</text:span></text:p>
      <text:p text:style-name="P51">From these words are also derived many known words: <text:span text:style-name="T1">duplicitá</text:span> (duplicity), <text:span text:style-name="T1">triplicar</text:span> (to triplicate), etc. Also note the “d” in <text:span text:style-name="T1">quadr</text:span> to form recognizable terms such as <text:span text:style-name="T1">quadratic</text:span>, <text:span text:style-name="T1">quadrennial</text:span>, etc.</text:p>
      <text:p text:style-name="P52"><text:span text:style-name="T1">Note</text:span></text:p>
      <text:p text:style-name="P52">To summarize: <text:span text:style-name="T1">quant</text:span> asks how many, <text:span text:style-name="T1">quantesim</text:span> asks which place (the “howmany-ith”), and <text:span text:style-name="T1">quantuplic</text:span> how many times (the “howmany-uple”).</text:p>
      <text:p text:style-name="First_20_paragraph">Existe anc <text:span text:style-name="T1">colectiv</text:span> numerales, queles expresse un colection o un aproximativ númere:</text:p>
      <text:list text:style-name="L39">
        <text:list-item>
          <text:p text:style-name="P53">unité</text:p>
        </text:list-item>
        <text:list-item>
          <text:p text:style-name="P53">pare</text:p>
        </text:list-item>
        <text:list-item>
          <text:p text:style-name="P53">triene</text:p>
        </text:list-item>
        <text:list-item>
          <text:p text:style-name="P53">quarene</text:p>
        </text:list-item>
        <text:list-item>
          <text:p text:style-name="P53">quinene</text:p>
        </text:list-item>
        <text:list-item>
          <text:p text:style-name="P53">sixene</text:p>
        </text:list-item>
        <text:list-item>
          <text:p text:style-name="P53">decene</text:p>
        </text:list-item>
        <text:list-item>
          <text:p text:style-name="P53">deciduene</text:p>
        </text:list-item>
        <text:list-item>
          <text:p text:style-name="P53">duantene</text:p>
        </text:list-item>
        <text:list-item>
          <text:p text:style-name="P53">centene</text:p>
        </text:list-item>
        <text:list-item>
          <text:p text:style-name="P53">milene</text:p>
        </text:list-item>
      </text:list>
      <text:p text:style-name="P54"><text:span text:style-name="T1">Note</text:span></text:p>
      <text:p text:style-name="P54">The above numbers are used collectively or approximatively in phrases such as <text:span text:style-name="T1">un centene de soldates</text:span>: a hundred soldiers. English uses collective nouns rarely (a group of people, a pair of ducks,) while Interlingue allows it with any number with the <text:span text:style-name="T1">-ene</text:span> ending.</text:p>
      <text:p text:style-name="First_20_paragraph">Li fractiones es:</text:p>
      <table:table table:name="Table11" table:style-name="Table11">
        <table:table-column table:style-name="Table11.A"/>
        <table:table-column table:style-name="Table11.B"/>
        <table:table-row>
          <table:table-cell table:style-name="TableRowCell" office:value-type="string">
            <text:p text:style-name="Table_20_Contents">1/1</text:p>
          </table:table-cell>
          <table:table-cell table:style-name="TableRowCell" office:value-type="string">
            <text:p text:style-name="Table_20_Contents">un tot</text:p>
          </table:table-cell>
        </table:table-row>
        <table:table-row>
          <table:table-cell table:style-name="TableRowCell" office:value-type="string">
            <text:p text:style-name="Table_20_Contents">1/2</text:p>
          </table:table-cell>
          <table:table-cell table:style-name="TableRowCell" office:value-type="string">
            <text:p text:style-name="Table_20_Contents">un demí (o un duesim)</text:p>
          </table:table-cell>
        </table:table-row>
        <table:table-row>
          <table:table-cell table:style-name="TableRowCell" office:value-type="string">
            <text:p text:style-name="Table_20_Contents">1/3</text:p>
          </table:table-cell>
          <table:table-cell table:style-name="TableRowCell" office:value-type="string">
            <text:p text:style-name="Table_20_Contents">un ters (o un triesim)</text:p>
          </table:table-cell>
        </table:table-row>
        <table:table-row>
          <table:table-cell table:style-name="TableRowCell" office:value-type="string">
            <text:p text:style-name="Table_20_Contents">1/4</text:p>
          </table:table-cell>
          <table:table-cell table:style-name="TableRowCell" office:value-type="string">
            <text:p text:style-name="Table_20_Contents">un quart</text:p>
          </table:table-cell>
        </table:table-row>
        <table:table-row>
          <table:table-cell table:style-name="TableRowCell" office:value-type="string">
            <text:p text:style-name="Table_20_Contents">1/5</text:p>
          </table:table-cell>
          <table:table-cell table:style-name="TableRowCell" office:value-type="string">
            <text:p text:style-name="Table_20_Contents">un quinesim</text:p>
          </table:table-cell>
        </table:table-row>
        <table:table-row>
          <table:table-cell table:style-name="TableRowCell" office:value-type="string">
            <text:p text:style-name="Table_20_Contents">1/100</text:p>
          </table:table-cell>
          <table:table-cell table:style-name="TableRowCell" office:value-type="string">
            <text:p text:style-name="Table_20_Contents">un centesim</text:p>
          </table:table-cell>
        </table:table-row>
        <table:table-row>
          <table:table-cell table:style-name="TableRowCell" office:value-type="string">
            <text:p text:style-name="Table_20_Contents">0,1</text:p>
          </table:table-cell>
          <table:table-cell table:style-name="TableRowCell" office:value-type="string">
            <text:p text:style-name="Table_20_Contents">null e un decesim</text:p>
          </table:table-cell>
        </table:table-row>
        <table:table-row>
          <table:table-cell table:style-name="TableRowCell" office:value-type="string">
            <text:p text:style-name="Table_20_Contents">2,3</text:p>
          </table:table-cell>
          <table:table-cell table:style-name="TableRowCell" office:value-type="string">
            <text:p text:style-name="Table_20_Contents">du tot e tri decesim (o du comma tri)</text:p>
          </table:table-cell>
        </table:table-row>
        <table:table-row>
          <table:table-cell table:style-name="TableRowCell" office:value-type="string">
            <text:p text:style-name="Table_20_Contents">1 1/2</text:p>
          </table:table-cell>
          <table:table-cell table:style-name="TableRowCell" office:value-type="string">
            <text:p text:style-name="Table_20_Contents">un e demí</text:p>
          </table:table-cell>
        </table:table-row>
        <table:table-row>
          <table:table-cell table:style-name="TableRowCell" office:value-type="string">
            <text:p text:style-name="Table_20_Contents">2 3/4</text:p>
          </table:table-cell>
          <table:table-cell table:style-name="TableRowCell" office:value-type="string">
            <text:p text:style-name="Table_20_Contents">du e tri quart</text:p>
          </table:table-cell>
        </table:table-row>
        <table:table-row>
          <table:table-cell table:style-name="TableRowCell" office:value-type="string">
            <text:p text:style-name="Table_20_Contents">2 x 2 = 4</text:p>
          </table:table-cell>
          <table:table-cell table:style-name="TableRowCell" office:value-type="string">
            <text:p text:style-name="Table_20_Contents">du vez du es quar</text:p>
          </table:table-cell>
        </table:table-row>
        <table:table-row>
          <table:table-cell table:style-name="TableRowCell" office:value-type="string">
            <text:p text:style-name="Table_20_Contents">10 / 2 = 5</text:p>
          </table:table-cell>
          <table:table-cell table:style-name="TableRowCell" office:value-type="string">
            <text:p text:style-name="Table_20_Contents">deci sur du es quin</text:p>
          </table:table-cell>
        </table:table-row>
      </table:table>
      <text:p text:style-name="First_20_paragraph">De 1/5 li fractiones es simil al ordinales.</text:p>
      <text:h text:style-name="Heading_20_4" text:outline-level="4"><text:bookmark-start text:name="_vocabularium_13"/>Vocabularium<text:bookmark-end text:name="_vocabularium_13"/></text:h>
      <text:list text:style-name="L40">
        <text:list-item>
          <text:p text:style-name="P55"><text:span text:style-name="T1">adjunter</text:span> = to add to</text:p>
        </text:list-item>
        <text:list-item>
          <text:p text:style-name="P55"><text:span text:style-name="T1">colecter</text:span> = to collect</text:p>
        </text:list-item>
        <text:list-item>
          <text:p text:style-name="P55"><text:span text:style-name="T1">composir</text:span> = to compose</text:p>
        </text:list-item>
        <text:list-item>
          <text:p text:style-name="P55"><text:span text:style-name="T1">deciduene</text:span> = a dozen</text:p>
        </text:list-item>
        <text:list-item>
          <text:p text:style-name="P55"><text:span text:style-name="T1">in vice de</text:span> / <text:span text:style-name="T1">vice</text:span> = instead of</text:p>
        </text:list-item>
        <text:list-item>
          <text:p text:style-name="P55"><text:span text:style-name="T1">multiplicar</text:span> = to multiply</text:p>
        </text:list-item>
        <text:list-item>
          <text:p text:style-name="P55"><text:span text:style-name="T1">pare</text:span> = pair</text:p>
        </text:list-item>
        <text:list-item>
          <text:p text:style-name="P55"><text:span text:style-name="T1">plicar</text:span> = to fold</text:p>
        </text:list-item>
        <text:list-item>
          <text:p text:style-name="P55"><text:span text:style-name="T1">quant</text:span> = how many</text:p>
        </text:list-item>
        <text:list-item>
          <text:p text:style-name="P55"><text:span text:style-name="T1">quantesim</text:span> = which place</text:p>
        </text:list-item>
        <text:list-item>
          <text:p text:style-name="P55"><text:span text:style-name="T1">reciver</text:span> = to receive</text:p>
        </text:list-item>
        <text:list-item>
          <text:p text:style-name="P55"><text:span text:style-name="T1">unité</text:span> = unit</text:p>
        </text:list-item>
      </text:list>
      <text:h text:style-name="Heading_20_3" text:outline-level="3"><text:bookmark-start text:name="_li_témpore_e_su_division"/>Li témpore e su division<text:bookmark-end text:name="_li_témpore_e_su_division"/></text:h>
      <text:p text:style-name="First_20_paragraph">Quel hora es? Quel es li témpore?</text:p>
      <text:list text:style-name="L41">
        <text:list-item>
          <text:p text:style-name="P56">12:00 = a decidu horas (precis); it es midí</text:p>
        </text:list-item>
        <text:list-item>
          <text:p text:style-name="P56">12:45 = a un hora ante un quart</text:p>
        </text:list-item>
        <text:list-item>
          <text:p text:style-name="P56">1:00 = a un hora (precis)</text:p>
        </text:list-item>
        <text:list-item>
          <text:p text:style-name="P56">1:25 = a un hora e duantquin</text:p>
        </text:list-item>
      </text:list>
      <text:list text:style-name="L42">
        <text:list-item>
          <text:p text:style-name="P57">Sixant secundes es un minute.</text:p>
        </text:list-item>
        <text:list-item>
          <text:p text:style-name="P57">Sixant minutes es un hor.</text:p>
        </text:list-item>
        <text:list-item>
          <text:p text:style-name="P57">Duant quar hores es un die.</text:p>
        </text:list-item>
        <text:list-item>
          <text:p text:style-name="P57">Sett dies constitue un semane.</text:p>
        </text:list-item>
        <text:list-item>
          <text:p text:style-name="P57">In un mensu es circa quar semanes.</text:p>
        </text:list-item>
        <text:list-item>
          <text:p text:style-name="P57">Decidu mensus es un annu.</text:p>
        </text:list-item>
        <text:list-item>
          <text:p text:style-name="P57">Cent annus es nominat un secul, mill annus un millennie.</text:p>
        </text:list-item>
      </text:list>
      <text:p text:style-name="First_20_paragraph">Li sett dies del semane es: soledí, lunedí, mardí, jovedí, mercurdí, saturdí.</text:p>
      <text:p text:style-name="Text_20_body">Li decidu mensus es: januar, februar, marte, april, may, junio, julí, august, septembre, octobre, novembre e decembre.</text:p>
      <text:p text:style-name="P58"><text:span text:style-name="T1">Note</text:span></text:p>
      <text:p text:style-name="P58">The word <text:span text:style-name="T1">hora</text:span> refers to the hour of the day. The word <text:span text:style-name="T1">hor</text:span> refers to an hour of time.</text:p>
      <text:p text:style-name="P58">The word <text:span text:style-name="T1">clocca</text:span> is an alternative to the word <text:span text:style-name="T1">hora</text:span>. It was replaced by <text:span text:style-name="T1">hora</text:span> during the 1940s but seems to have remained popular and has a bit of a slangy feel. <text:span text:style-name="T1">Ye clocca du = a du horas</text:span>.</text:p>
      <text:p text:style-name="P58">While we are on the subject, the same has happened with the word <text:span text:style-name="T1">flicca</text:span> (“girl”, from Swedish <text:span text:style-name="T2">flicka</text:span>), which was changed to <text:span text:style-name="T1">puella</text:span> a long time ago. Now <text:span text:style-name="T1">flicca</text:span> has a similar feel to English “gal” or “chick”.</text:p>
      <text:p text:style-name="P60">Triant dies hav' septembre,</text:p>
      <text:p text:style-name="P61">April, junio, novembre,</text:p>
      <text:p text:style-name="P62">Triant un have altris tot,</text:p>
      <text:p text:style-name="P63">Februar sol have duant ott;</text:p>
      <text:p text:style-name="P64">Except in annus intercalar</text:p>
      <text:p text:style-name="P65">Duant nin have februar.</text:p>
      <text:p text:style-name="P67">In li verne plantes cresce in li renascet natura.</text:p>
      <text:p text:style-name="P68">In estive flores vive e li dies es calid.</text:p>
      <text:p text:style-name="P69">In autune flores mori e li fructes es matur.</text:p>
      <text:p text:style-name="P70">In hiverne veni nive e li dies es frigid.</text:p>
      <text:h text:style-name="Heading_20_4" text:outline-level="4"><text:bookmark-start text:name="_vocabularium_14"/>Vocabularium<text:bookmark-end text:name="_vocabularium_14"/></text:h>
      <text:list text:style-name="L43">
        <text:list-item>
          <text:p text:style-name="P71"><text:span text:style-name="T1">annu</text:span> = year</text:p>
        </text:list-item>
        <text:list-item>
          <text:p text:style-name="P71"><text:span text:style-name="T1">autune</text:span> = autumn</text:p>
        </text:list-item>
        <text:list-item>
          <text:p text:style-name="P71"><text:span text:style-name="T1">calid</text:span> = hot</text:p>
        </text:list-item>
        <text:list-item>
          <text:p text:style-name="P71"><text:span text:style-name="T1">die</text:span> = day</text:p>
        </text:list-item>
        <text:list-item>
          <text:p text:style-name="P71"><text:span text:style-name="T1">estive</text:span> = summer</text:p>
        </text:list-item>
        <text:list-item>
          <text:p text:style-name="P71"><text:span text:style-name="T1">flore</text:span> = flower</text:p>
        </text:list-item>
        <text:list-item>
          <text:p text:style-name="P71"><text:span text:style-name="T1">hiverne</text:span> = winter</text:p>
        </text:list-item>
        <text:list-item>
          <text:p text:style-name="P71"><text:span text:style-name="T1">mensu</text:span> = month</text:p>
        </text:list-item>
        <text:list-item>
          <text:p text:style-name="P71"><text:span text:style-name="T1">midí</text:span> = midday</text:p>
        </text:list-item>
        <text:list-item>
          <text:p text:style-name="P71"><text:span text:style-name="T1">millennie</text:span> = millennium</text:p>
        </text:list-item>
        <text:list-item>
          <text:p text:style-name="P71"><text:span text:style-name="T1">nive</text:span> = snow</text:p>
        </text:list-item>
        <text:list-item>
          <text:p text:style-name="P71"><text:span text:style-name="T1">quel</text:span> = which</text:p>
        </text:list-item>
        <text:list-item>
          <text:p text:style-name="P71"><text:span text:style-name="T1">renascer</text:span> = to be reborn (cf. renaissance, <text:span text:style-name="T1">renascentie</text:span> in Interlingue)</text:p>
        </text:list-item>
        <text:list-item>
          <text:p text:style-name="P71"><text:span text:style-name="T1">secul</text:span> = century</text:p>
        </text:list-item>
        <text:list-item>
          <text:p text:style-name="P71"><text:span text:style-name="T1">semane</text:span> = week</text:p>
        </text:list-item>
        <text:list-item>
          <text:p text:style-name="P71"><text:span text:style-name="T1">verne</text:span> = spring</text:p>
        </text:list-item>
      </text:list>
      <text:h text:style-name="Heading_20_3" text:outline-level="3"><text:bookmark-start text:name="_aforismes_2"/>Aforismes<text:bookmark-end text:name="_aforismes_2"/></text:h>
      <text:p text:style-name="P72">In null altri ocasion on menti tant quam pos un chasse, durant un guerre e ante un election.</text:p>
      <text:p text:style-name="P72">—  Bismarck </text:p>
      <text:p text:style-name="P73">Si li veritá vell esser dat me con li condition, que yo deve celar it in me e ne dar it de me – yo vell refusar it.</text:p>
      <text:p text:style-name="P73">—  Seneca </text:p>
      <text:p text:style-name="P74">It es just egal, si on interprende liberar homes queles have null firm conceptiones ex lor erras, quam si on vole expussar un vagabunde qui have null firm dom ex su hem.</text:p>
      <text:p text:style-name="P74">—  Locke </text:p>
      <text:p text:style-name="P75">Quo noi nómina accidentie, es li asil del ignorantie.</text:p>
      <text:p text:style-name="P75">—  Spinoza </text:p>
      <text:h text:style-name="Heading_20_4" text:outline-level="4"><text:bookmark-start text:name="_vocabularium_15"/>Vocabularium<text:bookmark-end text:name="_vocabularium_15"/></text:h>
      <text:list text:style-name="L44">
        <text:list-item>
          <text:p text:style-name="P76"><text:span text:style-name="T1">accidentie</text:span> = accidence, chance</text:p>
        </text:list-item>
        <text:list-item>
          <text:p text:style-name="P76"><text:span text:style-name="T1">celar</text:span> = to hide</text:p>
        </text:list-item>
        <text:list-item>
          <text:p text:style-name="P76"><text:span text:style-name="T1">chasse</text:span> = hunt</text:p>
        </text:list-item>
        <text:list-item>
          <text:p text:style-name="P76"><text:span text:style-name="T1">expussar</text:span> = to chase out</text:p>
        </text:list-item>
        <text:list-item>
          <text:p text:style-name="P76"><text:span text:style-name="T1">ignorantie</text:span> = ignorance</text:p>
        </text:list-item>
        <text:list-item>
          <text:p text:style-name="P76"><text:span text:style-name="T1">interprender</text:span> = to undertake</text:p>
        </text:list-item>
        <text:list-item>
          <text:p text:style-name="P76"><text:span text:style-name="T1">liberar</text:span> = to free, to liberate</text:p>
        </text:list-item>
        <text:list-item>
          <text:p text:style-name="P76"><text:span text:style-name="T1">mentir</text:span> = to lie (not tell the truth)</text:p>
        </text:list-item>
        <text:list-item>
          <text:p text:style-name="P76"><text:span text:style-name="T1">null</text:span> = no (none)</text:p>
        </text:list-item>
        <text:list-item>
          <text:p text:style-name="P76"><text:span text:style-name="T1">ocasion</text:span> = occasion, event</text:p>
        </text:list-item>
        <text:list-item>
          <text:p text:style-name="P76"><text:span text:style-name="T1">refusar</text:span> = to refuse</text:p>
        </text:list-item>
        <text:list-item>
          <text:p text:style-name="P76"><text:span text:style-name="T1">veritá</text:span> = truth</text:p>
        </text:list-item>
      </text:list>
      <text:h text:style-name="Heading_20_2" text:outline-level="2"><text:bookmark-start text:name="_explanations_4"/>Explanations<text:bookmark-end text:name="_explanations_4"/></text:h>
      <text:p text:style-name="First_20_paragraph">Knowing how to derive words with prefixes and suffixes is of great importance in the understanding of international words, because being able to do this allows you to form a large number of internationally-understood words on your own from a single root. None of the prefixes or suffixes in Interlingue, seemingly so large in number, were created from scratch, but already exist in many internationally known foreign words. The difference in that in Interlingue they are not simply imported loanwords, and have been given a more precise sense and have been made for more general and meaningful use.</text:p>
      <text:p text:style-name="Text_20_body">Let’s take the root <text:span text:style-name="T1">centre</text:span> as an example (centre in English as well). From this word we already recognize words derived from it: <text:span text:style-name="T1">central, centrale, centralisme, centralisar, centralisation, centralisator, decentralisar, decentralisation, concentrar, concentration, excentre, excentric, excentricitá, subcentral</text:span>, etc. By learning Interlingue’s derivation one gains an understanding for how they are made up.</text:p>
      <text:p text:style-name="Text_20_body">We are now going to look at prepositions, which in Interlingue are not simply standalone particles but also used to form words.</text:p>
      <text:h text:style-name="Heading_20_3" text:outline-level="3"><text:bookmark-start text:name="_prepositions"/>Prepositions<text:bookmark-end text:name="_prepositions"/></text:h>
      <table:table table:name="Table12" table:style-name="Table12">
        <table:table-column table:style-name="Table12.A"/>
        <table:table-column table:style-name="Table12.B"/>
        <table:table-row>
          <table:table-cell table:style-name="TableRowCell" office:value-type="string">
            <text:p text:style-name="Table_20_Contents"><text:span text:style-name="T1">a, ad</text:span></text:p>
          </table:table-cell>
          <table:table-cell table:style-name="TableRowCell" office:value-type="string">
            <text:p text:style-name="Table_20_Contents">to</text:p>
          </table:table-cell>
        </table:table-row>
        <table:table-row>
          <table:table-cell table:style-name="TableRowCell" office:value-type="string">
            <text:p text:style-name="Table_20_Contents"><text:span text:style-name="T1">along</text:span></text:p>
          </table:table-cell>
          <table:table-cell table:style-name="TableRowCell" office:value-type="string">
            <text:p text:style-name="Table_20_Contents">along</text:p>
          </table:table-cell>
        </table:table-row>
        <table:table-row>
          <table:table-cell table:style-name="TableRowCell" office:value-type="string">
            <text:p text:style-name="Table_20_Contents"><text:span text:style-name="T1">alor</text:span></text:p>
          </table:table-cell>
          <table:table-cell table:style-name="TableRowCell" office:value-type="string">
            <text:p text:style-name="Table_20_Contents">then</text:p>
          </table:table-cell>
        </table:table-row>
        <table:table-row>
          <table:table-cell table:style-name="TableRowCell" office:value-type="string">
            <text:p text:style-name="Table_20_Contents"><text:span text:style-name="T1">ante</text:span></text:p>
          </table:table-cell>
          <table:table-cell table:style-name="TableRowCell" office:value-type="string">
            <text:p text:style-name="Table_20_Contents">before</text:p>
          </table:table-cell>
        </table:table-row>
        <table:table-row>
          <table:table-cell table:style-name="TableRowCell" office:value-type="string">
            <text:p text:style-name="Table_20_Contents"><text:span text:style-name="T1">apu</text:span></text:p>
          </table:table-cell>
          <table:table-cell table:style-name="TableRowCell" office:value-type="string">
            <text:p text:style-name="Table_20_Contents">by, next to</text:p>
          </table:table-cell>
        </table:table-row>
        <table:table-row>
          <table:table-cell table:style-name="TableRowCell" office:value-type="string">
            <text:p text:style-name="Table_20_Contents"><text:span text:style-name="T1">avan</text:span></text:p>
          </table:table-cell>
          <table:table-cell table:style-name="TableRowCell" office:value-type="string">
            <text:p text:style-name="Table_20_Contents">before</text:p>
          </table:table-cell>
        </table:table-row>
        <table:table-row>
          <table:table-cell table:style-name="TableRowCell" office:value-type="string">
            <text:p text:style-name="Table_20_Contents"><text:span text:style-name="T1">caus</text:span></text:p>
          </table:table-cell>
          <table:table-cell table:style-name="TableRowCell" office:value-type="string">
            <text:p text:style-name="Table_20_Contents">because of</text:p>
          </table:table-cell>
        </table:table-row>
        <table:table-row>
          <table:table-cell table:style-name="TableRowCell" office:value-type="string">
            <text:p text:style-name="Table_20_Contents"><text:span text:style-name="T1">che</text:span></text:p>
          </table:table-cell>
          <table:table-cell table:style-name="TableRowCell" office:value-type="string">
            <text:p text:style-name="Table_20_Contents">at, with</text:p>
          </table:table-cell>
        </table:table-row>
        <table:table-row>
          <table:table-cell table:style-name="TableRowCell" office:value-type="string">
            <text:p text:style-name="Table_20_Contents"><text:span text:style-name="T1">circum</text:span></text:p>
          </table:table-cell>
          <table:table-cell table:style-name="TableRowCell" office:value-type="string">
            <text:p text:style-name="Table_20_Contents">around</text:p>
          </table:table-cell>
        </table:table-row>
        <table:table-row>
          <table:table-cell table:style-name="TableRowCell" office:value-type="string">
            <text:p text:style-name="Table_20_Contents"><text:span text:style-name="T1">con</text:span></text:p>
          </table:table-cell>
          <table:table-cell table:style-name="TableRowCell" office:value-type="string">
            <text:p text:style-name="Table_20_Contents">with</text:p>
          </table:table-cell>
        </table:table-row>
        <table:table-row>
          <table:table-cell table:style-name="TableRowCell" office:value-type="string">
            <text:p text:style-name="Table_20_Contents"><text:span text:style-name="T1">contra</text:span></text:p>
          </table:table-cell>
          <table:table-cell table:style-name="TableRowCell" office:value-type="string">
            <text:p text:style-name="Table_20_Contents">against</text:p>
          </table:table-cell>
        </table:table-row>
        <table:table-row>
          <table:table-cell table:style-name="TableRowCell" office:value-type="string">
            <text:p text:style-name="Table_20_Contents"><text:span text:style-name="T1">de</text:span></text:p>
          </table:table-cell>
          <table:table-cell table:style-name="TableRowCell" office:value-type="string">
            <text:p text:style-name="Table_20_Contents">of, from</text:p>
          </table:table-cell>
        </table:table-row>
        <table:table-row>
          <table:table-cell table:style-name="TableRowCell" office:value-type="string">
            <text:p text:style-name="Table_20_Contents"><text:span text:style-name="T1">desde</text:span></text:p>
          </table:table-cell>
          <table:table-cell table:style-name="TableRowCell" office:value-type="string">
            <text:p text:style-name="Table_20_Contents">since</text:p>
          </table:table-cell>
        </table:table-row>
        <table:table-row>
          <table:table-cell table:style-name="TableRowCell" office:value-type="string">
            <text:p text:style-name="Table_20_Contents"><text:span text:style-name="T1">detra</text:span></text:p>
          </table:table-cell>
          <table:table-cell table:style-name="TableRowCell" office:value-type="string">
            <text:p text:style-name="Table_20_Contents">behind</text:p>
          </table:table-cell>
        </table:table-row>
        <table:table-row>
          <table:table-cell table:style-name="TableRowCell" office:value-type="string">
            <text:p text:style-name="Table_20_Contents"><text:span text:style-name="T1">durant(e)</text:span></text:p>
          </table:table-cell>
          <table:table-cell table:style-name="TableRowCell" office:value-type="string">
            <text:p text:style-name="Table_20_Contents">during</text:p>
          </table:table-cell>
        </table:table-row>
        <table:table-row>
          <table:table-cell table:style-name="TableRowCell" office:value-type="string">
            <text:p text:style-name="Table_20_Contents"><text:span text:style-name="T1">ex</text:span></text:p>
          </table:table-cell>
          <table:table-cell table:style-name="TableRowCell" office:value-type="string">
            <text:p text:style-name="Table_20_Contents">out</text:p>
          </table:table-cell>
        </table:table-row>
        <table:table-row>
          <table:table-cell table:style-name="TableRowCell" office:value-type="string">
            <text:p text:style-name="Table_20_Contents"><text:span text:style-name="T1">except</text:span></text:p>
          </table:table-cell>
          <table:table-cell table:style-name="TableRowCell" office:value-type="string">
            <text:p text:style-name="Table_20_Contents">except</text:p>
          </table:table-cell>
        </table:table-row>
        <table:table-row>
          <table:table-cell table:style-name="TableRowCell" office:value-type="string">
            <text:p text:style-name="Table_20_Contents"><text:span text:style-name="T1">extra</text:span></text:p>
          </table:table-cell>
          <table:table-cell table:style-name="TableRowCell" office:value-type="string">
            <text:p text:style-name="Table_20_Contents">besides</text:p>
          </table:table-cell>
        </table:table-row>
        <table:table-row>
          <table:table-cell table:style-name="TableRowCell" office:value-type="string">
            <text:p text:style-name="Table_20_Contents"><text:span text:style-name="T1">in</text:span></text:p>
          </table:table-cell>
          <table:table-cell table:style-name="TableRowCell" office:value-type="string">
            <text:p text:style-name="Table_20_Contents">in</text:p>
          </table:table-cell>
        </table:table-row>
        <table:table-row>
          <table:table-cell table:style-name="TableRowCell" office:value-type="string">
            <text:p text:style-name="Table_20_Contents"><text:span text:style-name="T1">infra</text:span></text:p>
          </table:table-cell>
          <table:table-cell table:style-name="TableRowCell" office:value-type="string">
            <text:p text:style-name="Table_20_Contents">below</text:p>
          </table:table-cell>
        </table:table-row>
        <table:table-row>
          <table:table-cell table:style-name="TableRowCell" office:value-type="string">
            <text:p text:style-name="Table_20_Contents"><text:span text:style-name="T1">intra</text:span></text:p>
          </table:table-cell>
          <table:table-cell table:style-name="TableRowCell" office:value-type="string">
            <text:p text:style-name="Table_20_Contents">between</text:p>
          </table:table-cell>
        </table:table-row>
        <table:table-row>
          <table:table-cell table:style-name="TableRowCell" office:value-type="string">
            <text:p text:style-name="Table_20_Contents"><text:span text:style-name="T1">malgré</text:span></text:p>
          </table:table-cell>
          <table:table-cell table:style-name="TableRowCell" office:value-type="string">
            <text:p text:style-name="Table_20_Contents">despite</text:p>
          </table:table-cell>
        </table:table-row>
        <table:table-row>
          <table:table-cell table:style-name="TableRowCell" office:value-type="string">
            <text:p text:style-name="Table_20_Contents"><text:span text:style-name="T1">per</text:span></text:p>
          </table:table-cell>
          <table:table-cell table:style-name="TableRowCell" office:value-type="string">
            <text:p text:style-name="Table_20_Contents">by, through</text:p>
          </table:table-cell>
        </table:table-row>
        <table:table-row>
          <table:table-cell table:style-name="TableRowCell" office:value-type="string">
            <text:p text:style-name="Table_20_Contents"><text:span text:style-name="T1">por</text:span></text:p>
          </table:table-cell>
          <table:table-cell table:style-name="TableRowCell" office:value-type="string">
            <text:p text:style-name="Table_20_Contents">for</text:p>
          </table:table-cell>
        </table:table-row>
        <table:table-row>
          <table:table-cell table:style-name="TableRowCell" office:value-type="string">
            <text:p text:style-name="Table_20_Contents"><text:span text:style-name="T1">pos</text:span></text:p>
          </table:table-cell>
          <table:table-cell table:style-name="TableRowCell" office:value-type="string">
            <text:p text:style-name="Table_20_Contents">after</text:p>
          </table:table-cell>
        </table:table-row>
        <table:table-row>
          <table:table-cell table:style-name="TableRowCell" office:value-type="string">
            <text:p text:style-name="Table_20_Contents"><text:span text:style-name="T1">preter</text:span></text:p>
          </table:table-cell>
          <table:table-cell table:style-name="TableRowCell" office:value-type="string">
            <text:p text:style-name="Table_20_Contents">past</text:p>
          </table:table-cell>
        </table:table-row>
        <table:table-row>
          <table:table-cell table:style-name="TableRowCell" office:value-type="string">
            <text:p text:style-name="Table_20_Contents"><text:span text:style-name="T1">pri</text:span></text:p>
          </table:table-cell>
          <table:table-cell table:style-name="TableRowCell" office:value-type="string">
            <text:p text:style-name="Table_20_Contents">regarding</text:p>
          </table:table-cell>
        </table:table-row>
        <table:table-row>
          <table:table-cell table:style-name="TableRowCell" office:value-type="string">
            <text:p text:style-name="Table_20_Contents"><text:span text:style-name="T1">pro</text:span></text:p>
          </table:table-cell>
          <table:table-cell table:style-name="TableRowCell" office:value-type="string">
            <text:p text:style-name="Table_20_Contents">due to</text:p>
          </table:table-cell>
        </table:table-row>
        <table:table-row>
          <table:table-cell table:style-name="TableRowCell" office:value-type="string">
            <text:p text:style-name="Table_20_Contents"><text:span text:style-name="T1">secun</text:span></text:p>
          </table:table-cell>
          <table:table-cell table:style-name="TableRowCell" office:value-type="string">
            <text:p text:style-name="Table_20_Contents">according to</text:p>
          </table:table-cell>
        </table:table-row>
        <table:table-row>
          <table:table-cell table:style-name="TableRowCell" office:value-type="string">
            <text:p text:style-name="Table_20_Contents"><text:span text:style-name="T1">sin</text:span></text:p>
          </table:table-cell>
          <table:table-cell table:style-name="TableRowCell" office:value-type="string">
            <text:p text:style-name="Table_20_Contents">without</text:p>
          </table:table-cell>
        </table:table-row>
        <table:table-row>
          <table:table-cell table:style-name="TableRowCell" office:value-type="string">
            <text:p text:style-name="Table_20_Contents"><text:span text:style-name="T1">sub</text:span></text:p>
          </table:table-cell>
          <table:table-cell table:style-name="TableRowCell" office:value-type="string">
            <text:p text:style-name="Table_20_Contents">under</text:p>
          </table:table-cell>
        </table:table-row>
        <table:table-row>
          <table:table-cell table:style-name="TableRowCell" office:value-type="string">
            <text:p text:style-name="Table_20_Contents"><text:span text:style-name="T1">sur</text:span></text:p>
          </table:table-cell>
          <table:table-cell table:style-name="TableRowCell" office:value-type="string">
            <text:p text:style-name="Table_20_Contents">on</text:p>
          </table:table-cell>
        </table:table-row>
        <table:table-row>
          <table:table-cell table:style-name="TableRowCell" office:value-type="string">
            <text:p text:style-name="Table_20_Contents"><text:span text:style-name="T1">súper</text:span></text:p>
          </table:table-cell>
          <table:table-cell table:style-name="TableRowCell" office:value-type="string">
            <text:p text:style-name="Table_20_Contents">over</text:p>
          </table:table-cell>
        </table:table-row>
        <table:table-row>
          <table:table-cell table:style-name="TableRowCell" office:value-type="string">
            <text:p text:style-name="Table_20_Contents"><text:span text:style-name="T1">til</text:span></text:p>
          </table:table-cell>
          <table:table-cell table:style-name="TableRowCell" office:value-type="string">
            <text:p text:style-name="Table_20_Contents">until</text:p>
          </table:table-cell>
        </table:table-row>
        <table:table-row>
          <table:table-cell table:style-name="TableRowCell" office:value-type="string">
            <text:p text:style-name="Table_20_Contents"><text:span text:style-name="T1">tra</text:span></text:p>
          </table:table-cell>
          <table:table-cell table:style-name="TableRowCell" office:value-type="string">
            <text:p text:style-name="Table_20_Contents">through</text:p>
          </table:table-cell>
        </table:table-row>
        <table:table-row>
          <table:table-cell table:style-name="TableRowCell" office:value-type="string">
            <text:p text:style-name="Table_20_Contents"><text:span text:style-name="T1">trans</text:span></text:p>
          </table:table-cell>
          <table:table-cell table:style-name="TableRowCell" office:value-type="string">
            <text:p text:style-name="Table_20_Contents">across</text:p>
          </table:table-cell>
        </table:table-row>
        <table:table-row>
          <table:table-cell table:style-name="TableRowCell" office:value-type="string">
            <text:p text:style-name="Table_20_Contents"><text:span text:style-name="T1">ultra</text:span></text:p>
          </table:table-cell>
          <table:table-cell table:style-name="TableRowCell" office:value-type="string">
            <text:p text:style-name="Table_20_Contents">beyond</text:p>
          </table:table-cell>
        </table:table-row>
        <table:table-row>
          <table:table-cell table:style-name="TableRowCell" office:value-type="string">
            <text:p text:style-name="Table_20_Contents"><text:span text:style-name="T1">vers</text:span></text:p>
          </table:table-cell>
          <table:table-cell table:style-name="TableRowCell" office:value-type="string">
            <text:p text:style-name="Table_20_Contents">towards</text:p>
          </table:table-cell>
        </table:table-row>
        <table:table-row>
          <table:table-cell table:style-name="TableRowCell" office:value-type="string">
            <text:p text:style-name="Table_20_Contents"><text:span text:style-name="T1">vice</text:span></text:p>
          </table:table-cell>
          <table:table-cell table:style-name="TableRowCell" office:value-type="string">
            <text:p text:style-name="Table_20_Contents">instead</text:p>
          </table:table-cell>
        </table:table-row>
        <table:table-row>
          <table:table-cell table:style-name="TableRowCell" office:value-type="string">
            <text:p text:style-name="Table_20_Contents"><text:span text:style-name="T1">ye</text:span></text:p>
          </table:table-cell>
          <table:table-cell table:style-name="TableRowCell" office:value-type="string">
            <text:p text:style-name="Table_20_Contents">preposition used when no other apt preposition comes to mind</text:p>
          </table:table-cell>
        </table:table-row>
      </table:table>
      <text:p text:style-name="First_20_paragraph">Let’s take a look at a few from all of these.</text:p>
      <text:h text:style-name="Heading_20_4" text:outline-level="4"><text:bookmark-start text:name="_a"/>a<text:bookmark-end text:name="_a"/></text:h>
      <text:p text:style-name="First_20_paragraph">To. Has many uses:</text:p>
      <text:list text:style-name="L45">
        <text:list-item>
          <text:p text:style-name="P77"><text:span text:style-name="T1">Il dat li flores a su amata.</text:span> = He gave the flowers to his girlfriend.</text:p>
        </text:list-item>
        <text:list-item>
          <text:p text:style-name="P77"><text:span text:style-name="T1">Un epistul a nor societé.</text:span> = A letter to our society (note: society as in a group or company).</text:p>
        </text:list-item>
        <text:list-item>
          <text:p text:style-name="P77"><text:span text:style-name="T1">Yo viagea a Berlin.</text:span> = I travel to Berlin.</text:p>
        </text:list-item>
        <text:list-item>
          <text:p text:style-name="P77"><text:span text:style-name="T1">Li vapornave ea a Lisbon.</text:span> = The steamboat goes to Lisbon.</text:p>
        </text:list-item>
        <text:list-item>
          <text:p text:style-name="P77"><text:span text:style-name="T1">Clar a departer.</text:span> = Ready (clear) to depart.</text:p>
        </text:list-item>
        <text:list-item>
          <text:p text:style-name="P77"><text:span text:style-name="T1">Un error a regretar.</text:span> = A regretful error (lit. an error to regret).</text:p>
        </text:list-item>
      </text:list>
      <text:h text:style-name="Heading_20_4" text:outline-level="4"><text:bookmark-start text:name="_ante"/>ante<text:bookmark-end text:name="_ante"/></text:h>
      <text:p text:style-name="First_20_paragraph">Means “before” in terms of time and place (<text:span text:style-name="T1">avan</text:span> only refers to place).</text:p>
      <text:list text:style-name="L46">
        <text:list-item>
          <text:p text:style-name="P78"><text:span text:style-name="T1">ante Cristo</text:span> = before Christ</text:p>
        </text:list-item>
        <text:list-item>
          <text:p text:style-name="P78"><text:span text:style-name="T1">avan li dom</text:span> = before the house</text:p>
        </text:list-item>
      </text:list>
      <text:h text:style-name="Heading_20_4" text:outline-level="4"><text:bookmark-start text:name="_caus"/>caus<text:bookmark-end text:name="_caus"/></text:h>
      <text:p text:style-name="First_20_paragraph">Because of. The reason for something goes right after <text:span text:style-name="T1">caus</text:span>, which is an abbreviation of the longer <text:span text:style-name="T1">in cause de</text:span>.</text:p>
      <text:list text:style-name="L47">
        <text:list-item>
          <text:p text:style-name="P79"><text:span text:style-name="T1">caus vor intervention</text:span> = because of your intervention</text:p>
        </text:list-item>
        <text:list-item>
          <text:p text:style-name="P79"><text:span text:style-name="T1">caus li politic evenimentes</text:span> = because of the political events</text:p>
        </text:list-item>
      </text:list>
      <text:h text:style-name="Heading_20_4" text:outline-level="4"><text:bookmark-start text:name="_con"/>con<text:bookmark-end text:name="_con"/></text:h>
      <text:p text:style-name="First_20_paragraph">With.</text:p>
      <text:list text:style-name="L48">
        <text:list-item>
          <text:p text:style-name="P80"><text:span text:style-name="T1">Li filio ea con su patre.</text:span> = The son goes with his father.</text:p>
        </text:list-item>
        <text:list-item>
          <text:p text:style-name="P80"><text:span text:style-name="T1">Ella stat con lácrimes in li ocules.</text:span> = She stood with tears in her eyes.</text:p>
        </text:list-item>
      </text:list>
      <text:p text:style-name="P81"><text:span text:style-name="T1">Note</text:span></text:p>
      <text:p text:style-name="P81">The phrasing “the hands”, “the eyes” to refer to body parts is more common internationally than the English his/her/their. But English also uses it sparingly such as in “look me in the eyes” (not “look me in my eyes”).</text:p>
      <text:h text:style-name="Heading_20_4" text:outline-level="4"><text:bookmark-start text:name="_de"/>de<text:bookmark-end text:name="_de"/></text:h>
      <text:p text:style-name="First_20_paragraph"><text:span text:style-name="T1">De</text:span> has a wide usage, and oftentimes other prepositions can be used in its place.</text:p>
      <text:list text:style-name="L49">
        <text:list-item>
          <text:p text:style-name="P82"><text:span text:style-name="T1">Li dom de mi patre.</text:span> = The house of my father, my father’s house.</text:p>
        </text:list-item>
        <text:list-item>
          <text:p text:style-name="P82"><text:span text:style-name="T1">Li dramas de Schiller.</text:span> = Schiller’s dramas.</text:p>
        </text:list-item>
        <text:list-item>
          <text:p text:style-name="P82"><text:span text:style-name="T1">Ti libre es scrit de un fémina.</text:span> = This book is written by a woman (<text:span text:style-name="T1">per</text:span> fits here as well).</text:p>
        </text:list-item>
        <text:list-item>
          <text:p text:style-name="P82"><text:span text:style-name="T1">Un senior de Berlin.</text:span> = A gentleman from Berlin (<text:span text:style-name="T1">ex</text:span> fits here as well).</text:p>
        </text:list-item>
        <text:list-item>
          <text:p text:style-name="P82"><text:span text:style-name="T1">Li max grand de omnis.</text:span> = The largest of all (<text:span text:style-name="T1">ex</text:span> potentially fits here as well).</text:p>
        </text:list-item>
        <text:list-item>
          <text:p text:style-name="P82"><text:span text:style-name="T1">Un vase de aure.</text:span> = A vase of gold.</text:p>
        </text:list-item>
      </text:list>
      <text:h text:style-name="Heading_20_4" text:outline-level="4"><text:bookmark-start text:name="_desde"/>desde<text:bookmark-end text:name="_desde"/></text:h>
      <text:p text:style-name="First_20_paragraph">Since, for.</text:p>
      <text:list text:style-name="L50">
        <text:list-item>
          <text:p text:style-name="P83"><text:span text:style-name="T1">Desde du annus.</text:span> = For two years.</text:p>
        </text:list-item>
      </text:list>
      <text:h text:style-name="Heading_20_4" text:outline-level="4"><text:bookmark-start text:name="_ex"/>ex<text:bookmark-end text:name="_ex"/></text:h>
      <text:p text:style-name="First_20_paragraph">Out (of), from.</text:p>
      <text:list text:style-name="L51">
        <text:list-item>
          <text:p text:style-name="P84"><text:span text:style-name="T1">Il venit ex su chambre.</text:span> = He came out ofhis room.</text:p>
        </text:list-item>
        <text:list-item>
          <text:p text:style-name="P84"><text:span text:style-name="T1">Yo trinca ex li glass.</text:span> = I drinkt out of the glass.</text:p>
        </text:list-item>
        <text:list-item>
          <text:p text:style-name="P84"><text:span text:style-name="T1">Traductet ex german in Interlingue.</text:span> = Translated from German into Interlingue.</text:p>
        </text:list-item>
      </text:list>
      <text:h text:style-name="Heading_20_4" text:outline-level="4"><text:bookmark-start text:name="_per"/>per<text:bookmark-end text:name="_per"/></text:h>
      <text:p text:style-name="First_20_paragraph">By, through, with</text:p>
      <text:list text:style-name="L52">
        <text:list-item>
          <text:p text:style-name="P85"><text:span text:style-name="T1">Il defendet se per un gladie.</text:span> = He defended himself with a sword.</text:p>
        </text:list-item>
        <text:list-item>
          <text:p text:style-name="P85"><text:span text:style-name="T1">Il salvat se per svimmar.</text:span> = He saved himself by swimming.</text:p>
        </text:list-item>
        <text:list-item>
          <text:p text:style-name="P85"><text:span text:style-name="T1">Li moné ha esset furtet per un ínconosset hom.</text:span> = The money has been stolen by an unknown person.</text:p>
        </text:list-item>
      </text:list>
      <text:h text:style-name="Heading_20_4" text:outline-level="4"><text:bookmark-start text:name="_por"/>por<text:bookmark-end text:name="_por"/></text:h>
      <text:list text:style-name="L53">
        <text:list-item>
          <text:p text:style-name="P86"><text:span text:style-name="T1">Un libre por omnes e por nequí.</text:span> = A book for all and for nobody.</text:p>
        </text:list-item>
        <text:list-item>
          <text:p text:style-name="P86"><text:span text:style-name="T1">On manja por viver, on ne vive por manjar.</text:span> = You eat to live, you don’t live to eat.</text:p>
        </text:list-item>
      </text:list>
      <text:h text:style-name="Heading_20_4" text:outline-level="4"><text:bookmark-start text:name="_pri"/>pri<text:bookmark-end text:name="_pri"/></text:h>
      <text:list text:style-name="L54">
        <text:list-item>
          <text:p text:style-name="P87"><text:span text:style-name="T1">Noi parlat pri politica.</text:span> = We talked about politics.</text:p>
        </text:list-item>
        <text:list-item>
          <text:p text:style-name="P87"><text:span text:style-name="T1">Yo mersia pro Vor auxilie.</text:span> = I thank (you) for your help.</text:p>
        </text:list-item>
      </text:list>
      <text:h text:style-name="Heading_20_4" text:outline-level="4"><text:bookmark-start text:name="_til"/>til<text:bookmark-end text:name="_til"/></text:h>
      <text:list text:style-name="L55">
        <text:list-item>
          <text:p text:style-name="P88"><text:span text:style-name="T1">Yo laborat til decidu horas.</text:span> = I worked until twelve o’clock.</text:p>
        </text:list-item>
        <text:list-item>
          <text:p text:style-name="P88"><text:span text:style-name="T1">Til li extrem fine del munde.</text:span> = Until the very end of the world.</text:p>
        </text:list-item>
      </text:list>
      <text:h text:style-name="Heading_20_4" text:outline-level="4"><text:bookmark-start text:name="_tra"/>tra<text:bookmark-end text:name="_tra"/></text:h>
      <text:list text:style-name="L56">
        <text:list-item>
          <text:p text:style-name="P89"><text:span text:style-name="T1">Yo videt le tra li fenestre.</text:span> = I saw him through the window.</text:p>
        </text:list-item>
      </text:list>
      <text:h text:style-name="Heading_20_4" text:outline-level="4"><text:bookmark-start text:name="_trans"/>trans<text:bookmark-end text:name="_trans"/></text:h>
      <text:list text:style-name="L57">
        <text:list-item>
          <text:p text:style-name="P90"><text:span text:style-name="T1">Lindberg volat trans li Atlantic Ocean.</text:span> = Lindberg flew across the Atlantic Ocean.</text:p>
        </text:list-item>
      </text:list>
      <text:h text:style-name="Heading_20_4" text:outline-level="4"><text:bookmark-start text:name="_vers"/>vers<text:bookmark-end text:name="_vers"/></text:h>
      <text:list text:style-name="L58">
        <text:list-item>
          <text:p text:style-name="P91"><text:span text:style-name="T1">Li avie volat vers li sole.</text:span> = The bird flew towards the sun.</text:p>
        </text:list-item>
      </text:list>
      <text:h text:style-name="Heading_20_3" text:outline-level="3"><text:bookmark-start text:name="_words_formed_by_prepositions"/>Words formed by prepositions<text:bookmark-end text:name="_words_formed_by_prepositions"/></text:h>
      <text:p text:style-name="First_20_paragraph">These prepositions are also used to form other words.</text:p>
      <text:list text:style-name="L59">
        <text:list-item>
          <text:p text:style-name="P92"><text:span text:style-name="T1">aportar</text:span> = to bring (<text:span text:style-name="T1">a</text:span> + <text:span text:style-name="T1">portar</text:span>, to carry)</text:p>
        </text:list-item>
        <text:list-item>
          <text:p text:style-name="P92"><text:span text:style-name="T1">antediluvian</text:span> = antediluvian (<text:span text:style-name="T1">ante</text:span> + <text:span text:style-name="T1">diluvie</text:span>, a flood)</text:p>
        </text:list-item>
        <text:list-item>
          <text:p text:style-name="P92"><text:span text:style-name="T1">avanposto</text:span> = outpost (<text:span text:style-name="T1">avan</text:span> + <text:span text:style-name="T1">posto</text:span>)</text:p>
        </text:list-item>
        <text:list-item>
          <text:p text:style-name="P92"><text:span text:style-name="T1">circumstantie</text:span> = circumstance (<text:span text:style-name="T1">circum</text:span> + <text:span text:style-name="T1">stantie</text:span> from <text:span text:style-name="T1">star</text:span> = to stand)</text:p>
        </text:list-item>
        <text:list-item>
          <text:p text:style-name="P92"><text:span text:style-name="T1">constellation</text:span> = constellation (<text:span text:style-name="T1">con</text:span> + <text:span text:style-name="T1">stelle</text:span> = star)</text:p>
        </text:list-item>
        <text:list-item>
          <text:p text:style-name="P92"><text:span text:style-name="T1">contravention</text:span> = contravention (<text:span text:style-name="T1">contra</text:span> + <text:span text:style-name="T1">vention</text:span> = coming, from <text:span text:style-name="T1">venir</text:span>)</text:p>
        </text:list-item>
        <text:list-item>
          <text:p text:style-name="P92"><text:span text:style-name="T1">deportar</text:span> = to deport (<text:span text:style-name="T1">de</text:span> + <text:span text:style-name="T1">portar</text:span>, to carry)</text:p>
        </text:list-item>
        <text:list-item>
          <text:p text:style-name="P92"><text:span text:style-name="T1">exportar</text:span> = to export (<text:span text:style-name="T1">ex</text:span> + <text:span text:style-name="T1">portar</text:span>, to carry)</text:p>
        </text:list-item>
        <text:list-item>
          <text:p text:style-name="P92"><text:span text:style-name="T1">ex-imperator</text:span> = former emperor</text:p>
        </text:list-item>
        <text:list-item>
          <text:p text:style-name="P92"><text:span text:style-name="T1">extraordinari</text:span> = extraordinary (<text:span text:style-name="T1">extra</text:span> + <text:span text:style-name="T1">ordinari</text:span>)</text:p>
        </text:list-item>
        <text:list-item>
          <text:p text:style-name="P92"><text:span text:style-name="T1">inclusiv</text:span> = inclusive (<text:span text:style-name="T1">in</text:span> + <text:span text:style-name="T1">cluder</text:span>, to close or shut)</text:p>
        </text:list-item>
        <text:list-item>
          <text:p text:style-name="P92"><text:span text:style-name="T1">intervalle</text:span> = interval (<text:span text:style-name="T1">inter</text:span> + <text:span text:style-name="T1">valle</text:span>, a bulwark or embankment (related to English wall))</text:p>
        </text:list-item>
        <text:list-item>
          <text:p text:style-name="P92"><text:span text:style-name="T1">preterpassant</text:span> = passing by (<text:span text:style-name="T1">preter</text:span> + <text:span text:style-name="T1">passar</text:span>, to pass)</text:p>
        </text:list-item>
        <text:list-item>
          <text:p text:style-name="P92"><text:span text:style-name="T1">subordination</text:span> = subordination (<text:span text:style-name="T1">sub</text:span> + <text:span text:style-name="T1">ordinar</text:span>, to order)</text:p>
        </text:list-item>
        <text:list-item>
          <text:p text:style-name="P92"><text:span text:style-name="T1">traducter</text:span> = to translate or render (<text:span text:style-name="T1">tra</text:span> + <text:span text:style-name="T1">ducter</text:span>, to lead)</text:p>
        </text:list-item>
        <text:list-item>
          <text:p text:style-name="P92"><text:span text:style-name="T1">transatlantic</text:span> = transatlantic</text:p>
        </text:list-item>
        <text:list-item>
          <text:p text:style-name="P92"><text:span text:style-name="T1">vice-presidente</text:span> = vice president (<text:span text:style-name="T1">vice</text:span> + <text:span text:style-name="T1">presidente</text:span>)</text:p>
        </text:list-item>
      </text:list>
      <text:h text:style-name="Heading_20_3" text:outline-level="3"><text:bookmark-start text:name="_prefixes"/>Prefixes<text:bookmark-end text:name="_prefixes"/></text:h>
      <text:p text:style-name="First_20_paragraph">The following prefixes are only used in compound words.</text:p>
      <text:h text:style-name="Heading_20_4" text:outline-level="4"><text:bookmark-start text:name="_bel"/>bel-<text:bookmark-end text:name="_bel"/></text:h>
      <text:p text:style-name="First_20_paragraph">Related by marriage.</text:p>
      <text:list text:style-name="L60">
        <text:list-item>
          <text:p text:style-name="P93"><text:span text:style-name="T1">belfratre</text:span> = brother-in-law (<text:span text:style-name="T1">fratre</text:span> = brother)</text:p>
        </text:list-item>
      </text:list>
      <text:h text:style-name="Heading_20_4" text:outline-level="4"><text:bookmark-start text:name="_des"/>des-<text:bookmark-end text:name="_des"/></text:h>
      <text:p text:style-name="First_20_paragraph">(Usually <text:span text:style-name="T1">de-</text:span> before consonants.)</text:p>
      <text:p text:style-name="Text_20_body">Before nouns: nullation or opposing meaning, un-:</text:p>
      <text:list text:style-name="L61">
        <text:list-item>
          <text:p text:style-name="P94"><text:span text:style-name="T1">desagreabil</text:span> = disagreeable (<text:span text:style-name="T1">agreabil</text:span> = agreeable, friendly)</text:p>
        </text:list-item>
        <text:list-item>
          <text:p text:style-name="P94"><text:span text:style-name="T1">deshonor</text:span> = dishonour</text:p>
        </text:list-item>
        <text:list-item>
          <text:p text:style-name="P94"><text:span text:style-name="T1">desilusion</text:span> = disillusion</text:p>
        </text:list-item>
      </text:list>
      <text:p text:style-name="First_20_paragraph">On verbs: loss of something:</text:p>
      <text:list text:style-name="L62">
        <text:list-item>
          <text:p text:style-name="P95"><text:span text:style-name="T1">desarmar</text:span> = to disarm (<text:span text:style-name="T1">armar</text:span> = to arm)</text:p>
        </text:list-item>
      </text:list>
      <text:h text:style-name="Heading_20_4" text:outline-level="4"><text:bookmark-start text:name="_dis"/>dis-<text:bookmark-end text:name="_dis"/></text:h>
      <text:p text:style-name="First_20_paragraph">Separation, moving away:</text:p>
      <text:list text:style-name="L63">
        <text:list-item>
          <text:p text:style-name="P96"><text:span text:style-name="T1">dismembrar</text:span> = to dismember (<text:span text:style-name="T1">membre</text:span> = limb)</text:p>
        </text:list-item>
        <text:list-item>
          <text:p text:style-name="P96"><text:span text:style-name="T1">distracter</text:span> = to distract (<text:span text:style-name="T1">tracter</text:span> or <text:span text:style-name="T1">traer</text:span> = to pull)</text:p>
        </text:list-item>
      </text:list>
      <text:h text:style-name="Heading_20_4" text:outline-level="4"><text:bookmark-start text:name="_ín"/>ín-<text:bookmark-end text:name="_ín"/></text:h>
      <text:p text:style-name="First_20_paragraph">Opposite meaning (in-, un-, etc.):</text:p>
      <text:list text:style-name="L64">
        <text:list-item>
          <text:p text:style-name="P97"><text:span text:style-name="T1">ínoficial</text:span> = unoficial</text:p>
        </text:list-item>
        <text:list-item>
          <text:p text:style-name="P97"><text:span text:style-name="T1">ínclar</text:span> = unclear</text:p>
        </text:list-item>
        <text:list-item>
          <text:p text:style-name="P97"><text:span text:style-name="T1">íncurabil</text:span> = uncurable</text:p>
        </text:list-item>
        <text:list-item>
          <text:p text:style-name="P97"><text:span text:style-name="T1">ínpossibil</text:span> = impossible</text:p>
        </text:list-item>
      </text:list>
      <text:p text:style-name="P98"><text:span text:style-name="T1">Note</text:span></text:p>
      <text:p text:style-name="P98">Other more internationally-recognized forms such as <text:span text:style-name="T1">impossibil</text:span> (vs. <text:span text:style-name="T1">ínpossibil</text:span>), <text:span text:style-name="T1">irregular</text:span> (vs. <text:span text:style-name="T1">ínregular</text:span>) etc. were often used in Interlingue but the user base showed a preference for a regular <text:span text:style-name="T1">ín-</text:span> and the other forms have become rarer.</text:p>
      <text:p text:style-name="P98">Not to be confused with the unstressed preposition <text:span text:style-name="T1">in-</text:span>, similar to the one in English in words such as <text:span text:style-name="T1">inclusiv</text:span>, <text:span text:style-name="T1">inspecter</text:span>.</text:p>
      <text:h text:style-name="Heading_20_4" text:outline-level="4"><text:bookmark-start text:name="_mis"/>mis-<text:bookmark-end text:name="_mis"/></text:h>
      <text:p text:style-name="First_20_paragraph">Wrong, improper, mis-:</text:p>
      <text:list text:style-name="L65">
        <text:list-item>
          <text:p text:style-name="P99"><text:span text:style-name="T1">miscomprender</text:span> = to misunderstand (<text:span text:style-name="T1">comprender</text:span> = to understand)</text:p>
        </text:list-item>
        <text:list-item>
          <text:p text:style-name="P99"><text:span text:style-name="T1">misparlar</text:span> = to misspeak (<text:span text:style-name="T1">parlar</text:span> = to speak)</text:p>
        </text:list-item>
      </text:list>
      <text:h text:style-name="Heading_20_4" text:outline-level="4"><text:bookmark-start text:name="_pre"/>pre-<text:bookmark-end text:name="_pre"/></text:h>
      <text:p text:style-name="First_20_paragraph">Before, pre-:</text:p>
      <text:list text:style-name="L66">
        <text:list-item>
          <text:p text:style-name="P100"><text:span text:style-name="T1">prematur</text:span> = premature (<text:span text:style-name="T1">matur</text:span> = mature)</text:p>
        </text:list-item>
        <text:list-item>
          <text:p text:style-name="P100"><text:span text:style-name="T1">prevenir</text:span> = to forestall, to preempt, to prevent (<text:span text:style-name="T1">venir</text:span> = to come)</text:p>
        </text:list-item>
        <text:list-item>
          <text:p text:style-name="P100"><text:span text:style-name="T1">prehistoric</text:span> = prehistoric</text:p>
        </text:list-item>
      </text:list>
      <text:h text:style-name="Heading_20_4" text:outline-level="4"><text:bookmark-start text:name="_pro"/>pro-<text:bookmark-end text:name="_pro"/></text:h>
      <text:p text:style-name="First_20_paragraph">Ahead, forth</text:p>
      <text:list text:style-name="L67">
        <text:list-item>
          <text:p text:style-name="P101"><text:span text:style-name="T1">producter</text:span> = to produce (<text:span text:style-name="T1">ducter</text:span> = to lead)</text:p>
        </text:list-item>
        <text:list-item>
          <text:p text:style-name="P101"><text:span text:style-name="T1">projecter</text:span> = to project (<text:span text:style-name="T1">jecter</text:span> = to throw)</text:p>
        </text:list-item>
      </text:list>
      <text:h text:style-name="Heading_20_4" text:outline-level="4"><text:bookmark-start text:name="_re"/>re-<text:bookmark-end text:name="_re"/></text:h>
      <text:p text:style-name="First_20_paragraph">Again, re-:</text:p>
      <text:list text:style-name="L68">
        <text:list-item>
          <text:p text:style-name="P102"><text:span text:style-name="T1">reaction</text:span> = reaction</text:p>
        </text:list-item>
        <text:list-item>
          <text:p text:style-name="P102"><text:span text:style-name="T1">renascentie</text:span> = renaissance, rebirth (<text:span text:style-name="T1">nascentie</text:span> = birth)</text:p>
        </text:list-item>
        <text:list-item>
          <text:p text:style-name="P102"><text:span text:style-name="T1">revider</text:span> = to see again (<text:span text:style-name="T1">vider</text:span> = to see)</text:p>
        </text:list-item>
      </text:list>
      <text:h text:style-name="Heading_20_3" text:outline-level="3"><text:bookmark-start text:name="_which_form_to_use"/>Which form to use?<text:bookmark-end text:name="_which_form_to_use"/></text:h>
      <text:p text:style-name="First_20_paragraph">When Interlingue was first announced in 1922, Edgar de Wahl proposed a number of standalone and derived words that he believed to be equally valid, leaving the decision between them to the community to see which form it preferred. This process of ironing out took place over the next 25 years, at a very gradual pace as all changes in the end were very minor. Some examples of theoretically equally valid forms are the following:</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Etymologic</text:p>
            </table:table-cell>
            <table:table-cell table:style-name="TableHeaderRowCell" office:value-type="string">
              <text:p text:style-name="Table_20_Heading">Doubled consonant</text:p>
            </table:table-cell>
            <table:table-cell table:style-name="TableHeaderRowCell" office:value-type="string">
              <text:p text:style-name="Table_20_Heading">Modern single consonant form</text:p>
            </table:table-cell>
          </table:table-row>
        </table:table-header-rows>
        <table:table-row>
          <table:table-cell table:style-name="TableRowCell" office:value-type="string">
            <text:p text:style-name="Table_20_Contents"><text:span text:style-name="T1">adportar</text:span></text:p>
          </table:table-cell>
          <table:table-cell table:style-name="TableRowCell" office:value-type="string">
            <text:p text:style-name="Table_20_Contents"><text:span text:style-name="T1">apportar</text:span></text:p>
          </table:table-cell>
          <table:table-cell table:style-name="TableRowCell" office:value-type="string">
            <text:p text:style-name="Table_20_Contents"><text:span text:style-name="T1">aportar</text:span> (to bring, from <text:span text:style-name="T1">ad</text:span> + <text:span text:style-name="T1">portar</text:span>, lit. to “to pull”)</text:p>
          </table:table-cell>
        </table:table-row>
        <table:table-row>
          <table:table-cell table:style-name="TableRowCell" office:value-type="string">
            <text:p text:style-name="Table_20_Contents"><text:span text:style-name="T1">adnexion</text:span></text:p>
          </table:table-cell>
          <table:table-cell table:style-name="TableRowCell" office:value-type="string">
            <text:p text:style-name="Table_20_Contents"><text:span text:style-name="T1">annexion</text:span></text:p>
          </table:table-cell>
          <table:table-cell table:style-name="TableRowCell" office:value-type="string">
            <text:p text:style-name="Table_20_Contents"><text:span text:style-name="T1">anexion</text:span> (to annex, from <text:span text:style-name="T1">ad</text:span> + <text:span text:style-name="T1">nexer</text:span>, lit. to “to tie”)</text:p>
          </table:table-cell>
        </table:table-row>
        <table:table-row>
          <table:table-cell table:style-name="TableRowCell" office:value-type="string">
            <text:p text:style-name="Table_20_Contents"><text:span text:style-name="T1">adtractiv</text:span></text:p>
          </table:table-cell>
          <table:table-cell table:style-name="TableRowCell" office:value-type="string">
            <text:p text:style-name="Table_20_Contents"><text:span text:style-name="T1">attractiv</text:span></text:p>
          </table:table-cell>
          <table:table-cell table:style-name="TableRowCell" office:value-type="string">
            <text:p text:style-name="Table_20_Contents"><text:span text:style-name="T1">atractiv</text:span> (to attract, from <text:span text:style-name="T1">ad</text:span> + <text:span text:style-name="T1">tracter</text:span>, lit. to “to pull”)</text:p>
          </table:table-cell>
        </table:table-row>
        <table:table-row>
          <table:table-cell table:style-name="TableRowCell" office:value-type="string">
            <text:p text:style-name="Table_20_Contents"><text:span text:style-name="T1">obpression</text:span></text:p>
          </table:table-cell>
          <table:table-cell table:style-name="TableRowCell" office:value-type="string">
            <text:p text:style-name="Table_20_Contents"><text:span text:style-name="T1">oppression</text:span></text:p>
          </table:table-cell>
          <table:table-cell table:style-name="TableRowCell" office:value-type="string">
            <text:p text:style-name="Table_20_Contents"><text:span text:style-name="T1">opression</text:span> (to oppress, from <text:span text:style-name="T1">ob</text:span> + <text:span text:style-name="T1">presser</text:span>, lit. to “against press”)</text:p>
          </table:table-cell>
        </table:table-row>
        <table:table-row>
          <table:table-cell table:style-name="TableRowCell" office:value-type="string">
            <text:p text:style-name="Table_20_Contents"><text:span text:style-name="T1">subposition</text:span></text:p>
          </table:table-cell>
          <table:table-cell table:style-name="TableRowCell" office:value-type="string">
            <text:p text:style-name="Table_20_Contents"><text:span text:style-name="T1">supposition</text:span></text:p>
          </table:table-cell>
          <table:table-cell table:style-name="TableRowCell" office:value-type="string">
            <text:p text:style-name="Table_20_Contents"><text:span text:style-name="T1">suposition</text:span> (to suppose, from <text:span text:style-name="T1">sub</text:span> + <text:span text:style-name="T1">poser</text:span>, lit. to “under place”)</text:p>
          </table:table-cell>
        </table:table-row>
      </table:table>
      <text:p text:style-name="First_20_paragraph">The form on the left was rarely if ever used, due to 1) the uninternational appearance and 2) the possibility of appearing to have a different meaning. <text:span text:style-name="T1">Subposition</text:span> for example simply looks like “under position” and does not give the sense of “supposition”.</text:p>
      <text:p text:style-name="Text_20_body">The second form was used for a time, but eventually the community settled on the form on the right for simplicity, with doubled consonants used in the cases mentioned in the beginning of the book (“ss” to maintain the [s] sound in all cases, “ch” for [sh], etc.).</text:p>
      <text:h text:style-name="Heading_20_1" text:outline-level="1"><text:bookmark-start text:name="_quinesim_letion"/>Quinesim letion<text:bookmark-end text:name="_quinesim_letion"/></text:h>
      <text:h text:style-name="Heading_20_2" text:outline-level="2"><text:bookmark-start text:name="_textus_5"/>Textus<text:bookmark-end text:name="_textus_5"/></text:h>
      <text:h text:style-name="Heading_20_3" text:outline-level="3"><text:bookmark-start text:name="_regress_e_progress"/>Regress e progress<text:bookmark-end text:name="_regress_e_progress"/></text:h>
      <text:p text:style-name="First_20_paragraph">Etsi it sempre ne es litteralmen ver que it custa torrentes de sangue por pussar li homanité in moventie un millimetre adavan, it támen es ínnegabil e pruvat del experientie, que íncredibil mult eforties es necessi por far li homanité comprender un nov idé, benque it vell aportar it grand avantages. It existe tro mult homes, queles relate con índiferentie e indolentie a lu nov, o monstra admaxim un platonic benevolentie, e anc tales, queles combatte it con apert íntolerantie e mem acumula barrieres e impedimentes por desfacilisar li progress del cultur. In consequentie de lor ignorantie ili quasi time líber pensada e li aparentie de nov idés, e ili da preferentie solmen a to, quo sta in acordantie a lor propri restrictet saventies. Qual perseverantie de su pioneros ha postulat e va postular li movement por un lingue international, qual persistentie in li confidentie e esperantie al final victorie del nobil idé!</text:p>
      <text:p text:style-name="Text_20_body">Omni progress es li resultate de un tenaci luctada inter du tendenties: un, quel crede in li permanentie de lu existent e insiste in li conservation de it, e un altri, quel crede in li existentie de alquicos plu bon. Fórsan con un cert exageration on nómina li unesimes frenatores e reactionarios, li duesimes fantasistes e utopistes. Li fundamental diferentie inter li du partises es proprimen to, que li regressistes ne conosse li essentie del nov idés e pro to ne posse apreciar lor valore e importantie, durant que li progressistes es tro inclinat depreciar li existentie del conservativ leges del realitá e li potentie del temporari circumstanties. On vell posser nominar ti du partises realistes e idealistes, de to ne vell esser alquant ínjust, nam anc li realistes have su ideales, e anc li idealistes calcula con un realitá, quel posse fórsan esser plu ver quam li evident.</text:p>
      <text:p text:style-name="Text_20_body">Un filosof unquande ha expresset li sam pensa per ti paroles: “Li munde sempre ha ridet pri to quo plu tard ha verificat se. In omni témpores existe homes qui pensa, e homes qui ride. Quande li témpore ha passat e un nov intrat – it ha sempre esset talmen, ne existe exceptiones – tande li munde ha regardat a retro e erectet monumentes a tis qui pensat, e ridet pri tis qui ridet.”</text:p>
      <text:h text:style-name="Heading_20_4" text:outline-level="4"><text:bookmark-start text:name="_vocabularium_16"/>Vocabularium<text:bookmark-end text:name="_vocabularium_16"/></text:h>
      <text:list text:style-name="L69">
        <text:list-item>
          <text:p text:style-name="P103"><text:span text:style-name="T1">acordantie</text:span> = accordance</text:p>
        </text:list-item>
        <text:list-item>
          <text:p text:style-name="P103"><text:span text:style-name="T1">acumular</text:span> = to accumulate</text:p>
        </text:list-item>
        <text:list-item>
          <text:p text:style-name="P103"><text:span text:style-name="T1">admaxim</text:span> = at most</text:p>
        </text:list-item>
        <text:list-item>
          <text:p text:style-name="P103"><text:span text:style-name="T1">alquant</text:span> = quite</text:p>
        </text:list-item>
        <text:list-item>
          <text:p text:style-name="P103"><text:span text:style-name="T1">alquicos</text:span> = some thing</text:p>
        </text:list-item>
        <text:list-item>
          <text:p text:style-name="P103"><text:span text:style-name="T1">aparer</text:span> = to appear</text:p>
        </text:list-item>
        <text:list-item>
          <text:p text:style-name="P103"><text:span text:style-name="T1">apert</text:span> = open</text:p>
        </text:list-item>
        <text:list-item>
          <text:p text:style-name="P103"><text:span text:style-name="T1">apreciar</text:span> = to appreciate</text:p>
        </text:list-item>
        <text:list-item>
          <text:p text:style-name="P103"><text:span text:style-name="T1">avantage</text:span> = advantage</text:p>
        </text:list-item>
        <text:list-item>
          <text:p text:style-name="P103"><text:span text:style-name="T1">barrar</text:span> = to bar</text:p>
        </text:list-item>
        <text:list-item>
          <text:p text:style-name="P103"><text:span text:style-name="T1">calcular</text:span> = to calculate</text:p>
        </text:list-item>
        <text:list-item>
          <text:p text:style-name="P103"><text:span text:style-name="T1">cert</text:span> = certain</text:p>
        </text:list-item>
        <text:list-item>
          <text:p text:style-name="P103"><text:span text:style-name="T1">circumstantie</text:span> = circumstance</text:p>
        </text:list-item>
        <text:list-item>
          <text:p text:style-name="P103"><text:span text:style-name="T1">confider</text:span> = to confide</text:p>
        </text:list-item>
        <text:list-item>
          <text:p text:style-name="P103"><text:span text:style-name="T1">custar</text:span> = to cost</text:p>
        </text:list-item>
        <text:list-item>
          <text:p text:style-name="P103"><text:span text:style-name="T1">depreciar</text:span> = to depreciate</text:p>
        </text:list-item>
        <text:list-item>
          <text:p text:style-name="P103"><text:span text:style-name="T1">effortie</text:span> = effort</text:p>
        </text:list-item>
        <text:list-item>
          <text:p text:style-name="P103"><text:span text:style-name="T1">erecter</text:span> = to erect, to raise</text:p>
        </text:list-item>
        <text:list-item>
          <text:p text:style-name="P103"><text:span text:style-name="T1">essentie</text:span> = essence</text:p>
        </text:list-item>
        <text:list-item>
          <text:p text:style-name="P103"><text:span text:style-name="T1">etsi</text:span> = although</text:p>
        </text:list-item>
        <text:list-item>
          <text:p text:style-name="P103"><text:span text:style-name="T1">exception</text:span> = exception</text:p>
        </text:list-item>
        <text:list-item>
          <text:p text:style-name="P103"><text:span text:style-name="T1">frenar</text:span> = to brake</text:p>
        </text:list-item>
        <text:list-item>
          <text:p text:style-name="P103"><text:span text:style-name="T1">fórsan</text:span> = perhaps</text:p>
        </text:list-item>
        <text:list-item>
          <text:p text:style-name="P103"><text:span text:style-name="T1">impedir</text:span> = to impede</text:p>
        </text:list-item>
        <text:list-item>
          <text:p text:style-name="P103"><text:span text:style-name="T1">importantie</text:span> = importance</text:p>
        </text:list-item>
        <text:list-item>
          <text:p text:style-name="P103"><text:span text:style-name="T1">inclinar</text:span> = to incline, to tend</text:p>
        </text:list-item>
        <text:list-item>
          <text:p text:style-name="P103"><text:span text:style-name="T1">indolentie</text:span> = indolence</text:p>
        </text:list-item>
        <text:list-item>
          <text:p text:style-name="P103"><text:span text:style-name="T1">insister</text:span> = to insist</text:p>
        </text:list-item>
        <text:list-item>
          <text:p text:style-name="P103"><text:span text:style-name="T1">intrar</text:span> = to enter</text:p>
        </text:list-item>
        <text:list-item>
          <text:p text:style-name="P103"><text:span text:style-name="T1">lege</text:span> = law</text:p>
        </text:list-item>
        <text:list-item>
          <text:p text:style-name="P103"><text:span text:style-name="T1">luctar</text:span> = to fight, to struggle</text:p>
        </text:list-item>
        <text:list-item>
          <text:p text:style-name="P103"><text:span text:style-name="T1">líttere</text:span> = letter</text:p>
        </text:list-item>
        <text:list-item>
          <text:p text:style-name="P103"><text:span text:style-name="T1">monstrar</text:span> = to show</text:p>
        </text:list-item>
        <text:list-item>
          <text:p text:style-name="P103"><text:span text:style-name="T1">mover</text:span> = to move</text:p>
        </text:list-item>
        <text:list-item>
          <text:p text:style-name="P103"><text:span text:style-name="T1">negar</text:span> = to deny</text:p>
        </text:list-item>
        <text:list-item>
          <text:p text:style-name="P103"><text:span text:style-name="T1">nobil</text:span> = noble</text:p>
        </text:list-item>
        <text:list-item>
          <text:p text:style-name="P103"><text:span text:style-name="T1">partise</text:span> = party</text:p>
        </text:list-item>
        <text:list-item>
          <text:p text:style-name="P103"><text:span text:style-name="T1">perseverar</text:span> = to persevere</text:p>
        </text:list-item>
        <text:list-item>
          <text:p text:style-name="P103"><text:span text:style-name="T1">persister</text:span> = to persist</text:p>
        </text:list-item>
        <text:list-item>
          <text:p text:style-name="P103"><text:span text:style-name="T1">potentie</text:span> = might, power</text:p>
        </text:list-item>
        <text:list-item>
          <text:p text:style-name="P103"><text:span text:style-name="T1">pruvar</text:span> = to prove</text:p>
        </text:list-item>
        <text:list-item>
          <text:p text:style-name="P103"><text:span text:style-name="T1">pussar</text:span> = to push</text:p>
        </text:list-item>
        <text:list-item>
          <text:p text:style-name="P103"><text:span text:style-name="T1">quasi</text:span> = as if, quasi</text:p>
        </text:list-item>
        <text:list-item>
          <text:p text:style-name="P103"><text:span text:style-name="T1">regardar</text:span> = to regard</text:p>
        </text:list-item>
        <text:list-item>
          <text:p text:style-name="P103"><text:span text:style-name="T1">relater</text:span> = to relate</text:p>
        </text:list-item>
        <text:list-item>
          <text:p text:style-name="P103"><text:span text:style-name="T1">restricter</text:span> = to restrict</text:p>
        </text:list-item>
        <text:list-item>
          <text:p text:style-name="P103"><text:span text:style-name="T1">retro</text:span> = backwards, retro</text:p>
        </text:list-item>
        <text:list-item>
          <text:p text:style-name="P103"><text:span text:style-name="T1">rider</text:span> = to laugh</text:p>
        </text:list-item>
        <text:list-item>
          <text:p text:style-name="P103"><text:span text:style-name="T1">sangue</text:span> = blood</text:p>
        </text:list-item>
        <text:list-item>
          <text:p text:style-name="P103"><text:span text:style-name="T1">tenaci</text:span> = tenacious</text:p>
        </text:list-item>
        <text:list-item>
          <text:p text:style-name="P103"><text:span text:style-name="T1">timer</text:span> = to fear</text:p>
        </text:list-item>
        <text:list-item>
          <text:p text:style-name="P103"><text:span text:style-name="T1">tro mult</text:span> = too much</text:p>
        </text:list-item>
        <text:list-item>
          <text:p text:style-name="P103"><text:span text:style-name="T1">unquande</text:span> = once</text:p>
        </text:list-item>
        <text:list-item>
          <text:p text:style-name="P103"><text:span text:style-name="T1">valore</text:span> = worth</text:p>
        </text:list-item>
        <text:list-item>
          <text:p text:style-name="P103"><text:span text:style-name="T1">verificar</text:span> = to verify</text:p>
        </text:list-item>
        <text:list-item>
          <text:p text:style-name="P103"><text:span text:style-name="T1">victorie</text:span> = victory</text:p>
        </text:list-item>
        <text:list-item>
          <text:p text:style-name="P103"><text:span text:style-name="T1">índiferentie</text:span> = indifference</text:p>
        </text:list-item>
        <text:list-item>
          <text:p text:style-name="P103"><text:span text:style-name="T1">ínjust</text:span> = unjust</text:p>
        </text:list-item>
      </text:list>
      <text:h text:style-name="Heading_20_3" text:outline-level="3"><text:bookmark-start text:name="_economisation"/>Economisation<text:bookmark-end text:name="_economisation"/></text:h>
      <text:p text:style-name="First_20_paragraph">Si noi vole economisar moné, noi deve deposir it e ne spoliar it in omnidial micri expenses. Ma si noi vole economisar témpore, nor hores e minutes, noi deve utilisar les, e plu exclusivmen ili es usat por digni scopes, plu ili es transformat in un capitale de caractere, intelligentie e potentie. Noi cresce ne in aritmetic, ma in geometric progression, li flut de nov vive ne es solmen addit, ma multiplicat per lu antean. Un nov pensa, quel on excisela, ne es solmen juntet al anteyan pensas, ma transforma les e multiplica les, da nos nov vispunctus, de queles noi vide omni relationes e idés in un altri perspective.</text:p>
      <text:p text:style-name="Text_20_body">Un passu ancor ad-supra li monte fa li horizonte plu vast in omni directiones.</text:p>
      <text:p text:style-name="Text_20_body">Channing</text:p>
      <text:h text:style-name="Heading_20_4" text:outline-level="4"><text:bookmark-start text:name="_vocabularium_17"/>Vocabularium<text:bookmark-end text:name="_vocabularium_17"/></text:h>
      <text:list text:style-name="L70">
        <text:list-item>
          <text:p text:style-name="P104"><text:span text:style-name="T1">ad-supra</text:span> = up</text:p>
        </text:list-item>
        <text:list-item>
          <text:p text:style-name="P104"><text:span text:style-name="T1">ancor</text:span> = still, yet</text:p>
        </text:list-item>
        <text:list-item>
          <text:p text:style-name="P104"><text:span text:style-name="T1">anteyan</text:span> = former</text:p>
        </text:list-item>
        <text:list-item>
          <text:p text:style-name="P104"><text:span text:style-name="T1">digni</text:span> = dignified</text:p>
        </text:list-item>
        <text:list-item>
          <text:p text:style-name="P104"><text:span text:style-name="T1">economisar</text:span> = to economize, to save</text:p>
        </text:list-item>
        <text:list-item>
          <text:p text:style-name="P104"><text:span text:style-name="T1">exciselar</text:span> = to chisel out (<text:span text:style-name="T1">ciselar</text:span> = to chisel)</text:p>
        </text:list-item>
        <text:list-item>
          <text:p text:style-name="P104"><text:span text:style-name="T1">flut</text:span> = flood, flow</text:p>
        </text:list-item>
        <text:list-item>
          <text:p text:style-name="P104"><text:span text:style-name="T1">junter</text:span> = to join</text:p>
        </text:list-item>
        <text:list-item>
          <text:p text:style-name="P104"><text:span text:style-name="T1">monte</text:span> = mountain</text:p>
        </text:list-item>
        <text:list-item>
          <text:p text:style-name="P104"><text:span text:style-name="T1">moné</text:span> = money</text:p>
        </text:list-item>
        <text:list-item>
          <text:p text:style-name="P104"><text:span text:style-name="T1">passu</text:span> = a step</text:p>
        </text:list-item>
        <text:list-item>
          <text:p text:style-name="P104"><text:span text:style-name="T1">plu … plu …</text:span> = the more … the more …</text:p>
        </text:list-item>
        <text:list-item>
          <text:p text:style-name="P104"><text:span text:style-name="T1">scope</text:span> = goal, aim</text:p>
        </text:list-item>
        <text:list-item>
          <text:p text:style-name="P104"><text:span text:style-name="T1">spoliar</text:span> = to spoil, to waste</text:p>
        </text:list-item>
        <text:list-item>
          <text:p text:style-name="P104"><text:span text:style-name="T1">usar</text:span> = to use</text:p>
        </text:list-item>
        <text:list-item>
          <text:p text:style-name="P104"><text:span text:style-name="T1">vast</text:span> = vast</text:p>
        </text:list-item>
      </text:list>
      <text:h text:style-name="Heading_20_3" text:outline-level="3"><text:bookmark-start text:name="_li_division_de_labor"/>Li division de labor<text:bookmark-end text:name="_li_division_de_labor"/></text:h>
      <text:p text:style-name="First_20_paragraph">Noi ha studiat mult e perfectionat mult, durant li ultim témpore, concernent li grand invention del civilisation: li division de labor. Solmen noi da it un fals nómine. It ne es, si noi expresse li veritá, li labor, quel es dividet, ma li homes: dividet in segmentes de homes, ruptet in micri fragmentes e pezzes de vive, talmen que li micri parte del intelligentie, quel resta in un hom, ne es suficent por far un pivote o un clove, ma exhauste se per far li fine de un pivote o li cap de un clove. E li grand cri, quel eleva se ex nor industrial cités, plu sonori quam lor sofflada de fornes – omnicos deriva de to, que noi fabrica omnicos in ili, except homes. Noi inpallida coton, e indura stal, e raffina sucre e modella ceramica, ma clarar, indurar, rafinar o modellar un singul vivent anim, tó nequande trova se in nor calculationes de profite.</text:p>
      <text:p text:style-name="Text_20_body">Ruskin</text:p>
      <text:p text:style-name="P105"><text:span text:style-name="T1">Note</text:span></text:p>
      <text:p text:style-name="P105"><text:span text:style-name="T1">to</text:span> is only written with an accent here to show emphasis (“<text:span text:style-name="T2">that</text:span> is never found in our profit calculations”).</text:p>
      <text:h text:style-name="Heading_20_4" text:outline-level="4"><text:bookmark-start text:name="_vocabularium_18"/>Vocabularium<text:bookmark-end text:name="_vocabularium_18"/></text:h>
      <text:list text:style-name="L71">
        <text:list-item>
          <text:p text:style-name="P106"><text:span text:style-name="T1">anim</text:span> = soul</text:p>
        </text:list-item>
        <text:list-item>
          <text:p text:style-name="P106"><text:span text:style-name="T1">cap</text:span> = head</text:p>
        </text:list-item>
        <text:list-item>
          <text:p text:style-name="P106"><text:span text:style-name="T1">clove</text:span> = nail</text:p>
        </text:list-item>
        <text:list-item>
          <text:p text:style-name="P106"><text:span text:style-name="T1">concerner</text:span> = to concern</text:p>
        </text:list-item>
        <text:list-item>
          <text:p text:style-name="P106"><text:span text:style-name="T1">coton</text:span> = cotton</text:p>
        </text:list-item>
        <text:list-item>
          <text:p text:style-name="P106"><text:span text:style-name="T1">cri</text:span> = a cry</text:p>
        </text:list-item>
        <text:list-item>
          <text:p text:style-name="P106"><text:span text:style-name="T1">derivar</text:span> = to derive</text:p>
        </text:list-item>
        <text:list-item>
          <text:p text:style-name="P106"><text:span text:style-name="T1">elevar</text:span> = to elevate, to raise</text:p>
        </text:list-item>
        <text:list-item>
          <text:p text:style-name="P106"><text:span text:style-name="T1">fals</text:span> = false</text:p>
        </text:list-item>
        <text:list-item>
          <text:p text:style-name="P106"><text:span text:style-name="T1">fine</text:span> = end</text:p>
        </text:list-item>
        <text:list-item>
          <text:p text:style-name="P106"><text:span text:style-name="T1">forn</text:span> = oven</text:p>
        </text:list-item>
        <text:list-item>
          <text:p text:style-name="P106"><text:span text:style-name="T1">indurar</text:span> = to harden</text:p>
        </text:list-item>
        <text:list-item>
          <text:p text:style-name="P106"><text:span text:style-name="T1">inpallidar</text:span> = to bleach (also <text:span text:style-name="T1">pallidar</text:span>, <text:span text:style-name="T1">in-</text:span> strengthens the verb a bit as in “to bleach in”)</text:p>
        </text:list-item>
        <text:list-item>
          <text:p text:style-name="P106"><text:span text:style-name="T1">pezze</text:span> = piece</text:p>
        </text:list-item>
        <text:list-item>
          <text:p text:style-name="P106"><text:span text:style-name="T1">pivote</text:span> = fulcrum, hinge</text:p>
        </text:list-item>
        <text:list-item>
          <text:p text:style-name="P106"><text:span text:style-name="T1">restar</text:span> = to remain</text:p>
        </text:list-item>
        <text:list-item>
          <text:p text:style-name="P106"><text:span text:style-name="T1">rupter</text:span> = to break, to rupture</text:p>
        </text:list-item>
        <text:list-item>
          <text:p text:style-name="P106"><text:span text:style-name="T1">sonori</text:span> = sonorous</text:p>
        </text:list-item>
        <text:list-item>
          <text:p text:style-name="P106"><text:span text:style-name="T1">suficent</text:span> = sufficient</text:p>
        </text:list-item>
        <text:list-item>
          <text:p text:style-name="P106"><text:span text:style-name="T1">ultim</text:span> = final, recent</text:p>
        </text:list-item>
      </text:list>
      <text:h text:style-name="Heading_20_3" text:outline-level="3"><text:bookmark-start text:name="_sofistica"/>Sofistica<text:bookmark-end text:name="_sofistica"/></text:h>
      <text:p text:style-name="First_20_paragraph">Un yun greco hat aprendet de Protágoras li arte de sofistes contra payament de 50 mines ínmediatmen e ulterior 50 mines, quande il hat victet in su unesim processu. Proque il tardat payar li ultim parte, Protágoras comensat processu contra il. In ti die, in quel li judicament evenit, li du parties incontrat ante li deliberationes del judicos.</text:p>
      <text:p text:style-name="Text_20_body">“It es plu bon, que tu paya me nu,” dit li mastro, “nam si yo victe, tu va esser judicat a payar, e si tu victe, tande tu ya ha victet in unesim processu, e va dever payar me anc in ti casu.”</text:p>
      <text:p text:style-name="Text_20_body">“No, ples atender un poc,” replicat li yun mann, “si tu victe, tande yo ne ha victet in unesim processu, e tande, comprensibilmen, yo ne deve payar te e si yo victe, tande li judicament ya va esser tal, que yo ne deve payar.”</text:p>
      <text:h text:style-name="Heading_20_4" text:outline-level="4"><text:bookmark-start text:name="_vocabularium_19"/>Vocabularium<text:bookmark-end text:name="_vocabularium_19"/></text:h>
      <text:list text:style-name="L72">
        <text:list-item>
          <text:p text:style-name="P107"><text:span text:style-name="T1">aprender</text:span> = to learn</text:p>
        </text:list-item>
        <text:list-item>
          <text:p text:style-name="P107"><text:span text:style-name="T1">atender</text:span> = to wait</text:p>
        </text:list-item>
        <text:list-item>
          <text:p text:style-name="P107"><text:span text:style-name="T1">comprender</text:span> = to understand</text:p>
        </text:list-item>
        <text:list-item>
          <text:p text:style-name="P107"><text:span text:style-name="T1">comprensibilmen</text:span> = of course (from <text:span text:style-name="T1">comprensibil</text:span> = understandable, natural)</text:p>
        </text:list-item>
        <text:list-item>
          <text:p text:style-name="P107"><text:span text:style-name="T1">evenir</text:span> = to happen</text:p>
        </text:list-item>
        <text:list-item>
          <text:p text:style-name="P107"><text:span text:style-name="T1">judicar</text:span> = to judge</text:p>
        </text:list-item>
        <text:list-item>
          <text:p text:style-name="P107"><text:span text:style-name="T1">judico</text:span> = a judge</text:p>
        </text:list-item>
        <text:list-item>
          <text:p text:style-name="P107"><text:span text:style-name="T1">mastro</text:span> = master</text:p>
        </text:list-item>
        <text:list-item>
          <text:p text:style-name="P107"><text:span text:style-name="T1">mine</text:span> = mine (ancient Greek currency)</text:p>
        </text:list-item>
        <text:list-item>
          <text:p text:style-name="P107"><text:span text:style-name="T1">payar</text:span> = to pay</text:p>
        </text:list-item>
        <text:list-item>
          <text:p text:style-name="P107"><text:span text:style-name="T1">replicar</text:span> = to reply</text:p>
        </text:list-item>
        <text:list-item>
          <text:p text:style-name="P107"><text:span text:style-name="T1">tardar</text:span> = to delay</text:p>
        </text:list-item>
        <text:list-item>
          <text:p text:style-name="P107"><text:span text:style-name="T1">victer</text:span> = to win</text:p>
        </text:list-item>
        <text:list-item>
          <text:p text:style-name="P107"><text:span text:style-name="T1">ínmediatmen</text:span> = immediately</text:p>
        </text:list-item>
      </text:list>
      <text:h text:style-name="Heading_20_3" text:outline-level="3"><text:bookmark-start text:name="_li_max_perfect_lingue"/>Li max perfect lingue<text:bookmark-end text:name="_li_max_perfect_lingue"/></text:h>
      <text:p text:style-name="First_20_paragraph">Un lingue, aprioric e logic, in quel chascun parol vell esser solmen un signe de un sol fix notion, un lingue sin images e metáfores e sin alcun associationes de idés, queles nequande vell lurar li pensa a altri notiones, un tal lingue vell esser perfectissim, pur principiarimen, pur teoricmen. Li paroles vell esser solmen instrumentes del pensa e necos plu.</text:p>
      <text:p text:style-name="Text_20_body">Ma, it es un fact, noi nequande vell posser aprender un tal lingue. To es, si noi ne presuposi, que li vocabularium deve esser micrissim possibil. Ma tande it ne vell esser possibil expresser to, quo un civilisat nation, mem li micrissim popul, posse expresser per su lingue. Li homan memorie besona firm punctus por adherer, ma sur li calv, glacie-polit superficie del logic notiones it ne posse retener se. Just caus lor ínperfectitás e ruditás li natural lingues da nos plu secur adhesion por li memorie.</text:p>
      <text:p text:style-name="Text_20_body">Li amore al metáfores es tam inradicat in nor mentes, que, etsi noi vell posser dispensar li metáfores, noi támen ne vell voler it. In omni lingues, nov e antiqui, on posse constatar li fenomen, que simplic, descolorat nómines es viceat per paroles, queles per su images e associationes de idés es quasi plu vivent, plu interessant. E noi posse profetisar, que tam long quam nor homanité ne ha perdit se ancor in pur ration, tam long quam sentiment e imagination ancor lude un rol, tam long quam homes ama li flores del verne ne solmen li sicc folies del autune – tam long un lingue aprioric, sin historie e sin metáfores ne va esser parlat sur ti ci globe.</text:p>
      <text:h text:style-name="Heading_20_4" text:outline-level="4"><text:bookmark-start text:name="_vocabularium_20"/>Vocabularium<text:bookmark-end text:name="_vocabularium_20"/></text:h>
      <text:list text:style-name="L73">
        <text:list-item>
          <text:p text:style-name="P108"><text:span text:style-name="T1">adherer</text:span> = to adhere</text:p>
        </text:list-item>
        <text:list-item>
          <text:p text:style-name="P108"><text:span text:style-name="T1">amore</text:span> = love</text:p>
        </text:list-item>
        <text:list-item>
          <text:p text:style-name="P108"><text:span text:style-name="T1">besonar</text:span> = to need</text:p>
        </text:list-item>
        <text:list-item>
          <text:p text:style-name="P108"><text:span text:style-name="T1">calv</text:span> = bald</text:p>
        </text:list-item>
        <text:list-item>
          <text:p text:style-name="P108"><text:span text:style-name="T1">chascun</text:span> = each</text:p>
        </text:list-item>
        <text:list-item>
          <text:p text:style-name="P108"><text:span text:style-name="T1">dispensar</text:span> = to dispense, to rid oneself of</text:p>
        </text:list-item>
        <text:list-item>
          <text:p text:style-name="P108"><text:span text:style-name="T1">fix</text:span> = fixed, fast</text:p>
        </text:list-item>
        <text:list-item>
          <text:p text:style-name="P108"><text:span text:style-name="T1">glacie</text:span> = ice</text:p>
        </text:list-item>
        <text:list-item>
          <text:p text:style-name="P108"><text:span text:style-name="T1">luder</text:span> = to play</text:p>
        </text:list-item>
        <text:list-item>
          <text:p text:style-name="P108"><text:span text:style-name="T1">lurar</text:span> = to lure</text:p>
        </text:list-item>
        <text:list-item>
          <text:p text:style-name="P108"><text:span text:style-name="T1">mente</text:span> = mind</text:p>
        </text:list-item>
        <text:list-item>
          <text:p text:style-name="P108"><text:span text:style-name="T1">necos</text:span> = nothing (n.b. derived from <text:span text:style-name="T1">ne</text:span> + <text:span text:style-name="T1">cose</text:span>, thus accented as <text:span text:style-name="T1">necós</text:span> and often written with the accent)</text:p>
        </text:list-item>
        <text:list-item>
          <text:p text:style-name="P108"><text:span text:style-name="T1">perdir</text:span> = to lose</text:p>
        </text:list-item>
        <text:list-item>
          <text:p text:style-name="P108"><text:span text:style-name="T1">presupposir</text:span> = to presuppose</text:p>
        </text:list-item>
        <text:list-item>
          <text:p text:style-name="P108"><text:span text:style-name="T1">pur</text:span> = pure</text:p>
        </text:list-item>
        <text:list-item>
          <text:p text:style-name="P108"><text:span text:style-name="T1">radica</text:span> = a root</text:p>
        </text:list-item>
        <text:list-item>
          <text:p text:style-name="P108"><text:span text:style-name="T1">rol</text:span> = role</text:p>
        </text:list-item>
        <text:list-item>
          <text:p text:style-name="P108"><text:span text:style-name="T1">rud</text:span> = rude, rough</text:p>
        </text:list-item>
        <text:list-item>
          <text:p text:style-name="P108"><text:span text:style-name="T1">sentir</text:span> = to feel</text:p>
        </text:list-item>
        <text:list-item>
          <text:p text:style-name="P108"><text:span text:style-name="T1">sicc</text:span> = dry</text:p>
        </text:list-item>
        <text:list-item>
          <text:p text:style-name="P108"><text:span text:style-name="T1">superficie</text:span> = surface</text:p>
        </text:list-item>
        <text:list-item>
          <text:p text:style-name="P108"><text:span text:style-name="T1">vicear</text:span> = to replace</text:p>
        </text:list-item>
      </text:list>
      <text:h text:style-name="Heading_20_3" text:outline-level="3"><text:bookmark-start text:name="_proverbies_2"/>Proverbies<text:bookmark-end text:name="_proverbies_2"/></text:h>
      <text:p text:style-name="First_20_paragraph">Honestie es li max bon politica.</text:p>
      <text:p text:style-name="Text_20_body">Exemples es plu bon quam prescrites.</text:p>
      <text:p text:style-name="Text_20_body">Laude fa bon homes plu bon, e mal homes plu mal.</text:p>
      <text:p text:style-name="Text_20_body">Fortuna favora li braves.</text:p>
      <text:p text:style-name="Text_20_body">Li oldes save, quo li yunes ne conosse, ma li yunes aprende, quo li oldes ne posse.</text:p>
      <text:p text:style-name="Text_20_body">Li bravo merite li bella.</text:p>
      <text:p text:style-name="Text_20_body">De lu sublim a lu comic es sovente solmen un passu.</text:p>
      <text:p text:style-name="Text_20_body">Leges es quam li texturas del aranés; li micri moscas es captet, li grandes trapassa.</text:p>
      <text:h text:style-name="Heading_20_4" text:outline-level="4"><text:bookmark-start text:name="_vocabularium_21"/>Vocabularium<text:bookmark-end text:name="_vocabularium_21"/></text:h>
      <text:list text:style-name="L74">
        <text:list-item>
          <text:p text:style-name="P109"><text:span text:style-name="T1">arané</text:span> = spider</text:p>
        </text:list-item>
        <text:list-item>
          <text:p text:style-name="P109"><text:span text:style-name="T1">brav</text:span> = brave</text:p>
        </text:list-item>
        <text:list-item>
          <text:p text:style-name="P109"><text:span text:style-name="T1">capter</text:span> = to catch</text:p>
        </text:list-item>
        <text:list-item>
          <text:p text:style-name="P109"><text:span text:style-name="T1">fortuna</text:span> = fortune</text:p>
        </text:list-item>
        <text:list-item>
          <text:p text:style-name="P109"><text:span text:style-name="T1">laude</text:span> = praise</text:p>
        </text:list-item>
        <text:list-item>
          <text:p text:style-name="P109"><text:span text:style-name="T1">meriter</text:span> = to merit</text:p>
        </text:list-item>
        <text:list-item>
          <text:p text:style-name="P109"><text:span text:style-name="T1">mosca</text:span> = a fly</text:p>
        </text:list-item>
        <text:list-item>
          <text:p text:style-name="P109"><text:span text:style-name="T1">texter</text:span> = to spin</text:p>
        </text:list-item>
        <text:list-item>
          <text:p text:style-name="P109"><text:span text:style-name="T1">trapassar</text:span> = to pass through</text:p>
        </text:list-item>
      </text:list>
      <text:h text:style-name="Heading_20_3" text:outline-level="3"><text:bookmark-start text:name="_li_historie"/>Li historie<text:bookmark-end text:name="_li_historie"/></text:h>
      <text:p text:style-name="First_20_paragraph">Per li studia del historie noi percepte li intim conexion, quel existe inter lu present e lu passat. Li present moment es un transient cose, su radicas es in lu passat, su esperas in lu futuri. Si omnicos vell depender del subtil fil del fugient moment, quel ilumina e dura solmen durant un move del ocul, solmen por evanescer in li abiss de Nihil, tande omni vive vell significar solmen un exeada ad in li morte. Noi es tro inclinat regardar lu passat quam alquicos mort, ma it existe ye vivent evidentie in nor animas hodie. It opresse nos e stimula nos al action, it tirannisa nos e inspira nos a coses plu sublim.</text:p>
      <text:h text:style-name="Heading_20_4" text:outline-level="4"><text:bookmark-start text:name="_vocabularium_22"/>Vocabularium<text:bookmark-end text:name="_vocabularium_22"/></text:h>
      <text:list text:style-name="L75">
        <text:list-item>
          <text:p text:style-name="P110"><text:span text:style-name="T1">abiss</text:span> = abyss</text:p>
        </text:list-item>
        <text:list-item>
          <text:p text:style-name="P110"><text:span text:style-name="T1">conexion</text:span> = connection</text:p>
        </text:list-item>
        <text:list-item>
          <text:p text:style-name="P110"><text:span text:style-name="T1">depender</text:span> = to depend</text:p>
        </text:list-item>
        <text:list-item>
          <text:p text:style-name="P110"><text:span text:style-name="T1">evanescer</text:span> = to evanesce</text:p>
        </text:list-item>
        <text:list-item>
          <text:p text:style-name="P110"><text:span text:style-name="T1">exeada</text:span> = exit</text:p>
        </text:list-item>
        <text:list-item>
          <text:p text:style-name="P110"><text:span text:style-name="T1">fil</text:span> = thread</text:p>
        </text:list-item>
        <text:list-item>
          <text:p text:style-name="P110"><text:span text:style-name="T1">fugir</text:span> = to flee</text:p>
        </text:list-item>
        <text:list-item>
          <text:p text:style-name="P110"><text:span text:style-name="T1">futuri</text:span> = future (adjective)</text:p>
        </text:list-item>
        <text:list-item>
          <text:p text:style-name="P110"><text:span text:style-name="T1">mort(i)</text:span> = dead</text:p>
        </text:list-item>
        <text:list-item>
          <text:p text:style-name="P110"><text:span text:style-name="T1">morte</text:span> = death</text:p>
        </text:list-item>
        <text:list-item>
          <text:p text:style-name="P110"><text:span text:style-name="T1">Nihil</text:span> = Nothing</text:p>
        </text:list-item>
        <text:list-item>
          <text:p text:style-name="P110"><text:span text:style-name="T1">passat</text:span> = past</text:p>
        </text:list-item>
        <text:list-item>
          <text:p text:style-name="P110"><text:span text:style-name="T1">percepter</text:span> = to perceive</text:p>
        </text:list-item>
        <text:list-item>
          <text:p text:style-name="P110"><text:span text:style-name="T1">significar</text:span> = to mean, to signify</text:p>
        </text:list-item>
        <text:list-item>
          <text:p text:style-name="P110"><text:span text:style-name="T1">subtil</text:span> = subtle</text:p>
        </text:list-item>
        <text:list-item>
          <text:p text:style-name="P110"><text:span text:style-name="T1">transir</text:span> = to transit, to go by</text:p>
        </text:list-item>
      </text:list>
      <text:h text:style-name="Heading_20_3" text:outline-level="3"><text:bookmark-start text:name="_aforismes_3"/>Aforismes<text:bookmark-end text:name="_aforismes_3"/></text:h>
      <text:p text:style-name="P111">Li historie demonstra, que un energie e scop-conscient labor finalmen triumfa, ne pro que grand masses de homes auxilia realisar alcun cose, ma sovente pro que li iniciatores sin repose acte por li idé.</text:p>
      <text:p text:style-name="P111">—  O. Fehlmann </text:p>
      <text:p text:style-name="P112">Sovente it es plu desfacil viver por un idé quam morir por it. To es li diferentie inter heróes e martiros.</text:p>
      <text:p text:style-name="P112">—  O. Wilde </text:p>
      <text:p text:style-name="P113">Du levul gantes ne fa un pare de gantes, du demí veritás ne fa un veritá.</text:p>
      <text:p text:style-name="P113">—  Multatuli </text:p>
      <text:h text:style-name="Heading_20_4" text:outline-level="4"><text:bookmark-start text:name="_vocabularium_23"/>Vocabularium<text:bookmark-end text:name="_vocabularium_23"/></text:h>
      <text:list text:style-name="L76">
        <text:list-item>
          <text:p text:style-name="P114"><text:span text:style-name="T1">alcun</text:span> = some</text:p>
        </text:list-item>
        <text:list-item>
          <text:p text:style-name="P114"><text:span text:style-name="T1">auxiliar</text:span> = to help</text:p>
        </text:list-item>
        <text:list-item>
          <text:p text:style-name="P114"><text:span text:style-name="T1">cose</text:span> = thing</text:p>
        </text:list-item>
        <text:list-item>
          <text:p text:style-name="P114"><text:span text:style-name="T1">finalmen</text:span> = finally</text:p>
        </text:list-item>
        <text:list-item>
          <text:p text:style-name="P114"><text:span text:style-name="T1">gante</text:span> = glove</text:p>
        </text:list-item>
        <text:list-item>
          <text:p text:style-name="P114"><text:span text:style-name="T1">iniciar</text:span> = to initiate, to start</text:p>
        </text:list-item>
        <text:list-item>
          <text:p text:style-name="P114"><text:span text:style-name="T1">levul</text:span> = left</text:p>
        </text:list-item>
        <text:list-item>
          <text:p text:style-name="P114"><text:span text:style-name="T1">repose</text:span> = repose</text:p>
        </text:list-item>
        <text:list-item>
          <text:p text:style-name="P114"><text:span text:style-name="T1">scop-conscient</text:span> = goal-conscious</text:p>
        </text:list-item>
      </text:list>
      <text:h text:style-name="Heading_20_2" text:outline-level="2"><text:bookmark-start text:name="_explanations_5"/>Explanations<text:bookmark-end text:name="_explanations_5"/></text:h>
      <text:p text:style-name="First_20_paragraph">Endings for types of words such as nouns, adjectives and the like are no more obligatory in Interlingue than in natural languages. Vowels at the end of words are mainly justified by ease of pronunciation. Internationally-known words found in many languages are just as diverse in Interlingue as in other languages. Some of them are: <text:span text:style-name="T1">firma</text:span> (company), <text:span text:style-name="T1">boa</text:span>, <text:span text:style-name="T1">auto</text:span>, <text:span text:style-name="T1">conto</text:span> (account), <text:span text:style-name="T1">cangurú</text:span> (kangaroo), <text:span text:style-name="T1">marabú</text:span> (a type of tree), <text:span text:style-name="T1">tabú</text:span>, <text:span text:style-name="T1">colibrí</text:span> (hummingbird), <text:span text:style-name="T1">lampe</text:span>, <text:span text:style-name="T1">idé</text:span> (idea), etc. Nouns, adjectives and particles can end in any vowel or consonant, as long as the word can be clearly spoken.</text:p>
      <text:h text:style-name="Heading_20_3" text:outline-level="3"><text:bookmark-start text:name="_e"/>-e<text:bookmark-end text:name="_e"/></text:h>
      <text:p text:style-name="First_20_paragraph">A very common end vowel in Interlingue is <text:span text:style-name="T1">-e</text:span>, which does not have any particular meaning, but is used for ease of pronunciation and to distinguish words from others. Nouns: <text:span text:style-name="T1">teatre</text:span>, <text:span text:style-name="T1">centre</text:span>, <text:span text:style-name="T1">lampe</text:span>. Adjectives: <text:span text:style-name="T1">pie</text:span> (pious), <text:span text:style-name="T1">varie</text:span> (varied). An adverb: <text:span text:style-name="T1">sovente</text:span> (often). The <text:span text:style-name="T1">-e</text:span> is also seen in plurals after a consonant before the <text:span text:style-name="T1">-s</text:span>: <text:span text:style-name="T1">nation</text:span>, <text:span text:style-name="T1">nationes</text:span>. It can also play a role in distinguishing a noun from an adjective: <text:span text:style-name="T1">central</text:span> (central), <text:span text:style-name="T1">centrale</text:span> (headquarters).</text:p>
      <text:h text:style-name="Heading_20_3" text:outline-level="3"><text:bookmark-start text:name="_i"/>-i<text:bookmark-end text:name="_i"/></text:h>
      <text:p text:style-name="First_20_paragraph">The most common adjectival ending is <text:span text:style-name="T1">-i</text:span>, which is also used for pronunciation and distinguishing types of words:</text:p>
      <text:list text:style-name="L77">
        <text:list-item>
          <text:p text:style-name="P115"><text:span text:style-name="T1">vivaci</text:span> = vivacious/lively</text:p>
        </text:list-item>
        <text:list-item>
          <text:p text:style-name="P115"><text:span text:style-name="T1">sagi</text:span> = wise</text:p>
        </text:list-item>
        <text:list-item>
          <text:p text:style-name="P115"><text:span text:style-name="T1">omni</text:span> = all</text:p>
        </text:list-item>
        <text:list-item>
          <text:p text:style-name="P115"><text:span text:style-name="T1">stormi</text:span> = stormy (<text:span text:style-name="T1">storm</text:span> = storm)</text:p>
        </text:list-item>
        <text:list-item>
          <text:p text:style-name="P115"><text:span text:style-name="T1">uniformi</text:span> (the noun is <text:span text:style-name="T1">uniform</text:span>)</text:p>
        </text:list-item>
      </text:list>
      <text:h text:style-name="Heading_20_3" text:outline-level="3"><text:bookmark-start text:name="_o_a"/>-o, -a<text:bookmark-end text:name="_o_a"/></text:h>
      <text:p text:style-name="First_20_paragraph">For nouns referring to living creatures, the ending <text:span text:style-name="T1">-o</text:span> is used to indicate the male gender, and <text:span text:style-name="T1">-a</text:span> the female, when necessary. (Genderless or unspecified: <text:a xlink:type="simple" xlink:href="#_e" office:name=""><text:span text:style-name="Definition"><text:span text:style-name="T1">-e</text:span></text:span></text:a> or no ending):</text:p>
      <text:list text:style-name="L78">
        <text:list-item>
          <text:p text:style-name="P116"><text:span text:style-name="T1">un germano</text:span> = a German man</text:p>
        </text:list-item>
        <text:list-item>
          <text:p text:style-name="P116"><text:span text:style-name="T1">un germana</text:span> = a german woman</text:p>
        </text:list-item>
        <text:list-item>
          <text:p text:style-name="P116"><text:span text:style-name="T1">amíco</text:span> = male friend</text:p>
        </text:list-item>
        <text:list-item>
          <text:p text:style-name="P116"><text:span text:style-name="T1">amíca</text:span> = female friend</text:p>
        </text:list-item>
        <text:list-item>
          <text:p text:style-name="P116"><text:span text:style-name="T1">cavallo</text:span> = male horse (stallion)</text:p>
        </text:list-item>
        <text:list-item>
          <text:p text:style-name="P116"><text:span text:style-name="T1">cavalla</text:span> = female horse (mare)</text:p>
        </text:list-item>
        <text:list-item>
          <text:p text:style-name="P116"><text:span text:style-name="T1">gallino</text:span> = rooster</text:p>
        </text:list-item>
        <text:list-item>
          <text:p text:style-name="P116"><text:span text:style-name="T1">gallina</text:span> = hen</text:p>
        </text:list-item>
      </text:list>
      <text:p text:style-name="First_20_paragraph">In many other words the <text:span text:style-name="T1">-o</text:span> ending is used for a specific item, while <text:span text:style-name="T1">-a</text:span> refers to something in a more collective sense, a location or time. <text:a xlink:type="simple" xlink:href="#_iero" office:name=""><text:span text:style-name="Definition"><text:span text:style-name="T1">rosiero</text:span></text:span></text:a> = rose bush, <text:a xlink:type="simple" xlink:href="#_iera" office:name=""><text:span text:style-name="Definition"><text:span text:style-name="T1">rosiera</text:span></text:span></text:a> = rose garden, <text:a xlink:type="simple" xlink:href="#_eríe" office:name=""><text:span text:style-name="Definition"><text:span text:style-name="T1">barbería</text:span></text:span></text:a> = barbershop, <text:span text:style-name="T1">auditoria</text:span> = auditorium, <text:span text:style-name="T1">imperia</text:span> = empire, etc.</text:p>
      <text:p text:style-name="Text_20_body">Substantival (noun) adjectives may be used as nouns:</text:p>
      <text:list text:style-name="L79">
        <text:list-item>
          <text:p text:style-name="P117"><text:span text:style-name="T1">li rich e li povri</text:span> = the rich and the poor</text:p>
        </text:list-item>
        <text:list-item>
          <text:p text:style-name="P117"><text:span text:style-name="T1">li riches e li povres</text:span> = the rich and the poor (lit. the rich ones and the poor ones)</text:p>
        </text:list-item>
      </text:list>
      <text:p text:style-name="First_20_paragraph">The same endings can be used on adjectives to indicate the gender:</text:p>
      <text:list text:style-name="L80">
        <text:list-item>
          <text:p text:style-name="P118"><text:span text:style-name="T1">li bello</text:span> = the handsome man</text:p>
        </text:list-item>
        <text:list-item>
          <text:p text:style-name="P118"><text:span text:style-name="T1">li bella</text:span> = the beautiful woman</text:p>
        </text:list-item>
        <text:list-item>
          <text:p text:style-name="P118"><text:span text:style-name="T1">li yunos</text:span> = the young ones (boys)</text:p>
        </text:list-item>
        <text:list-item>
          <text:p text:style-name="P118"><text:span text:style-name="T1">li yunas</text:span> = the young ones (girls)</text:p>
        </text:list-item>
      </text:list>
      <text:p text:style-name="First_20_paragraph">The ending can also be used on the definite article itself if there is no particular noun in mind:</text:p>
      <text:list text:style-name="L81">
        <text:list-item>
          <text:p text:style-name="P119">Masculine: <text:span text:style-name="T1">lo bell</text:span> = the handsome</text:p>
        </text:list-item>
        <text:list-item>
          <text:p text:style-name="P119">Feminine: <text:span text:style-name="T1">la bell</text:span> = the beautiful</text:p>
        </text:list-item>
        <text:list-item>
          <text:p text:style-name="P119">Neutral: <text:span text:style-name="T1">lu bell</text:span> = the beautiful</text:p>
        </text:list-item>
      </text:list>
      <text:p text:style-name="P120"><text:span text:style-name="T1">Note</text:span></text:p>
      <text:p text:style-name="P120"><text:span text:style-name="T1">lu</text:span> is by far the most often used of the three above.</text:p>
      <text:h text:style-name="Heading_20_3" text:outline-level="3"><text:bookmark-start text:name="_um"/>-um<text:bookmark-end text:name="_um"/></text:h>
      <text:p text:style-name="First_20_paragraph">Finally, the ending <text:span text:style-name="T1">-um</text:span> can be used on an adjective to form a noun that expresses the general idea of something:</text:p>
      <text:list text:style-name="L82">
        <text:list-item>
          <text:p text:style-name="P121"><text:span text:style-name="T1">novum</text:span> = newness</text:p>
        </text:list-item>
        <text:list-item>
          <text:p text:style-name="P121"><text:span text:style-name="T1">bonum</text:span> = goodness</text:p>
        </text:list-item>
        <text:list-item>
          <text:p text:style-name="P121"><text:span text:style-name="T1">caracteristicum</text:span> = characteristicness</text:p>
        </text:list-item>
      </text:list>
      <text:h text:style-name="Heading_20_3" text:outline-level="3"><text:bookmark-start text:name="_comparative_forms"/>Comparative forms<text:bookmark-end text:name="_comparative_forms"/></text:h>
      <text:p text:style-name="First_20_paragraph">Comparative (more, less) and superlative (most, least) adjectives are formed in the following way:</text:p>
      <text:list text:style-name="L83">
        <text:list-item>
          <text:p text:style-name="P122"><text:span text:style-name="T1">li bell flore</text:span> = the beautiful flower</text:p>
        </text:list-item>
        <text:list-item>
          <text:p text:style-name="P122"><text:span text:style-name="T1">li </text:span><text:span text:style-name="T3">plu</text:span><text:span text:style-name="T1"> bell flore</text:span> = the more beautiful flower</text:p>
        </text:list-item>
        <text:list-item>
          <text:p text:style-name="P122"><text:span text:style-name="T1">li </text:span><text:span text:style-name="T3">max</text:span><text:span text:style-name="T1"> bell flore</text:span> = the most beautiful flower (also <text:span text:style-name="T1">maxim</text:span>)</text:p>
        </text:list-item>
        <text:list-item>
          <text:p text:style-name="P122"><text:span text:style-name="T1">li </text:span><text:span text:style-name="T3">min</text:span><text:span text:style-name="T1"> bell flore</text:span> = the less beautiful flower (also <text:span text:style-name="T1">minu</text:span>)</text:p>
        </text:list-item>
        <text:list-item>
          <text:p text:style-name="P122"><text:span text:style-name="T1">li </text:span><text:span text:style-name="T3">minim</text:span><text:span text:style-name="T1"> bell flore</text:span> = the least beautiful flower</text:p>
        </text:list-item>
        <text:list-item>
          <text:p text:style-name="P122"><text:span text:style-name="T1">li bell</text:span><text:span text:style-name="T3">issim</text:span><text:span text:style-name="T1"> flore</text:span> = the very beautiful (gorgeous, etc.) flower</text:p>
        </text:list-item>
      </text:list>
      <text:p text:style-name="First_20_paragraph">The above are the regular comparative forms. Other less regular forms exist due to their being part of already existing international words:</text:p>
      <text:list text:style-name="L84">
        <text:list-item>
          <text:p text:style-name="P123"><text:span text:style-name="T1">bon</text:span> = good</text:p>
        </text:list-item>
        <text:list-item>
          <text:p text:style-name="P123"><text:span text:style-name="T1">melior</text:span> = better (<text:a xlink:type="simple" xlink:href="#_ar" office:name=""><text:span text:style-name="Definition"><text:span text:style-name="T1">a</text:span><text:span text:style-name="T3">melior</text:span><text:span text:style-name="T1">ar</text:span></text:span></text:a>, to improve)</text:p>
        </text:list-item>
        <text:list-item>
          <text:p text:style-name="P123"><text:span text:style-name="T1">optim</text:span> = best (<text:a xlink:type="simple" xlink:href="#_ist" office:name=""><text:span text:style-name="Definition"><text:span text:style-name="T3">optim</text:span><text:span text:style-name="T1">ist</text:span></text:span></text:a>)</text:p>
        </text:list-item>
        <text:list-item>
          <text:p text:style-name="P123"><text:span text:style-name="T1">mal</text:span> = bad</text:p>
        </text:list-item>
        <text:list-item>
          <text:p text:style-name="P123"><text:span text:style-name="T1">pejor</text:span> = worse (<text:a xlink:type="simple" xlink:href="#_iv" office:name=""><text:span text:style-name="Definition"><text:span text:style-name="T3">pejor</text:span><text:span text:style-name="T1">ativ</text:span></text:span></text:a>)</text:p>
        </text:list-item>
        <text:list-item>
          <text:p text:style-name="P123"><text:span text:style-name="T1">pessim</text:span> = worst (<text:a xlink:type="simple" xlink:href="#_ist" office:name=""><text:span text:style-name="Definition"><text:span text:style-name="T3">pessim</text:span><text:span text:style-name="T1">ist</text:span></text:span></text:a>)</text:p>
        </text:list-item>
        <text:list-item>
          <text:p text:style-name="P123"><text:span text:style-name="T1">grand</text:span> = large</text:p>
        </text:list-item>
        <text:list-item>
          <text:p text:style-name="P123"><text:span text:style-name="T1">major</text:span> = larger (<text:a xlink:type="simple" xlink:href="#_tá_té" office:name=""><text:span text:style-name="Definition"><text:span text:style-name="T3">major</text:span><text:span text:style-name="T1">ité</text:span></text:span></text:a>)</text:p>
        </text:list-item>
        <text:list-item>
          <text:p text:style-name="P123"><text:span text:style-name="T1">maxim</text:span> = largest (<text:a xlink:type="simple" xlink:href="#_al" office:name=""><text:span text:style-name="Definition"><text:span text:style-name="T3">maxim</text:span><text:span text:style-name="T1">al</text:span></text:span></text:a>)</text:p>
        </text:list-item>
        <text:list-item>
          <text:p text:style-name="P123"><text:span text:style-name="T1">micri</text:span> = small</text:p>
        </text:list-item>
        <text:list-item>
          <text:p text:style-name="P123"><text:span text:style-name="T1">minor</text:span> = smaller (<text:a xlink:type="simple" xlink:href="#_tá_té" office:name=""><text:span text:style-name="Definition"><text:span text:style-name="T3">minor</text:span><text:span text:style-name="T1">ité</text:span></text:span></text:a>)</text:p>
        </text:list-item>
        <text:list-item>
          <text:p text:style-name="P123"><text:span text:style-name="T1">minim</text:span> = smallest (<text:a xlink:type="simple" xlink:href="#_al" office:name=""><text:span text:style-name="Definition"><text:span text:style-name="T3">minim</text:span><text:span text:style-name="T1">al</text:span></text:span></text:a>)</text:p>
        </text:list-item>
      </text:list>
      <text:p text:style-name="P124"><text:span text:style-name="T1">Note</text:span></text:p>
      <text:p text:style-name="P124"><text:span text:style-name="T1">minim</text:span> is included here for the sake of completeness even though it is part of the regular comparative forms.</text:p>
      <text:h text:style-name="Heading_20_3" text:outline-level="3"><text:bookmark-start text:name="_divers_suffixes"/>Divers suffixes<text:bookmark-end text:name="_divers_suffixes"/></text:h>
      <text:h text:style-name="Heading_20_4" text:outline-level="4"><text:bookmark-start text:name="_ett"/>-ett<text:bookmark-end text:name="_ett"/></text:h>
      <text:p text:style-name="First_20_paragraph">The usual diminutive (making smaller) suffix is <text:span text:style-name="T1">-ett</text:span>:</text:p>
      <text:list text:style-name="L85">
        <text:list-item>
          <text:p text:style-name="P125"><text:span text:style-name="T1">filietto</text:span> = sonny, <text:span text:style-name="T1">filietta</text:span> = little daughter (<text:span text:style-name="T1">filie</text:span> = child)</text:p>
        </text:list-item>
        <text:list-item>
          <text:p text:style-name="P125"><text:span text:style-name="T1">brunetti</text:span> = brunette (brun = brown), <text:span text:style-name="T1">rosette</text:span> = rosette (from rose, rose)</text:p>
        </text:list-item>
        <text:list-item>
          <text:p text:style-name="P125"><text:span text:style-name="T1">cigarette</text:span> = cigarette (<text:span text:style-name="T1">cigare</text:span> = cigar)</text:p>
        </text:list-item>
        <text:list-item>
          <text:p text:style-name="P125"><text:span text:style-name="T1">pincette</text:span> = pincette (<text:span text:style-name="T1">pince</text:span> = pincers)</text:p>
        </text:list-item>
        <text:list-item>
          <text:p text:style-name="P125"><text:span text:style-name="T1">foliettar</text:span> = to leaf through (<text:span text:style-name="T1">folie</text:span> = leaf)</text:p>
        </text:list-item>
        <text:list-item>
          <text:p text:style-name="P125"><text:span text:style-name="T1">volettar</text:span> = to flutter (<text:span text:style-name="T1">volar</text:span> = to fly)</text:p>
        </text:list-item>
      </text:list>
      <text:p text:style-name="First_20_paragraph">The same suffix is used to indicate small tools or instruments. Example: <text:span text:style-name="T1">inflammette</text:span> = match (from flamme, flame), <text:span text:style-name="T1">tenette</text:span> = grip, hilt (on a sword, from <text:span text:style-name="T1">tener</text:span>, to hold)</text:p>
      <text:h text:style-name="Heading_20_4" text:outline-level="4"><text:bookmark-start text:name="_ach"/>-ach<text:bookmark-end text:name="_ach"/></text:h>
      <text:p text:style-name="First_20_paragraph">The usual suffix to make something pejorative is <text:span text:style-name="T1">-ach</text:span>:</text:p>
      <text:list text:style-name="L86">
        <text:list-item>
          <text:p text:style-name="P126"><text:span text:style-name="T1">cavallacha</text:span> = nag (<text:span text:style-name="T1">cavall</text:span> = horse)</text:p>
        </text:list-item>
        <text:list-item>
          <text:p text:style-name="P126"><text:span text:style-name="T1">populache</text:span> = mob, the unwashed (<text:span text:style-name="T1">popul</text:span> = people)</text:p>
        </text:list-item>
        <text:list-item>
          <text:p text:style-name="P126"><text:span text:style-name="T1">criticachar</text:span> = to complain, to bitch (<text:span text:style-name="T1">criticar</text:span> = to criticize)</text:p>
        </text:list-item>
        <text:list-item>
          <text:p text:style-name="P126"><text:span text:style-name="T1">imitachar</text:span> = to ape (<text:span text:style-name="T1">imitar</text:span> = to imitate)</text:p>
        </text:list-item>
      </text:list>
      <text:p text:style-name="First_20_paragraph">Many other expressions can be pejorative on their own: <text:span text:style-name="T1">simiar</text:span> also means to ape (<text:span text:style-name="T1">simie</text:span> = monkey, ape).</text:p>
      <text:h text:style-name="Heading_20_4" text:outline-level="4"><text:bookmark-start text:name="_ar"/>-ar<text:bookmark-end text:name="_ar"/></text:h>
      <text:p text:style-name="First_20_paragraph">Verbs are usually formed with the <text:span text:style-name="T1">-ar</text:span> suffix, the most commonly used for immediate derivation.</text:p>
      <text:list text:style-name="L87">
        <text:list-item>
          <text:p text:style-name="P127"><text:span text:style-name="T1">formar</text:span> = to form (from <text:span text:style-name="T1">form</text:span>, form)</text:p>
        </text:list-item>
        <text:list-item>
          <text:p text:style-name="P127"><text:span text:style-name="T1">laborar</text:span> = to work (from <text:span text:style-name="T1">labor</text:span>, work)</text:p>
        </text:list-item>
        <text:list-item>
          <text:p text:style-name="P127"><text:span text:style-name="T1">salar</text:span> = to salt (from <text:span text:style-name="T1">sale</text:span>, salt)</text:p>
        </text:list-item>
        <text:list-item>
          <text:p text:style-name="P127"><text:span text:style-name="T1">motivar</text:span> = to motivate (from <text:span text:style-name="T1">motiv</text:span>, motive)</text:p>
        </text:list-item>
        <text:list-item>
          <text:p text:style-name="P127"><text:span text:style-name="T1">coronar</text:span> = to crown (from <text:span text:style-name="T1">coron</text:span>, crown)</text:p>
        </text:list-item>
        <text:list-item>
          <text:p text:style-name="P127"><text:span text:style-name="T1">scruvar</text:span> = to screw (from <text:span text:style-name="T1">scruv</text:span>, screw)</text:p>
        </text:list-item>
        <text:list-item>
          <text:p text:style-name="P127"><text:span text:style-name="T1">brossar</text:span> = to brush (from <text:span text:style-name="T1">bross</text:span>, brush)</text:p>
        </text:list-item>
        <text:list-item>
          <text:p text:style-name="P127"><text:span text:style-name="T1">lactar</text:span> = to milk (from <text:span text:style-name="T1">lacte</text:span>, milk)</text:p>
        </text:list-item>
        <text:list-item>
          <text:p text:style-name="P127"><text:span text:style-name="T1">sanguar</text:span> = to bleed (from <text:span text:style-name="T1">sangue</text:span>, blood)</text:p>
        </text:list-item>
        <text:list-item>
          <text:p text:style-name="P127"><text:span text:style-name="T1">dominar</text:span> = to dominate (from <text:span text:style-name="T1">dómino</text:span>, master)</text:p>
        </text:list-item>
        <text:list-item>
          <text:p text:style-name="P127"><text:span text:style-name="T1">plenar</text:span> = to fill (from <text:span text:style-name="T1">plen</text:span>, full)</text:p>
        </text:list-item>
        <text:list-item>
          <text:p text:style-name="P127"><text:span text:style-name="T1">exsiccar</text:span> = to dry out (from <text:span text:style-name="T1">sicc</text:span>, dry)</text:p>
        </text:list-item>
        <text:list-item>
          <text:p text:style-name="P127"><text:span text:style-name="T1">abellar</text:span> = to beautify (from <text:span text:style-name="T1">bell</text:span>, beautiful)</text:p>
        </text:list-item>
        <text:list-item>
          <text:p text:style-name="P127"><text:span text:style-name="T1">afacilar</text:span> = to facilitate (from <text:span text:style-name="T1">facil</text:span>, easy)</text:p>
        </text:list-item>
      </text:list>
      <text:p text:style-name="First_20_paragraph">As the last examples show, adjectives are frequently made into verbs along with a preposition in front.</text:p>
      <text:p text:style-name="Text_20_body">The present participle can also be made into verbs:</text:p>
      <text:list text:style-name="L88">
        <text:list-item>
          <text:p text:style-name="P128"><text:span text:style-name="T1">sedentar</text:span> = to sit (from <text:span text:style-name="T1">sedent</text:span> = sitting, thus to “make sit”)</text:p>
        </text:list-item>
        <text:list-item>
          <text:p text:style-name="P128"><text:span text:style-name="T1">reviventar</text:span> = to revive (from <text:span text:style-name="T1">re</text:span> + <text:span text:style-name="T1">vivent</text:span> = living, thus to “re-make living”)</text:p>
        </text:list-item>
        <text:list-item>
          <text:p text:style-name="P128"><text:span text:style-name="T1">calentar</text:span> = to heat (<text:span text:style-name="T1">caler</text:span> = to feel warm, thus <text:span text:style-name="T1">calent</text:span> = being warm and <text:span text:style-name="T1">calentar</text:span> = to make warm)</text:p>
        </text:list-item>
      </text:list>
      <text:h text:style-name="Heading_20_4" text:outline-level="4"><text:bookmark-start text:name="_isar"/>-isar<text:bookmark-end text:name="_isar"/></text:h>
      <text:p text:style-name="First_20_paragraph">“To make thus”, “to make as”, similar to English:</text:p>
      <text:list text:style-name="L89">
        <text:list-item>
          <text:p text:style-name="P129"><text:span text:style-name="T1">electrisar</text:span> = to electrify (charge with electricity)</text:p>
        </text:list-item>
        <text:list-item>
          <text:p text:style-name="P129"><text:span text:style-name="T1">idealisar</text:span> = to idealize (from <text:span text:style-name="T1">ideal</text:span>, ideal, which comes from <text:span text:style-name="T1">idé</text:span>, idea)</text:p>
        </text:list-item>
      </text:list>
      <text:p text:style-name="P130"><text:span text:style-name="T1">Note</text:span></text:p>
      <text:p text:style-name="P130"><text:span text:style-name="T1">electrisar</text:span> is formed from a sort of hidden word (<text:span text:style-name="T1">electr-</text:span>) formed by removing the suffix <text:a xlink:type="simple" xlink:href="#_ic" office:name=""><text:span text:style-name="Definition"><text:span text:style-name="T1">-ic</text:span></text:span></text:a>, which forms other words as well such as <text:span text:style-name="T1">electron</text:span> (the <text:a xlink:type="simple" xlink:href="#_on" office:name=""><text:span text:style-name="Definition"><text:span text:style-name="T1">-on</text:span></text:span></text:a> suffix will show up in the <text:a xlink:type="simple" xlink:href="#_sixesim_letion" office:name=""><text:span text:style-name="Definition">next chapter</text:span></text:a>).</text:p>
      <text:p text:style-name="First_20_paragraph"><text:span text:style-name="T1">-isar</text:span> can also be used, though more rarely, with nouns. They form words you already know:</text:p>
      <text:list text:style-name="L90">
        <text:list-item>
          <text:p text:style-name="P131"><text:span text:style-name="T1">canalisar</text:span> = to canalize (from <text:span text:style-name="T1">canale</text:span>, canal)</text:p>
        </text:list-item>
        <text:list-item>
          <text:p text:style-name="P131"><text:span text:style-name="T1">tirannisar</text:span> = to tyrannize (from <text:span text:style-name="T1">tiranno</text:span>, tyrant or bully)</text:p>
        </text:list-item>
        <text:list-item>
          <text:p text:style-name="P131"><text:span text:style-name="T1">terrorisar</text:span> = to terrorize (from <text:span text:style-name="T1">terrore</text:span>, terror)</text:p>
        </text:list-item>
      </text:list>
      <text:h text:style-name="Heading_20_4" text:outline-level="4"><text:bookmark-start text:name="_ificar"/>-ificar<text:bookmark-end text:name="_ificar"/></text:h>
      <text:p text:style-name="First_20_paragraph">“To make into something”, “to bring towards” — similar to <text:a xlink:type="simple" xlink:href="#_isar" office:name=""><text:span text:style-name="Definition"><text:span text:style-name="T1">-isar</text:span></text:span></text:a> above but slightly different.</text:p>
      <text:list text:style-name="L91">
        <text:list-item>
          <text:p text:style-name="P132"><text:span text:style-name="T1">electrificar</text:span> = to electrify (note the difference between this and <text:a xlink:type="simple" xlink:href="#_isar" office:name=""><text:span text:style-name="Definition"><text:span text:style-name="T1">electrisar</text:span></text:span></text:a> above. <text:span text:style-name="T1">Electrisar</text:span> means to make something electric, to charge it, while <text:span text:style-name="T1">electrificar</text:span> means to equip something with electricity or make electric. Flipping a switch would thus <text:span text:style-name="T1">electrisa</text:span> one’s room, while equipping a village with power cables <text:span text:style-name="T1">electrifica</text:span> it. Though such subtle differences are not too relevant in fluid conversation)</text:p>
        </text:list-item>
        <text:list-item>
          <text:p text:style-name="P132"><text:span text:style-name="T1">identificar</text:span> = to identify (from <text:span text:style-name="T1">identic</text:span>, identical; identify has these two meanings in English as well: 1) to establish the identity of and 2) to make the same)</text:p>
        </text:list-item>
        <text:list-item>
          <text:p text:style-name="P132"><text:span text:style-name="T1">falsificar</text:span> = to falsify (<text:span text:style-name="T1">fals</text:span> = false)</text:p>
        </text:list-item>
        <text:list-item>
          <text:p text:style-name="P132"><text:span text:style-name="T1">rectificar</text:span> = to rectify (<text:span text:style-name="T1">rect</text:span> = right)</text:p>
        </text:list-item>
      </text:list>
      <text:h text:style-name="Heading_20_4" text:outline-level="4"><text:bookmark-start text:name="_ijar"/>-ijar<text:bookmark-end text:name="_ijar"/></text:h>
      <text:p text:style-name="First_20_paragraph">To become. The word itself to become is <text:span text:style-name="T1">devenir</text:span>, and <text:span text:style-name="T1">-ijar</text:span> is an alternate way of expressing the idea.</text:p>
      <text:list text:style-name="L92">
        <text:list-item>
          <text:p text:style-name="P133"><text:span text:style-name="T1">maturijar</text:span> = to mature, to become mature (= <text:span text:style-name="T1">devenir matur</text:span>)</text:p>
        </text:list-item>
        <text:list-item>
          <text:p text:style-name="P133"><text:span text:style-name="T1">verdijar</text:span> = to green, to become green (= <text:span text:style-name="T1">devenir verd</text:span>)</text:p>
        </text:list-item>
        <text:list-item>
          <text:p text:style-name="P133"><text:span text:style-name="T1">oldijar</text:span> = to become old, to age (= <text:span text:style-name="T1">devenir old</text:span>)</text:p>
        </text:list-item>
      </text:list>
      <text:h text:style-name="Heading_20_4" text:outline-level="4"><text:bookmark-start text:name="_ear"/>-ear<text:bookmark-end text:name="_ear"/></text:h>
      <text:p text:style-name="First_20_paragraph">This suffix forms verbs that indicate a swinging or repeating motion, or an intense state of being.</text:p>
      <text:p text:style-name="Text_20_body"><text:span text:style-name="T1">undear</text:span> = to undulate, to wave (from <text:span text:style-name="T1">unde</text:span> = a wave)</text:p>
      <text:p text:style-name="Text_20_body"><text:span text:style-name="T1">flammear</text:span> = to flicker (from <text:span text:style-name="T1">flamme</text:span> = flame)</text:p>
      <text:p text:style-name="Text_20_body"><text:span text:style-name="T1">verdear</text:span> = to green (greening fields, verdant forests, etc.)</text:p>
      <text:h text:style-name="Heading_20_3" text:outline-level="3"><text:bookmark-start text:name="_suffixes_for_verbal_nouns"/>Suffixes for verbal nouns<text:bookmark-end text:name="_suffixes_for_verbal_nouns"/></text:h>
      <text:p text:style-name="First_20_paragraph">The verbal stem (present tense) can also be used as a verbal noun, which refers to a simple action.</text:p>
      <text:list text:style-name="L93">
        <text:list-item>
          <text:p text:style-name="P134"><text:span text:style-name="T1">yo pensa</text:span> = I think; <text:span text:style-name="T1">mi pensa</text:span> = my thought</text:p>
        </text:list-item>
        <text:list-item>
          <text:p text:style-name="P134"><text:span text:style-name="T1">il batte</text:span> = he hits; <text:span text:style-name="T1">un batte</text:span> = a hit</text:p>
        </text:list-item>
      </text:list>
      <text:p text:style-name="P135"><text:span text:style-name="T1">Note</text:span></text:p>
      <text:p text:style-name="P135">For <text:span text:style-name="T1">-ar</text:span> and <text:span text:style-name="T1">-ir</text:span> verbs, this often gives the opportunity to make very subtle distinctions if one wishes, due to the general <text:a xlink:type="simple" xlink:href="#_e" office:name=""><text:span text:style-name="Definition"><text:span text:style-name="T1">-e</text:span></text:span></text:a> and vowelless ending for nouns. This is better explained with examples:</text:p>
      <text:p text:style-name="First_20_paragraph">The word <text:span text:style-name="T1">pense</text:span> refers to a thought, while <text:span text:style-name="T1">pensa</text:span> refers to thought. Both are correct, and have a subtle difference:</text:p>
      <text:list text:style-name="L94">
        <text:list-item>
          <text:p text:style-name="P136"><text:span text:style-name="T1">Li pensa venit a me</text:span> = the thought came to me (<text:span text:style-name="T1">pensa</text:span> is preferred here as it refers to the action of thinking)</text:p>
        </text:list-item>
        <text:list-item>
          <text:p text:style-name="P136"><text:span text:style-name="T1">penses e paroles</text:span> = thoughts and words.</text:p>
        </text:list-item>
      </text:list>
      <text:p text:style-name="First_20_paragraph">This is, again, a subtle distinction that one may use if wished or ignore at will, like the English words “clothing” and “clothes”, “dinner” and “supper”, “precise” and “accurate”, “venom” and “poison”, etc.)</text:p>
      <text:p text:style-name="Text_20_body">We have already gone over the suffixes <text:a xlink:type="simple" xlink:href="#_ion" office:name=""><text:span text:style-name="Definition"><text:span text:style-name="T1">-ion</text:span></text:span></text:a> and <text:a xlink:type="simple" xlink:href="#_ura" office:name=""><text:span text:style-name="Definition"><text:span text:style-name="T1">-ura</text:span></text:span></text:a> in <text:a xlink:type="simple" xlink:href="#_triesim_letion" office:name=""><text:span text:style-name="Definition">chapter 3</text:span></text:a>. Here are some others:</text:p>
      <text:h text:style-name="Heading_20_4" text:outline-level="4"><text:bookmark-start text:name="_ada_ida"/>-ada, -ida<text:bookmark-end text:name="_ada_ida"/></text:h>
      <text:p text:style-name="First_20_paragraph"><text:span text:style-name="T1">-ar</text:span> verbs use the <text:span text:style-name="T1">-ada</text:span> suffix, <text:span text:style-name="T1">-er</text:span> and <text:span text:style-name="T1">-ir</text:span> verbs the <text:span text:style-name="T1">-ida</text:span> suffix. It refers to the activity of a verb in its duration.</text:p>
      <text:list text:style-name="L95">
        <text:list-item>
          <text:p text:style-name="P137"><text:span text:style-name="T1">promenada</text:span> = a walk, a stroll, a promenada (<text:span text:style-name="T1">promenar</text:span> = to stroll)</text:p>
        </text:list-item>
        <text:list-item>
          <text:p text:style-name="P137"><text:span text:style-name="T1">cannonada</text:span> = cannonade (a repeated firing of cannons, from <text:span text:style-name="T1">cannonar</text:span>, to fire a cannon, from <text:span text:style-name="T1">cannon</text:span> = a cannon)</text:p>
        </text:list-item>
        <text:list-item>
          <text:p text:style-name="P137"><text:span text:style-name="T1">cavalcada</text:span> = a cavalcade, riding (<text:span text:style-name="T1">cavalcar</text:span> = to ride)</text:p>
        </text:list-item>
        <text:list-item>
          <text:p text:style-name="P137"><text:span text:style-name="T1">currida</text:span> = running (<text:span text:style-name="T1">currer</text:span> = to run)</text:p>
        </text:list-item>
      </text:list>
      <text:h text:style-name="Heading_20_4" text:outline-level="4"><text:bookmark-start text:name="_ntie"/>-ntie<text:bookmark-end text:name="_ntie"/></text:h>
      <text:p text:style-name="First_20_paragraph">More or less equivalent to the English “-nce” (designates a condition in its duration), this is formed from the <text:a xlink:type="simple" xlink:href="#_conjugation" office:name=""><text:span text:style-name="Definition"><text:span text:style-name="T1">-nt</text:span> participle</text:span></text:a> plus <text:a xlink:type="simple" xlink:href="#_ie" office:name=""><text:span text:style-name="Definition"><text:span text:style-name="T1">-ie</text:span></text:span></text:a>.</text:p>
      <text:list text:style-name="L96">
        <text:list-item>
          <text:p text:style-name="P138"><text:span text:style-name="T1">existentie</text:span> = existence (<text:span text:style-name="T1">exister</text:span> = to exist)</text:p>
        </text:list-item>
        <text:list-item>
          <text:p text:style-name="P138"><text:span text:style-name="T1">índependentie</text:span> = independence (<text:span text:style-name="T1">depender</text:span> = to depend)</text:p>
        </text:list-item>
        <text:list-item>
          <text:p text:style-name="P138"><text:span text:style-name="T1">confidentie</text:span> = confidence (<text:span text:style-name="T1">confider</text:span> = to confide)</text:p>
        </text:list-item>
        <text:list-item>
          <text:p text:style-name="P138"><text:span text:style-name="T1">provenientie</text:span> = provenance (<text:span text:style-name="T1">provenir</text:span> = originate)</text:p>
        </text:list-item>
        <text:list-item>
          <text:p text:style-name="P138"><text:span text:style-name="T1">tolerantie</text:span> = tolerance (<text:span text:style-name="T1">tolerar</text:span> = to tolerate)</text:p>
        </text:list-item>
      </text:list>
      <text:h text:style-name="Heading_20_4" text:outline-level="4"><text:bookmark-start text:name="_ment"/>-ment<text:bookmark-end text:name="_ment"/></text:h>
      <text:p text:style-name="First_20_paragraph">(This suffix requires some special attention, as their international use is more limited than the way they are used in English and in French which uses “-ment” with great frequency.)</text:p>
      <text:p text:style-name="Text_20_body">Forms nouns that signify a special, concrete action or its outcome or the means for it.</text:p>
      <text:list text:style-name="L97">
        <text:list-item>
          <text:p text:style-name="P139"><text:span text:style-name="T1">experiment</text:span> = an experiment (<text:span text:style-name="T1">experir</text:span> = to experience; <text:span text:style-name="T1">experientie</text:span> = experience)</text:p>
        </text:list-item>
        <text:list-item>
          <text:p text:style-name="P139"><text:span text:style-name="T1">fundament</text:span> = a foundation (<text:span text:style-name="T1">fundar</text:span> = to found; <text:span text:style-name="T1">fundation</text:span> refers to a founding)</text:p>
        </text:list-item>
        <text:list-item>
          <text:p text:style-name="P139"><text:span text:style-name="T1">impediment</text:span> = an impediment (<text:span text:style-name="T1">impedir</text:span> = to impede; <text:span text:style-name="T1">impedition</text:span> refers to an impediment in the sense of impeding)</text:p>
        </text:list-item>
        <text:list-item>
          <text:p text:style-name="P139"><text:span text:style-name="T1">nutriment</text:span> = nutrition (<text:span text:style-name="T1">nutrir</text:span> = to nourish; <text:span text:style-name="T1">nutrition</text:span> = nutrition in the sense of nourishing)</text:p>
        </text:list-item>
        <text:list-item>
          <text:p text:style-name="P139"><text:span text:style-name="T1">developament</text:span> = development, a development (<text:span text:style-name="T1">developar</text:span> = to develop; <text:span text:style-name="T1">developation</text:span> = development in the sense of developing)</text:p>
        </text:list-item>
      </text:list>
      <text:p text:style-name="First_20_paragraph">Some other examples Edgar de Wahl mentioned in Cosmoglotta:</text:p>
      <text:list text:style-name="L98">
        <text:list-item>
          <text:p text:style-name="P140"><text:span text:style-name="T1">abonnament</text:span> (subscription) is not the act of subscribing but the legal status where one is subscribed</text:p>
        </text:list-item>
        <text:list-item>
          <text:p text:style-name="P140"><text:span text:style-name="T1">payament</text:span> (payment) is the money that one pays</text:p>
        </text:list-item>
        <text:list-item>
          <text:p text:style-name="P140"><text:span text:style-name="T1">medicament</text:span> (medicine) is the medicine itself, not the act of medication</text:p>
        </text:list-item>
        <text:list-item>
          <text:p text:style-name="P140"><text:span text:style-name="T1">ornament</text:span> is the ornament itself</text:p>
        </text:list-item>
        <text:list-item>
          <text:p text:style-name="P140"><text:span text:style-name="T1">testament</text:span> is the legal document</text:p>
        </text:list-item>
        <text:list-item>
          <text:p text:style-name="P140"><text:span text:style-name="T1">argument</text:span> is the argument that one makes, not the act of arguing</text:p>
        </text:list-item>
      </text:list>
      <text:h text:style-name="Heading_20_4" text:outline-level="4"><text:bookmark-start text:name="_age"/>-age<text:bookmark-end text:name="_age"/></text:h>
      <text:list text:style-name="L99">
        <text:list-item>
          <text:p text:style-name="P141">The activity of a verb, mainly industrial or professional, its expenses, etc.:</text:p>
          <text:list text:style-name="L100">
            <text:list-item>
              <text:p text:style-name="P142"><text:span text:style-name="T1">arbitrage</text:span> = arbitration, refereeing</text:p>
            </text:list-item>
            <text:list-item>
              <text:p text:style-name="P142"><text:span text:style-name="T1">inballage</text:span> = packing (<text:span text:style-name="T1">inballar</text:span> = to pack)</text:p>
            </text:list-item>
            <text:list-item>
              <text:p text:style-name="P142"><text:span text:style-name="T1">plantage</text:span> = planting</text:p>
            </text:list-item>
            <text:list-item>
              <text:p text:style-name="P142"><text:span text:style-name="T1">passage</text:span> = passage (<text:span text:style-name="T1">passar</text:span> = to pass)</text:p>
            </text:list-item>
            <text:list-item>
              <text:p text:style-name="P142"><text:span text:style-name="T1">rafinage</text:span> = refining (<text:span text:style-name="T1">rafinar</text:span> = to refine)</text:p>
            </text:list-item>
            <text:list-item>
              <text:p text:style-name="P142"><text:span text:style-name="T1">postage</text:span> = postage</text:p>
            </text:list-item>
            <text:list-item>
              <text:p text:style-name="P142"><text:span text:style-name="T1">doanage</text:span> = customs (collecting tax; <text:span text:style-name="T1">doane</text:span> = tax)</text:p>
            </text:list-item>
          </text:list>
        </text:list-item>
        <text:list-item>
          <text:p text:style-name="P141">Collections with order, things made by:</text:p>
          <text:list text:style-name="L101">
            <text:list-item>
              <text:p text:style-name="P143"><text:span text:style-name="T1">tonnage</text:span> = tonnage (<text:span text:style-name="T1">tonne</text:span> = ton)</text:p>
            </text:list-item>
            <text:list-item>
              <text:p text:style-name="P143"><text:span text:style-name="T1">foliage</text:span> = foliage (<text:span text:style-name="T1">folie</text:span> = leaf)</text:p>
            </text:list-item>
            <text:list-item>
              <text:p text:style-name="P143"><text:span text:style-name="T1">boscage</text:span> = boscage (<text:span text:style-name="T1">bosco</text:span> = bush)</text:p>
            </text:list-item>
            <text:list-item>
              <text:p text:style-name="P143"><text:span text:style-name="T1">plumage</text:span> = plumage (<text:span text:style-name="T1">plum</text:span> = feather, pen)</text:p>
            </text:list-item>
          </text:list>
        </text:list-item>
      </text:list>
      <text:h text:style-name="Heading_20_1" text:outline-level="1"><text:bookmark-start text:name="_sixesim_letion"/>Sixesim letion<text:bookmark-end text:name="_sixesim_letion"/></text:h>
      <text:h text:style-name="Heading_20_2" text:outline-level="2"><text:bookmark-start text:name="_textus_6"/>Textus<text:bookmark-end text:name="_textus_6"/></text:h>
      <text:h text:style-name="Heading_20_3" text:outline-level="3"><text:bookmark-start text:name="_li_festivitás_ye_li_ocasion_del_ottcentenarie_del_cité_capital"/>Li festivitás ye li ocasion del ottcentenarie del cité capital<text:bookmark-end text:name="_li_festivitás_ye_li_ocasion_del_ottcentenarie_del_cité_capital"/></text:h>
      <text:p text:style-name="First_20_paragraph">Ja ante ott horas in li matin li publica comensat barrar li stradas ductent al grand plazza de parade, talmen que li policistes havet mult a far por retener it in respectabil distantie. Legionarios e pumperos esset comandat quam auxiliatores por li policie.</text:p>
      <text:p text:style-name="Text_20_body">Ja on posset vider un policist, forductent un laceron e un fripon, quel esset arrestat quam furtard. Un trincard esset remarcat de un policist, al gaudie de un galoppon de hotel. Un dormion presc restat sub un automobil.</text:p>
      <text:p text:style-name="Text_20_body">In li sud-front del plazza esset constructet tribunes por li special invitat publica. On videt functionarios de divers institutiones, publicistes e jurnalistes e anc cinematistes. Ye nin horas e tri quart li central tribune comensat plenar se. Ultra li presidente e su marita, nascet princessa D. con su can Bolognes, li comissario de policie, li magistrate municipal, li borgomastro Ciennes on videt mult altri distint persones. In li diplomatic loge prendet plazze li ambassadores anglesi, francesi, german, chinesi, japanesi, con lor damas, inter ili li marita del ambassador italian, li conosset patronessa del societé de protectores de infantes. Inter li deputates del parlament on remarcat omni fractiones comensante del max revolutionari bolshevistes, til li conosset reactionario M., actionario e companion del chef del Grand Magazin Central, e anc quelc pastores del partise Christian.</text:p>
      <text:p text:style-name="Text_20_body">Presc precis ye deci horas comensat li grand parade militari con elegant cavalcada del cavalleristes, inter queles excellet li lanseros. Li chasseros con lor coloristic vestes evocat general sensation. Poy defilat li artilleristes con lor modernissim mortatori apparates. Inter li infanteristes marchat max von li musqueteros, flancat per li jaloneros. Li officeros portat su órdenes, e on posset remarcar, que li pedones esset plu decorat quam li truppes de ingenieros.</text:p>
      <text:p text:style-name="Text_20_body">Pos li militare defilat li brigade de pumperos e depoy sequet li scoleros de divers institutes con lor directores, preceptores e instructores. Pos ili marchat li professionales: tallieros, chapeleros, sapateros, barberos, carreteros, carpenteros, mureros, vitreros, ferreros etc. Li ovreros del fabricas ne prendet parte in ti parade, ma li mineros del vicin carbon-miniera esset representat per lor delegates in su original costumes.</text:p>
      <text:p text:style-name="Text_20_body">Nu sequet li sportiv organisationes e on posset vider mult conosset championes del futballistes, boxeros, velocipedistes, canotistes etc. In fin sequet un corso de automobilistes e motoristes.</text:p>
      <text:p text:style-name="Text_20_body">In li véspere in li vast sala municipal esset arangeat un grand festa, u incontrat se li tot population per su eminent laboratores scientific, politic, artistic e social. Inter li scientistes on posset reconnosser li professores del universitá, li romanist E., li germanist F., e li orientalist M. Omni scienties esset representat, on videt juristes, medicos, inter ili li oculist S., li internist A. e li dentist U. Anc conosset pictores quam li paisagist L., li portretist R. e li aquarellist e aquafortist K. participat al festa. Ta esset anc li sculptor C. con su marita, li famosi actressa Lola C. On vide li max diferent persones in amical conversation: ci un radical socialist fonde se sub li ardent ocules del excentric baronessa S., ta un prestro del metodistes parla con li millionario e bankero M. e li proprietario del grand fabrica de motores, lord Ch. Li charitabil comtessa T. sembla interessar se ye li activitá del conosset calvinistic missionario B., un alt barbon, quel in ti desbarbat témpore es quasi un anacronisme.</text:p>
      <text:p text:style-name="Text_20_body">Li babillada cessat quande li trio: li pianisto Z., li cellisto Str. e li violinista Senioretta Ilona M. intonat un arie del local compositor G. Solmen in tard nocte li festa trovat su fine, talmen que li reporteros havet mult a far scrir li rapportes al rect témpore, e li redactores e correctores esset occupat til li límite. Criticastros comprensibilmen ne esset content.</text:p>
      <text:h text:style-name="Heading_20_4" text:outline-level="4"><text:bookmark-start text:name="_vocabularium_24"/>Vocabularium<text:bookmark-end text:name="_vocabularium_24"/></text:h>
      <text:list text:style-name="L102">
        <text:list-item>
          <text:p text:style-name="P144"><text:span text:style-name="T1">alt</text:span> = high</text:p>
        </text:list-item>
        <text:list-item>
          <text:p text:style-name="P144"><text:span text:style-name="T1">arder</text:span> = to burn</text:p>
        </text:list-item>
        <text:list-item>
          <text:p text:style-name="P144"><text:span text:style-name="T1">auxiliar</text:span> = to help</text:p>
        </text:list-item>
        <text:list-item>
          <text:p text:style-name="P144"><text:span text:style-name="T1">babilar</text:span> = to chat</text:p>
        </text:list-item>
        <text:list-item>
          <text:p text:style-name="P144"><text:span text:style-name="T1">barbe</text:span> = beard</text:p>
        </text:list-item>
        <text:list-item>
          <text:p text:style-name="P144"><text:span text:style-name="T1">chapel</text:span> = hat</text:p>
        </text:list-item>
        <text:list-item>
          <text:p text:style-name="P144"><text:span text:style-name="T1">cité capital</text:span> = capital city</text:p>
        </text:list-item>
        <text:list-item>
          <text:p text:style-name="P144"><text:span text:style-name="T1">dente</text:span> = tooth</text:p>
        </text:list-item>
        <text:list-item>
          <text:p text:style-name="P144"><text:span text:style-name="T1">depoy</text:span> = thereafter</text:p>
        </text:list-item>
        <text:list-item>
          <text:p text:style-name="P144"><text:span text:style-name="T1">dormion</text:span> = sleeper, sluggard</text:p>
        </text:list-item>
        <text:list-item>
          <text:p text:style-name="P144"><text:span text:style-name="T1">ducter</text:span> = to lead</text:p>
        </text:list-item>
        <text:list-item>
          <text:p text:style-name="P144"><text:span text:style-name="T1">ferre</text:span> = iron</text:p>
        </text:list-item>
        <text:list-item>
          <text:p text:style-name="P144"><text:span text:style-name="T1">flanc</text:span> = side</text:p>
        </text:list-item>
        <text:list-item>
          <text:p text:style-name="P144"><text:span text:style-name="T1">fonder</text:span> = to melt</text:p>
        </text:list-item>
        <text:list-item>
          <text:p text:style-name="P144"><text:span text:style-name="T1">fripon</text:span> = rascal, scoundrel</text:p>
        </text:list-item>
        <text:list-item>
          <text:p text:style-name="P144"><text:span text:style-name="T1">galoppon</text:span> = runner, errand-boy</text:p>
        </text:list-item>
        <text:list-item>
          <text:p text:style-name="P144"><text:span text:style-name="T1">intern</text:span> = internal</text:p>
        </text:list-item>
        <text:list-item>
          <text:p text:style-name="P144"><text:span text:style-name="T1">jalon</text:span> = a pole</text:p>
        </text:list-item>
        <text:list-item>
          <text:p text:style-name="P144"><text:span text:style-name="T1">laceron</text:span> = a rogue, rascal</text:p>
        </text:list-item>
        <text:list-item>
          <text:p text:style-name="P144"><text:span text:style-name="T1">límite</text:span> = limit</text:p>
        </text:list-item>
        <text:list-item>
          <text:p text:style-name="P144"><text:span text:style-name="T1">marita</text:span> = wife</text:p>
        </text:list-item>
        <text:list-item>
          <text:p text:style-name="P144"><text:span text:style-name="T1">matin</text:span> = morning</text:p>
        </text:list-item>
        <text:list-item>
          <text:p text:style-name="P144"><text:span text:style-name="T1">mineros</text:span> = miners</text:p>
        </text:list-item>
        <text:list-item>
          <text:p text:style-name="P144"><text:span text:style-name="T1">mur</text:span> = wall</text:p>
        </text:list-item>
        <text:list-item>
          <text:p text:style-name="P144"><text:span text:style-name="T1">ovrero</text:span> = worker</text:p>
        </text:list-item>
        <text:list-item>
          <text:p text:style-name="P144"><text:span text:style-name="T1">paisage</text:span> = landscape</text:p>
        </text:list-item>
        <text:list-item>
          <text:p text:style-name="P144"><text:span text:style-name="T1">pede</text:span> = foot</text:p>
        </text:list-item>
        <text:list-item>
          <text:p text:style-name="P144"><text:span text:style-name="T1">pedones</text:span> = pedestrians</text:p>
        </text:list-item>
        <text:list-item>
          <text:p text:style-name="P144"><text:span text:style-name="T1">picter</text:span> = to paint</text:p>
        </text:list-item>
        <text:list-item>
          <text:p text:style-name="P144"><text:span text:style-name="T1">presc</text:span> = almost</text:p>
        </text:list-item>
        <text:list-item>
          <text:p text:style-name="P144"><text:span text:style-name="T1">retener</text:span> = to keep back</text:p>
        </text:list-item>
        <text:list-item>
          <text:p text:style-name="P144"><text:span text:style-name="T1">sapate</text:span> = shoe</text:p>
        </text:list-item>
        <text:list-item>
          <text:p text:style-name="P144"><text:span text:style-name="T1">sculpter</text:span> = to sculpt</text:p>
        </text:list-item>
        <text:list-item>
          <text:p text:style-name="P144"><text:span text:style-name="T1">talliero</text:span> = tailor</text:p>
        </text:list-item>
        <text:list-item>
          <text:p text:style-name="P144"><text:span text:style-name="T1">ultra</text:span> = besides, beyond</text:p>
        </text:list-item>
        <text:list-item>
          <text:p text:style-name="P144"><text:span text:style-name="T1">veste</text:span> = clothing</text:p>
        </text:list-item>
        <text:list-item>
          <text:p text:style-name="P144"><text:span text:style-name="T1">vitre</text:span> = glass</text:p>
        </text:list-item>
      </text:list>
      <text:h text:style-name="Heading_20_3" text:outline-level="3"><text:bookmark-start text:name="_un_farme_in_li_subtropic_landes"/>Un farme in li subtropic landes<text:bookmark-end text:name="_un_farme_in_li_subtropic_landes"/></text:h>
      <text:p text:style-name="First_20_paragraph">Li farmero amabilmen monstrat nos su possessiones. Sur li corte noi videt a dextri un grand dom. To esset li gallinería, u esset anc anates, ganses e quelc altri avies. Detra ti voliera extendet se un pisciera quel servit solmen quam anguilliera. Trans li bassines esset visibil li grand cafeiera e in lontan un piniera. In li horizonte stat blu montes, u esset un rich marmoriera, un ardesiera e altri minieras. Li sómmites esset covrit de nive e glacieros. Del altri látere del corte esset li orangería con mult tropic plantes e fructieros, bananieros, palmes e exotic flores. Noi eat sur un bell planat via, de un látere de quel extendet se un vast herbiera con bellissim trifolie e anc mult bell flores de camp, queles injoyat li paisage. Ma li farmero totmen ne esset content con ti malherbe, quam il nominat les. Il haltat e prendet ex li tasca un tabaciere e presentat nos quelc cigares: “Vu ne posse imaginar Vos,” dit il, “quant me despita li insectes! Vu vide ta li pomiera juntet a mi parc. It es presc vivid pro li mult vermes, con queles yo guerrea nu ja quelc annus. Anc li verdi pedicules de folies in mi adjacent pruniera, malgré omni precautiones, expande se in un horribil maniere.”</text:p>
      <text:p text:style-name="Text_20_body">“Esque Vu have fórsan formícas?”</text:p>
      <text:p text:style-name="Text_20_body">“O yes. Ci es pluri formicieras in li boscage vicin. Ili es tre laborosi insectes. Ples notar que just li formícas cultiva li pedicules, e yo posse solmen consiliar Vos tam rapid quam possibil exterminar omni formicieras. Ili es tre nociv animales in un fructiera.”</text:p>
      <text:p text:style-name="Text_20_body">“Advere! Nu yo va sequer Vor consilie. Ples regardar tra ti clariera, quel aperte nos li vide súper li mare. Ta Vu posse vider un cannoniere e du destructores, queles crucea in ti regiones.”</text:p>
      <text:p text:style-name="Text_20_body">“Quel es ti nave, quel sub segles veni al portu?”</text:p>
      <text:p text:style-name="Text_20_body">“To es nor seglero, quel aporta nos salpetre por amelioration del terre. It veni del famos nitrieras in Chile.”</text:p>
      <text:p text:style-name="Text_20_body">Pos har fat un promenada tra li principal branches de su proprietás, li farmero invitat nos in su “garsoniera,” quam il nominat su hem nu, proque su marita esset in un sanatoria. Quande noi hat sedentat nos in li comod apoyieres, sub li grand castaniero, un servitor aportat sur un tablette un chinesi teiere con tasses. Pos har trincat té e restaurat nos un poc, noi eat regardar li industrial institutiones, li spritería, li lavería, sapatería, carpentería e ferrería, u on fat omni ferrin ovres til li max fin ferreríes ornamental. Specialmen simpatic esset to, que on totmen ne videt forjettat ferrallia, quel talmen desgustant abunda in altri tal ovrerías. Li old forjero con su long albi barbe stat apu li incude avan li foyiere con ardent brase illuminant su energic facie, un image del old témpore.</text:p>
      <text:h text:style-name="Heading_20_2" text:outline-level="2"><text:bookmark-start text:name="_explanations_6"/>Explanations<text:bookmark-end text:name="_explanations_6"/></text:h>
      <text:h text:style-name="Heading_20_3" text:outline-level="3"><text:bookmark-start text:name="_personal_suffixes"/>Personal suffixes<text:bookmark-end text:name="_personal_suffixes"/></text:h>
      <text:p text:style-name="First_20_paragraph">The following suffixes create nouns that refer to persons.</text:p>
      <text:h text:style-name="Heading_20_4" text:outline-level="4"><text:bookmark-start text:name="_er"/>-er-<text:bookmark-end text:name="_er"/></text:h>
      <text:p text:style-name="First_20_paragraph">(From nouns.) Similar to “-er” in English, refers to a person who is engaged in a type of work, or more rarely someone who coincidentally is engaged in a task.</text:p>
      <text:list text:style-name="L103">
        <text:list-item>
          <text:p text:style-name="P145"><text:span text:style-name="T1">molinero</text:span> = miller (<text:span text:style-name="T1">moline</text:span> = a mill)</text:p>
        </text:list-item>
        <text:list-item>
          <text:p text:style-name="P145"><text:span text:style-name="T1">barbero</text:span> = a barber (<text:span text:style-name="T1">barbe</text:span> = beard)</text:p>
        </text:list-item>
        <text:list-item>
          <text:p text:style-name="P145"><text:span text:style-name="T1">lavera</text:span> = washwoman (<text:span text:style-name="T1">lava</text:span> = washing)</text:p>
        </text:list-item>
        <text:list-item>
          <text:p text:style-name="P145"><text:span text:style-name="T1">passagero</text:span> = passenger (<text:span text:style-name="T1">passage</text:span> = passage)</text:p>
        </text:list-item>
      </text:list>
      <text:h text:style-name="Heading_20_4" text:outline-level="4"><text:bookmark-start text:name="_ist"/>-ist<text:bookmark-end text:name="_ist"/></text:h>
      <text:p text:style-name="First_20_paragraph">(From nouns.) The follower of an “-ism”, or someone engaged in some sort of artistic, ideal, scientific, military, technical or sport-related occupation:</text:p>
      <text:list text:style-name="L104">
        <text:list-item>
          <text:p text:style-name="P146"><text:span text:style-name="T1">librist</text:span> = book lover (<text:span text:style-name="T1">libre</text:span> = book)</text:p>
        </text:list-item>
        <text:list-item>
          <text:p text:style-name="P146"><text:span text:style-name="T1">socialist</text:span> = socialist (<text:span text:style-name="T1">social</text:span> = social)</text:p>
        </text:list-item>
        <text:list-item>
          <text:p text:style-name="P146"><text:span text:style-name="T1">bonapartist</text:span> = Bonapartist (follower of Napoleon Bonaparte)</text:p>
        </text:list-item>
        <text:list-item>
          <text:p text:style-name="P146"><text:span text:style-name="T1">darwinist</text:span> = Darwinist</text:p>
        </text:list-item>
        <text:list-item>
          <text:p text:style-name="P146"><text:span text:style-name="T1">oculist</text:span> = eye doctor (<text:span text:style-name="T1">ocul</text:span> = eye)</text:p>
        </text:list-item>
        <text:list-item>
          <text:p text:style-name="P146"><text:span text:style-name="T1">cavallerist</text:span> = cavalry trooper (<text:span text:style-name="T1">cavallerie</text:span> = cavalry)</text:p>
        </text:list-item>
        <text:list-item>
          <text:p text:style-name="P146"><text:span text:style-name="T1">machinist</text:span> = machinist (<text:span text:style-name="T1">machine</text:span> = machine)</text:p>
        </text:list-item>
        <text:list-item>
          <text:p text:style-name="P146"><text:span text:style-name="T1">telegrafist</text:span> = telegrafist (<text:span text:style-name="T1">telegraf</text:span> = telegraf)</text:p>
        </text:list-item>
        <text:list-item>
          <text:p text:style-name="P146"><text:span text:style-name="T1">automobilist</text:span> = automobilist</text:p>
        </text:list-item>
      </text:list>
      <text:h text:style-name="Heading_20_4" text:outline-level="4"><text:bookmark-start text:name="_or_2"/>-or<text:bookmark-end text:name="_or_2"/></text:h>
      <text:p text:style-name="First_20_paragraph">(Formed from verbs.) Explained in <text:a xlink:type="simple" xlink:href="#_triesim_letion" office:name=""><text:span text:style-name="Definition">lesson 3</text:span></text:a>, a simple doer of an action. Note the following:</text:p>
      <text:list text:style-name="L105">
        <text:list-item>
          <text:p text:style-name="P147"><text:span text:style-name="T1">laborero</text:span> = a professional worker (this is the <text:span text:style-name="T1">-er-</text:span> suffix). This is derived from the noun <text:span text:style-name="T1">labor</text:span> + <text:a xlink:type="simple" xlink:href="#_er" office:name=""><text:span text:style-name="Definition"><text:span text:style-name="T1">-ero</text:span></text:span></text:a></text:p>
        </text:list-item>
        <text:list-item>
          <text:p text:style-name="P147"><text:span text:style-name="T1">laborator</text:span> = a worker in general (this is the <text:a xlink:type="simple" xlink:href="#_or" office:name=""><text:span text:style-name="Definition"><text:span text:style-name="T1">-or</text:span></text:span></text:a> suffix). This is derived from <text:a xlink:type="simple" xlink:href="#_the_de_wahls_rule" office:name=""><text:span text:style-name="Definition"><text:span text:style-name="T1">laborar</text:span> → <text:span text:style-name="T1">labora</text:span> + <text:span text:style-name="T1">t</text:span></text:span></text:a> + <text:a xlink:type="simple" xlink:href="#_or" office:name=""><text:span text:style-name="Definition"><text:span text:style-name="T1">-or</text:span></text:span></text:a></text:p>
        </text:list-item>
      </text:list>
      <text:h text:style-name="Heading_20_4" text:outline-level="4"><text:bookmark-start text:name="_ario"/>-ario<text:bookmark-end text:name="_ario"/></text:h>
      <text:p text:style-name="First_20_paragraph">A person that is characterized through something exterior, such as a career:</text:p>
      <text:list text:style-name="L106">
        <text:list-item>
          <text:p text:style-name="P148"><text:span text:style-name="T1">millionario</text:span> = millionaire (<text:span text:style-name="T1">million</text:span> = million)</text:p>
        </text:list-item>
        <text:list-item>
          <text:p text:style-name="P148"><text:span text:style-name="T1">missionario</text:span> = missionary (<text:span text:style-name="T1">mission</text:span> = mission)</text:p>
        </text:list-item>
        <text:list-item>
          <text:p text:style-name="P148"><text:span text:style-name="T1">functionario</text:span> = government worker (from <text:span text:style-name="T1">function</text:span>)</text:p>
        </text:list-item>
        <text:list-item>
          <text:p text:style-name="P148"><text:span text:style-name="T1">bibliotecario</text:span> = librarian (<text:span text:style-name="T1">biblioteca</text:span> = library)</text:p>
        </text:list-item>
        <text:list-item>
          <text:p text:style-name="P148"><text:span text:style-name="T1">notario</text:span> = notary (<text:span text:style-name="T1">nota</text:span> = enrollment, registration)</text:p>
        </text:list-item>
      </text:list>
      <text:h text:style-name="Heading_20_4" text:outline-level="4"><text:bookmark-start text:name="_on"/>-on<text:bookmark-end text:name="_on"/></text:h>
      <text:p text:style-name="First_20_paragraph">A person characterized by an inner or natural character:</text:p>
      <text:list text:style-name="L107">
        <text:list-item>
          <text:p text:style-name="P149"><text:span text:style-name="T1">dormion</text:span> = sluggard, sleepy head (<text:span text:style-name="T1">dormir</text:span> = to sleep)</text:p>
        </text:list-item>
        <text:list-item>
          <text:p text:style-name="P149"><text:span text:style-name="T1">grison</text:span> = greybeard (<text:span text:style-name="T1">gris</text:span> = grey)</text:p>
        </text:list-item>
        <text:list-item>
          <text:p text:style-name="P149"><text:span text:style-name="T1">savagion</text:span> = savage (<text:span text:style-name="T1">savagi</text:span> = wild)</text:p>
        </text:list-item>
        <text:list-item>
          <text:p text:style-name="P149"><text:span text:style-name="T1">spion</text:span> = spy (<text:span text:style-name="T1">spiar</text:span> = to spy)</text:p>
        </text:list-item>
      </text:list>
      <text:p text:style-name="First_20_paragraph"><text:span text:style-name="T1">-on</text:span> also serves as a suffix for objects, often implying a greater size:</text:p>
      <text:list text:style-name="L108">
        <text:list-item>
          <text:p text:style-name="P150"><text:span text:style-name="T1">cannon</text:span> = cannon (<text:span text:style-name="T1">canne</text:span> = reed)</text:p>
        </text:list-item>
        <text:list-item>
          <text:p text:style-name="P150"><text:span text:style-name="T1">ballon</text:span> = balloon (<text:span text:style-name="T1">balle</text:span> = ball)</text:p>
        </text:list-item>
        <text:list-item>
          <text:p text:style-name="P150"><text:span text:style-name="T1">galon</text:span> = braid, military stripe (<text:span text:style-name="T1">gala</text:span> = gala, festival, pomp)</text:p>
        </text:list-item>
      </text:list>
      <text:h text:style-name="Heading_20_4" text:outline-level="4"><text:bookmark-start text:name="_ard"/>-ard<text:bookmark-end text:name="_ard"/></text:h>
      <text:p text:style-name="First_20_paragraph">A person with a negative or criminal quality:</text:p>
      <text:list text:style-name="L109">
        <text:list-item>
          <text:p text:style-name="P151"><text:span text:style-name="T1">falsard</text:span> = counterfeiter (<text:span text:style-name="T1">fals</text:span> = false)</text:p>
        </text:list-item>
        <text:list-item>
          <text:p text:style-name="P151"><text:span text:style-name="T1">dinamitard</text:span> = terrorist who attacks with dynamite</text:p>
        </text:list-item>
        <text:list-item>
          <text:p text:style-name="P151"><text:span text:style-name="T1">mentiard</text:span> = liar (<text:span text:style-name="T1">mentir</text:span> = to lie)</text:p>
        </text:list-item>
      </text:list>
      <text:h text:style-name="Heading_20_4" text:outline-level="4"><text:bookmark-start text:name="_astro"/>-astro<text:bookmark-end text:name="_astro"/></text:h>
      <text:p text:style-name="First_20_paragraph">Someone unskilled at his or her profession:</text:p>
      <text:list text:style-name="L110">
        <text:list-item>
          <text:p text:style-name="P152"><text:span text:style-name="T1">medicastro</text:span> = quack (<text:span text:style-name="T1">medico</text:span> = doctor)</text:p>
        </text:list-item>
        <text:list-item>
          <text:p text:style-name="P152"><text:span text:style-name="T1">politicastro</text:span> = political hack, demagogue, politicaster (<text:span text:style-name="T1">politico</text:span> = politician)</text:p>
        </text:list-item>
        <text:list-item>
          <text:p text:style-name="P152"><text:span text:style-name="T1">poetastro</text:span> = rhymester, versifier, poetaster (<text:span text:style-name="T1">poete</text:span> = poet)</text:p>
        </text:list-item>
      </text:list>
      <text:h text:style-name="Heading_20_4" text:outline-level="4"><text:bookmark-start text:name="_es"/>-es-<text:bookmark-end text:name="_es"/></text:h>
      <text:p text:style-name="First_20_paragraph">Resident of a place or someone who originates from it (also as an adjective):</text:p>
      <text:list text:style-name="L111">
        <text:list-item>
          <text:p text:style-name="P153"><text:span text:style-name="T1">franceso</text:span> = Frenchman (<text:span text:style-name="T1">Francia</text:span> = France)</text:p>
        </text:list-item>
        <text:list-item>
          <text:p text:style-name="P153"><text:span text:style-name="T1">francesa</text:span> = Frenchwoman</text:p>
        </text:list-item>
        <text:list-item>
          <text:p text:style-name="P153"><text:span text:style-name="T1">francesi</text:span> = French</text:p>
        </text:list-item>
        <text:list-item>
          <text:p text:style-name="P153"><text:span text:style-name="T1">borgeso</text:span> = bourgeois, middle-class person (<text:span text:style-name="T1">borgo</text:span> = borough, town)</text:p>
        </text:list-item>
        <text:list-item>
          <text:p text:style-name="P153"><text:span text:style-name="T1">viennesa</text:span> = woman from Vienna</text:p>
        </text:list-item>
      </text:list>
      <text:h text:style-name="Heading_20_4" text:outline-level="4"><text:bookmark-start text:name="_essa"/>-essa<text:bookmark-end text:name="_essa"/></text:h>
      <text:p text:style-name="First_20_paragraph">Suffix for females indicating an office or dignified position:</text:p>
      <text:list text:style-name="L112">
        <text:list-item>
          <text:p text:style-name="P154"><text:span text:style-name="T1">comtessa</text:span> = countess (<text:span text:style-name="T1">comte</text:span> = count)</text:p>
        </text:list-item>
        <text:list-item>
          <text:p text:style-name="P154"><text:span text:style-name="T1">princessa</text:span> = princess (<text:span text:style-name="T1">prince</text:span> = prince)</text:p>
        </text:list-item>
        <text:list-item>
          <text:p text:style-name="P154"><text:span text:style-name="T1">imperatressa</text:span> = empress (<text:span text:style-name="T1">imperator</text:span> = emperor)</text:p>
        </text:list-item>
        <text:list-item>
          <text:p text:style-name="P154"><text:span text:style-name="T1">actressa</text:span> = actress (<text:span text:style-name="T1">actor</text:span> = actor)</text:p>
        </text:list-item>
      </text:list>
      <text:p text:style-name="First_20_paragraph">Note that <text:a xlink:type="simple" xlink:href="#_or" office:name=""><text:span text:style-name="Definition"><text:span text:style-name="T1">-or</text:span></text:span></text:a> drops the “o” in this suffix.</text:p>
      <text:h text:style-name="Heading_20_3" text:outline-level="3"><text:bookmark-start text:name="_qualitative_suffixes"/>Qualitative suffixes<text:bookmark-end text:name="_qualitative_suffixes"/></text:h>
      <text:p text:style-name="First_20_paragraph">The following suffixes form many of the nouns referring to the states and properties of other words.</text:p>
      <text:h text:style-name="Heading_20_4" text:outline-level="4"><text:bookmark-start text:name="_ie"/>-ie<text:bookmark-end text:name="_ie"/></text:h>
      <text:p text:style-name="First_20_paragraph">An abstract state:</text:p>
      <text:list text:style-name="L113">
        <text:list-item>
          <text:p text:style-name="P155"><text:span text:style-name="T1">maladie</text:span> = sickness (<text:span text:style-name="T1">malad</text:span> = sick)</text:p>
        </text:list-item>
        <text:list-item>
          <text:p text:style-name="P155"><text:span text:style-name="T1">elegantie</text:span> = elegance (<text:span text:style-name="T1">elegant</text:span> = elegant)</text:p>
        </text:list-item>
      </text:list>
      <text:p text:style-name="First_20_paragraph">Derivations from participles are particularly numerous:</text:p>
      <text:list text:style-name="L114">
        <text:list-item>
          <text:p text:style-name="P156"><text:span text:style-name="T1">existentie</text:span> = existence (<text:span text:style-name="T1">existent</text:span> = existing). The ending <text:a xlink:type="simple" xlink:href="#_ntie" office:name=""><text:span text:style-name="Definition"><text:span text:style-name="T1">-ntie</text:span></text:span></text:a> was covered in the <text:a xlink:type="simple" xlink:href="#_quinesim_letion" office:name=""><text:span text:style-name="Definition">5th lesson</text:span></text:a>, and we can see that it is simply the <text:a xlink:type="simple" xlink:href="#_conjugation" office:name=""><text:span text:style-name="Definition">present participle <text:span text:style-name="T1">-nt</text:span></text:span></text:a> plus <text:a xlink:type="simple" xlink:href="#_ie" office:name=""><text:span text:style-name="Definition"><text:span text:style-name="T1">-ie</text:span></text:span></text:a>.</text:p>
        </text:list-item>
      </text:list>
      <text:p text:style-name="First_20_paragraph">It may be used on nouns as well to make them abstract:</text:p>
      <text:list text:style-name="L115">
        <text:list-item>
          <text:p text:style-name="P157"><text:span text:style-name="T1">seniorie</text:span> = lordship (<text:span text:style-name="T1">senior</text:span> = lord, sir)</text:p>
        </text:list-item>
        <text:list-item>
          <text:p text:style-name="P157"><text:span text:style-name="T1">amicie</text:span> = friendship (<text:span text:style-name="T1">amic</text:span> = friend)</text:p>
        </text:list-item>
        <text:list-item>
          <text:p text:style-name="P157"><text:span text:style-name="T1">astronomie</text:span> = astronomy (<text:span text:style-name="T1">astronom</text:span> = astronomer) and many other types of sciences</text:p>
        </text:list-item>
      </text:list>
      <text:h text:style-name="Heading_20_4" text:outline-level="4"><text:bookmark-start text:name="_tá_té"/>-tá, -té<text:bookmark-end text:name="_tá_té"/></text:h>
      <text:p text:style-name="First_20_paragraph">Quality or character, more or less equivalent to English “-ty”:</text:p>
      <text:list text:style-name="L116">
        <text:list-item>
          <text:p text:style-name="P158"><text:span text:style-name="T1">qualitá</text:span> = quality (<text:span text:style-name="T1">qual(i)</text:span> = what a)</text:p>
        </text:list-item>
        <text:list-item>
          <text:p text:style-name="P158"><text:span text:style-name="T1">homanitá</text:span> = humanity (<text:span text:style-name="T1">homan</text:span> = human (adjective), from <text:span text:style-name="T1">hom</text:span> = human, (noun))</text:p>
        </text:list-item>
        <text:list-item>
          <text:p text:style-name="P158"><text:span text:style-name="T1">amabilitá</text:span> = amiability, kindness (<text:span text:style-name="T1">amabil</text:span> = amiable, kind)</text:p>
        </text:list-item>
        <text:list-item>
          <text:p text:style-name="P158"><text:span text:style-name="T1">membritá</text:span> = membership (the status of being a member)</text:p>
        </text:list-item>
      </text:list>
      <text:p text:style-name="First_20_paragraph">Words that refer to a group of people or things use <text:span text:style-name="T1">-té</text:span> instead of <text:span text:style-name="T1">-tá</text:span>:</text:p>
      <text:list text:style-name="L117">
        <text:list-item>
          <text:p text:style-name="P159"><text:span text:style-name="T1">homanité</text:span> = humanity, as in the grouping of people as a whole. <text:span text:style-name="T1">homanitá</text:span> above refers to the character of being human (humanity in the sense of showing kindness and decency)</text:p>
        </text:list-item>
        <text:list-item>
          <text:p text:style-name="P159"><text:span text:style-name="T1">societé</text:span> = society (<text:span text:style-name="T1">socio</text:span> = associate, member)</text:p>
        </text:list-item>
        <text:list-item>
          <text:p text:style-name="P159"><text:span text:style-name="T1">membrité</text:span> = membership (all the members of something)</text:p>
        </text:list-item>
      </text:list>
      <text:h text:style-name="Heading_20_5" text:outline-level="5"><text:bookmark-start text:name="_tá_or_té"/>-tá or -té?<text:bookmark-end text:name="_tá_or_té"/></text:h>
      <text:p text:style-name="First_20_paragraph">Besides the above, <text:span text:style-name="T1">-té</text:span> is much more limited in scope and any doubtful cases are given the <text:span text:style-name="T1">-tá</text:span> ending, such as <text:span text:style-name="T1">universitá</text:span> (university), which is neither the character of being a universe (<text:span text:style-name="T1">universe</text:span> + <text:span text:style-name="T1">tá</text:span>) nor a collection of universes (<text:span text:style-name="T1">universe</text:span> + <text:span text:style-name="T1">té</text:span>). In the same way, society (<text:span text:style-name="T1">societá</text:span>) is not simply the state of being a <text:span text:style-name="T1">socio</text:span>, but it is also not a collection of them (a society is not simply a collection of associates) and thus it becomes <text:span text:style-name="T1">societá</text:span>. Rule of thumb: when in doubt, it’s probably <text:span text:style-name="T1">-tá</text:span>.</text:p>
      <text:h text:style-name="Heading_20_4" text:outline-level="4"><text:bookmark-start text:name="_ore"/>-ore<text:bookmark-end text:name="_ore"/></text:h>
      <text:list text:style-name="L118">
        <text:list-item>
          <text:p text:style-name="P160">(from verbs): a state of feeling, activity, temperature, etc.</text:p>
          <text:list text:style-name="L119">
            <text:list-item>
              <text:p text:style-name="P161"><text:span text:style-name="T1">amore</text:span> = love (from <text:span text:style-name="T1">amar</text:span>, to love)</text:p>
            </text:list-item>
            <text:list-item>
              <text:p text:style-name="P161"><text:span text:style-name="T1">terrore</text:span> = terror (from <text:span text:style-name="T1">terrer</text:span> = to frighten)</text:p>
            </text:list-item>
            <text:list-item>
              <text:p text:style-name="P161"><text:span text:style-name="T1">calore</text:span> = heat (<text:span text:style-name="T1">caler</text:span> = to be hot)</text:p>
            </text:list-item>
          </text:list>
        </text:list-item>
        <text:list-item>
          <text:p text:style-name="P160">(from adjectives): size, value:</text:p>
          <text:list text:style-name="L120">
            <text:list-item>
              <text:p text:style-name="P162"><text:span text:style-name="T1">longore</text:span> = length (<text:span text:style-name="T1">long</text:span> = long)</text:p>
            </text:list-item>
            <text:list-item>
              <text:p text:style-name="P162"><text:span text:style-name="T1">grandore</text:span> = size (<text:span text:style-name="T1">grand</text:span> = large)</text:p>
            </text:list-item>
          </text:list>
        </text:list-item>
      </text:list>
      <text:h text:style-name="Heading_20_4" text:outline-level="4"><text:bookmark-start text:name="_esse"/>-esse<text:bookmark-end text:name="_esse"/></text:h>
      <text:p text:style-name="First_20_paragraph">Special property or condition, most similar to English “-ness”. Examples:</text:p>
      <text:list text:style-name="L121">
        <text:list-item>
          <text:p text:style-name="P163"><text:span text:style-name="T1">altesse</text:span> = highness (<text:span text:style-name="T1">alt</text:span> = high, <text:span text:style-name="T1">altore</text:span> = height, <text:span text:style-name="T1">altitá</text:span> = the quality of being high)</text:p>
        </text:list-item>
        <text:list-item>
          <text:p text:style-name="P163"><text:span text:style-name="T1">grandesse</text:span> = greatness, magnitude (<text:span text:style-name="T1">grand</text:span> = large, <text:span text:style-name="T1">grandore</text:span> = size, <text:span text:style-name="T1">granditá</text:span> = largeness)</text:p>
        </text:list-item>
        <text:list-item>
          <text:p text:style-name="P163"><text:span text:style-name="T1">yunesse</text:span> = youth (<text:span text:style-name="T1">yun</text:span> = young, <text:span text:style-name="T1">yunitá</text:span> = youngness, <text:span text:style-name="T1">yunité</text:span> = the youth)</text:p>
        </text:list-item>
      </text:list>
      <text:p text:style-name="First_20_paragraph">This is also the suffix used for bombastic titles such as “your Highness” (<text:span text:style-name="T1">Vor Altesse</text:span>).</text:p>
      <text:h text:style-name="Heading_20_3" text:outline-level="3"><text:bookmark-start text:name="_local_and_collective_suffixes"/>Local and collective suffixes<text:bookmark-end text:name="_local_and_collective_suffixes"/></text:h>
      <text:h text:style-name="Heading_20_4" text:outline-level="4"><text:bookmark-start text:name="_ia"/>-ia<text:bookmark-end text:name="_ia"/></text:h>
      <text:p text:style-name="First_20_paragraph">A frequent suffix for the names of places and countries:</text:p>
      <text:list text:style-name="L122">
        <text:list-item>
          <text:p text:style-name="P164"><text:span text:style-name="T1">Germania</text:span> = Germany (<text:span text:style-name="T1">german</text:span> = german)</text:p>
        </text:list-item>
        <text:list-item>
          <text:p text:style-name="P164"><text:span text:style-name="T1">dominia</text:span> = dominion (<text:span text:style-name="T1">dómino</text:span> = master)</text:p>
        </text:list-item>
        <text:list-item>
          <text:p text:style-name="P164"><text:span text:style-name="T1">abatia</text:span> = abbey (<text:span text:style-name="T1">abat</text:span> = abbot)</text:p>
        </text:list-item>
        <text:list-item>
          <text:p text:style-name="P164"><text:span text:style-name="T1">auditoria</text:span> = auditorium (<text:span text:style-name="T1">auditor</text:span> = hearer)</text:p>
        </text:list-item>
      </text:list>
      <text:h text:style-name="Heading_20_4" text:outline-level="4"><text:bookmark-start text:name="_atu"/>-atu<text:bookmark-end text:name="_atu"/></text:h>
      <text:p text:style-name="First_20_paragraph">A legal, social, or public institution, state, or office (also location, time, and territory). Often corresponds to English “-at” or “-iat”:</text:p>
      <text:list text:style-name="L123">
        <text:list-item>
          <text:p text:style-name="P165"><text:span text:style-name="T1">viduatu</text:span> = widowhood (<text:span text:style-name="T1">vidua</text:span> = widow)</text:p>
        </text:list-item>
        <text:list-item>
          <text:p text:style-name="P165"><text:span text:style-name="T1">celibatu</text:span> = celibacy (<text:span text:style-name="T1">celibo</text:span> = bachelor, single man)</text:p>
        </text:list-item>
        <text:list-item>
          <text:p text:style-name="P165"><text:span text:style-name="T1">proletariatu</text:span> = proletariat (<text:span text:style-name="T1">proletario</text:span> = a proletarian)</text:p>
        </text:list-item>
        <text:list-item>
          <text:p text:style-name="P165"><text:span text:style-name="T1">directoratu</text:span> = directorship (<text:span text:style-name="T1">director</text:span> = director)</text:p>
        </text:list-item>
        <text:list-item>
          <text:p text:style-name="P165"><text:span text:style-name="T1">secretariatu</text:span> = secretariat (<text:span text:style-name="T1">secretario</text:span> = secretary)</text:p>
        </text:list-item>
        <text:list-item>
          <text:p text:style-name="P165"><text:span text:style-name="T1">califatu</text:span> = caliphate (<text:span text:style-name="T1">calif</text:span> = caliph)</text:p>
        </text:list-item>
        <text:list-item>
          <text:p text:style-name="P165"><text:span text:style-name="T1">episcopatu</text:span> = episcopate (office of a bishop, from <text:span text:style-name="T1">epíscop</text:span> = bishop)</text:p>
        </text:list-item>
      </text:list>
      <text:h text:style-name="Heading_20_4" text:outline-level="4"><text:bookmark-start text:name="_eríe"/>-eríe<text:bookmark-end text:name="_eríe"/></text:h>
      <text:p text:style-name="First_20_paragraph">An occupation and its activities. As -<text:span text:style-name="T1">ería</text:span>, it refers to the actual location. Both are actually formed from the <text:span text:style-name="T1">-er-</text:span> suffix (doer of an action), then <text:a xlink:type="simple" xlink:href="#_ie" office:name=""><text:span text:style-name="Definition"><text:span text:style-name="T1">-ie</text:span></text:span></text:a> as above for the quality, or <text:a xlink:type="simple" xlink:href="#_ia" office:name=""><text:span text:style-name="Definition"><text:span text:style-name="T1">-ia</text:span></text:span></text:a> for the location.</text:p>
      <text:list text:style-name="L124">
        <text:list-item>
          <text:p text:style-name="P166"><text:span text:style-name="T1">vitreríe</text:span> = glasswork, glassware (<text:span text:style-name="T1">vitre</text:span> = glass, <text:span text:style-name="T1">vitrero</text:span> = glassworker)</text:p>
        </text:list-item>
        <text:list-item>
          <text:p text:style-name="P166"><text:span text:style-name="T1">vitrería</text:span> = a glassworks (the place)</text:p>
        </text:list-item>
      </text:list>
      <text:p text:style-name="First_20_paragraph">Beyond the occupation, it also refers to a character trait and its manifestations, same as in English “-ery”:</text:p>
      <text:list text:style-name="L125">
        <text:list-item>
          <text:p text:style-name="P167"><text:span text:style-name="T1">coquetteríe</text:span> = coquetry (flirtation, from <text:span text:style-name="T1">coquett</text:span> = coquettish or flirtatious)</text:p>
        </text:list-item>
        <text:list-item>
          <text:p text:style-name="P167"><text:span text:style-name="T1">bigotteríe</text:span> = bigotry (<text:span text:style-name="T1">bigott</text:span> = bigoted)</text:p>
        </text:list-item>
        <text:list-item>
          <text:p text:style-name="P167"><text:span text:style-name="T1">diaboleríe</text:span> = devilry (<text:span text:style-name="T1">diábol</text:span> = devil)</text:p>
        </text:list-item>
      </text:list>
      <text:h text:style-name="Heading_20_4" text:outline-level="4"><text:bookmark-start text:name="_iera_iere_iero"/>-iera, -iere, -iero<text:bookmark-end text:name="_iera_iere_iero"/></text:h>
      <text:p text:style-name="First_20_paragraph">These three are best learned together.</text:p>
      <text:list text:style-name="L126">
        <text:list-item>
          <text:p text:style-name="P168"><text:span text:style-name="T1">-iera</text:span>: a vast location containing something</text:p>
        </text:list-item>
        <text:list-item>
          <text:p text:style-name="P168"><text:span text:style-name="T1">-iere</text:span>: a vessel or container holding something</text:p>
        </text:list-item>
        <text:list-item>
          <text:p text:style-name="P168"><text:span text:style-name="T1">-iero</text:span>: carrying something (forms trees as well — “carriers” of their fruits)</text:p>
        </text:list-item>
      </text:list>
      <text:p text:style-name="First_20_paragraph"><text:span text:style-name="T1">-iere</text:span> words:</text:p>
      <text:list text:style-name="L127">
        <text:list-item>
          <text:p text:style-name="P169"><text:span text:style-name="T1">cigariere</text:span> = cigar case (<text:span text:style-name="T1">cigar</text:span> + iere)</text:p>
        </text:list-item>
        <text:list-item>
          <text:p text:style-name="P169"><text:span text:style-name="T1">tacabiere</text:span> = a tobacco case (<text:span text:style-name="T1">tabaco</text:span> + iere)</text:p>
        </text:list-item>
        <text:list-item>
          <text:p text:style-name="P169"><text:span text:style-name="T1">candeliere</text:span> = candle box (<text:span text:style-name="T1">candel</text:span> = candle)</text:p>
        </text:list-item>
      </text:list>
      <text:p text:style-name="First_20_paragraph"><text:span text:style-name="T1">-iero</text:span> words:</text:p>
      <text:list text:style-name="L128">
        <text:list-item>
          <text:p text:style-name="P170"><text:span text:style-name="T1">pomiero</text:span> = apple tree (<text:span text:style-name="T1">pom</text:span> = apple)</text:p>
        </text:list-item>
        <text:list-item>
          <text:p text:style-name="P170"><text:span text:style-name="T1">orangiero</text:span> = orange tree (<text:span text:style-name="T1">orange</text:span> = orange)</text:p>
        </text:list-item>
        <text:list-item>
          <text:p text:style-name="P170"><text:span text:style-name="T1">glaciero</text:span> = glacier (<text:span text:style-name="T1">glacie</text:span> = ice)</text:p>
        </text:list-item>
        <text:list-item>
          <text:p text:style-name="P170"><text:span text:style-name="T1">candeliero</text:span> = candlestick</text:p>
        </text:list-item>
      </text:list>
      <text:p text:style-name="First_20_paragraph"><text:span text:style-name="T1">-iera</text:span> words:</text:p>
      <text:list text:style-name="L129">
        <text:list-item>
          <text:p text:style-name="P171"><text:span text:style-name="T1">pisciera</text:span> = fish pond (<text:span text:style-name="T1">pisc</text:span> = fish)</text:p>
        </text:list-item>
        <text:list-item>
          <text:p text:style-name="P171"><text:span text:style-name="T1">torfiera</text:span> = peat bog (<text:span text:style-name="T1">torf</text:span> = peat)</text:p>
        </text:list-item>
        <text:list-item>
          <text:p text:style-name="P171"><text:span text:style-name="T1">formiciera</text:span> = anthill (<text:span text:style-name="T1">formíca</text:span> = ant)</text:p>
        </text:list-item>
      </text:list>
      <text:h text:style-name="Heading_20_4" text:outline-level="4"><text:bookmark-start text:name="_uore"/>-uore<text:bookmark-end text:name="_uore"/></text:h>
      <text:p text:style-name="First_20_paragraph">A place or device where something is done:</text:p>
      <text:list text:style-name="L130">
        <text:list-item>
          <text:p text:style-name="P172"><text:span text:style-name="T1">trottuore</text:span> = sidewalk (<text:span text:style-name="T1">trottar</text:span> = trot, jog)</text:p>
        </text:list-item>
      </text:list>
      <text:h text:style-name="Heading_20_4" text:outline-level="4"><text:bookmark-start text:name="_ade"/>-ade<text:bookmark-end text:name="_ade"/></text:h>
      <text:p text:style-name="First_20_paragraph">A consecutive, ordered series or certain amount of something:</text:p>
      <text:list text:style-name="L131">
        <text:list-item>
          <text:p text:style-name="P173"><text:span text:style-name="T1">colonnade</text:span> = colonnade (<text:span text:style-name="T1">colonne</text:span> = column)</text:p>
        </text:list-item>
        <text:list-item>
          <text:p text:style-name="P173"><text:span text:style-name="T1">boccade</text:span> = mouthful (<text:span text:style-name="T1">bocca</text:span> = mouth)</text:p>
        </text:list-item>
      </text:list>
      <text:h text:style-name="Heading_20_4" text:outline-level="4"><text:bookmark-start text:name="_allia"/>-allia<text:bookmark-end text:name="_allia"/></text:h>
      <text:p text:style-name="First_20_paragraph">An unordered or pile of something:</text:p>
      <text:list text:style-name="L132">
        <text:list-item>
          <text:p text:style-name="P174"><text:span text:style-name="T1">antiquallia</text:span> = old junk (<text:span text:style-name="T1">antiqui</text:span> = old)</text:p>
        </text:list-item>
        <text:list-item>
          <text:p text:style-name="P174"><text:span text:style-name="T1">canallia</text:span> = pack of dogs (<text:span text:style-name="T1">can(e)</text:span> = dog)</text:p>
        </text:list-item>
      </text:list>
      <text:h text:style-name="Heading_20_4" text:outline-level="4"><text:bookmark-start text:name="_arium"/>-arium<text:bookmark-end text:name="_arium"/></text:h>
      <text:p text:style-name="First_20_paragraph">A more scientific or specialized grouping of something.</text:p>
      <text:list text:style-name="L133">
        <text:list-item>
          <text:p text:style-name="P175"><text:span text:style-name="T1">dictionarium</text:span> = dictionary (<text:span text:style-name="T1">diction</text:span> = a diction)</text:p>
        </text:list-item>
        <text:list-item>
          <text:p text:style-name="P175"><text:span text:style-name="T1">herbarium</text:span> = herbarium (<text:span text:style-name="T1">herbe</text:span> = grass, herb)</text:p>
        </text:list-item>
        <text:list-item>
          <text:p text:style-name="P175"><text:span text:style-name="T1">planetarium</text:span> = planetarium (<text:span text:style-name="T1">planete</text:span> = planet)</text:p>
        </text:list-item>
      </text:list>
      <text:h text:style-name="Heading_20_1" text:outline-level="1"><text:bookmark-start text:name="_settesim_letion"/>Settesim letion<text:bookmark-end text:name="_settesim_letion"/></text:h>
      <text:h text:style-name="Heading_20_2" text:outline-level="2"><text:bookmark-start text:name="_textus_7"/>Textus<text:bookmark-end text:name="_textus_7"/></text:h>
      <text:h text:style-name="Heading_20_3" text:outline-level="3"><text:bookmark-start text:name="_li_intern_veritá"/>Li intern veritá<text:bookmark-end text:name="_li_intern_veritá"/></text:h>
      <text:p text:style-name="First_20_paragraph">To quo, secun li opinion de frances e angles letores, distinte Goethe, es un qualitá, quel il divide con su nation – constant referentie a intern veritá. In Anglia e America existe reverentie por talent, e li publica es satisfat, si li talent es exercit pro un cert fixat o comprensibil interesse o partie, o in regulari oposition contra un de tales. In Francia existe un plu grand delicie por intellectual brilliantie, pro it self. E in omni ti landes talentat homes scri talentosimen. It es suficent, si li intercomprension es ganiat, li contact attinger, tant columnes, tant hores ocupat in un vivaci e honorabil maniere. Al german intellectu manca li frances brilliantie, li fin practical comprension del angleses, e li american aventura; ma it have un cert honestie, quel nequande resta in superficial performantie, ma questiona constant: pro quel scope? Un german publica demanda controlant sinceritá. “Ci es un activitá de pensada – ma por quo? Quo vole li mann? De u, de u omni ti pensas?”</text:p>
      <text:p text:style-name="Text_20_body">Sol talent ne posse far un autor. It es necessi que existe un mann detra li libre, un personalitá qui per su orígine e su qualitá da garantíe a ti doctrines queles il exposi, e qui existe por vider e constatar li coses in ti e ne in un altri maniere, qui defende factes proque ili es factes. Si il ne posse expresser se corect hodie, li sam coses supervive e va explicar se deman. Un charge jace sur su mente, li charge de un veritá explicand – plu o minu comprendet, e it constitue su ocupation e su vocation in li munde soluer li problemas e far les conosset. Quo importa que il mistrotta e balbutia, que su voce es crud e mis-sonant, que su metodes e su tropes es ínadequat? Ti mission va trovar metode e images, articulation e melodie. Etsi il vell esser mut, it vell parlar. Si ne – si ne vell exister un tal divin parol che li mann – quo noi cuida, quam fluent, quam brilliant il es…​</text:p>
      <text:p text:style-name="Text_20_body">Emerson</text:p>
      <text:h text:style-name="Heading_20_4" text:outline-level="4"><text:bookmark-start text:name="_vocabularium_25"/>Vocabularium<text:bookmark-end text:name="_vocabularium_25"/></text:h>
      <text:list text:style-name="L134">
        <text:list-item>
          <text:p text:style-name="P176"><text:span text:style-name="T1">atinger</text:span> = to attain</text:p>
        </text:list-item>
        <text:list-item>
          <text:p text:style-name="P176"><text:span text:style-name="T1">aventura</text:span> = adventure</text:p>
        </text:list-item>
        <text:list-item>
          <text:p text:style-name="P176"><text:span text:style-name="T1">balbutiar</text:span> = to stutter</text:p>
        </text:list-item>
        <text:list-item>
          <text:p text:style-name="P176"><text:span text:style-name="T1">charge</text:span> = charge, burden</text:p>
        </text:list-item>
        <text:list-item>
          <text:p text:style-name="P176"><text:span text:style-name="T1">crud</text:span> = crude</text:p>
        </text:list-item>
        <text:list-item>
          <text:p text:style-name="P176"><text:span text:style-name="T1">cuidar</text:span> = to take care of</text:p>
        </text:list-item>
        <text:list-item>
          <text:p text:style-name="P176"><text:span text:style-name="T1">delicie</text:span> = a delicacy</text:p>
        </text:list-item>
        <text:list-item>
          <text:p text:style-name="P176"><text:span text:style-name="T1">demandar</text:span> = to demand, to request</text:p>
        </text:list-item>
        <text:list-item>
          <text:p text:style-name="P176"><text:span text:style-name="T1">distinter</text:span> = to distinguish</text:p>
        </text:list-item>
        <text:list-item>
          <text:p text:style-name="P176"><text:span text:style-name="T1">exercir</text:span> = to exercise</text:p>
        </text:list-item>
        <text:list-item>
          <text:p text:style-name="P176"><text:span text:style-name="T1">explicar</text:span> = to explain</text:p>
        </text:list-item>
        <text:list-item>
          <text:p text:style-name="P176"><text:span text:style-name="T1">exposir</text:span> = to expose</text:p>
        </text:list-item>
        <text:list-item>
          <text:p text:style-name="P176"><text:span text:style-name="T1">ganiar</text:span> = to win</text:p>
        </text:list-item>
        <text:list-item>
          <text:p text:style-name="P176"><text:span text:style-name="T1">orígine</text:span> = origin</text:p>
        </text:list-item>
        <text:list-item>
          <text:p text:style-name="P176"><text:span text:style-name="T1">performar</text:span> = to perform</text:p>
        </text:list-item>
        <text:list-item>
          <text:p text:style-name="P176"><text:span text:style-name="T1">referer</text:span> = to reference</text:p>
        </text:list-item>
        <text:list-item>
          <text:p text:style-name="P176"><text:span text:style-name="T1">reverer</text:span> = to revere</text:p>
        </text:list-item>
        <text:list-item>
          <text:p text:style-name="P176"><text:span text:style-name="T1">satisfar</text:span> = to satisfy</text:p>
        </text:list-item>
        <text:list-item>
          <text:p text:style-name="P176"><text:span text:style-name="T1">scope</text:span> = a goal</text:p>
        </text:list-item>
        <text:list-item>
          <text:p text:style-name="P176"><text:span text:style-name="T1">sol</text:span> = alone</text:p>
        </text:list-item>
        <text:list-item>
          <text:p text:style-name="P176"><text:span text:style-name="T1">sonar</text:span> = to sound</text:p>
        </text:list-item>
        <text:list-item>
          <text:p text:style-name="P176"><text:span text:style-name="T1">trope</text:span> = figure of speech, trope</text:p>
        </text:list-item>
        <text:list-item>
          <text:p text:style-name="P176"><text:span text:style-name="T1">vocar</text:span> = to call</text:p>
        </text:list-item>
        <text:list-item>
          <text:p text:style-name="P176"><text:span text:style-name="T1">voce</text:span> = voice</text:p>
        </text:list-item>
      </text:list>
      <text:p text:style-name="P177"><text:span text:style-name="T1">Note</text:span></text:p>
      <text:p text:style-name="P177">The <text:a xlink:type="simple" xlink:href="#_nd" office:name=""><text:span text:style-name="Definition"><text:span text:style-name="T1">-nd</text:span></text:span></text:a> suffix (<text:span text:style-name="T1">-and</text:span> for <text:span text:style-name="T1">-ar</text:span> verbs, <text:span text:style-name="T1">-end</text:span> for <text:span text:style-name="T1">-er</text:span> and <text:span text:style-name="T1">-ir</text:span> verbs) adds the meaning “thing to be (verb)ed”. This is where words like <text:span text:style-name="T1">dividende</text:span> (thing to be divided, from <text:span text:style-name="T1">divider</text:span>) come from, which adds a certain obligation (a thing to do = a thing one should do). As an adjective it can also take the <text:a xlink:type="simple" xlink:href="#_i" office:name=""><text:span text:style-name="Definition"><text:span text:style-name="T1">-i</text:span></text:span></text:a> at the end for euphony. The above <text:span text:style-name="T1">un veritá explicand</text:span> thus means “a truth to be explained”. Another way to say the same would be <text:span text:style-name="T1">un veritá a explicar</text:span>.</text:p>
      <text:h text:style-name="Heading_20_3" text:outline-level="3"><text:bookmark-start text:name="_aforismes_4"/>Aforismes<text:bookmark-end text:name="_aforismes_4"/></text:h>
      <text:p text:style-name="P178">Si li triangules vell posser pensar, ili vell imaginar su Deo quam triangulari.</text:p>
      <text:p text:style-name="P178">—  Spinoza </text:p>
      <text:p text:style-name="P179">Li capes de grand homes diminue, si plures de ili conveni; plu mult li sagies, plu minimal li sagesse.</text:p>
      <text:p text:style-name="P179">—  Montesquieu </text:p>
      <text:p text:style-name="P180">Moventie, progresse, esperantie, vive, omnis es solmen sinonimes de optimisme. Li antiqui romano qui pensat li proverbie: durant que yo spira, yo espera, ha concentrat li filosofie del processe del vive, e dat a un biologic fundamental veritá li forme de un classic calambure.</text:p>
      <text:p text:style-name="P180">—  Nordau </text:p>
      <text:p text:style-name="P181">Li damas ne veni in li ciel, nam ja in li Apocalipse es dit in un loc: It esset silent durant un demí seconde. To ne es pensabil ta, u damas es present.</text:p>
      <text:p text:style-name="P181">—  Kant </text:p>
      <text:h text:style-name="Heading_20_4" text:outline-level="4"><text:bookmark-start text:name="_vocabularium_26"/>Vocabularium<text:bookmark-end text:name="_vocabularium_26"/></text:h>
      <text:list text:style-name="L135">
        <text:list-item>
          <text:p text:style-name="P182"><text:span text:style-name="T1">angule</text:span> = angle</text:p>
        </text:list-item>
        <text:list-item>
          <text:p text:style-name="P182"><text:span text:style-name="T1">calambure</text:span> = wordplay, pun</text:p>
        </text:list-item>
        <text:list-item>
          <text:p text:style-name="P182"><text:span text:style-name="T1">loc</text:span> = place</text:p>
        </text:list-item>
        <text:list-item>
          <text:p text:style-name="P182"><text:span text:style-name="T1">sagie</text:span> = sage</text:p>
        </text:list-item>
        <text:list-item>
          <text:p text:style-name="P182"><text:span text:style-name="T1">siler</text:span> = to be silent (to make no sound)</text:p>
        </text:list-item>
        <text:list-item>
          <text:p text:style-name="P182"><text:span text:style-name="T1">spirar</text:span> = to breathe</text:p>
        </text:list-item>
      </text:list>
      <text:h text:style-name="Heading_20_3" text:outline-level="3"><text:bookmark-start text:name="_li_evangelie_del_labor"/>Li evangelie del labor<text:bookmark-end text:name="_li_evangelie_del_labor"/></text:h>
      <text:p text:style-name="First_20_paragraph">It existe du folles in li munde. Li un es li millionario, qui crede, que il posse acumular real potentie per collecter moné; li altri es li glatt-rasat agitator, qui crede, que si il solmen vell posser prender li moné de un classe e dar it a un altri, li social maladies vell esser curat. Ili es ambi sur fals via. Mani del max successosi ho-temporan collectores de moné ne ha augmentat, ni per minimalissim summa, li richesse del homanité. Esque cart-luderos contribue al augmentation del richess del munde?</text:p>
      <text:p text:style-name="Text_20_body">Si noi omni vell partiprender in li productiv labor, intra li límites de nor capacitá, on vell posser questionar solmen pri to, esque chascun va reciver to quo il besona. Un real manca del vital necessitás – ne un fals manca pro absentie de tintinant metallic monetes in nor tascas – posse depender solmen de ínsuficent production, e ti es, in su órdine, tro sovente un consequentie de mancant saventies pri to quo e qualmen on deve producter.</text:p>
      <text:p text:style-name="Text_20_body">Ja in comensa noi deve fixar quam facte: li terra es capabil producter decent vive a chascun; ne solmen nutrition ma omnicos quo noi besona; nam omnicos veni del terra. It es possibil arangear li labor, li production, li distribution e li recompensation talmen, que a chascun qui fa su deventie, es garantit un parte del resultate in conformitá al exact justicie.</text:p>
      <text:p text:style-name="Text_20_body">Omnicos es possibil. Crede es li substantie de coses pri queles noi espera, e li testimonie pri coses queles ne es visibil.</text:p>
      <text:p text:style-name="Text_20_body">Henry Ford</text:p>
      <text:h text:style-name="Heading_20_4" text:outline-level="4"><text:bookmark-start text:name="_vocabularium_27"/>Vocabularium<text:bookmark-end text:name="_vocabularium_27"/></text:h>
      <text:list text:style-name="L136">
        <text:list-item>
          <text:p text:style-name="P183"><text:span text:style-name="T1">acumular</text:span> = to accumulate</text:p>
        </text:list-item>
        <text:list-item>
          <text:p text:style-name="P183"><text:span text:style-name="T1">augmentar</text:span> = to augment, to increase</text:p>
        </text:list-item>
        <text:list-item>
          <text:p text:style-name="P183"><text:span text:style-name="T1">capabil</text:span> = capable</text:p>
        </text:list-item>
        <text:list-item>
          <text:p text:style-name="P183"><text:span text:style-name="T1">capacitá</text:span> = capacity</text:p>
        </text:list-item>
        <text:list-item>
          <text:p text:style-name="P183"><text:span text:style-name="T1">deventie</text:span> = a duty</text:p>
        </text:list-item>
        <text:list-item>
          <text:p text:style-name="P183"><text:span text:style-name="T1">folle</text:span> = a fool</text:p>
        </text:list-item>
        <text:list-item>
          <text:p text:style-name="P183"><text:span text:style-name="T1">luder</text:span> = to play</text:p>
        </text:list-item>
        <text:list-item>
          <text:p text:style-name="P183"><text:span text:style-name="T1">monete</text:span> = a coin</text:p>
        </text:list-item>
        <text:list-item>
          <text:p text:style-name="P183"><text:span text:style-name="T1">partiprender</text:span> = to participate, to take part</text:p>
        </text:list-item>
        <text:list-item>
          <text:p text:style-name="P183"><text:span text:style-name="T1">rasar</text:span> = to shave</text:p>
        </text:list-item>
        <text:list-item>
          <text:p text:style-name="P183"><text:span text:style-name="T1">substantie</text:span> = substance</text:p>
        </text:list-item>
        <text:list-item>
          <text:p text:style-name="P183"><text:span text:style-name="T1">tintinar</text:span> = to jingle</text:p>
        </text:list-item>
      </text:list>
      <text:p text:style-name="P184"><text:span text:style-name="T1">Note</text:span></text:p>
      <text:p text:style-name="P184"><text:span text:style-name="T1">mani</text:span> before a singular means “many a”, while before a plural it means “many” (same as <text:span text:style-name="T1">mult</text:span>).</text:p>
      <text:h text:style-name="Heading_20_3" text:outline-level="3"><text:bookmark-start text:name="_un_lettre"/>Un lettre<text:bookmark-end text:name="_un_lettre"/></text:h>
      <text:p text:style-name="First_20_paragraph">Cosmopolis, 12-esim marte 1930.</text:p>
      <text:p text:style-name="Text_20_body">Mi car amíco.</text:p>
      <text:p text:style-name="Text_20_body">Yo mersia Vos cordialmen pro Vor amabil lettre de 10-esim ho-mensu. Yo joya leer, que anc Vu have interesse por li lingue international auxiliari, e yo constata, que yo esset rect, quande yo suposit, que Vu ne posse esser índiferent pri un question quel have grandissim importantie por li future de nor civilisation. Quam omni novones in li interlinguistica Vu comensa per decreter. In Vor curt lettre de quelc lineas Vu expresse Vor opiniones e exposi tant postulates concernent li lingue auxiliari, que, si Vu self vell provar satisfar les, Vu vell haver suficent occupation por quelc cent annus. Vu di, que li lingue deve esser ne europan; ma universal, i. e. un sintese de omni lingues existent sur li terra. Vu oblivia, que p. ex. li lingues chinesi e german es tam diferent, que un lingue, quel deve satisfar Vor postulate, vell esser quasi un hibride inter harengo e sparro. Vu di, que li lingue deve esser idealic, i. e. li max perfect linguistic instrument pensabil. Vu oblivia, que ne omnicos pensabil es possibil.</text:p>
      <text:p text:style-name="Text_20_body">Idealic lingues es, secun mi opinion, tam ínpossibil quam idealic states. Ili apartene ambi a Utopie. Un idealic lingue sam quam un idealic state es possibil solmen ta u vive idealic homes. Vu di adplu, que li lingue deve esser absolut regulari, nam tande it vell esser max facil. Yo ne posse comprender, pro quo regularitá vell esser identic con facilitá. Li lingue ne es solmen grammatica. It posse esser facil aprender simplic regules, ma it es tre desfacil memorar e usar ínaccustomat paroles. Quant minu un nov lingue chargea li memorie del parlantes, tant plu facil it es.</text:p>
      <text:p text:style-name="Text_20_body">It existet unquande témpores, quande homes credet seriosimen, que on posse crear, constructer e formar nov lingues arbitrarimen, ex profundore de su animas, secun principies, queles ili self inventet. It eveni ancor sovente, que on audi simil opiniones expresset de homes íniniciat. Plu valorosi quam inventer es constatar li ja factic existent international lingue, quel vive latent in li national lingues del occidental cultura. Li international vocabularium es tre rich, e pro que li scientie e technica ja possede un international terminologie, ili ne posse acceptar un altri lingue international quam un tal quel conserva ti internationalitá.</text:p>
      <text:p text:style-name="Text_20_body">Vor devoet</text:p>
      <text:p text:style-name="Text_20_body">Y. Z.</text:p>
      <text:h text:style-name="Heading_20_4" text:outline-level="4"><text:bookmark-start text:name="_vocabularium_28"/>Vocabularium<text:bookmark-end text:name="_vocabularium_28"/></text:h>
      <text:list text:style-name="L137">
        <text:list-item>
          <text:p text:style-name="P185"><text:span text:style-name="T1">acustomar</text:span> = to accustom</text:p>
        </text:list-item>
        <text:list-item>
          <text:p text:style-name="P185"><text:span text:style-name="T1">adplu</text:span> = moreover</text:p>
        </text:list-item>
        <text:list-item>
          <text:p text:style-name="P185"><text:span text:style-name="T1">chargear</text:span> = to charge, to burden</text:p>
        </text:list-item>
        <text:list-item>
          <text:p text:style-name="P185"><text:span text:style-name="T1">devoer</text:span> = to be devoted</text:p>
        </text:list-item>
        <text:list-item>
          <text:p text:style-name="P185"><text:span text:style-name="T1">esser rect</text:span> = to be right (<text:span text:style-name="T1">haver rason</text:span> is another way to say it)</text:p>
        </text:list-item>
        <text:list-item>
          <text:p text:style-name="P185"><text:span text:style-name="T1">exposir</text:span> = to expose</text:p>
        </text:list-item>
        <text:list-item>
          <text:p text:style-name="P185"><text:span text:style-name="T1">harengo</text:span> = herring</text:p>
        </text:list-item>
        <text:list-item>
          <text:p text:style-name="P185"><text:span text:style-name="T1">iniciat</text:span> = initiated</text:p>
        </text:list-item>
        <text:list-item>
          <text:p text:style-name="P185"><text:span text:style-name="T1">mersiar</text:span> = to thank</text:p>
        </text:list-item>
        <text:list-item>
          <text:p text:style-name="P185"><text:span text:style-name="T1">obliviar</text:span> = to forget</text:p>
        </text:list-item>
        <text:list-item>
          <text:p text:style-name="P185"><text:span text:style-name="T1">ocupation</text:span> = occupation</text:p>
        </text:list-item>
        <text:list-item>
          <text:p text:style-name="P185"><text:span text:style-name="T1">sam quam</text:span> = same as</text:p>
        </text:list-item>
        <text:list-item>
          <text:p text:style-name="P185"><text:span text:style-name="T1">sparro</text:span> = sparrow</text:p>
        </text:list-item>
        <text:list-item>
          <text:p text:style-name="P185"><text:span text:style-name="T1">suposir</text:span> = to suppose</text:p>
        </text:list-item>
      </text:list>
      <text:h text:style-name="Heading_20_2" text:outline-level="2"><text:bookmark-start text:name="_explanations_7"/>Explanations<text:bookmark-end text:name="_explanations_7"/></text:h>
      <text:h text:style-name="Heading_20_3" text:outline-level="3"><text:bookmark-start text:name="_adjectival_suffixes"/>Adjectival suffixes<text:bookmark-end text:name="_adjectival_suffixes"/></text:h>
      <text:p text:style-name="First_20_paragraph">The three most used adjectival suffixes are:</text:p>
      <text:h text:style-name="Heading_20_4" text:outline-level="4"><text:bookmark-start text:name="_al"/>-al<text:bookmark-end text:name="_al"/></text:h>
      <text:p text:style-name="First_20_paragraph">A general suffix showing a relationship or dependency: <text:span text:style-name="T1">national</text:span> from <text:span text:style-name="T1">nation</text:span>, <text:span text:style-name="T1">central</text:span> from <text:span text:style-name="T1">centre</text:span>, <text:span text:style-name="T1">diferential</text:span> from <text:span text:style-name="T1">diferentie</text:span>, etc.</text:p>
      <text:h text:style-name="Heading_20_4" text:outline-level="4"><text:bookmark-start text:name="_ic"/>-ic<text:bookmark-end text:name="_ic"/></text:h>
      <text:p text:style-name="First_20_paragraph">Being so, possessing properties of the word:</text:p>
      <text:list text:style-name="L138">
        <text:list-item>
          <text:p text:style-name="P186"><text:span text:style-name="T1">energic</text:span> (energetic) from <text:span text:style-name="T1">energie</text:span></text:p>
        </text:list-item>
        <text:list-item>
          <text:p text:style-name="P186"><text:span text:style-name="T1">fantastic</text:span> from <text:span text:style-name="T1">fantaste</text:span> (a fantast, someone with eccentric or fanciful ideas)</text:p>
        </text:list-item>
      </text:list>
      <text:p text:style-name="P187"><text:span text:style-name="T1">Note</text:span></text:p>
      <text:p text:style-name="P187">Greek words ending in “-ma” take a “t”, and those ending in “-se” turn the “s” into a “-t” (“xe” also counts as it is pronounced “cse”). Thus:</text:p>
      <text:list text:style-name="L139">
        <text:list-item>
          <text:p text:style-name="P188"><text:span text:style-name="T1">sistematic</text:span> from <text:span text:style-name="T1">sistema</text:span></text:p>
        </text:list-item>
        <text:list-item>
          <text:p text:style-name="P188"><text:span text:style-name="T1">problematic</text:span> from <text:span text:style-name="T1">problema</text:span></text:p>
        </text:list-item>
        <text:list-item>
          <text:p text:style-name="P188"><text:span text:style-name="T1">hipnotic</text:span> from <text:span text:style-name="T1">hipnose</text:span></text:p>
        </text:list-item>
        <text:list-item>
          <text:p text:style-name="P188"><text:span text:style-name="T1">sintactic</text:span> from <text:span text:style-name="T1">sintaxe</text:span></text:p>
        </text:list-item>
      </text:list>
      <text:p text:style-name="First_20_paragraph">From the adjective <text:a xlink:type="simple" xlink:href="#_ic" office:name=""><text:span text:style-name="Definition"><text:span text:style-name="T1">-ic</text:span></text:span></text:a> we derive nouns with:</text:p>
      <text:h text:style-name="Heading_20_4" text:outline-level="4"><text:bookmark-start text:name="_ica_and_ico"/>-ica and -ico<text:bookmark-end text:name="_ica_and_ico"/></text:h>
      <text:p text:style-name="First_20_paragraph"><text:span text:style-name="T1">-ica</text:span> refers to the name of the science or art in general, and <text:span text:style-name="T1">-ico</text:span> to the person practicing it. This is one situation where the <text:span text:style-name="T1">-o</text:span> does not necessarily denote a male.</text:p>
      <text:list text:style-name="L140">
        <text:list-item>
          <text:p text:style-name="P189"><text:span text:style-name="T1">logic</text:span> = logical</text:p>
        </text:list-item>
        <text:list-item>
          <text:p text:style-name="P189"><text:span text:style-name="T1">logica</text:span> = logic</text:p>
        </text:list-item>
        <text:list-item>
          <text:p text:style-name="P189"><text:span text:style-name="T1">logico</text:span> = logician</text:p>
        </text:list-item>
        <text:list-item>
          <text:p text:style-name="P189"><text:span text:style-name="T1">matematic</text:span> = mathematic</text:p>
        </text:list-item>
        <text:list-item>
          <text:p text:style-name="P189"><text:span text:style-name="T1">matematica</text:span> = mathematics</text:p>
        </text:list-item>
        <text:list-item>
          <text:p text:style-name="P189"><text:span text:style-name="T1">matematico</text:span> = mathematician</text:p>
        </text:list-item>
        <text:list-item>
          <text:p text:style-name="P189"><text:span text:style-name="T1">politic</text:span> = political</text:p>
        </text:list-item>
        <text:list-item>
          <text:p text:style-name="P189"><text:span text:style-name="T1">politica</text:span> = politics</text:p>
        </text:list-item>
        <text:list-item>
          <text:p text:style-name="P189"><text:span text:style-name="T1">politico</text:span> = politician</text:p>
        </text:list-item>
        <text:list-item>
          <text:p text:style-name="P189"><text:span text:style-name="T1">critic</text:span> = critical</text:p>
        </text:list-item>
        <text:list-item>
          <text:p text:style-name="P189"><text:span text:style-name="T1">critica</text:span> = criticism</text:p>
        </text:list-item>
        <text:list-item>
          <text:p text:style-name="P189"><text:span text:style-name="T1">critico</text:span> = critic</text:p>
        </text:list-item>
      </text:list>
      <text:h text:style-name="Heading_20_4" text:outline-level="4"><text:bookmark-start text:name="_what_about_ical"/>What about -ical?<text:bookmark-end text:name="_what_about_ical"/></text:h>
      <text:p text:style-name="First_20_paragraph">Generally, it is a good idea to resist the urge to express every “-ical” English word with another <text:span text:style-name="T1">-ical</text:span> in Interlingue (just <text:a xlink:type="simple" xlink:href="#_ic" office:name=""><text:span text:style-name="Definition"><text:span text:style-name="T1">-ic</text:span></text:span></text:a> is preferred). But this is another situation where you can for extra precision, and a subject mentioned in Cosmoglotta before. Because <text:a xlink:type="simple" xlink:href="#_ica_and_ico" office:name=""><text:span text:style-name="Definition"><text:span text:style-name="T1">-ica</text:span></text:span></text:a> as shown above refers to the entire branch of art or science, <text:a xlink:type="simple" xlink:href="#_al" office:name=""><text:span text:style-name="Definition"><text:span text:style-name="T1">-al</text:span></text:span></text:a> can make an adjective referring to it. Some examples where <text:a xlink:type="simple" xlink:href="#_ic" office:name=""><text:span text:style-name="Definition"><text:span text:style-name="T1">-ic</text:span></text:span></text:a> or <text:span text:style-name="T1">-ical</text:span> could be preferred:</text:p>
      <text:list text:style-name="L141">
        <text:list-item>
          <text:p text:style-name="P190"><text:span text:style-name="T1">un jardin botanic:</text:span> a botanical garden</text:p>
        </text:list-item>
        <text:list-item>
          <text:p text:style-name="P190"><text:span text:style-name="T1">un tractate botanical</text:span> = a botanical treatise (a treatise relating to botany, the science)</text:p>
        </text:list-item>
        <text:list-item>
          <text:p text:style-name="P190"><text:span text:style-name="T1">precision matematic</text:span> = mathematical precision</text:p>
        </text:list-item>
        <text:list-item>
          <text:p text:style-name="P190"><text:span text:style-name="T1">curiositá matematical</text:span> = a mathematical curiosity (a curiosity that mathematicians are interested in)</text:p>
        </text:list-item>
        <text:list-item>
          <text:p text:style-name="P190"><text:span text:style-name="T1">un progression aritmetic</text:span> = an arithmetic progression</text:p>
        </text:list-item>
        <text:list-item>
          <text:p text:style-name="P190"><text:span text:style-name="T1">un problema aritmetical</text:span> = an arithmetical problem (a problem that arithmeticians are interested in)</text:p>
        </text:list-item>
      </text:list>
      <text:p text:style-name="First_20_paragraph">On a related note, beware of words where English is the odd man out such as <text:span text:style-name="T1">energic</text:span> (energetic) where only English has the added “-et-” in the middle.</text:p>
      <text:h text:style-name="Heading_20_4" text:outline-level="4"><text:bookmark-start text:name="_aci"/>-aci<text:bookmark-end text:name="_aci"/></text:h>
      <text:p text:style-name="First_20_paragraph">Tending to (similar to English “-acious”):</text:p>
      <text:list text:style-name="L142">
        <text:list-item>
          <text:p text:style-name="P191"><text:span text:style-name="T1">mordaci</text:span> = mordacious (<text:span text:style-name="T1">morder</text:span> = to bite)</text:p>
        </text:list-item>
        <text:list-item>
          <text:p text:style-name="P191"><text:span text:style-name="T1">tenaci</text:span> = tenacious (<text:span text:style-name="T1">tener</text:span> = to hold)</text:p>
        </text:list-item>
        <text:list-item>
          <text:p text:style-name="P191"><text:span text:style-name="T1">vivaci</text:span> = vivacious (<text:span text:style-name="T1">viver</text:span> = to live)</text:p>
        </text:list-item>
      </text:list>
      <text:h text:style-name="Heading_20_4" text:outline-level="4"><text:bookmark-start text:name="_an"/>-an<text:bookmark-end text:name="_an"/></text:h>
      <text:p text:style-name="First_20_paragraph">Belonging to (often made into nouns with <text:span text:style-name="T1">-ano</text:span>, <text:span text:style-name="T1">-ana</text:span>, <text:span text:style-name="T1">-ane</text:span>):</text:p>
      <text:list text:style-name="L143">
        <text:list-item>
          <text:p text:style-name="P192"><text:span text:style-name="T1">american</text:span> = American (<text:span text:style-name="T1">America</text:span> = America)</text:p>
        </text:list-item>
        <text:list-item>
          <text:p text:style-name="P192"><text:span text:style-name="T1">homan</text:span> = human (<text:span text:style-name="T1">hom</text:span> = a human)</text:p>
        </text:list-item>
      </text:list>
      <text:h text:style-name="Heading_20_4" text:outline-level="4"><text:bookmark-start text:name="_ari"/>-ari<text:bookmark-end text:name="_ari"/></text:h>
      <text:p text:style-name="First_20_paragraph">According to, fitting, belonging to (English “-ar”):</text:p>
      <text:list text:style-name="L144">
        <text:list-item>
          <text:p text:style-name="P193"><text:span text:style-name="T1">regulari</text:span> = regular (<text:span text:style-name="T1">regul</text:span> = rule)</text:p>
        </text:list-item>
        <text:list-item>
          <text:p text:style-name="P193"><text:span text:style-name="T1">populari</text:span> = popular (<text:span text:style-name="T1">popul</text:span> = people)</text:p>
        </text:list-item>
      </text:list>
      <text:h text:style-name="Heading_20_4" text:outline-level="4"><text:bookmark-start text:name="_at"/>-at<text:bookmark-end text:name="_at"/></text:h>
      <text:p text:style-name="First_20_paragraph">(On nouns.) Provided with something:</text:p>
      <text:list text:style-name="L145">
        <text:list-item>
          <text:p text:style-name="P194"><text:span text:style-name="T1">foliat</text:span> = leafed (<text:span text:style-name="T1">folie</text:span> = leaf)</text:p>
        </text:list-item>
        <text:list-item>
          <text:p text:style-name="P194"><text:span text:style-name="T1">barbat</text:span> = bearded (<text:span text:style-name="T1">barbe</text:span> = beard)</text:p>
        </text:list-item>
      </text:list>
      <text:h text:style-name="Heading_20_4" text:outline-level="4"><text:bookmark-start text:name="_ut"/>-ut<text:bookmark-end text:name="_ut"/></text:h>
      <text:p text:style-name="First_20_paragraph">Very rich in, exuberant:</text:p>
      <text:list text:style-name="L146">
        <text:list-item>
          <text:p text:style-name="P195"><text:span text:style-name="T1">barbut</text:span> = heavily bearded (barbute)</text:p>
        </text:list-item>
        <text:list-item>
          <text:p text:style-name="P195"><text:span text:style-name="T1">sandut</text:span> = sandy</text:p>
        </text:list-item>
        <text:list-item>
          <text:p text:style-name="P195"><text:span text:style-name="T1">armut</text:span> = heavily armed</text:p>
        </text:list-item>
      </text:list>
      <text:h text:style-name="Heading_20_4" text:outline-level="4"><text:bookmark-start text:name="_atri"/>-atri<text:bookmark-end text:name="_atri"/></text:h>
      <text:p text:style-name="First_20_paragraph">A resemblance but not entirely of the same quality (similar to English “-ish”):</text:p>
      <text:list text:style-name="L147">
        <text:list-item>
          <text:p text:style-name="P196"><text:span text:style-name="T1">verdatri</text:span> = greenish (<text:span text:style-name="T1">verd</text:span> = green)</text:p>
        </text:list-item>
        <text:list-item>
          <text:p text:style-name="P196"><text:span text:style-name="T1">spongiatri</text:span> = spongy (<text:span text:style-name="T1">spongie</text:span> = sponge)</text:p>
        </text:list-item>
      </text:list>
      <text:h text:style-name="Heading_20_4" text:outline-level="4"><text:bookmark-start text:name="_esc"/>-esc<text:bookmark-end text:name="_esc"/></text:h>
      <text:p text:style-name="First_20_paragraph">(Of people.) Similar to, possessing similar qualities to (similar to English “-esque”)</text:p>
      <text:list text:style-name="L148">
        <text:list-item>
          <text:p text:style-name="P197"><text:span text:style-name="T1">infantesc</text:span> = childlike (<text:span text:style-name="T1">infant</text:span> = child)</text:p>
        </text:list-item>
        <text:list-item>
          <text:p text:style-name="P197"><text:span text:style-name="T1">gigantesc</text:span> = giantesque (<text:span text:style-name="T1">gigante</text:span> = giant, <text:span text:style-name="T1">gigantic</text:span> = gigantic)</text:p>
        </text:list-item>
      </text:list>
      <text:h text:style-name="Heading_20_4" text:outline-level="4"><text:bookmark-start text:name="_bil"/>-bil<text:bookmark-end text:name="_bil"/></text:h>
      <text:p text:style-name="First_20_paragraph">(Transitive verbs): what can be done (transitive verbs) what one can do. <text:span text:style-name="T1">-ar</text:span> verbs: <text:span text:style-name="T1">-abil</text:span>, <text:span text:style-name="T1">-er</text:span> and <text:span text:style-name="T1">-ir</text:span> verbs: <text:span text:style-name="T1">-ibil</text:span>.</text:p>
      <text:list text:style-name="L149">
        <text:list-item>
          <text:p text:style-name="P198"><text:span text:style-name="T1">navigabil</text:span> = navigable (<text:span text:style-name="T1">navigar</text:span> = to navigate)</text:p>
        </text:list-item>
        <text:list-item>
          <text:p text:style-name="P198"><text:span text:style-name="T1">formabil</text:span> = formable (<text:span text:style-name="T1">formar</text:span> = to form)</text:p>
        </text:list-item>
        <text:list-item>
          <text:p text:style-name="P198"><text:span text:style-name="T1">audibil</text:span> = audible (<text:span text:style-name="T1">audir</text:span> = to hear)</text:p>
        </text:list-item>
        <text:list-item>
          <text:p text:style-name="P198"><text:span text:style-name="T1">horribil</text:span> = horrible (<text:span text:style-name="T1">horrer</text:span> = to be horrified, to dread)</text:p>
        </text:list-item>
        <text:list-item>
          <text:p text:style-name="P198"><text:span text:style-name="T1">íncredibil</text:span> = unbelievable (<text:span text:style-name="T1">creder</text:span> = to believe)</text:p>
        </text:list-item>
        <text:list-item>
          <text:p text:style-name="P198"><text:span text:style-name="T1">durabil</text:span> = durable (<text:span text:style-name="T1">durar</text:span> = to last)</text:p>
        </text:list-item>
        <text:list-item>
          <text:p text:style-name="P198"><text:span text:style-name="T1">ínponderabil</text:span> = unthinkable (<text:span text:style-name="T1">ponderar</text:span> = to ponder)</text:p>
        </text:list-item>
        <text:list-item>
          <text:p text:style-name="P198"><text:span text:style-name="T1">ínperceptibil</text:span> = imperceptible (<text:span text:style-name="T1">percepter</text:span> = to perceive)</text:p>
        </text:list-item>
        <text:list-item>
          <text:p text:style-name="P198"><text:span text:style-name="T1">ínexpressibil</text:span> = unexpressable (<text:span text:style-name="T1">expresser</text:span> = to express)</text:p>
        </text:list-item>
        <text:list-item>
          <text:p text:style-name="P198"><text:span text:style-name="T1">visibil</text:span> (from the perfect stem) = visible (<text:span text:style-name="T1">vider</text:span> = to see)</text:p>
        </text:list-item>
        <text:list-item>
          <text:p text:style-name="P198"><text:span text:style-name="T1">explosibil</text:span> (from the perfect stem) = explodable (<text:span text:style-name="T1">exploder</text:span> = to explode)</text:p>
        </text:list-item>
      </text:list>
      <text:h text:style-name="Heading_20_4" text:outline-level="4"><text:bookmark-start text:name="_in"/>-in<text:bookmark-end text:name="_in"/></text:h>
      <text:p text:style-name="First_20_paragraph">Denotes ancestry, origin:</text:p>
      <text:list text:style-name="L150">
        <text:list-item>
          <text:p text:style-name="P199"><text:span text:style-name="T1">argentin</text:span> = silber (<text:span text:style-name="T1">argente</text:span> = silver)</text:p>
        </text:list-item>
        <text:list-item>
          <text:p text:style-name="P199"><text:span text:style-name="T1">florentin</text:span> = Florentine (from Florence, <text:span text:style-name="T1">Florentia</text:span> = Florence)</text:p>
        </text:list-item>
        <text:list-item>
          <text:p text:style-name="P199"><text:span text:style-name="T1">svinine</text:span> = pork (<text:span text:style-name="T1">svin</text:span> = pig)</text:p>
        </text:list-item>
      </text:list>
      <text:h text:style-name="Heading_20_4" text:outline-level="4"><text:bookmark-start text:name="_osi"/>-osi<text:bookmark-end text:name="_osi"/></text:h>
      <text:p text:style-name="First_20_paragraph">Rich in, full of:</text:p>
      <text:list text:style-name="L151">
        <text:list-item>
          <text:p text:style-name="P200"><text:span text:style-name="T1">famosi</text:span> = famous (<text:span text:style-name="T1">fama</text:span> = fame)</text:p>
        </text:list-item>
        <text:list-item>
          <text:p text:style-name="P200"><text:span text:style-name="T1">musculosi</text:span> = muscled (<text:span text:style-name="T1">muscul</text:span> = muscle)</text:p>
        </text:list-item>
        <text:list-item>
          <text:p text:style-name="P200"><text:span text:style-name="T1">respectosi</text:span> = respectful (<text:span text:style-name="T1">respecte</text:span> = respect)</text:p>
        </text:list-item>
        <text:list-item>
          <text:p text:style-name="P200"><text:span text:style-name="T1">spinosi</text:span> = thorny (<text:span text:style-name="T1">spine</text:span> = thorn)</text:p>
        </text:list-item>
      </text:list>
      <text:p text:style-name="First_20_paragraph">The similar suffixes <text:a xlink:type="simple" xlink:href="#_iv" office:name=""><text:span text:style-name="Definition"><text:span text:style-name="T1">-iv</text:span></text:span></text:a> and <text:a xlink:type="simple" xlink:href="#_ori" office:name=""><text:span text:style-name="Definition"><text:span text:style-name="T1">-ori</text:span></text:span></text:a> were mentioned in <text:a xlink:type="simple" xlink:href="#_triesim_letion" office:name=""><text:span text:style-name="Definition">lesson 3</text:span></text:a>.</text:p>
      <text:p text:style-name="Text_20_body">This finishes up the main suffixes seen in Interlingue for forming new words. On top of this are many other much less productive affixes that show up from time to time and are worth noting:</text:p>
      <text:h text:style-name="Heading_20_4" text:outline-level="4"><text:bookmark-start text:name="_id"/>-id<text:bookmark-end text:name="_id"/></text:h>
      <text:p text:style-name="First_20_paragraph">having the qualities of a verb:</text:p>
      <text:list text:style-name="L152">
        <text:list-item>
          <text:p text:style-name="P201"><text:span text:style-name="T1">timid</text:span> = timid (<text:span text:style-name="T1">timer</text:span> = to fear, <text:span text:style-name="T1">timore</text:span> = fear)</text:p>
        </text:list-item>
        <text:list-item>
          <text:p text:style-name="P201"><text:span text:style-name="T1">frigid</text:span> = cold, frigid (<text:span text:style-name="T1">friger</text:span> = to feel cold, <text:span text:style-name="T1">frigore</text:span> = cold)</text:p>
        </text:list-item>
      </text:list>
      <text:h text:style-name="Heading_20_4" text:outline-level="4"><text:bookmark-start text:name="_nd"/>-nd<text:bookmark-end text:name="_nd"/></text:h>
      <text:p text:style-name="First_20_paragraph">Mentioned once in a <text:a xlink:type="simple" xlink:href="#_note_about_nd" office:name=""><text:span text:style-name="Definition">note above</text:span></text:a>: what is to be done.</text:p>
      <text:list text:style-name="L153">
        <text:list-item>
          <text:p text:style-name="P202"><text:span text:style-name="T1">quo esset demonstrand</text:span> = what was to be demonstrated (Latin <text:span text:style-name="T1">quod erat demonstrandum</text:span>)</text:p>
        </text:list-item>
        <text:list-item>
          <text:p text:style-name="P202"><text:span text:style-name="T1">dividende</text:span> = a dividend</text:p>
        </text:list-item>
        <text:list-item>
          <text:p text:style-name="P202"><text:span text:style-name="T1">examinando</text:span> = an exam-taker (one who is to examine).</text:p>
        </text:list-item>
      </text:list>
      <text:h text:style-name="Heading_20_3" text:outline-level="3"><text:bookmark-start text:name="_divers_affixes"/>Divers affixes<text:bookmark-end text:name="_divers_affixes"/></text:h>
      <text:p text:style-name="First_20_paragraph">Here are some more Latin- or Greek-derived affixes that are seen in words in Interlingue and most other western European languages:</text:p>
      <text:h text:style-name="Heading_20_4" text:outline-level="4"><text:bookmark-start text:name="_anti"/>anti-<text:bookmark-end text:name="_anti"/></text:h>
      <text:p text:style-name="First_20_paragraph">Against.</text:p>
      <text:list text:style-name="L154">
        <text:list-item>
          <text:p text:style-name="P203"><text:span text:style-name="T1">Anticristo</text:span> = Antichrist</text:p>
        </text:list-item>
        <text:list-item>
          <text:p text:style-name="P203"><text:span text:style-name="T1">antitoxine</text:span> = anti-toxin</text:p>
        </text:list-item>
        <text:list-item>
          <text:p text:style-name="P203"><text:span text:style-name="T1">antisocial</text:span> = antisocial, asocial</text:p>
        </text:list-item>
      </text:list>
      <text:h text:style-name="Heading_20_4" text:outline-level="4"><text:bookmark-start text:name="_archi"/>arch(i)-<text:bookmark-end text:name="_archi"/></text:h>
      <text:p text:style-name="First_20_paragraph">Highest, over-.</text:p>
      <text:list text:style-name="L155">
        <text:list-item>
          <text:p text:style-name="P204"><text:span text:style-name="T1">archiepiscop</text:span> = archbishop</text:p>
        </text:list-item>
        <text:list-item>
          <text:p text:style-name="P204"><text:span text:style-name="T1">archángel</text:span> = archangel</text:p>
        </text:list-item>
        <text:list-item>
          <text:p text:style-name="P204"><text:span text:style-name="T1">archifripon</text:span> = an “arch rogue”</text:p>
        </text:list-item>
        <text:list-item>
          <text:p text:style-name="P204"><text:span text:style-name="T1">archinull</text:span> = total zero, huge loser</text:p>
        </text:list-item>
      </text:list>
      <text:h text:style-name="Heading_20_4" text:outline-level="4"><text:bookmark-start text:name="_auto"/>auto-<text:bookmark-end text:name="_auto"/></text:h>
      <text:p text:style-name="First_20_paragraph">Auto-, self.</text:p>
      <text:p text:style-name="Text_20_body"><text:span text:style-name="T1">automobile</text:span>, <text:span text:style-name="T1">autobiografie</text:span></text:p>
      <text:h text:style-name="Heading_20_4" text:outline-level="4"><text:bookmark-start text:name="_non"/>non-<text:bookmark-end text:name="_non"/></text:h>
      <text:p text:style-name="First_20_paragraph">Non.</text:p>
      <text:p text:style-name="Text_20_body"><text:span text:style-name="T1">non-agression, nonsense</text:span></text:p>
      <text:h text:style-name="Heading_20_4" text:outline-level="4"><text:bookmark-start text:name="_pan"/>pan-<text:bookmark-end text:name="_pan"/></text:h>
      <text:p text:style-name="First_20_paragraph">Pan-.</text:p>
      <text:p text:style-name="Text_20_body"><text:span text:style-name="T1">paneuropa</text:span>, <text:span text:style-name="T1">panslavist</text:span></text:p>
      <text:h text:style-name="Heading_20_4" text:outline-level="4"><text:bookmark-start text:name="_proto"/>proto-<text:bookmark-end text:name="_proto"/></text:h>
      <text:p text:style-name="First_20_paragraph">Proto.</text:p>
      <text:p text:style-name="Text_20_body"><text:span text:style-name="T1">protogerman</text:span>, <text:span text:style-name="T1">prototipe</text:span></text:p>
      <text:h text:style-name="Heading_20_4" text:outline-level="4"><text:bookmark-start text:name="_pseudo"/>pseudo-<text:bookmark-end text:name="_pseudo"/></text:h>
      <text:p text:style-name="First_20_paragraph">Pseudo, false (note: “p” is not silent!)</text:p>
      <text:list text:style-name="L156">
        <text:list-item>
          <text:p text:style-name="P205"><text:span text:style-name="T1">pseudo-Cristo</text:span> = false Christ</text:p>
        </text:list-item>
        <text:list-item>
          <text:p text:style-name="P205"><text:span text:style-name="T1">pseudoscientie</text:span> = pseudoscience</text:p>
        </text:list-item>
      </text:list>
      <text:h text:style-name="Heading_20_4" text:outline-level="4"><text:bookmark-start text:name="_semi_hemi"/>semi-, hemi-<text:bookmark-end text:name="_semi_hemi"/></text:h>
      <text:p text:style-name="First_20_paragraph">Half.</text:p>
      <text:p text:style-name="Text_20_body"><text:span text:style-name="T1">semivocale, semicólon, hemisfere</text:span></text:p>
      <text:h text:style-name="Heading_20_4" text:outline-level="4"><text:bookmark-start text:name="_tele"/>tele-<text:bookmark-end text:name="_tele"/></text:h>
      <text:p text:style-name="First_20_paragraph">Tele-, far.</text:p>
      <text:p text:style-name="Text_20_body"><text:span text:style-name="T1">television, telemicroscope</text:span></text:p>
      <text:h text:style-name="Heading_20_4" text:outline-level="4"><text:bookmark-start text:name="_cide"/>-cide<text:bookmark-end text:name="_cide"/></text:h>
      <text:p text:style-name="First_20_paragraph">Killer of.</text:p>
      <text:p text:style-name="Text_20_body"><text:span text:style-name="T1">patricide, suicide, homicide</text:span></text:p>
      <text:h text:style-name="Heading_20_4" text:outline-level="4"><text:bookmark-start text:name="_fer"/>-fer<text:bookmark-end text:name="_fer"/></text:h>
      <text:p text:style-name="First_20_paragraph">Bringing, bearing.</text:p>
      <text:list text:style-name="L157">
        <text:list-item>
          <text:p text:style-name="P206"><text:span text:style-name="T1">fructiferi</text:span> = fruit-bearing</text:p>
        </text:list-item>
        <text:list-item>
          <text:p text:style-name="P206"><text:span text:style-name="T1">mammifere</text:span> = a mammal</text:p>
        </text:list-item>
      </text:list>
      <text:h text:style-name="Heading_20_4" text:outline-level="4"><text:bookmark-start text:name="_file"/>-file<text:bookmark-end text:name="_file"/></text:h>
      <text:p text:style-name="First_20_paragraph">-phile, loving.</text:p>
      <text:p text:style-name="Text_20_body"><text:span text:style-name="T1">germanofile</text:span></text:p>
      <text:h text:style-name="Heading_20_4" text:outline-level="4"><text:bookmark-start text:name="_fobe"/>-fobe<text:bookmark-end text:name="_fobe"/></text:h>
      <text:p text:style-name="First_20_paragraph">Fearing.</text:p>
      <text:p text:style-name="Text_20_body"><text:span text:style-name="T1">germanofobe</text:span></text:p>
      <text:h text:style-name="Heading_20_4" text:outline-level="4"><text:bookmark-start text:name="_oide"/>-oide<text:bookmark-end text:name="_oide"/></text:h>
      <text:p text:style-name="First_20_paragraph">-oid, resembling.</text:p>
      <text:p text:style-name="Text_20_body"><text:span text:style-name="T1">negroide, mongoloide, caucasoide, romboide, elipsoide</text:span></text:p>
      <text:h text:style-name="Heading_20_3" text:outline-level="3"><text:bookmark-start text:name="_word_composition"/>Word composition<text:bookmark-end text:name="_word_composition"/></text:h>
      <text:p text:style-name="First_20_paragraph">Words can be joined together in a variety of ways.</text:p>
      <text:list text:style-name="L158">
        <text:list-item>
          <text:p text:style-name="P207">Through simple joining, either with or without a hypen. a) Without a hyphen: <text:span text:style-name="T1">postcarte</text:span>, <text:span text:style-name="T1">manuscrite</text:span>. b) With a hyphen: <text:span text:style-name="T1">Nord-Europa</text:span>, <text:span text:style-name="T1">automobil-garage</text:span></text:p>
        </text:list-item>
        <text:list-item>
          <text:p text:style-name="P207">With the vowels “i” or “o” between words: <text:span text:style-name="T1">uniform</text:span>, <text:span text:style-name="T1">unilateral</text:span>, <text:span text:style-name="T1">centimetre</text:span>, <text:span text:style-name="T1">microcosmo</text:span>, <text:span text:style-name="T1">aeroplan</text:span>.</text:p>
        </text:list-item>
      </text:list>
      <text:p text:style-name="First_20_paragraph">The imperative of a verb can also be used to join words together: <text:span text:style-name="T1">portamoné</text:span> (a wallet, lit. a carry-money), <text:span text:style-name="T1">parapluvie</text:span> (an umbrella, lit. a block-rain), <text:span text:style-name="T1">gardarobe</text:span> (a wardrobe, lit. a guard-robe).</text:p>
      <text:h text:style-name="Heading_20_3" text:outline-level="3"><text:bookmark-start text:name="_word_families"/>Word families<text:bookmark-end text:name="_word_families"/></text:h>
      <text:p text:style-name="First_20_paragraph">You might have noticed that properly applying the above derivation rules almost always produces existing international words with the same meaning. New ones can be made, as that happens consistently in natural languages. In the few cases where a regularly formed derivation form differs substantially from an existing international word, both forms are permitted. Examples:</text:p>
      <text:list text:style-name="L159">
        <text:list-item>
          <text:p text:style-name="P208"><text:span text:style-name="T1">noctal</text:span> = <text:span text:style-name="T1">nocturn</text:span></text:p>
        </text:list-item>
        <text:list-item>
          <text:p text:style-name="P208"><text:span text:style-name="T1">terral</text:span> = <text:span text:style-name="T1">terrestri</text:span> (terrestrial),</text:p>
        </text:list-item>
        <text:list-item>
          <text:p text:style-name="P208"><text:span text:style-name="T1">cielal</text:span> = <text:span text:style-name="T1">celest</text:span> (celestial)</text:p>
        </text:list-item>
        <text:list-item>
          <text:p text:style-name="P208"><text:span text:style-name="T1">patrin</text:span> = <text:span text:style-name="T1">paternal</text:span> (paternal).</text:p>
        </text:list-item>
      </text:list>
      <text:p text:style-name="First_20_paragraph">Here are some example of how international words are created by deduction and composition from simple elements in the derivation of Interlingue:</text:p>
      <text:list text:style-name="L160">
        <text:list-item>
          <text:p text:style-name="P209"><text:span text:style-name="T1">protecter</text:span> = to protect (protect-er)</text:p>
        </text:list-item>
        <text:list-item>
          <text:p text:style-name="P209"><text:span text:style-name="T1">protectoratu</text:span> = a protectorate (protect-or-atu)</text:p>
        </text:list-item>
        <text:list-item>
          <text:p text:style-name="P209"><text:span text:style-name="T1">protectoria</text:span> = a house for orphans (protect-or-ia)</text:p>
        </text:list-item>
        <text:list-item>
          <text:p text:style-name="P209"><text:span text:style-name="T1">protection</text:span> = protection (protect-ion)</text:p>
        </text:list-item>
        <text:list-item>
          <text:p text:style-name="P209"><text:span text:style-name="T1">protectionisme</text:span> = protectionism (protect-ion-isme)</text:p>
        </text:list-item>
        <text:list-item>
          <text:p text:style-name="P209"><text:span text:style-name="T1">protectionist</text:span> = protectionist (the person) (protect-ion-ist)</text:p>
        </text:list-item>
        <text:list-item>
          <text:p text:style-name="P209"><text:span text:style-name="T1">protectionistic</text:span> = protectionistic (adjective) (protect-ion-ist-ic)</text:p>
        </text:list-item>
        <text:list-item>
          <text:p text:style-name="P209"><text:span text:style-name="T1">protectiv</text:span> = protective (protect-iv)</text:p>
        </text:list-item>
        <text:list-item>
          <text:p text:style-name="P209"><text:span text:style-name="T1">star</text:span> = to stand</text:p>
        </text:list-item>
      </text:list>
      <text:p text:style-name="First_20_paragraph"><text:span text:style-name="T1">stabil, instabil, stabilitá, ínstabilitá, stabilisar, stabilisation, stabilisator; station, stationar, stationari, stationario; state, statu, statue, statuarium, statuette, statuer, statute, statuari, static, statica; statist; statistic, statistica, statistico; stativ; statura; constar, constant; constantie, constatar; restar, restantie; distar, distantie; circumstar, circumstantie</text:span>; etc.</text:p>
      <text:p text:style-name="Text_20_body">Plus some others if one considers that the “-stituer” ending is also related to star: <text:span text:style-name="T1">constituer, constitution, instituer, institute, institution, institutor, restituer, restitution, substituer, substitute, substitution</text:span>,</text:p>
      <text:h text:style-name="Heading_20_1" text:outline-level="1"><text:bookmark-start text:name="_ottesim_letion"/>Ottesim letion<text:bookmark-end text:name="_ottesim_letion"/></text:h>
      <text:h text:style-name="Heading_20_2" text:outline-level="2"><text:bookmark-start text:name="_textus_8"/>Textus<text:bookmark-end text:name="_textus_8"/></text:h>
      <text:h text:style-name="Heading_20_3" text:outline-level="3"><text:bookmark-start text:name="_un_somnie"/>Un somnie<text:bookmark-end text:name="_un_somnie"/></text:h>
      <text:p text:style-name="First_20_paragraph">“In facte, yo havet un drolli somnie just nu,” racontat un irlandeso. “Yo revat, que yo esset in Roma e visitat su Sanctitá, li Papa. Apen yo hat tappat sur li porta, quande il self apertet it. – ‘A, Pat, es it Vu, qui ha venit, o alquí altri?’ – ‘Advere, Vor honore, it es yo e nequí altri.’ – ‘Ples venir con me in li superior etage!’ il dit me. E ta esset un separat chambre, bellissim equipat, quel yo ne ha videt jamá. ‘Ples seder,’ dit su Sanctitá, ‘quo Vu vole?’ – Yo meditat durant un momente, e in fine yo dit: ‘Un glass de fort trincage.’ – ‘Deve it esser frigid o calid?’ – ‘Calid,’ yo respondet. E su Sanctitá departet por aportar li trincage, ma il esset absent tro long e interim yo avigilat me. Quam yo nu repente, que yo ne hat petit le dar me it frigid.”</text:p>
      <text:h text:style-name="Heading_20_4" text:outline-level="4"><text:bookmark-start text:name="_vocabularium_29"/>Vocabularium<text:bookmark-end text:name="_vocabularium_29"/></text:h>
      <text:list text:style-name="L161">
        <text:list-item>
          <text:p text:style-name="P210"><text:span text:style-name="T1">apen</text:span> = hardly, barely, just as</text:p>
        </text:list-item>
        <text:list-item>
          <text:p text:style-name="P210"><text:span text:style-name="T1">avigilar</text:span> = to awaken</text:p>
        </text:list-item>
        <text:list-item>
          <text:p text:style-name="P210"><text:span text:style-name="T1">departer</text:span> = to depart</text:p>
        </text:list-item>
        <text:list-item>
          <text:p text:style-name="P210"><text:span text:style-name="T1">droll(i)</text:span> = funny</text:p>
        </text:list-item>
        <text:list-item>
          <text:p text:style-name="P210"><text:span text:style-name="T1">equipar</text:span> = to equip</text:p>
        </text:list-item>
        <text:list-item>
          <text:p text:style-name="P210"><text:span text:style-name="T1">honore</text:span> = honor</text:p>
        </text:list-item>
        <text:list-item>
          <text:p text:style-name="P210"><text:span text:style-name="T1">interim</text:span> = meanwhile</text:p>
        </text:list-item>
        <text:list-item>
          <text:p text:style-name="P210"><text:span text:style-name="T1">jamá</text:span> = ever, never</text:p>
        </text:list-item>
        <text:list-item>
          <text:p text:style-name="P210"><text:span text:style-name="T1">meditar</text:span> = to meditate</text:p>
        </text:list-item>
        <text:list-item>
          <text:p text:style-name="P210"><text:span text:style-name="T1">Papa</text:span> = Pope (note: <text:span text:style-name="T1">papá</text:span> = papa, daddy)</text:p>
        </text:list-item>
        <text:list-item>
          <text:p text:style-name="P210"><text:span text:style-name="T1">racontar</text:span> = to tell (a story, etc.)</text:p>
        </text:list-item>
        <text:list-item>
          <text:p text:style-name="P210"><text:span text:style-name="T1">repenter</text:span> = to repent</text:p>
        </text:list-item>
        <text:list-item>
          <text:p text:style-name="P210"><text:span text:style-name="T1">somnie</text:span> = dream</text:p>
        </text:list-item>
        <text:list-item>
          <text:p text:style-name="P210"><text:span text:style-name="T1">tappar</text:span> = to tap, to knock</text:p>
        </text:list-item>
        <text:list-item>
          <text:p text:style-name="P210"><text:span text:style-name="T1">trincage</text:span> = a drink</text:p>
        </text:list-item>
      </text:list>
      <text:h text:style-name="Heading_20_3" text:outline-level="3"><text:bookmark-start text:name="_aforismes_5"/>Aforismes<text:bookmark-end text:name="_aforismes_5"/></text:h>
      <text:p text:style-name="First_20_paragraph">Pri un cose noi omni concorda: ne existe plu abominabil erras quam tis del altres.</text:p>
      <text:p text:style-name="Text_20_body">It es sovente plu facil pardonar un injurie quel noi ha causat a un altri hom.</text:p>
      <text:p text:style-name="Text_20_body">Li opinion de mani autor es acceptat del publica – quande il self ha abandonat it ja de long.</text:p>
      <text:p text:style-name="Text_20_body">Mani nómina se idealist: proque il vole viver ne por, ma per un idé.</text:p>
      <text:p text:style-name="Text_20_body">Un conosset patriot ha dit: “Yo ne comprende que alcun hom vole nascer quam extraniano.”</text:p>
      <text:p text:style-name="Text_20_body">On posse tacer pro divers motives: anc pro to que on have necos a dir.</text:p>
      <text:p text:style-name="Text_20_body">Homes (anc Vu ha certmen constatat it) have plu de témpore, quande ili vole alquicos de nos, quam quande noi vole alquicos de ili.</text:p>
      <text:p text:style-name="Text_20_body">A un yun mann, qui fanfaronat pri su saventies, un old mann dit: “Vu es felici, qui vive ancor in ti etá, quande on save omnicos.”</text:p>
      <text:p text:style-name="Text_20_body">Quam ínprudent it vell esser, si noi vell dir a nor conossetes: “Yo have exact tant interesse por Vos quant Vu por me.”</text:p>
      <text:p text:style-name="Text_20_body">Quande un hom di: “Un de nos erra,” yo save strax, quem il alude.</text:p>
      <text:p text:style-name="Text_20_body">Certmen Vu conosse ti person, qui quande on parla pri un altri hom, comensa strax parlar pri se self.</text:p>
      <text:p text:style-name="Text_20_body">Otto Weiss</text:p>
      <text:h text:style-name="Heading_20_4" text:outline-level="4"><text:bookmark-start text:name="_vocabularium_30"/>Vocabularium<text:bookmark-end text:name="_vocabularium_30"/></text:h>
      <text:list text:style-name="L162">
        <text:list-item>
          <text:p text:style-name="P211"><text:span text:style-name="T1">abominabil</text:span> = abominable</text:p>
        </text:list-item>
        <text:list-item>
          <text:p text:style-name="P211"><text:span text:style-name="T1">aluder</text:span> = to alude</text:p>
        </text:list-item>
        <text:list-item>
          <text:p text:style-name="P211"><text:span text:style-name="T1">concordar</text:span> = to agree</text:p>
        </text:list-item>
        <text:list-item>
          <text:p text:style-name="P211"><text:span text:style-name="T1">etá</text:span> = age</text:p>
        </text:list-item>
        <text:list-item>
          <text:p text:style-name="P211"><text:span text:style-name="T1">fanfaronar</text:span> = to boast, to talk up</text:p>
        </text:list-item>
        <text:list-item>
          <text:p text:style-name="P211"><text:span text:style-name="T1">injurie</text:span> = injury, insult</text:p>
        </text:list-item>
        <text:list-item>
          <text:p text:style-name="P211"><text:span text:style-name="T1">mani</text:span> = many a</text:p>
        </text:list-item>
        <text:list-item>
          <text:p text:style-name="P211"><text:span text:style-name="T1">tacer</text:span> = to be silent (to say nothing)</text:p>
        </text:list-item>
        <text:list-item>
          <text:p text:style-name="P211"><text:span text:style-name="T1">ínprudent</text:span> = imprudent, careless</text:p>
        </text:list-item>
      </text:list>
      <text:h text:style-name="Heading_20_3" text:outline-level="3"><text:bookmark-start text:name="_bon_respondet"/>Bon respondet<text:bookmark-end text:name="_bon_respondet"/></text:h>
      <text:p text:style-name="First_20_paragraph">“Ples pardonar me, Senior,” dit un tre seriosi aparent mann a un jolli hom, qui stat fumant un grand cigare sur li strada, “quant cigares Vu fuma in un die?”</text:p>
      <text:p text:style-name="Text_20_body">“O,” su response esset, “fórsan quar o quin.”</text:p>
      <text:p text:style-name="Text_20_body">“Quin cigares in un die fa triant quin in un semane, circa un cent quinant in un mensu, e plu quam mill ott cent in un annu. Ples supposir, que Vu vell har economisat omni ti moné, quel Vu ha expenset a tabac! Vu vell posser fórsan esser li possessor de ti bell micri dom, quel Vu vide ci a levul.”</text:p>
      <text:p text:style-name="Text_20_body">“Esque it es Vor, mi Senior?”</text:p>
      <text:p text:style-name="Text_20_body">“O no, yo ne possede un dom.”</text:p>
      <text:p text:style-name="Text_20_body">“Esque Vu save, de qui it es?”</text:p>
      <text:p text:style-name="Text_20_body">“No.”</text:p>
      <text:p text:style-name="Text_20_body">“It es mi!”</text:p>
      <text:p text:style-name="P212"><text:span text:style-name="T1">Note</text:span></text:p>
      <text:p text:style-name="P212"><text:span text:style-name="T1">li mi, li vor</text:span> etc. is also used.</text:p>
      <text:h text:style-name="Heading_20_4" text:outline-level="4"><text:bookmark-start text:name="_vocabularium_31"/>Vocabularium<text:bookmark-end text:name="_vocabularium_31"/></text:h>
      <text:list text:style-name="L163">
        <text:list-item>
          <text:p text:style-name="P213"><text:span text:style-name="T1">a levul</text:span> = on the left</text:p>
        </text:list-item>
        <text:list-item>
          <text:p text:style-name="P213"><text:span text:style-name="T1">fumar</text:span> = to smoke</text:p>
        </text:list-item>
        <text:list-item>
          <text:p text:style-name="P213"><text:span text:style-name="T1">jolli</text:span> = jolly</text:p>
        </text:list-item>
        <text:list-item>
          <text:p text:style-name="P213"><text:span text:style-name="T1">seriosi</text:span> = serious</text:p>
        </text:list-item>
      </text:list>
      <text:h text:style-name="Heading_20_3" text:outline-level="3"><text:bookmark-start text:name="_aforismes_6"/>Aforismes<text:bookmark-end text:name="_aforismes_6"/></text:h>
      <text:p text:style-name="P214">To quo yo time max mult, es li timore.</text:p>
      <text:p text:style-name="P214">—  Montaigne </text:p>
      <text:p text:style-name="P215">Ti qui es fidel, conosse solmen li trivial láteres del amore. Solmen li ínfidel conosse li tragedies de it.</text:p>
      <text:p text:style-name="P215">—  O. Wilde </text:p>
      <text:p text:style-name="P216">Existe international artistes qui nequande aprende un lingue perfect: ili es li nativ extranianos.</text:p>
      <text:p text:style-name="P216">—  Moszkowski </text:p>
      <text:p text:style-name="P217">Li fanatisme es li sol fortie de vole quel anc li debiles e li íncertes posse manifestar.</text:p>
      <text:p text:style-name="P217">—  Nietzsche </text:p>
      <text:p text:style-name="P218">Poc homes pensa, ma omnes vole haver opiniones.</text:p>
      <text:p text:style-name="P218">—  Berkeley </text:p>
      <text:p text:style-name="P219">Un mann qui interprende viver per li favor del musas, yo vole dir, per su poetic talentes, apari me in alcun maniere quam un puella qui vive per su charmes.</text:p>
      <text:p text:style-name="P219">—  Schopenhauer </text:p>
      <text:p text:style-name="P220">Dilettantes, dilettantes, talmen tis qui cultiva un scientie o un arte pro amore o joy pri it, pro lor delecte, es nominat con despecte de tis qui ocupa se pri ili pro profite, proque les delecte solmen li moné, quel es ganiabil per to.</text:p>
      <text:p text:style-name="P220">—  Schopenhauer </text:p>
      <text:p text:style-name="P221">In mani landes on have ti opinion: tri ásinos constitue junt un inteligent hom. Ma to es profundmen fals: pluri ásinos in concret fa li ásino in abstract, e it es un horribil animale.</text:p>
      <text:p text:style-name="P221">—  Grillparzer </text:p>
      <text:p text:style-name="P222">Un solari sistema es solmen un punctuat profil del mundan genie, ma un homan ocul es li miniatura del solari sistema.</text:p>
      <text:p text:style-name="P222">—  Jean Paul </text:p>
      <text:h text:style-name="Heading_20_4" text:outline-level="4"><text:bookmark-start text:name="_vocabularium_32"/>Vocabularium<text:bookmark-end text:name="_vocabularium_32"/></text:h>
      <text:list text:style-name="L164">
        <text:list-item>
          <text:p text:style-name="P223"><text:span text:style-name="T1">animale</text:span> = animal</text:p>
        </text:list-item>
        <text:list-item>
          <text:p text:style-name="P223"><text:span text:style-name="T1">constituer</text:span> = constitute</text:p>
        </text:list-item>
        <text:list-item>
          <text:p text:style-name="P223"><text:span text:style-name="T1">debil</text:span> = weak</text:p>
        </text:list-item>
        <text:list-item>
          <text:p text:style-name="P223"><text:span text:style-name="T1">despecte</text:span> = scorn</text:p>
        </text:list-item>
        <text:list-item>
          <text:p text:style-name="P223"><text:span text:style-name="T1">fidel</text:span> = faithful</text:p>
        </text:list-item>
        <text:list-item>
          <text:p text:style-name="P223"><text:span text:style-name="T1">interprender</text:span> = to undertake</text:p>
        </text:list-item>
        <text:list-item>
          <text:p text:style-name="P223"><text:span text:style-name="T1">puella</text:span> = girl</text:p>
        </text:list-item>
        <text:list-item>
          <text:p text:style-name="P223"><text:span text:style-name="T1">ásino</text:span> = donkey, ass</text:p>
        </text:list-item>
      </text:list>
      <text:h text:style-name="Heading_20_3" text:outline-level="3"><text:bookmark-start text:name="_iguanodon"/>Iguanodon<text:bookmark-end text:name="_iguanodon"/></text:h>
      <text:p text:style-name="First_20_paragraph">Durant mi viage a Stockholm yo visitat anc li natur-historic muséo e yo esset vermen impressionat per li granditá opressiv del squelette del antediluvian iguanodon. Benque yo conosset teoricmen li dimensiones e li grandore de ti prehistoric gigant, li realitá superat omni imaginationes. Li longore del caude es tam grand, que it ne have spacie in li grand sala, ma on ha devet divider it e posir li detra-parte paralel al squelette.</text:p>
      <text:p text:style-name="Text_20_body">Su altesse, li prince de S., intrat con mult grandesse in li sala del iguanodon, ma bentost il esset un modest micri hom apu li colossal animale. Un dama regardat li gigant e dit: “It es ínpossibil. Etsi un tal animal ha vivet, qualmen on posse saver su nómine?”</text:p>
      <text:h text:style-name="Heading_20_4" text:outline-level="4"><text:bookmark-start text:name="_vocabularium_33"/>Vocabularium<text:bookmark-end text:name="_vocabularium_33"/></text:h>
      <text:list text:style-name="L165">
        <text:list-item>
          <text:p text:style-name="P224"><text:span text:style-name="T1">animale</text:span> = animal</text:p>
        </text:list-item>
        <text:list-item>
          <text:p text:style-name="P224"><text:span text:style-name="T1">benque</text:span> = even though</text:p>
        </text:list-item>
        <text:list-item>
          <text:p text:style-name="P224"><text:span text:style-name="T1">caude</text:span> = tail</text:p>
        </text:list-item>
        <text:list-item>
          <text:p text:style-name="P224"><text:span text:style-name="T1">diluvie</text:span> = flood</text:p>
        </text:list-item>
        <text:list-item>
          <text:p text:style-name="P224"><text:span text:style-name="T1">impressionar</text:span> = to impress</text:p>
        </text:list-item>
        <text:list-item>
          <text:p text:style-name="P224"><text:span text:style-name="T1">spacie</text:span> = space</text:p>
        </text:list-item>
        <text:list-item>
          <text:p text:style-name="P224"><text:span text:style-name="T1">superar</text:span> = to surpass</text:p>
        </text:list-item>
        <text:list-item>
          <text:p text:style-name="P224"><text:span text:style-name="T1">viage</text:span> = journey</text:p>
        </text:list-item>
      </text:list>
      <text:h text:style-name="Heading_20_2" text:outline-level="2"><text:bookmark-start text:name="_explanations_8"/>Explanations<text:bookmark-end text:name="_explanations_8"/></text:h>
      <text:h text:style-name="Heading_20_3" text:outline-level="3"><text:bookmark-start text:name="_pronouns"/>Pronouns<text:bookmark-end text:name="_pronouns"/></text:h>
      <text:p text:style-name="First_20_paragraph">In the preceding texts we have become very familiar with many of the pronouns in Interlingue. Let’s look at them as a whole.</text:p>
      <text:h text:style-name="Heading_20_4" text:outline-level="4"><text:bookmark-start text:name="_personal_pronouns"/>Personal pronouns<text:bookmark-end text:name="_personal_pronouns"/></text:h>
      <text:list text:style-name="L166">
        <text:list-item>
          <text:p text:style-name="P225"><text:span text:style-name="T1">yo, me</text:span> = I, me</text:p>
        </text:list-item>
        <text:list-item>
          <text:p text:style-name="P225"><text:span text:style-name="T1">tu, te</text:span> = you, you (singular and informal)</text:p>
        </text:list-item>
        <text:list-item>
          <text:p text:style-name="P225"><text:span text:style-name="T1">noi, nos</text:span> = we, us</text:p>
        </text:list-item>
        <text:list-item>
          <text:p text:style-name="P225"><text:span text:style-name="T1">vu, vos</text:span> = you, you (plural or formal)</text:p>
        </text:list-item>
        <text:list-item>
          <text:p text:style-name="P225"><text:span text:style-name="T1">il, le</text:span> = he, him</text:p>
        </text:list-item>
        <text:list-item>
          <text:p text:style-name="P225"><text:span text:style-name="T1">ella, la</text:span> = she, her</text:p>
        </text:list-item>
        <text:list-item>
          <text:p text:style-name="P225"><text:span text:style-name="T1">it, it</text:span> = it, it</text:p>
        </text:list-item>
        <text:list-item>
          <text:p text:style-name="P225"><text:span text:style-name="T1">ili, les</text:span> = they, them</text:p>
        </text:list-item>
      </text:list>
      <text:h text:style-name="Heading_20_4" text:outline-level="4"><text:bookmark-start text:name="_possessive_pronouns"/>Possessive pronouns<text:bookmark-end text:name="_possessive_pronouns"/></text:h>
      <text:list text:style-name="L167">
        <text:list-item>
          <text:p text:style-name="P226"><text:span text:style-name="T1">mi</text:span> = my</text:p>
        </text:list-item>
        <text:list-item>
          <text:p text:style-name="P226"><text:span text:style-name="T1">tui</text:span> = your</text:p>
        </text:list-item>
        <text:list-item>
          <text:p text:style-name="P226"><text:span text:style-name="T1">su</text:span> = his, her, its</text:p>
        </text:list-item>
        <text:list-item>
          <text:p text:style-name="P226"><text:span text:style-name="T1">nor</text:span> = our</text:p>
        </text:list-item>
        <text:list-item>
          <text:p text:style-name="P226"><text:span text:style-name="T1">vor</text:span> = your</text:p>
        </text:list-item>
        <text:list-item>
          <text:p text:style-name="P226"><text:span text:style-name="T1">lor</text:span> = their</text:p>
        </text:list-item>
      </text:list>
      <text:p text:style-name="First_20_paragraph"><text:span text:style-name="T1">Se</text:span> is used to form reflexive pronouns, and <text:span text:style-name="T1">unaltru</text:span> means “each other”.</text:p>
      <text:p text:style-name="Text_20_body">Some examples:</text:p>
      <text:list text:style-name="L168">
        <text:list-item>
          <text:p text:style-name="P227"><text:span text:style-name="T1">Il da la su parol. = Il da su parol a ella.</text:span> = He gives her his word.</text:p>
        </text:list-item>
        <text:list-item>
          <text:p text:style-name="P227"><text:span text:style-name="T1">Yo da te mi parol. = Yo da mi parol a te.</text:span> = I give you my word.</text:p>
        </text:list-item>
        <text:list-item>
          <text:p text:style-name="P227"><text:span text:style-name="T1">Li diferentie inter me e te.</text:span> = The difference between me and you.</text:p>
        </text:list-item>
        <text:list-item>
          <text:p text:style-name="P227"><text:span text:style-name="T1">Li diferentie inter mi e tui.</text:span> = The difference between mine and yours.</text:p>
        </text:list-item>
        <text:list-item>
          <text:p text:style-name="P227"><text:span text:style-name="T1">Li nores victet li vores.</text:span> = Ours (plural) beat yours (plural). If <text:span text:style-name="T1">noi</text:span> had had one and <text:span text:style-name="T1">vu</text:span> had also had had one, it would be expressed as <text:span text:style-name="T1">Li nor victet li vor</text:span>.</text:p>
        </text:list-item>
        <text:list-item>
          <text:p text:style-name="P227"><text:span text:style-name="T1">Yo es tua e tu es mio.</text:span> = I am yours and you are mine (said by a woman to a man).</text:p>
        </text:list-item>
        <text:list-item>
          <text:p text:style-name="P227"><text:span text:style-name="T1">Ples far lu tui!</text:span> = Please do yours! (remember <text:span text:style-name="T1">lu</text:span> = “the thing which is”).</text:p>
        </text:list-item>
      </text:list>
      <text:p text:style-name="First_20_paragraph">Note that after prepositions the pronouns except <text:span text:style-name="T1">me</text:span> and <text:span text:style-name="T1">te</text:span> are in their subject form). This has long been a subject of discussion, with some preferring outright object forms (<text:span text:style-name="T1">con le, a la, sin les</text:span>) and others preferring the nominative (<text:span text:style-name="T1">con il, con ella, con ili</text:span>). But interestingly nobody has ever preferred the forms <text:span text:style-name="T1">con yo, con tu</text:span>, only <text:span text:style-name="T1">con me, con te</text:span>. Rule of thumb: always <text:span text:style-name="T1">me</text:span> and <text:span text:style-name="T1">te</text:span>, the others are up to personal preference. Whether the community will decide on one form over the other is tough to say: even English has yet to do so in cases such as “You are taller than <text:span text:style-name="T2">me</text:span>” (than + pronoun) vs. “You are taller than <text:span text:style-name="T2">I</text:span>” (short for “than I am”).</text:p>
      <text:h text:style-name="Heading_20_4" text:outline-level="4"><text:bookmark-start text:name="_demonstrative_and_determinative_pronouns"/>Demonstrative and determinative pronouns<text:bookmark-end text:name="_demonstrative_and_determinative_pronouns"/></text:h>
      <text:list text:style-name="L169">
        <text:list-item>
          <text:p text:style-name="P228"><text:span text:style-name="T1">ti</text:span> = this, that</text:p>
        </text:list-item>
        <text:list-item>
          <text:p text:style-name="P228"><text:span text:style-name="T1">tis</text:span> = these, those</text:p>
        </text:list-item>
        <text:list-item>
          <text:p text:style-name="P228"><text:span text:style-name="T1">tal</text:span> = such, such a</text:p>
        </text:list-item>
        <text:list-item>
          <text:p text:style-name="P228"><text:span text:style-name="T1">tales</text:span> = such (plural)</text:p>
        </text:list-item>
        <text:list-item>
          <text:p text:style-name="P228"><text:span text:style-name="T1">to</text:span> = that (in general)</text:p>
        </text:list-item>
        <text:list-item>
          <text:p text:style-name="P228"><text:span text:style-name="T1">tant</text:span> = so much, so</text:p>
        </text:list-item>
      </text:list>
      <text:p text:style-name="First_20_paragraph"><text:span text:style-name="T1">ti</text:span> is very general, which is why it is translated as both <text:span text:style-name="T1">this</text:span> and <text:span text:style-name="T1">that</text:span>. To add precision, add <text:span text:style-name="T1">ci</text:span> (here) or <text:span text:style-name="T1">ta</text:span> (there) after: <text:span text:style-name="T1">ti ci</text:span> (this), <text:span text:style-name="T1">ti ta</text:span> (that).</text:p>
      <text:list text:style-name="L170">
        <text:list-item>
          <text:p text:style-name="P229"><text:span text:style-name="T1">Ti du crayones es li mis: ti ci es curt e ti ta es long; ples prender tis.</text:span> = These two pencils are mine: this one is short and that one is long: please take these.</text:p>
        </text:list-item>
        <text:list-item>
          <text:p text:style-name="P229"><text:span text:style-name="T1">Il es sempre tal.</text:span> = He’s always like that.</text:p>
        </text:list-item>
        <text:list-item>
          <text:p text:style-name="P229"><text:span text:style-name="T1">Yo ama tal homes.</text:span> = I like such people.</text:p>
        </text:list-item>
        <text:list-item>
          <text:p text:style-name="P229"><text:span text:style-name="T1">Vu ne ama tales?</text:span> = You don’t like such (people)? (Here <text:span text:style-name="T1">tales</text:span> could be something else besides people as it is not specified)</text:p>
        </text:list-item>
        <text:list-item>
          <text:p text:style-name="P229"><text:span text:style-name="T1">To es ver.</text:span> = That’s right.</text:p>
        </text:list-item>
        <text:list-item>
          <text:p text:style-name="P229"><text:span text:style-name="T1">To es tant ver.</text:span> = That’s so right.</text:p>
        </text:list-item>
      </text:list>
      <text:p text:style-name="First_20_paragraph">Interrogative and relative pronouns</text:p>
      <text:list text:style-name="L171">
        <text:list-item>
          <text:p text:style-name="P230"><text:span text:style-name="T1">qui?</text:span> = who?</text:p>
        </text:list-item>
        <text:list-item>
          <text:p text:style-name="P230"><text:span text:style-name="T1">quem?</text:span> = whom?</text:p>
        </text:list-item>
        <text:list-item>
          <text:p text:style-name="P230"><text:span text:style-name="T1">quel?</text:span> = which?</text:p>
        </text:list-item>
        <text:list-item>
          <text:p text:style-name="P230"><text:span text:style-name="T1">qual?</text:span> = how?</text:p>
        </text:list-item>
        <text:list-item>
          <text:p text:style-name="P230"><text:span text:style-name="T1">quo?</text:span> = what?</text:p>
        </text:list-item>
        <text:list-item>
          <text:p text:style-name="P230"><text:span text:style-name="T1">quant?</text:span> = how much?</text:p>
        </text:list-item>
      </text:list>
      <text:p text:style-name="First_20_paragraph">Examples:</text:p>
      <text:list text:style-name="L172">
        <text:list-item>
          <text:p text:style-name="P231"><text:span text:style-name="T1">Qui es ta? It es yo.</text:span> = Who is there? It’s me.</text:p>
        </text:list-item>
        <text:list-item>
          <text:p text:style-name="P231"><text:span text:style-name="T1">De qui es ti chapel?</text:span> = Whose hat is this?</text:p>
        </text:list-item>
        <text:list-item>
          <text:p text:style-name="P231"><text:span text:style-name="T1">Quem tu dat li moné?</text:span> = To whom did you give the money? (<text:span text:style-name="T1">a qui</text:span> is another way to say the same thing)</text:p>
        </text:list-item>
        <text:list-item>
          <text:p text:style-name="P231"><text:span text:style-name="T1">Quem Vu saluta?</text:span> = Whom are you greeting?</text:p>
        </text:list-item>
        <text:list-item>
          <text:p text:style-name="P231"><text:span text:style-name="T1">Quem tu ama max mult?</text:span> = Whom do you love the most?</text:p>
        </text:list-item>
        <text:list-item>
          <text:p text:style-name="P231"><text:span text:style-name="T1">Quel adresse Vu have nu?</text:span> = What/which adress do you have now?</text:p>
        </text:list-item>
        <text:list-item>
          <text:p text:style-name="P231"><text:span text:style-name="T1">Qual es li aqua hodie, calid o frigid?</text:span> = How is the water today, hot or cold?</text:p>
        </text:list-item>
        <text:list-item>
          <text:p text:style-name="P231"><text:span text:style-name="T1">Quo es to?</text:span> = What is that?</text:p>
        </text:list-item>
      </text:list>
      <text:p text:style-name="First_20_paragraph">The most used relative pronouns are <text:span text:style-name="T1">quel</text:span> (singular) and <text:span text:style-name="T1">queles</text:span> (plural). For people <text:span text:style-name="T1">qui</text:span> is also used in the singular and plural, and for objects and abstract things also <text:span text:style-name="T1">quo</text:span>.</text:p>
      <text:list text:style-name="L173">
        <text:list-item>
          <text:p text:style-name="P232"><text:span text:style-name="T1">Ti qui</text:span> (or <text:span text:style-name="T1">quel</text:span>) <text:span text:style-name="T1">es pigri ne fa progresse.</text:span> = One who is lazy makes no progress.</text:p>
        </text:list-item>
        <text:list-item>
          <text:p text:style-name="P232"><text:span text:style-name="T1">Beat es tis qui</text:span> (or <text:span text:style-name="T1">queles</text:span>) <text:span text:style-name="T1">ne vide, ma támen crede.</text:span> = Blessed are those who do not see, but believe.</text:p>
        </text:list-item>
        <text:list-item>
          <text:p text:style-name="P232"><text:span text:style-name="T1">It es un cose quel</text:span> (not <text:span text:style-name="T1">qui</text:span>) <text:span text:style-name="T1">yo ne comprende.</text:span> = It’s something I don’t understand.</text:p>
        </text:list-item>
        <text:list-item>
          <text:p text:style-name="P232"><text:span text:style-name="T1">Yo ne comprendet to quo Vu dit.</text:span> = I didn’t understand what you said.</text:p>
        </text:list-item>
        <text:list-item>
          <text:p text:style-name="P232"><text:span text:style-name="T1">Nor lingue fa un constant progress quo</text:span> (= <text:span text:style-name="T1">quel facte</text:span>) <text:span text:style-name="T1">tre joya me</text:span>. = Our language makes constant progress, which much pleases me.</text:p>
        </text:list-item>
        <text:list-item>
          <text:p text:style-name="P232"><text:span text:style-name="T1">Qual compositor, tal musica.</text:span> = As the composer, so the music.</text:p>
        </text:list-item>
        <text:list-item>
          <text:p text:style-name="P232"><text:span text:style-name="T1">Quant vive, tant espera.</text:span> = As long as there is life, there is (that much) hope.</text:p>
        </text:list-item>
      </text:list>
      <text:p text:style-name="P233"><text:span text:style-name="T1">Note</text:span></text:p>
      <text:p text:style-name="P233">Sometimes users of Interlingue do not bother to pluralize <text:span text:style-name="T1">quel</text:span>: <text:span text:style-name="T1">tis, quel…</text:span> instead of <text:span text:style-name="T1">tis, queles</text:span>. <text:span text:style-name="T1">Queles</text:span> in the plural is one of those words that looks more proper when used but not outright deserving of a correction when not.</text:p>
      <text:h text:style-name="Heading_20_4" text:outline-level="4"><text:bookmark-start text:name="_various_other_pronouns"/>Various other pronouns<text:bookmark-end text:name="_various_other_pronouns"/></text:h>
      <text:p text:style-name="First_20_paragraph">Note that many of these are simply formed by prefixing <text:span text:style-name="T1">al-</text:span>, <text:span text:style-name="T1">ne-</text:span>, etc. to other existing pronouns. They are not accented.</text:p>
      <text:list text:style-name="L174">
        <text:list-item>
          <text:p text:style-name="P234"><text:span text:style-name="T1">on</text:span> = one. This is used much more than in English, where it has a pompous feel (“Pardon me, where can one purchase a…”). In Interlingue it means “one”, “we”, “people”, “you” (a general “you”), and even forms the passive. <text:span text:style-name="T1">In Italia on parla italian</text:span> = one speaks Italian in Italy, we speak Italian in Italy, you speak Italian in Italy, Italian is spoken in Italy.</text:p>
        </text:list-item>
        <text:list-item>
          <text:p text:style-name="P234"><text:span text:style-name="T1">self</text:span> = self</text:p>
        </text:list-item>
        <text:list-item>
          <text:p text:style-name="P234"><text:span text:style-name="T1">li sam</text:span> = the same</text:p>
        </text:list-item>
        <text:list-item>
          <text:p text:style-name="P234"><text:span text:style-name="T1">alquí</text:span> = somebody</text:p>
        </text:list-item>
        <text:list-item>
          <text:p text:style-name="P234"><text:span text:style-name="T1">alquem</text:span> = (object) (to, on…) somebody.</text:p>
        </text:list-item>
        <text:list-item>
          <text:p text:style-name="P234"><text:span text:style-name="T1">alcun</text:span> = some, any</text:p>
        </text:list-item>
        <text:list-item>
          <text:p text:style-name="P234"><text:span text:style-name="T1">alquó, alquicos</text:span> = something, some thing</text:p>
        </text:list-item>
        <text:list-item>
          <text:p text:style-name="P234"><text:span text:style-name="T1">quelc</text:span> = some (a few)</text:p>
        </text:list-item>
        <text:list-item>
          <text:p text:style-name="P234"><text:span text:style-name="T1">nequí</text:span> = nobody</text:p>
        </text:list-item>
        <text:list-item>
          <text:p text:style-name="P234"><text:span text:style-name="T1">nequem</text:span> = nobody (object)</text:p>
        </text:list-item>
        <text:list-item>
          <text:p text:style-name="P234"><text:span text:style-name="T1">nequó, necos</text:span> = nothing, no thing</text:p>
        </text:list-item>
        <text:list-item>
          <text:p text:style-name="P234"><text:span text:style-name="T1">nequel, null</text:span> = no (no water, no money…)</text:p>
        </text:list-item>
        <text:list-item>
          <text:p text:style-name="P234"><text:span text:style-name="T1">nequal</text:span> = no (sort of)</text:p>
        </text:list-item>
        <text:list-item>
          <text:p text:style-name="P234"><text:span text:style-name="T1">nequant</text:span> = no (quantity)</text:p>
        </text:list-item>
        <text:list-item>
          <text:p text:style-name="P234"><text:span text:style-name="T1">chascun</text:span> = each</text:p>
        </text:list-item>
        <text:list-item>
          <text:p text:style-name="P234"><text:span text:style-name="T1">omni</text:span> = any, all</text:p>
        </text:list-item>
        <text:list-item>
          <text:p text:style-name="P234"><text:span text:style-name="T1">altri</text:span> = other</text:p>
        </text:list-item>
        <text:list-item>
          <text:p text:style-name="P234"><text:span text:style-name="T1">altricos</text:span> = something else</text:p>
        </text:list-item>
        <text:list-item>
          <text:p text:style-name="P234"><text:span text:style-name="T1">pluri</text:span> = several</text:p>
        </text:list-item>
        <text:list-item>
          <text:p text:style-name="P234"><text:span text:style-name="T1">mult</text:span> = many</text:p>
        </text:list-item>
        <text:list-item>
          <text:p text:style-name="P234"><text:span text:style-name="T1">poc</text:span> = few</text:p>
        </text:list-item>
        <text:list-item>
          <text:p text:style-name="P234"><text:span text:style-name="T1">un poc</text:span> = a few</text:p>
        </text:list-item>
        <text:list-item>
          <text:p text:style-name="P234"><text:span text:style-name="T1">cert</text:span> = certain</text:p>
        </text:list-item>
        <text:list-item>
          <text:p text:style-name="P234"><text:span text:style-name="T1">un cert</text:span> = a certain</text:p>
        </text:list-item>
        <text:list-item>
          <text:p text:style-name="P234"><text:span text:style-name="T1">mani</text:span> = many, many a</text:p>
        </text:list-item>
        <text:list-item>
          <text:p text:style-name="P234"><text:span text:style-name="T1">tot</text:span> = all</text:p>
        </text:list-item>
        <text:list-item>
          <text:p text:style-name="P234"><text:span text:style-name="T1">-cunc</text:span> = fixed to pronouns to give the sense of “whatever”. <text:span text:style-name="T1">quicunc</text:span> = whoever, <text:span text:style-name="T1">quelcunc</text:span> = whichever, <text:span text:style-name="T1">quocunc</text:span> = whatever. <text:span text:style-name="T1">-cunc</text:span> is not accented.</text:p>
        </text:list-item>
      </text:list>
      <text:p text:style-name="P235"><text:span text:style-name="T1">Note</text:span></text:p>
      <text:p text:style-name="P235">Because <text:span text:style-name="T1">al-</text:span>, <text:span text:style-name="T1">ne-</text:span>, <text:span text:style-name="T1">-cunc</text:span> etc. are never accented, the pronouns are often written without accents (<text:span text:style-name="T1">alquo</text:span> instead of <text:span text:style-name="T1">alquó</text:span>, <text:span text:style-name="T1">alqui</text:span> instead of <text:span text:style-name="T1">alquí</text:span>).</text:p>
      <text:p text:style-name="First_20_paragraph">These pronouns are easy to remember with sentences incorporating the same forms:</text:p>
      <text:list text:style-name="L175">
        <text:list-item>
          <text:p text:style-name="P236"><text:span text:style-name="T1">Quant vu have? Nequant.</text:span> = How much do you have? Nothing.</text:p>
        </text:list-item>
        <text:list-item>
          <text:p text:style-name="P236"><text:span text:style-name="T1">Quant vu have? Alquant.</text:span> = How much do you have? Some.</text:p>
        </text:list-item>
        <text:list-item>
          <text:p text:style-name="P236"><text:span text:style-name="T1">Qui veni? Quicunc.</text:span> = Who’s coming? Whoever.</text:p>
        </text:list-item>
        <text:list-item>
          <text:p text:style-name="P236"><text:span text:style-name="T1">Qui veni? Nequí.</text:span> = Who’s coming? Nobody.</text:p>
        </text:list-item>
        <text:list-item>
          <text:p text:style-name="P236"><text:span text:style-name="T1">Quo tu have? Nequó.</text:span> = What do you have? Nothing.</text:p>
        </text:list-item>
        <text:list-item>
          <text:p text:style-name="P236"><text:span text:style-name="T1">Quem tu dat it? Nequem.</text:span> = Who did you give it to? To nobody.</text:p>
        </text:list-item>
        <text:list-item>
          <text:p text:style-name="P236"><text:span text:style-name="T1">Qualmen tu fat it? Talmen.</text:span> = How did you do it? Like that.</text:p>
        </text:list-item>
      </text:list>
      <text:p text:style-name="First_20_paragraph">Examples:</text:p>
      <text:list text:style-name="L176">
        <text:list-item>
          <text:p text:style-name="P237"><text:span text:style-name="T1">Oh hom, conosse te self!</text:span> = Oh human, know thyself!</text:p>
        </text:list-item>
        <text:list-item>
          <text:p text:style-name="P237"><text:span text:style-name="T1">In li sam témpore e in li sam loc, mi amíca.</text:span> = At the same time and in the same place, my friend.</text:p>
        </text:list-item>
        <text:list-item>
          <text:p text:style-name="P237"><text:span text:style-name="T1">Si alcun fémina parla pri alquó, ella pensa pri alquí.</text:span> = When some woman talks about something, she thinks about someone.</text:p>
        </text:list-item>
        <text:list-item>
          <text:p text:style-name="P237"><text:span text:style-name="T1">Chascun hom es forjero de su propri fortune.</text:span> = Each person is the forger of his/her own fortune.</text:p>
        </text:list-item>
        <text:list-item>
          <text:p text:style-name="P237"><text:span text:style-name="T1">Ples dar me quelc libres, yo have quelc líber hores por leer!</text:span> = Please give me some books, I have some free hours for reading.</text:p>
        </text:list-item>
        <text:list-item>
          <text:p text:style-name="P237"><text:span text:style-name="T1">Placer a omnes on ne posse, es arte, quel nequí conosse.</text:span> = Pleasing all one cannot do, it is an art known by no one. (Note: in Interlingue it rhymes.)</text:p>
        </text:list-item>
        <text:list-item>
          <text:p text:style-name="P237"><text:span text:style-name="T1">Ja pluri annus yo vive in ti cité.</text:span> = I have lived in this city for several years already. (Note: only the present tense is used here. <text:span text:style-name="T1">Yo ha vivet</text:span> is also acceptable)</text:p>
        </text:list-item>
        <text:list-item>
          <text:p text:style-name="P237"><text:span text:style-name="T1">Il have poc espera.</text:span> = He has little hope.</text:p>
        </text:list-item>
        <text:list-item>
          <text:p text:style-name="P237"><text:span text:style-name="T1">Il have un poc de espera.</text:span> = He has a little hope.</text:p>
        </text:list-item>
        <text:list-item>
          <text:p text:style-name="P237"><text:span text:style-name="T1">Yo conosse un cert senior Miller, ma yo ne es cert, esque il es ci.</text:span> = I know a certain Mr. Miller, but I’m not certain if he is here.</text:p>
        </text:list-item>
        <text:list-item>
          <text:p text:style-name="P237"><text:span text:style-name="T1">It es tot egal, esque Vu vide li tot munde, o quelc partes de it.</text:span> = It is all the same whether you see the whole world, or some parts of it.</text:p>
        </text:list-item>
        <text:list-item>
          <text:p text:style-name="P237"><text:span text:style-name="T1">Quicunc va venir, yo ne es in hem!</text:span> = Whoever comes, I’m not at home!</text:p>
        </text:list-item>
        <text:list-item>
          <text:p text:style-name="P237"><text:span text:style-name="T1">Quocunc tu di, ples dir li veritá.</text:span> = Whatever you say, please speak the truth.</text:p>
        </text:list-item>
        <text:list-item>
          <text:p text:style-name="P237"><text:span text:style-name="T1">Quelcunc labor vu fa, ples far it bon.</text:span> = Whatever work you do, please do it well.</text:p>
        </text:list-item>
      </text:list>
      <text:h text:style-name="Heading_20_1" text:outline-level="1"><text:bookmark-start text:name="_ninesim_letion"/>Ninesim letion<text:bookmark-end text:name="_ninesim_letion"/></text:h>
      <text:h text:style-name="Heading_20_2" text:outline-level="2"><text:bookmark-start text:name="_textus_9"/>Textus<text:bookmark-end text:name="_textus_9"/></text:h>
      <text:h text:style-name="Heading_20_3" text:outline-level="3"><text:bookmark-start text:name="_un_parol_un_novelle"/>Un parol — un novelle<text:bookmark-end text:name="_un_parol_un_novelle"/></text:h>
      <text:p text:style-name="First_20_paragraph">Si yo prende un parol ex un lingue, it va racontar me alcun cultur-historic facte. Lass nos, por exemple, prender li german parol “Infanterie.” Su form indica, que it es un parol pruntat ex li francesi lingue. Ergo li franceses deve har havet un cert influentie concernent li developation e organisation del german armés, altrimen on vell har conservat li genuin old german parol “Fußvolk,” usat ancor in li decisixesim secul. Ma li parol explica ancor plu. It di, que originalmen it deve har esset usat por un cert sorte del infanterie, a saver, por li guardie del Infante de Hispania. Li “Infante” de Hispania es identic con li international parol, e pro to anc de Interlingue, “infante,” originant del latin “infans,” quel es composit del prefix “in” (ne) e “fans” (parlant), to es, un hom, quel ancor ne posse parlar. Talmen yo veni in mi exploration a plu e plu lontan témpores e popules, e yo fini che li unesim conosset form e sense del parol, che li etimon. Li historie de un parol es un micri novelle, un excerpte ex un immensimen grand libre: li Historie del Homanité.</text:p>
      <text:h text:style-name="Heading_20_4" text:outline-level="4"><text:bookmark-start text:name="_vocabularium_34"/>Vocabularium<text:bookmark-end text:name="_vocabularium_34"/></text:h>
      <text:list text:style-name="L177">
        <text:list-item>
          <text:p text:style-name="P238"><text:span text:style-name="T1">concerner</text:span> = to concern</text:p>
        </text:list-item>
        <text:list-item>
          <text:p text:style-name="P238"><text:span text:style-name="T1">developar</text:span> = to develop</text:p>
        </text:list-item>
        <text:list-item>
          <text:p text:style-name="P238"><text:span text:style-name="T1">etimon</text:span> = etymon (a word root — cf. etymology)</text:p>
        </text:list-item>
        <text:list-item>
          <text:p text:style-name="P238"><text:span text:style-name="T1">excerpte</text:span> = excerpt</text:p>
        </text:list-item>
        <text:list-item>
          <text:p text:style-name="P238"><text:span text:style-name="T1">genuine</text:span> = genuine</text:p>
        </text:list-item>
        <text:list-item>
          <text:p text:style-name="P238"><text:span text:style-name="T1">indicar</text:span> = to indicate</text:p>
        </text:list-item>
        <text:list-item>
          <text:p text:style-name="P238"><text:span text:style-name="T1">infante</text:span> = infant</text:p>
        </text:list-item>
        <text:list-item>
          <text:p text:style-name="P238"><text:span text:style-name="T1">influentie</text:span> = influence</text:p>
        </text:list-item>
        <text:list-item>
          <text:p text:style-name="P238"><text:span text:style-name="T1">lontan</text:span> = far</text:p>
        </text:list-item>
        <text:list-item>
          <text:p text:style-name="P238"><text:span text:style-name="T1">pruntar</text:span> = to borrow</text:p>
        </text:list-item>
      </text:list>
      <text:h text:style-name="Heading_20_3" text:outline-level="3"><text:bookmark-start text:name="_li_grand_idés"/>Li grand idés<text:bookmark-end text:name="_li_grand_idés"/></text:h>
      <text:p text:style-name="First_20_paragraph">To quo es necessi por elevar li spíritu, ne es to, que un hom save omnicos, quo ha esset pensat e scrit in relation al spiritual natura, ne es to, que un hom deveni un enciclopedie, ma to, que li grand idés, in quel omni decovritiones termina, queles summa omni scienties, queles li filosof extrae de ínfinit detallies, es comprendet e sentit. It ne es li quantitá, ma li qualitá de saventie, quel determina li dignitá del anima. Un mann de immens erudition posse pro su manca de larg e extensiv idés, esser mult plu inferior in intelectu quam un laborero, qui, con micri saventies, támen ha trovat grand veritás. Un grand anima es format per poc grand idés, ne per infinitá de íncoherent detallies. Yo ha conosset tre doct homes, qui apparet a me tre povri in intelectu, proque ili havet null grand pensas. Quo vale to, que un mann ha studiat quantcunc detalliat li histories de Grecia e Roma, si per li historic documentes li grand idés de libertá e bellitá e bravitá e spiritual energie ne ha flammat quam vivent foyes in su anima?</text:p>
      <text:p text:style-name="Text_20_body">Channing</text:p>
      <text:h text:style-name="Heading_20_4" text:outline-level="4"><text:bookmark-start text:name="_vocabularium_35"/>Vocabularium<text:bookmark-end text:name="_vocabularium_35"/></text:h>
      <text:list text:style-name="L178">
        <text:list-item>
          <text:p text:style-name="P239"><text:span text:style-name="T1">bravitá</text:span> = bravery</text:p>
        </text:list-item>
        <text:list-item>
          <text:p text:style-name="P239"><text:span text:style-name="T1">determinar</text:span> = to determine</text:p>
        </text:list-item>
        <text:list-item>
          <text:p text:style-name="P239"><text:span text:style-name="T1">elevar</text:span> = to raise</text:p>
        </text:list-item>
        <text:list-item>
          <text:p text:style-name="P239"><text:span text:style-name="T1">erudition</text:span> = erudition</text:p>
        </text:list-item>
        <text:list-item>
          <text:p text:style-name="P239"><text:span text:style-name="T1">larg</text:span> = broad, wide</text:p>
        </text:list-item>
        <text:list-item>
          <text:p text:style-name="P239"><text:span text:style-name="T1">terminar</text:span> = to end</text:p>
        </text:list-item>
      </text:list>
      <text:h text:style-name="Heading_20_3" text:outline-level="3"><text:bookmark-start text:name="_anecdotes_3"/>Anecdotes<text:bookmark-end text:name="_anecdotes_3"/></text:h>
      <text:h text:style-name="Heading_20_4" text:outline-level="4"><text:bookmark-start text:name="_li_question"/>Li question<text:bookmark-end text:name="_li_question"/></text:h>
      <text:p text:style-name="First_20_paragraph">Du yun juristes, Miller e Brun, visitat sovente li sam yun dama. Un véspere Miller esset sol con ella. Il dit in tendri ton:</text:p>
      <text:p text:style-name="Text_20_body">“Esque Vu pensa, María, que Vu posse subitmen abandonar patre e matre, sestra e fratre, ti plesent, comfortabil dom, e emigrar in li savagi West con un yun jurist, qui posse viver solmen per su profession, e serchar ta un nov hem, in quel ambi posse esser felici?”</text:p>
      <text:p text:style-name="Text_20_body">Inclinante su bell cap sur li epoles de Miller, ella chuchotat tendrimen: “Yes, yo pensa que yo posse, Arnold.”</text:p>
      <text:p text:style-name="Text_20_body">“Bon,” dit Miller, “it es Brun, qui intente emigrar e desira un sponsa, yo va mentionar to a il.”</text:p>
      <text:h text:style-name="Heading_20_4" text:outline-level="4"><text:bookmark-start text:name="_teophrástos_dit"/>Teophrástos dit<text:bookmark-end text:name="_teophrástos_dit"/></text:h>
      <text:p text:style-name="First_20_paragraph">A un yun mann, qui sedet silent in un companie, Teophrástos, li famos grec filosof, dit: “Si Vu es folli, Vu acte sagimen; si Vu es sagi, Vu acte follimen.”</text:p>
      <text:h text:style-name="Heading_20_4" text:outline-level="4"><text:bookmark-start text:name="_vocabularium_36"/>Vocabularium<text:bookmark-end text:name="_vocabularium_36"/></text:h>
      <text:list text:style-name="L179">
        <text:list-item>
          <text:p text:style-name="P240"><text:span text:style-name="T1">ambi</text:span> = both</text:p>
        </text:list-item>
        <text:list-item>
          <text:p text:style-name="P240"><text:span text:style-name="T1">chuchotar</text:span> = to whisper</text:p>
        </text:list-item>
        <text:list-item>
          <text:p text:style-name="P240"><text:span text:style-name="T1">emigrar</text:span> = to emigrate</text:p>
        </text:list-item>
        <text:list-item>
          <text:p text:style-name="P240"><text:span text:style-name="T1">epol</text:span> = shoulder</text:p>
        </text:list-item>
        <text:list-item>
          <text:p text:style-name="P240"><text:span text:style-name="T1">felici</text:span> = happy</text:p>
        </text:list-item>
        <text:list-item>
          <text:p text:style-name="P240"><text:span text:style-name="T1">foll(i)</text:span> = crazy</text:p>
        </text:list-item>
        <text:list-item>
          <text:p text:style-name="P240"><text:span text:style-name="T1">fratre</text:span> = brother</text:p>
        </text:list-item>
        <text:list-item>
          <text:p text:style-name="P240"><text:span text:style-name="T1">intenter</text:span> = to intend</text:p>
        </text:list-item>
        <text:list-item>
          <text:p text:style-name="P240"><text:span text:style-name="T1">matre</text:span> = mother</text:p>
        </text:list-item>
        <text:list-item>
          <text:p text:style-name="P240"><text:span text:style-name="T1">savagi</text:span> = wild</text:p>
        </text:list-item>
        <text:list-item>
          <text:p text:style-name="P240"><text:span text:style-name="T1">serchar</text:span> = to search</text:p>
        </text:list-item>
        <text:list-item>
          <text:p text:style-name="P240"><text:span text:style-name="T1">sestra</text:span> = sister</text:p>
        </text:list-item>
        <text:list-item>
          <text:p text:style-name="P240"><text:span text:style-name="T1">sponsa</text:span> = spouse (female)</text:p>
        </text:list-item>
        <text:list-item>
          <text:p text:style-name="P240"><text:span text:style-name="T1">subitmen</text:span> = suddenly</text:p>
        </text:list-item>
        <text:list-item>
          <text:p text:style-name="P240"><text:span text:style-name="T1">tendri</text:span> = tender</text:p>
        </text:list-item>
      </text:list>
      <text:h text:style-name="Heading_20_3" text:outline-level="3"><text:bookmark-start text:name="_aforismes_7"/>Aforismes<text:bookmark-end text:name="_aforismes_7"/></text:h>
      <text:p text:style-name="P241">Mem li deos combatte li stupiditá in van.</text:p>
      <text:p text:style-name="P242">Li paroles es solmen vente – li erudition consiste solmen ex paroles – ergo li erudition es solmen vente.</text:p>
      <text:p text:style-name="P242">—  Swift </text:p>
      <text:p text:style-name="P243">Li gazettes es li secund-indicatores del historie. Ma ili es sovente de plu ínnobli metalle quam li altri indicatores, e ea anc rarmen correct.</text:p>
      <text:p text:style-name="P243">—  Schopenhauer </text:p>
      <text:p text:style-name="P244">Quande Pythagoras hat decovrit su conosset teorema, il aportat un hecatombe al deos. Desde to li boves treme, tam sovente quam un nov veritá es decovrit.</text:p>
      <text:p text:style-name="P244">—  Börne </text:p>
      <text:p text:style-name="P245">Li majorité del homes lassa voluntarimen presser se in li carne li spine de un fals teorie, ma ili defende se per omni forties, si on vole denove extraer it.</text:p>
      <text:p text:style-name="P245">—  Pauly </text:p>
      <text:h text:style-name="Heading_20_2" text:outline-level="2"><text:bookmark-start text:name="_explanations_9"/>Explanations<text:bookmark-end text:name="_explanations_9"/></text:h>
      <text:p text:style-name="First_20_paragraph">From adjectives we can create adverbs by adding the ending <text:span text:style-name="T1">-men</text:span>. This ending does not change the stress:</text:p>
      <text:list text:style-name="L180">
        <text:list-item>
          <text:p text:style-name="P246"><text:span text:style-name="T1">Un prudent mann acte prudentmen.</text:span> = A prudent man acts prudently.</text:p>
        </text:list-item>
      </text:list>
      <text:p text:style-name="First_20_paragraph">When the meaning is clear, the adjective by itself may function as an adverb:</text:p>
      <text:list text:style-name="L181">
        <text:list-item>
          <text:p text:style-name="P247"><text:span text:style-name="T1">Il parla bon.</text:span> = He speaks well (lit. good).</text:p>
        </text:list-item>
        <text:list-item>
          <text:p text:style-name="P247"><text:span text:style-name="T1">Li sole luce clar.</text:span> = The sun shines clear(ly).</text:p>
        </text:list-item>
      </text:list>
      <text:p text:style-name="First_20_paragraph">Another way to form an adjective is to use <text:span text:style-name="T1">in maniere</text:span>:</text:p>
      <text:list text:style-name="L182">
        <text:list-item>
          <text:p text:style-name="P248"><text:span text:style-name="T1">Il scri in elegant maniere.</text:span> = He writes in an elegant manner.</text:p>
        </text:list-item>
      </text:list>
      <text:p text:style-name="First_20_paragraph">Prepositions can be used to form adverbs: <text:span text:style-name="T1">in (li) nocte</text:span> = at night, <text:span text:style-name="T1">in fine</text:span> = finally, <text:span text:style-name="T1">in general</text:span> = in general, <text:span text:style-name="T1">in ocasion</text:span> = on occasion, <text:span text:style-name="T1">per ocasion</text:span> = by chance, etc.</text:p>
      <text:p text:style-name="Text_20_body">Pronominal adverbs:</text:p>
      <text:list text:style-name="L183">
        <text:list-item>
          <text:p text:style-name="P249"><text:span text:style-name="T1">u?</text:span> = where?</text:p>
        </text:list-item>
        <text:list-item>
          <text:p text:style-name="P249"><text:span text:style-name="T1">ci</text:span> = here</text:p>
        </text:list-item>
        <text:list-item>
          <text:p text:style-name="P249"><text:span text:style-name="T1">ta</text:span> = there</text:p>
        </text:list-item>
        <text:list-item>
          <text:p text:style-name="P249"><text:span text:style-name="T1">necú</text:span> = nowhere</text:p>
        </text:list-item>
        <text:list-item>
          <text:p text:style-name="P249"><text:span text:style-name="T1">alcú</text:span> = somewhere</text:p>
        </text:list-item>
        <text:list-item>
          <text:p text:style-name="P249"><text:span text:style-name="T1">partú</text:span> = everywhere</text:p>
        </text:list-item>
        <text:list-item>
          <text:p text:style-name="P249"><text:span text:style-name="T1">supra</text:span> = above</text:p>
        </text:list-item>
        <text:list-item>
          <text:p text:style-name="P249"><text:span text:style-name="T1">infra</text:span> = below</text:p>
        </text:list-item>
        <text:list-item>
          <text:p text:style-name="P249"><text:span text:style-name="T1">extra</text:span> = outside, besides</text:p>
        </text:list-item>
        <text:list-item>
          <text:p text:style-name="P249"><text:span text:style-name="T1">intra</text:span> = inside</text:p>
        </text:list-item>
        <text:list-item>
          <text:p text:style-name="P249"><text:span text:style-name="T1">detra</text:span> = behind</text:p>
        </text:list-item>
        <text:list-item>
          <text:p text:style-name="P249"><text:span text:style-name="T1">a(d) u?</text:span> = to where?</text:p>
        </text:list-item>
        <text:list-item>
          <text:p text:style-name="P249"><text:span text:style-name="T1">a(d) ci</text:span> = to here</text:p>
        </text:list-item>
        <text:list-item>
          <text:p text:style-name="P249"><text:span text:style-name="T1">a(d) ta</text:span> = to there</text:p>
        </text:list-item>
        <text:list-item>
          <text:p text:style-name="P249"><text:span text:style-name="T1">adavan</text:span> = forward</text:p>
        </text:list-item>
        <text:list-item>
          <text:p text:style-name="P249"><text:span text:style-name="T1">retro</text:span> = backward</text:p>
        </text:list-item>
        <text:list-item>
          <text:p text:style-name="P249"><text:span text:style-name="T1">ad supra</text:span> = upwards</text:p>
        </text:list-item>
        <text:list-item>
          <text:p text:style-name="P249"><text:span text:style-name="T1">a bass, ad infra</text:span> = downwards</text:p>
        </text:list-item>
        <text:list-item>
          <text:p text:style-name="P249"><text:span text:style-name="T1">ex, ad extra</text:span> = out from</text:p>
        </text:list-item>
        <text:list-item>
          <text:p text:style-name="P249"><text:span text:style-name="T1">in, ad intra</text:span> = into</text:p>
        </text:list-item>
        <text:list-item>
          <text:p text:style-name="P249"><text:span text:style-name="T1">de u?</text:span> = from where?</text:p>
        </text:list-item>
        <text:list-item>
          <text:p text:style-name="P249"><text:span text:style-name="T1">de ci</text:span> = from here</text:p>
        </text:list-item>
        <text:list-item>
          <text:p text:style-name="P249"><text:span text:style-name="T1">de ta</text:span> = from there</text:p>
        </text:list-item>
        <text:list-item>
          <text:p text:style-name="P249"><text:span text:style-name="T1">de supra</text:span> = from above</text:p>
        </text:list-item>
        <text:list-item>
          <text:p text:style-name="P249"><text:span text:style-name="T1">de infra</text:span> = from below</text:p>
        </text:list-item>
        <text:list-item>
          <text:p text:style-name="P249"><text:span text:style-name="T1">qualmen?</text:span> = how? in what way?</text:p>
        </text:list-item>
        <text:list-item>
          <text:p text:style-name="P249"><text:span text:style-name="T1">talmen</text:span> = in that way</text:p>
        </text:list-item>
        <text:list-item>
          <text:p text:style-name="P249"><text:span text:style-name="T1">tam</text:span> = so (with an adjective or adverb following)</text:p>
        </text:list-item>
        <text:list-item>
          <text:p text:style-name="P249"><text:span text:style-name="T1">alquam</text:span> = somehow</text:p>
        </text:list-item>
        <text:list-item>
          <text:p text:style-name="P249"><text:span text:style-name="T1">quande?</text:span> = when?</text:p>
        </text:list-item>
        <text:list-item>
          <text:p text:style-name="P249"><text:span text:style-name="T1">tande</text:span> = then (also <text:span text:style-name="T1">alor</text:span>)</text:p>
        </text:list-item>
        <text:list-item>
          <text:p text:style-name="P249"><text:span text:style-name="T1">unquande</text:span> = once</text:p>
        </text:list-item>
        <text:list-item>
          <text:p text:style-name="P249"><text:span text:style-name="T1">apen</text:span> = hardly</text:p>
        </text:list-item>
        <text:list-item>
          <text:p text:style-name="P249"><text:span text:style-name="T1">ne totmen</text:span> = not entirely</text:p>
        </text:list-item>
        <text:list-item>
          <text:p text:style-name="P249"><text:span text:style-name="T1">totmen ne</text:span> = not at all</text:p>
        </text:list-item>
        <text:list-item>
          <text:p text:style-name="P249"><text:span text:style-name="T1">fórsan</text:span> = perhaps</text:p>
        </text:list-item>
        <text:list-item>
          <text:p text:style-name="P249"><text:span text:style-name="T1">junt</text:span> = together</text:p>
        </text:list-item>
        <text:list-item>
          <text:p text:style-name="P249"><text:span text:style-name="T1">presc</text:span> = almost</text:p>
        </text:list-item>
        <text:list-item>
          <text:p text:style-name="P249"><text:span text:style-name="T1">nequam</text:span> = not at all</text:p>
        </text:list-item>
        <text:list-item>
          <text:p text:style-name="P249"><text:span text:style-name="T1">nequande</text:span> = never</text:p>
        </text:list-item>
        <text:list-item>
          <text:p text:style-name="P249"><text:span text:style-name="T1">alquande</text:span> = some time, ever</text:p>
        </text:list-item>
        <text:list-item>
          <text:p text:style-name="P249"><text:span text:style-name="T1">poc a poc</text:span> = bit by bit, gradually</text:p>
        </text:list-item>
        <text:list-item>
          <text:p text:style-name="P249"><text:span text:style-name="T1">solmen</text:span> = only</text:p>
        </text:list-item>
        <text:list-item>
          <text:p text:style-name="P249"><text:span text:style-name="T1">ya</text:span> = indeed, well (strengthens the meaning somewhat)</text:p>
        </text:list-item>
        <text:list-item>
          <text:p text:style-name="P249"><text:span text:style-name="T1">yes!</text:span> = yes!</text:p>
        </text:list-item>
        <text:list-item>
          <text:p text:style-name="P249"><text:span text:style-name="T1">no!</text:span> = no!</text:p>
        </text:list-item>
        <text:list-item>
          <text:p text:style-name="P249"><text:span text:style-name="T1">ínterim</text:span> = meanwhile</text:p>
        </text:list-item>
        <text:list-item>
          <text:p text:style-name="P249"><text:span text:style-name="T1">nu</text:span> = now</text:p>
        </text:list-item>
        <text:list-item>
          <text:p text:style-name="P249"><text:span text:style-name="T1">strax</text:span> = right away</text:p>
        </text:list-item>
        <text:list-item>
          <text:p text:style-name="P249"><text:span text:style-name="T1">bentost</text:span> = soon</text:p>
        </text:list-item>
        <text:list-item>
          <text:p text:style-name="P249"><text:span text:style-name="T1">sovente</text:span> = often</text:p>
        </text:list-item>
        <text:list-item>
          <text:p text:style-name="P249"><text:span text:style-name="T1">ja</text:span> = already</text:p>
        </text:list-item>
        <text:list-item>
          <text:p text:style-name="P249"><text:span text:style-name="T1">jamá</text:span> = (n)ever</text:p>
        </text:list-item>
        <text:list-item>
          <text:p text:style-name="P249"><text:span text:style-name="T1">sempre</text:span> = always</text:p>
        </text:list-item>
        <text:list-item>
          <text:p text:style-name="P249"><text:span text:style-name="T1">antey</text:span> = before</text:p>
        </text:list-item>
        <text:list-item>
          <text:p text:style-name="P249"><text:span text:style-name="T1">quant?</text:span> = how many?</text:p>
        </text:list-item>
        <text:list-item>
          <text:p text:style-name="P249"><text:span text:style-name="T1">tant</text:span> that many</text:p>
        </text:list-item>
        <text:list-item>
          <text:p text:style-name="P249"><text:span text:style-name="T1">nequant</text:span> = none at all</text:p>
        </text:list-item>
        <text:list-item>
          <text:p text:style-name="P249"><text:span text:style-name="T1">alquant</text:span> = a certain amount</text:p>
        </text:list-item>
        <text:list-item>
          <text:p text:style-name="P249"><text:span text:style-name="T1">poy</text:span> = after</text:p>
        </text:list-item>
        <text:list-item>
          <text:p text:style-name="P249"><text:span text:style-name="T1">in ante</text:span> = beforehand, in advance</text:p>
        </text:list-item>
        <text:list-item>
          <text:p text:style-name="P249"><text:span text:style-name="T1">depoy</text:span> = from then</text:p>
        </text:list-item>
        <text:list-item>
          <text:p text:style-name="P249"><text:span text:style-name="T1">ancor</text:span> = still</text:p>
        </text:list-item>
        <text:list-item>
          <text:p text:style-name="P249"><text:span text:style-name="T1">adplu, ulterior</text:span> = furthermore</text:p>
        </text:list-item>
        <text:list-item>
          <text:p text:style-name="P249"><text:span text:style-name="T1">hodie</text:span> = today</text:p>
        </text:list-item>
        <text:list-item>
          <text:p text:style-name="P249"><text:span text:style-name="T1">tre</text:span> = very</text:p>
        </text:list-item>
        <text:list-item>
          <text:p text:style-name="P249"><text:span text:style-name="T1">tro</text:span> = too</text:p>
        </text:list-item>
        <text:list-item>
          <text:p text:style-name="P249"><text:span text:style-name="T1">circa</text:span> = around, circa</text:p>
        </text:list-item>
        <text:list-item>
          <text:p text:style-name="P249"><text:span text:style-name="T1">mult</text:span> = many</text:p>
        </text:list-item>
        <text:list-item>
          <text:p text:style-name="P249"><text:span text:style-name="T1">ho-annu</text:span> = this year</text:p>
        </text:list-item>
        <text:list-item>
          <text:p text:style-name="P249"><text:span text:style-name="T1">ho-témpore</text:span> = these times</text:p>
        </text:list-item>
        <text:list-item>
          <text:p text:style-name="P249"><text:span text:style-name="T1">deman</text:span> = tomorrow</text:p>
        </text:list-item>
        <text:list-item>
          <text:p text:style-name="P249"><text:span text:style-name="T1">posdeman</text:span> = the day after tomorrow</text:p>
        </text:list-item>
        <text:list-item>
          <text:p text:style-name="P249"><text:span text:style-name="T1">yer</text:span> = yesterday</text:p>
        </text:list-item>
        <text:list-item>
          <text:p text:style-name="P249"><text:span text:style-name="T1">anteyer</text:span> = the day before yesterday</text:p>
        </text:list-item>
        <text:list-item>
          <text:p text:style-name="P249"><text:span text:style-name="T1">un poc</text:span> = a bit</text:p>
        </text:list-item>
        <text:list-item>
          <text:p text:style-name="P249"><text:span text:style-name="T1">suficent</text:span> = enough</text:p>
        </text:list-item>
        <text:list-item>
          <text:p text:style-name="P249"><text:span text:style-name="T1">vez</text:span> = time (as in two times)</text:p>
        </text:list-item>
      </text:list>
      <text:p text:style-name="First_20_paragraph">With the enclitic <text:span text:style-name="T1">-cunc</text:span> we get words like <text:span text:style-name="T1">ucunc</text:span> = wherever, <text:span text:style-name="T1">quamcunc</text:span> = however, as ever, <text:span text:style-name="T1">quandecunc</text:span> = whenever, etc.</text:p>
      <text:p text:style-name="Text_20_body">Some more examples showing their function?</text:p>
      <text:list text:style-name="L184">
        <text:list-item>
          <text:p text:style-name="P250"><text:span text:style-name="T1">Qualmen Vu fa it? Talmen.</text:span> = How do you do it? Like that.</text:p>
        </text:list-item>
        <text:list-item>
          <text:p text:style-name="P250"><text:span text:style-name="T1">Quam bell es li flore!</text:span> = How beautiful the flower is!</text:p>
        </text:list-item>
        <text:list-item>
          <text:p text:style-name="P250"><text:span text:style-name="T1">Tam bell quam un flore.</text:span> = As beautiful as a flower.</text:p>
        </text:list-item>
        <text:list-item>
          <text:p text:style-name="P250"><text:span text:style-name="T1">Plu bell quam un flore.</text:span> = More beautiful than a flower.</text:p>
        </text:list-item>
        <text:list-item>
          <text:p text:style-name="P250"><text:span text:style-name="T1">Quam un rey. Quam rey.</text:span> = Like a king. As king.</text:p>
        </text:list-item>
        <text:list-item>
          <text:p text:style-name="P250"><text:span text:style-name="T1">Quam Vu save, it es talmen.</text:span> = As you know, that’s the way it is.</text:p>
        </text:list-item>
        <text:list-item>
          <text:p text:style-name="P250"><text:span text:style-name="T1">Quant homes esset ta? Tant quant yer.</text:span> = How many people were there? As many as yesterday.</text:p>
        </text:list-item>
      </text:list>
      <text:h text:style-name="Heading_20_3" text:outline-level="3"><text:bookmark-start text:name="_conjunctions"/>Conjunctions<text:bookmark-end text:name="_conjunctions"/></text:h>
      <text:p text:style-name="First_20_paragraph">The most frequently used conjunctions are:</text:p>
      <text:list text:style-name="L185">
        <text:list-item>
          <text:p text:style-name="P251"><text:span text:style-name="T1">e</text:span> = and</text:p>
        </text:list-item>
        <text:list-item>
          <text:p text:style-name="P251"><text:span text:style-name="T1">e … e</text:span> = both … and …</text:p>
        </text:list-item>
        <text:list-item>
          <text:p text:style-name="P251"><text:span text:style-name="T1">o</text:span> = or</text:p>
        </text:list-item>
        <text:list-item>
          <text:p text:style-name="P251"><text:span text:style-name="T1">o … o</text:span> = either … or …</text:p>
        </text:list-item>
        <text:list-item>
          <text:p text:style-name="P251"><text:span text:style-name="T1">ni</text:span> = not (stronger than <text:span text:style-name="T1">ne</text:span>)</text:p>
        </text:list-item>
        <text:list-item>
          <text:p text:style-name="P251"><text:span text:style-name="T1">ni</text:span> .. <text:span text:style-name="T1">ni</text:span> = neither … nor …</text:p>
        </text:list-item>
        <text:list-item>
          <text:p text:style-name="P251"><text:span text:style-name="T1">sive … sive …</text:span> = either … or …</text:p>
        </text:list-item>
        <text:list-item>
          <text:p text:style-name="P251"><text:span text:style-name="T1">ma</text:span> = but</text:p>
        </text:list-item>
        <text:list-item>
          <text:p text:style-name="P251"><text:span text:style-name="T1">nam</text:span> = for, because</text:p>
        </text:list-item>
        <text:list-item>
          <text:p text:style-name="P251"><text:span text:style-name="T1">támen</text:span> = however</text:p>
        </text:list-item>
        <text:list-item>
          <text:p text:style-name="P251"><text:span text:style-name="T1">ergo, dunc, do</text:span> = therefore, thus, etc.</text:p>
        </text:list-item>
        <text:list-item>
          <text:p text:style-name="P251"><text:span text:style-name="T1">plu … plu</text:span> = the more … the more …</text:p>
        </text:list-item>
        <text:list-item>
          <text:p text:style-name="P251"><text:span text:style-name="T1">nu!</text:span> = well!</text:p>
        </text:list-item>
        <text:list-item>
          <text:p text:style-name="P251"><text:span text:style-name="T1">vi</text:span> = behold, here are</text:p>
        </text:list-item>
        <text:list-item>
          <text:p text:style-name="P251"><text:span text:style-name="T1">nu … nu</text:span> = first … now the other (i.e. doing one thing and then the other)</text:p>
        </text:list-item>
      </text:list>
      <text:p text:style-name="First_20_paragraph">There are also some subordinate conjunctions:</text:p>
      <text:list text:style-name="L186">
        <text:list-item>
          <text:p text:style-name="P252"><text:span text:style-name="T1">que</text:span> = that (e.g. “He said that …”)</text:p>
        </text:list-item>
        <text:list-item>
          <text:p text:style-name="P252"><text:span text:style-name="T1">si</text:span> = if</text:p>
        </text:list-item>
        <text:list-item>
          <text:p text:style-name="P252"><text:span text:style-name="T1">quam</text:span> = as, like</text:p>
        </text:list-item>
        <text:list-item>
          <text:p text:style-name="P252"><text:span text:style-name="T1">esque, ca</text:span> = whether, if (e.g. “I don’t know whether …”)</text:p>
        </text:list-item>
        <text:list-item>
          <text:p text:style-name="P252"><text:span text:style-name="T1">quasi</text:span> = as if, quasi</text:p>
        </text:list-item>
        <text:list-item>
          <text:p text:style-name="P252"><text:span text:style-name="T1">benque</text:span> = though, although</text:p>
        </text:list-item>
        <text:list-item>
          <text:p text:style-name="P252"><text:span text:style-name="T1">etsi</text:span> = albeit, although</text:p>
        </text:list-item>
        <text:list-item>
          <text:p text:style-name="P252"><text:span text:style-name="T1">sam quam</text:span> = same as</text:p>
        </text:list-item>
      </text:list>
      <text:p text:style-name="First_20_paragraph">With <text:span text:style-name="T1">quam</text:span> and <text:span text:style-name="T1">que</text:span> together with other words we get a large number of conjunctions such as:</text:p>
      <text:list text:style-name="L187">
        <text:list-item>
          <text:p text:style-name="P253"><text:span text:style-name="T1">anteque (ante que)</text:span> = before</text:p>
        </text:list-item>
        <text:list-item>
          <text:p text:style-name="P253"><text:span text:style-name="T1">posque (pos que)</text:span> = after</text:p>
        </text:list-item>
        <text:list-item>
          <text:p text:style-name="P253"><text:span text:style-name="T1">proque (pro que)</text:span> = because</text:p>
        </text:list-item>
        <text:list-item>
          <text:p text:style-name="P253"><text:span text:style-name="T1">porque (por que)</text:span> = in order that</text:p>
        </text:list-item>
        <text:list-item>
          <text:p text:style-name="P253"><text:span text:style-name="T1">perque (per que)</text:span> = in that (because of…)</text:p>
        </text:list-item>
      </text:list>
      <text:p text:style-name="P254"><text:span text:style-name="T1">Note</text:span></text:p>
      <text:p text:style-name="P254">The <text:span text:style-name="T1">que</text:span> here is not translated as “that” in English but carries that sort of meaning. Point to take home: Having <text:span text:style-name="T1">que</text:span> means the parts of the sentence before <text:span text:style-name="T1">que</text:span> and after it can stand on their own. Examples of conjunctions with and without <text:span text:style-name="T1">que</text:span> to demonstrate the difference:</text:p>
      <text:list text:style-name="L188">
        <text:list-item>
          <text:p text:style-name="P255"><text:span text:style-name="T1">Il venit </text:span><text:span text:style-name="T3">ante</text:span><text:span text:style-name="T1"> quin annus.</text:span> = He came five years ago. (<text:span text:style-name="T1">quin annus</text:span> on its own is not a phrase)</text:p>
        </text:list-item>
        <text:list-item>
          <text:p text:style-name="P255"><text:span text:style-name="T1">Il venit </text:span><text:span text:style-name="T3">ante que</text:span><text:span text:style-name="T1"> il hat trovat it.</text:span> = He came before he had found it. (<text:span text:style-name="T1">il hat trovat it</text:span> on its own is a phrase)</text:p>
        </text:list-item>
        <text:list-item>
          <text:p text:style-name="P255"><text:span text:style-name="T1">Il laborat </text:span><text:span text:style-name="T3">pro</text:span><text:span text:style-name="T1"> manca de moné.</text:span> = He worked due to lack of money. (<text:span text:style-name="T1">manca de moné</text:span> is not a phrase)</text:p>
        </text:list-item>
        <text:list-item>
          <text:p text:style-name="P255"><text:span text:style-name="T1">Il laborat </text:span><text:span text:style-name="T3">pro que</text:span><text:span text:style-name="T1"> il mancat moné.</text:span> = He worked because he lacked money. (<text:span text:style-name="T1">il mancat moné</text:span> is a phrase)</text:p>
        </text:list-item>
        <text:list-item>
          <text:p text:style-name="P255"><text:span text:style-name="T1">Il luctat </text:span><text:span text:style-name="T3">por</text:span><text:span text:style-name="T1"> su país.</text:span> = He fought for his country. (<text:span text:style-name="T1">su país</text:span> is not a phrase)</text:p>
        </text:list-item>
        <text:list-item>
          <text:p text:style-name="P255"><text:span text:style-name="T1">Il luctat </text:span><text:span text:style-name="T3">por</text:span><text:span text:style-name="T1"> protecter su país.</text:span> = He fought to protect his country. (<text:span text:style-name="T1">protecter su país</text:span> is also not a phrase)</text:p>
        </text:list-item>
        <text:list-item>
          <text:p text:style-name="P255"><text:span text:style-name="T1">Il luctat </text:span><text:span text:style-name="T3">por que</text:span><text:span text:style-name="T1"> su filies mey saver qui hat protectet lor país.</text:span> = He fought so that his children would know who had protected their country. (<text:span text:style-name="T1">su filies mey saver qui hat protectet lor país</text:span> = may his children know who had protected their country — is a phrase!)</text:p>
        </text:list-item>
      </text:list>
      <text:h text:style-name="Heading_20_1" text:outline-level="1"><text:bookmark-start text:name="_decesim_letion"/>Decesim letion<text:bookmark-end text:name="_decesim_letion"/></text:h>
      <text:h text:style-name="Heading_20_2" text:outline-level="2"><text:bookmark-start text:name="_textus_10"/>Textus<text:bookmark-end text:name="_textus_10"/></text:h>
      <text:h text:style-name="Heading_20_3" text:outline-level="3"><text:bookmark-start text:name="_in_comensa_esset_li_parol"/>“In comensa esset li parol”<text:bookmark-end text:name="_in_comensa_esset_li_parol"/></text:h>
      <text:p text:style-name="First_20_paragraph">Li famosi unesim frase del Evangelium de Johannes cela un profund sense, anc si noi comprende it litteralmen. Nam solmen per su capabilitá expresser per paroles su intern traviventies, su observationes e sentimentes, su perceptiones e desiras e comunicar les, evenit li metamorfose del hom ex un animale, solmen li linguistic talent corona li hom quam li dómino del creaturas. Sin parol ne vell exister un clar notion, sin notion null pensation, sin lingue null alt spiritual vive. Nam li singul notiones, per li medie de queles li hom pensa, es strictissim ligat con cert paroles, un real, ver pensada sin paroles ne es possibil. Concedet que mani brevi pensation, mani actiones de vole eveni instinctiv o intuitiv, un plu alt spiritual vive, quel eleva se súper obscur fluctuationes de pur instinctes e perceptiones a plen claritá e libertá del conceptiv pensada, es e va esser connectet a linguistic capacitá. Omni spiritual valores li hom debi finalmen a su talent de articulat parlation. Novális di unquande in su aforismes: “Li grammatica es li dinamica del spiritual dominia. Un parol de comande move armés, li parol ‘libertá’ nationes.”</text:p>
      <text:p text:style-name="Text_20_body">Quande li poet e li pensator vaga líber ad in li immens dominia de pensas, lor ales es li parol. Li parlant hom victe li circumant natura per li parol e quam creator forma per li parol su propri, subjectiv munde, in contraritá e quam contrast al sensualmen perceptibil fenomenes: li munde del spíritu – de su spíritu. On ha dit, que li hom es un hibride inter deo e animale, e yo vole dir que li paroles es li scalunes de ti scaliere celesti, along quel il prova grimpar súper lu pur animalic ad in li luce del spritualitá. De to seque anc, que li lingue da nos li fundament e li unesim base de omni cultura.</text:p>
      <text:p text:style-name="Text_20_body">Güntert</text:p>
      <text:h text:style-name="Heading_20_3" text:outline-level="3"><text:bookmark-start text:name="_li_mult_lingues_de_europa"/>Li mult lingues de Europa<text:bookmark-end text:name="_li_mult_lingues_de_europa"/></text:h>
      <text:p text:style-name="First_20_paragraph">Li lingual situation in li hodial Europa es paradoxal.</text:p>
      <text:p text:style-name="Text_20_body">Li material civilisation, li scientie, e mem li arte unifica se plu e plu. Li cultivat europano senti se quasi in hem in omni landes queles have europan civilisation, it es, plu e plu, in li tot munde. Hodie presc omni states guerrea per li sam armes. Sin cessa li medies de intercommunication ameliora se, e in consequentie de to li terra sembla diminuer se. Un parisano es nu plu proxim a un angleso o a un germano quam il esset ante cent annus a un paisano francesi.</text:p>
      <text:p text:style-name="Text_20_body">Li civilisation tende vers unitá.</text:p>
      <text:p text:style-name="Text_20_body">It existe solmen <text:span text:style-name="T2">un</text:span> scientie, a quel li erudites de omni nationes contribue, partú on studia li sam problemas per li sam procedes, per li sam instrumentes. Li laboratorias de America e Japan labora pri li sam questiones quam tis de Europa. Li observatorias del tot munde prepara un carte de ciel, in quel ili execute chascun un parte. Un modern erudito es, si il vole o ne, li colaborator de omnes, qui in li tot munde cultiva li sam scientie. It existe, por chascun specialitá scientific, un micri comunité de erudites, qui, amicos o rivales, conosse unaltru, seque li activitá de unaltru e reacte un a li altri.</text:p>
      <text:p text:style-name="Text_20_body">Li scientie, quel es un, domina un tecnica, quel anc es un. Chascun decovrition scientific change li procedes de fabrication e li conditiones de production. E omni nov procede de fabrication es rapidmen conosset in li tot munde.</text:p>
      <text:p text:style-name="Text_20_body">Li aferes comercial es international. Li industries de un branche conclude cartelles trans li frontieras. Li bankes del tot munde es alliat per comun operationes.</text:p>
      <text:p text:style-name="Text_20_body">Li ovreros ha sentit, que, in regard a lor patrones, ili have identic interesses. Li formul “Laboreros de omni landes, unia vos” ha evocat ecó in li classes de ovreros de omni landes.</text:p>
      <text:p text:style-name="Text_20_body">Li rel-vias, li naves, queles fa possibil li relationes inter li homes, deve devenir simil, caus necessitá. Li postal servicie ha esset fortiat unificar se por conformar se secun li principies del union postal universal.</text:p>
      <text:p text:style-name="Text_20_body">Li vestes deveni partú li sam. Li guerre ne ha impedit li feminin modes subir in li tot munde occidental presc li sam changes in li sam témpore.</text:p>
      <text:p text:style-name="Text_20_body">Omnicos va uniformisar se.</text:p>
      <text:p text:style-name="Text_20_body">Durant omni to li lingues, queles servi quam organes por li civilisation, es tre divers, ili deveni constantmen plu mult. Li conossenties del german, anglesi, hispan, francesi e italian ne sufice plu a tis queles vole sequer li currente del tot civilisation modern.</text:p>
      <text:p text:style-name="Text_20_body">Chascun nation, quamcunc micri it es, vole haver su propri lingue de civilisation. Presc chascun nation de Europa ha obtenet autonomie e nu li conossentie de duant lingues ne sufice por sequer li civilisation de sol Europa.</text:p>
      <text:p text:style-name="Text_20_body">Por experir li obstacules quel resulta de to, sufice transpassar un lingual frontiera. Por tis, doctos o practicos, qui deve sequer li currente del labor fat in li munde, li diversitá del lingues del civilisation complica li labor in un maniere íntolerabil. Li aprension de un scientie o tecnica deveni per chascun die plu laborosi, e li necessitá aprender divers lingues e sempre plu divers, adjunte un cargo, quel ne cessa far se plu e plu pesant.</text:p>
      <text:p text:style-name="Text_20_body">In li sam gradu quam li civilisation deveni plu uniform, li lingues have a expresser li sam coses per materialmen diferent, ma paralel procedes. Li notiones ne varia con li paroles, queles expresse les. Li lingues de Europa per to quo ili expresse, tende a devenir li fidel calcationes de unaltru.</text:p>
      <text:p text:style-name="Text_20_body">On save quel desfacilitás incontra un congress international pro li diversitá del lingues, ne solmen si it acte se pri un congress de homes con mediocri education, queles ne conosse foren lingues, ma anc li congresses de homes alt educat, nam quam rarmen ili ha havet témpore aprender parlar fluentmen un foren lingue! Li congresses de un partise, quam li socialistic, quel confesse internationalisme, es fat tre desfacil per li necessitá traducter omnicos in adminim du lingues, e li delegates del micri landes deve esser electet solmen inter tal homes, queles bon conosse un de ti lingues queles es usat in li congress. E it es ínevitabil haver un comun lingue por far possibil un ver discussion. Por ti scope on besona un lingue, quel es facilmen aprensibil e aplicabil e neutral. Solmen un lingue artificial responde a ti conditiones.</text:p>
      <text:p text:style-name="Text_20_body">Li practic necessitá haver un lingue international es evident. E proque un tal lingue es possibil, it deve esser introductet tam bentost quam possibil.</text:p>
      <text:p text:style-name="Text_20_body">(Secun A. Meillet, professore de Collège de France.)</text:p>
      <text:h text:style-name="Heading_20_2" text:outline-level="2"><text:bookmark-start text:name="_explanations_10"/>Explanations<text:bookmark-end text:name="_explanations_10"/></text:h>
      <text:h text:style-name="Heading_20_3" text:outline-level="3"><text:bookmark-start text:name="_syntax"/>Syntax<text:bookmark-end text:name="_syntax"/></text:h>
      <text:p text:style-name="First_20_paragraph">Syntax in Interlingue is for the most part very similar to English, with some notable differences in places such as adjectives where they can also be placed after the noun (general rule of thumb: the longer the adjective, the more it feels right to place it after the noun). Some other small differences exist, some of which are seen in the following examples.</text:p>
      <text:list text:style-name="L189">
        <text:list-item>
          <text:p text:style-name="P256"><text:span text:style-name="T1">Li monument es plazzat avan li palace.</text:span> = The monument is located (placed) before the palace.</text:p>
        </text:list-item>
        <text:list-item>
          <text:p text:style-name="P256"><text:span text:style-name="T1">Li judico es nominat Cadi che li arabes.</text:span> = The Arabs call the judge Cadi (lit. the judge is named Cadi with the Arabs).</text:p>
        </text:list-item>
        <text:list-item>
          <text:p text:style-name="P256"><text:span text:style-name="T1">Il pensat sovente pri li felici témpore del yunesse.</text:span> = He often thought about the happy times of (his) youth.</text:p>
        </text:list-item>
        <text:list-item>
          <text:p text:style-name="P256"><text:span text:style-name="T1">Tui amore e tui felicie eleva se avan me quam un etern aurora.</text:span> = Your love and your happiness rise before me like eternal dawn. (Goethe.)</text:p>
        </text:list-item>
        <text:list-item>
          <text:p text:style-name="P256"><text:span text:style-name="T1">Li númere de spectatores hat crescet extremmen per arivas ex vicin districtes.</text:span> = The number of spectators has grown greatly (extremely) by arrivals from nearby districts.</text:p>
        </text:list-item>
        <text:list-item>
          <text:p text:style-name="P256"><text:span text:style-name="T1">Yo ne save, esque yo ha fat bon.</text:span> = I don’t know if I’ve done right.</text:p>
        </text:list-item>
        <text:list-item>
          <text:p text:style-name="P256"><text:span text:style-name="T1">Por scrir un bon lettre de amore, tu deve comensar sin saver quo tu vole dir, e finir sin saver quo tu ha dit.</text:span> = To write a good love letter, you must begin without knowing what you want to say, and end without knowing what you have said. (Rousseau.)</text:p>
        </text:list-item>
      </text:list>
      <text:p text:style-name="First_20_paragraph">The regular word order in Interlingue is:</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1. Subject</text:p>
            </table:table-cell>
            <table:table-cell table:style-name="TableHeaderRowCell" office:value-type="string">
              <text:p text:style-name="Table_20_Heading">2. Predicate</text:p>
            </table:table-cell>
            <table:table-cell table:style-name="TableHeaderRowCell" office:value-type="string">
              <text:p text:style-name="Table_20_Heading">3. Object</text:p>
            </table:table-cell>
          </table:table-row>
        </table:table-header-rows>
        <table:table-row>
          <table:table-cell table:style-name="TableRowCell" office:value-type="string">
            <text:p text:style-name="Table_20_Contents"><text:span text:style-name="T1">Goethe</text:span></text:p>
          </table:table-cell>
          <table:table-cell table:style-name="TableRowCell" office:value-type="string">
            <text:p text:style-name="Table_20_Contents"><text:span text:style-name="T1">ha scrit</text:span></text:p>
          </table:table-cell>
          <table:table-cell table:style-name="TableRowCell" office:value-type="string">
            <text:p text:style-name="Table_20_Contents"><text:span text:style-name="T1">Faust</text:span>.</text:p>
          </table:table-cell>
        </table:table-row>
      </table:table>
      <text:p text:style-name="First_20_paragraph">The same applies to subordinate clauses.</text:p>
      <text:p text:style-name="Text_20_body">Note some important differences that take place when the word order is changed. Words such as <text:span text:style-name="T1">anc</text:span>, <text:span text:style-name="T1">solmen</text:span>, etc. quantify the word they stand in front of. The word <text:span text:style-name="T1">ne</text:span> also negates the word it stands in front of. Other examples: <text:span text:style-name="T1">tro</text:span>, and <text:span text:style-name="T1">tre</text:span>.</text:p>
      <text:list text:style-name="L190">
        <text:list-item>
          <text:p text:style-name="P257"><text:span text:style-name="T1">Yo ne </text:span><text:span text:style-name="T3">va prender</text:span><text:span text:style-name="T1"> Vor libre.</text:span> = I won’t <text:span text:style-name="T2">take</text:span> your book (but will leave it lying or do something else with it).</text:p>
        </text:list-item>
        <text:list-item>
          <text:p text:style-name="P257"><text:span text:style-name="T1">Ne </text:span><text:span text:style-name="T3">yo</text:span><text:span text:style-name="T1"> va prender Vor libre.</text:span> = <text:span text:style-name="T2">I</text:span> won’t take your book (somebody else will).</text:p>
        </text:list-item>
        <text:list-item>
          <text:p text:style-name="P257"><text:span text:style-name="T1">Yo va prender ne </text:span><text:span text:style-name="T3">Vor</text:span><text:span text:style-name="T1"> libre.</text:span> = I won’t take <text:span text:style-name="T2">your</text:span> book (I will take somebody else’s).</text:p>
        </text:list-item>
        <text:list-item>
          <text:p text:style-name="P257"><text:span text:style-name="T1">Vor libre yo ne </text:span><text:span text:style-name="T3">prende</text:span><text:span text:style-name="T1">.</text:span> = I’m not <text:span text:style-name="T2">taking</text:span> your book (I’m doing something else with it, e.g. leave it lying).</text:p>
        </text:list-item>
        <text:list-item>
          <text:p text:style-name="P257"><text:span text:style-name="T1">Anc </text:span><text:span text:style-name="T3">yo</text:span><text:span text:style-name="T1"> ama Vos.</text:span> = <text:span text:style-name="T2">I</text:span> love you too (other people, including me, love you)</text:p>
        </text:list-item>
        <text:list-item>
          <text:p text:style-name="P257"><text:span text:style-name="T1">Yo ama anc </text:span><text:span text:style-name="T3">Vos</text:span><text:span text:style-name="T1">.</text:span> = I love <text:span text:style-name="T2">you</text:span> too (I love other people, including you).</text:p>
        </text:list-item>
        <text:list-item>
          <text:p text:style-name="P257"><text:span text:style-name="T1">Solmen </text:span><text:span text:style-name="T3">ella</text:span><text:span text:style-name="T1"> ride.</text:span> = Only <text:span text:style-name="T2">she</text:span> is laughing (nobody else is).</text:p>
        </text:list-item>
        <text:list-item>
          <text:p text:style-name="P257"><text:span text:style-name="T1">Ella solmen </text:span><text:span text:style-name="T3">ride</text:span><text:span text:style-name="T1">.</text:span> = She only <text:span text:style-name="T2">laughs</text:span> (she keeps laughing, she doesn’t something else).</text:p>
        </text:list-item>
        <text:list-item>
          <text:p text:style-name="P257"><text:span text:style-name="T1">Il tre regreta, que il have solmen </text:span><text:span text:style-name="T3">poc</text:span><text:span text:style-name="T1"> euros.</text:span> = He regrets having just <text:span text:style-name="T2">a few</text:span> euros.</text:p>
        </text:list-item>
      </text:list>
      <text:p text:style-name="First_20_paragraph">More on the rule of thumb for adjectives: they tend to stand before the noun when they are short or refer to the character of the noun, and after when longer, less directly related, part of a subordinate clause, adding extra information, etc.</text:p>
      <text:list text:style-name="L191">
        <text:list-item>
          <text:p text:style-name="P258"><text:span text:style-name="T1">Li delicat caviare russ.</text:span> = delicate Russian caviar.</text:p>
        </text:list-item>
        <text:list-item>
          <text:p text:style-name="P258"><text:span text:style-name="T1">Li lingue international.</text:span> = The international language.</text:p>
        </text:list-item>
        <text:list-item>
          <text:p text:style-name="P258"><text:span text:style-name="T1">Ti mann, clar in su pensas e pur in su intentiones.</text:span> = That man, clear in his thoughts and pure in his intentions.</text:p>
        </text:list-item>
        <text:list-item>
          <text:p text:style-name="P258"><text:span text:style-name="T1">Su patre e su matre hat fat omni arangeamentes necessi por su viage.</text:span> = His/her father and mother had made all arrangements necessary for the trip.</text:p>
        </text:list-item>
        <text:list-item>
          <text:p text:style-name="P258"><text:span text:style-name="T1">Raporte aproximativ pri merces, important durant ti ci estive.</text:span> = A summary report on goods (that are) important during this summer.</text:p>
        </text:list-item>
      </text:list>
      <text:p text:style-name="First_20_paragraph">In the first two sentences above it is somewhat a matter of taste whether to say <text:span text:style-name="T1">russ caviare</text:span> or <text:span text:style-name="T1">international lingue</text:span>, though the word <text:span text:style-name="T1">international</text:span> being long feels a bit more right after the noun. The next three sentences however are much more clear cut (<text:span text:style-name="T1">necessi-por-su-viage-arangeamentes</text:span> would be odd).</text:p>
      <text:p text:style-name="Text_20_body">Dependent clauses: note the same word order.</text:p>
      <text:list text:style-name="L192">
        <text:list-item>
          <text:p text:style-name="P259"><text:span text:style-name="T1">Il di, que il es malad.</text:span> = He said that he is sick. (<text:span text:style-name="T1">Il di</text:span> + <text:span text:style-name="T1">il es malad</text:span>).</text:p>
        </text:list-item>
        <text:list-item>
          <text:p text:style-name="P259"><text:span text:style-name="T1">Il pensat, que yo hat ja venit.</text:span> = He thought that I had already come. (<text:span text:style-name="T1">Il pensat</text:span> + <text:span text:style-name="T1">yo hat ja venit</text:span>).</text:p>
        </text:list-item>
        <text:list-item>
          <text:p text:style-name="P259"><text:span text:style-name="T1">Ella questionat, pro quo yo es tam felici.</text:span> = She asked why I was so happy. (<text:span text:style-name="T1">Ella questionat</text:span> + <text:span text:style-name="T1">yo es tam felici</text:span>).</text:p>
        </text:list-item>
      </text:list>
      <text:p text:style-name="First_20_paragraph">In sentences with questions (direct and indirect) that do not start with question pronouns (where, why…) or adverbs are usually formed with the general question word <text:span text:style-name="T1">esque</text:span> (lit. <text:span text:style-name="T1">is that</text:span>), but may be formed without it.</text:p>
      <text:list text:style-name="L193">
        <text:list-item>
          <text:p text:style-name="P260"><text:span text:style-name="T1">Esque Vu comprende me?</text:span> = Do you understand me?</text:p>
        </text:list-item>
        <text:list-item>
          <text:p text:style-name="P260"><text:span text:style-name="T1">Ha Vu comprendet me?</text:span> = Have you understood me?</text:p>
        </text:list-item>
        <text:list-item>
          <text:p text:style-name="P260"><text:span text:style-name="T1">Yo ne save, esque yo comprende Vos corect.</text:span> = I don’t know if I understand you right.</text:p>
        </text:list-item>
        <text:list-item>
          <text:p text:style-name="P260"><text:span text:style-name="T1">Pensa Vu o dormi?</text:span> = Are you thinking or sleeping?</text:p>
        </text:list-item>
      </text:list>
      <text:p text:style-name="First_20_paragraph">Other options for <text:span text:style-name="T1">esque</text:span> in subordinate clauses are <text:span text:style-name="T1">ca</text:span> and <text:span text:style-name="T1">si</text:span>. The third setence could start with <text:span text:style-name="T1">Yo ne save, ca…</text:span> or <text:span text:style-name="T1">Yo ne save, si …</text:span>.</text:p>
      <text:p text:style-name="Text_20_body">The difference between forming questions, wishes (optative phrases) and conditional sentences:</text:p>
      <text:list text:style-name="L194">
        <text:list-item>
          <text:p text:style-name="P261"><text:span text:style-name="T1">Esque ella hat conosset su matre?</text:span> = Did she know her mother?</text:p>
        </text:list-item>
        <text:list-item>
          <text:p text:style-name="P261"><text:span text:style-name="T1">Mey ella har conosset su matre!</text:span> = If (only) she had known her mother!</text:p>
        </text:list-item>
        <text:list-item>
          <text:p text:style-name="P261"><text:span text:style-name="T1">Si ella vell har conosset su matre, ella vell…</text:span> = If she had known her mother, she would…</text:p>
        </text:list-item>
      </text:list>
      <text:p text:style-name="First_20_paragraph">For the conditional you can add a <text:span text:style-name="T1">in ti casu</text:span> (in that case) if wished to translate English “then” (if she had known her mother, <text:span text:style-name="T2">then</text:span> she would have…), but <text:span text:style-name="T1">vell</text:span> on its own is always enough. Also note that in the conditional, both parts of the sentence use <text:span text:style-name="T1">vell</text:span>. This is like saying “if she <text:span text:style-name="T2">would have</text:span> known her mother she <text:span text:style-name="T2">would have</text:span>…”, because both parts are conditional. One does see the perfect past starting off these types of sentences from time to time, however: <text:span text:style-name="T1">Si ella hat conosset su matre, ella vell har…</text:span></text:p>
      <text:p text:style-name="Text_20_body">Where some languages use a preposition (especially <text:span text:style-name="T1">a</text:span>) before the subject of a verb and others don’t, Interlingue prefers to not use them. Rule of thumb: if in doubt, try going without a preposition if the meaning is still clear.</text:p>
      <text:p text:style-name="Text_20_body">The same goes for reflexive verbs (verbs using <text:span text:style-name="T1">se</text:span>). English uses them infrequently but still does in some places such as “I’m going to find <text:span text:style-name="T2">myself</text:span> something to eat” which would be written <text:span text:style-name="T1">Yo va trovar alquó a manjar</text:span> and not <text:span text:style-name="T1">Yo va trovar </text:span><text:span text:style-name="T3">me</text:span><text:span text:style-name="T1"> alquó a manjar</text:span>.</text:p>
      <text:list text:style-name="L195">
        <text:list-item>
          <text:p text:style-name="P262"><text:span text:style-name="T1">Yo mersia Vos</text:span> (not <text:span text:style-name="T1">a Vos</text:span>). = I thank you.</text:p>
        </text:list-item>
        <text:list-item>
          <text:p text:style-name="P262"><text:span text:style-name="T1">Ples auxiliar li</text:span> (not <text:span text:style-name="T1">a li</text:span>) <text:span text:style-name="T1">povri mann.</text:span> = Please help the poor man.</text:p>
        </text:list-item>
        <text:list-item>
          <text:p text:style-name="P262"><text:span text:style-name="T1">Il menaciat su ínamicos.</text:span> = He threatened his enemies.</text:p>
        </text:list-item>
        <text:list-item>
          <text:p text:style-name="P262"><text:span text:style-name="T1">Yo memora li cose tre bon.</text:span> = I remember it (“the thing”) very well.</text:p>
        </text:list-item>
        <text:list-item>
          <text:p text:style-name="P262"><text:span text:style-name="T1">Il prepara por un viage.</text:span> = He is preparing for a voyage.</text:p>
        </text:list-item>
        <text:list-item>
          <text:p text:style-name="P262"><text:span text:style-name="T1">To il solmen imagina.</text:span> = He just imagines it.</text:p>
        </text:list-item>
        <text:list-item>
          <text:p text:style-name="P262"><text:span text:style-name="T1">Yo es conscient pri to.</text:span> = I’m aware of that.</text:p>
        </text:list-item>
        <text:list-item>
          <text:p text:style-name="P262"><text:span text:style-name="T1">Yo tre joya vider Vos.</text:span> = I’m very happy to see you.</text:p>
        </text:list-item>
        <text:list-item>
          <text:p text:style-name="P262"><text:span text:style-name="T1">Yo senti dolore; yo regreta.</text:span> = I’m sorry; I regret that…</text:p>
        </text:list-item>
        <text:list-item>
          <text:p text:style-name="P262"><text:span text:style-name="T1">Yo repente.</text:span> = I’m sorry (“I repent that…”)</text:p>
        </text:list-item>
        <text:list-item>
          <text:p text:style-name="P262"><text:span text:style-name="T1">Yo senti calore; yo cale.</text:span> = I’m hot.</text:p>
        </text:list-item>
        <text:list-item>
          <text:p text:style-name="P262"><text:span text:style-name="T1">Yo senti frigore; yo frige.</text:span> = I’m cold.</text:p>
        </text:list-item>
        <text:list-item>
          <text:p text:style-name="P262"><text:span text:style-name="T1">Yo senti fame.</text:span> = I’m hungry.</text:p>
        </text:list-item>
        <text:list-item>
          <text:p text:style-name="P262"><text:span text:style-name="T1">Yo senti sete.</text:span> = I’m thirsty.</text:p>
        </text:list-item>
        <text:list-item>
          <text:p text:style-name="P262"><text:span text:style-name="T1">Yo successat far it.</text:span> = I was able to do it.</text:p>
        </text:list-item>
        <text:list-item>
          <text:p text:style-name="P262"><text:span text:style-name="T1">On dansat e ludet.</text:span> = We/they/one danced and played.</text:p>
        </text:list-item>
      </text:list>
      <text:p text:style-name="P263"><text:span text:style-name="T1">Note</text:span></text:p>
      <text:p text:style-name="P263">The above phrases are ones that in the original German are rendered with reflexive verbs in German; fortunately, English does not use them nearly as mu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meta:generator>
    <dc:title>Interlingue Course in 10 Lessons</dc:title>
    <dc:description/>
    <dc:subject/>
    <meta:keyword/>
    <dc:language>en</dc:language>
    <meta:initial-creator>Mag. phil. A.Z. Ramstedt</meta:initial-creator>
    <dc:creator>Mag. phil. A.Z. Ramstedt</dc:creator>
    <meta:creation-date>2019-03-22T19:10:22Z</meta:creation-date>
    <dc:date>2019-03-22T19:10:22Z</dc:date>
    <meta:user-defined meta:name="date" meta:value-type="string">2019-03-22</meta:user-defined>
  </office:meta>
</office:document-meta>
</file>